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1" table:number-columns-repeated="4" table:default-cell-style-name="Default"/>
        <table:table-row table:style-name="ro1">
          <table:table-cell office:value-type="float" office:value="1130.184204">
            <text:p>1130.184204</text:p>
          </table:table-cell>
          <table:table-cell office:value-type="float" office:value="1067.166748">
            <text:p>1067.166748</text:p>
          </table:table-cell>
          <table:table-cell office:value-type="float" office:value="7.402494">
            <text:p>7.402494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.934991">
            <text:p>11.934991</text:p>
          </table:table-cell>
          <table:table-cell office:value-type="float" office:value="1093.50415">
            <text:p>1093.50415</text:p>
          </table:table-cell>
          <table:table-cell office:value-type="float" office:value="1138.444214">
            <text:p>1138.444214</text:p>
          </table:table-cell>
          <table:table-cell/>
        </table:table-row>
        <table:table-row table:style-name="ro1">
          <table:table-cell office:value-type="float" office:value="1129.344238">
            <text:p>1129.344238</text:p>
          </table:table-cell>
          <table:table-cell office:value-type="float" office:value="30.099977">
            <text:p>30.099977</text:p>
          </table:table-cell>
          <table:table-cell office:value-type="float" office:value="1140.351685">
            <text:p>1140.351685</text:p>
          </table:table-cell>
          <table:table-cell/>
        </table:table-row>
        <table:table-row table:style-name="ro1">
          <table:table-cell office:value-type="float" office:value="33.564976">
            <text:p>33.564976</text:p>
          </table:table-cell>
          <table:table-cell office:value-type="float" office:value="1139.896729">
            <text:p>1139.896729</text:p>
          </table:table-cell>
          <table:table-cell office:value-type="float" office:value="2.642498">
            <text:p>2.642498</text:p>
          </table:table-cell>
          <table:table-cell/>
        </table:table-row>
        <table:table-row table:style-name="ro1">
          <table:table-cell office:value-type="float" office:value="9.362494">
            <text:p>9.362494</text:p>
          </table:table-cell>
          <table:table-cell office:value-type="float" office:value="8.924994">
            <text:p>8.924994</text:p>
          </table:table-cell>
          <table:table-cell office:value-type="float" office:value="1145.444214">
            <text:p>1145.444214</text:p>
          </table:table-cell>
          <table:table-cell/>
        </table:table-row>
        <table:table-row table:style-name="ro1">
          <table:table-cell office:value-type="float" office:value="1144.131714">
            <text:p>1144.131714</text:p>
          </table:table-cell>
          <table:table-cell office:value-type="float" office:value="1136.886719">
            <text:p>1136.886719</text:p>
          </table:table-cell>
          <table:table-cell office:value-type="float" office:value="2.239998">
            <text:p>2.239998</text:p>
          </table:table-cell>
          <table:table-cell/>
        </table:table-row>
        <table:table-row table:style-name="ro1">
          <table:table-cell office:value-type="float" office:value="1131.02417">
            <text:p>1131.02417</text:p>
          </table:table-cell>
          <table:table-cell office:value-type="float" office:value="8.539994">
            <text:p>8.539994</text:p>
          </table:table-cell>
          <table:table-cell office:value-type="float" office:value="1146.686646">
            <text:p>1146.686646</text:p>
          </table:table-cell>
          <table:table-cell/>
        </table:table-row>
        <table:table-row table:style-name="ro1">
          <table:table-cell office:value-type="float" office:value="0.1575">
            <text:p>0.1575</text:p>
          </table:table-cell>
          <table:table-cell office:value-type="float" office:value="1142.83667">
            <text:p>1142.83667</text:p>
          </table:table-cell>
          <table:table-cell office:value-type="float" office:value="1141.314209">
            <text:p>1141.314209</text:p>
          </table:table-cell>
          <table:table-cell/>
        </table:table-row>
        <table:table-row table:style-name="ro1">
          <table:table-cell office:value-type="float" office:value="1129.676636">
            <text:p>1129.676636</text:p>
          </table:table-cell>
          <table:table-cell office:value-type="float" office:value="1144.551636">
            <text:p>1144.551636</text:p>
          </table:table-cell>
          <table:table-cell office:value-type="float" office:value="1143.921631">
            <text:p>1143.921631</text:p>
          </table:table-cell>
          <table:table-cell/>
        </table:table-row>
        <table:table-row table:style-name="ro1">
          <table:table-cell office:value-type="float" office:value="1137.09668">
            <text:p>1137.09668</text:p>
          </table:table-cell>
          <table:table-cell office:value-type="float" office:value="1.032499">
            <text:p>1.032499</text:p>
          </table:table-cell>
          <table:table-cell office:value-type="float" office:value="12.389991">
            <text:p>12.389991</text:p>
          </table:table-cell>
          <table:table-cell/>
        </table:table-row>
        <table:table-row table:style-name="ro1">
          <table:table-cell office:value-type="float" office:value="4.164997">
            <text:p>4.164997</text:p>
          </table:table-cell>
          <table:table-cell office:value-type="float" office:value="1145.286621">
            <text:p>1145.286621</text:p>
          </table:table-cell>
          <table:table-cell office:value-type="float" office:value="13.92999">
            <text:p>13.92999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9.642493">
            <text:p>9.642493</text:p>
          </table:table-cell>
          <table:table-cell office:value-type="float" office:value="7.227495">
            <text:p>7.227495</text:p>
          </table:table-cell>
          <table:table-cell office:value-type="float" office:value="23.519983">
            <text:p>23.519983</text:p>
          </table:table-cell>
          <table:table-cell/>
        </table:table-row>
        <table:table-row table:style-name="ro1">
          <table:table-cell office:value-type="float" office:value="1144.446655">
            <text:p>1144.446655</text:p>
          </table:table-cell>
          <table:table-cell office:value-type="float" office:value="1145.934204">
            <text:p>1145.934204</text:p>
          </table:table-cell>
          <table:table-cell office:value-type="float" office:value="15.207489">
            <text:p>15.207489</text:p>
          </table:table-cell>
          <table:table-cell/>
        </table:table-row>
        <table:table-row table:style-name="ro1">
          <table:table-cell office:value-type="float" office:value="1142.661621">
            <text:p>1142.661621</text:p>
          </table:table-cell>
          <table:table-cell office:value-type="float" office:value="1140.439209">
            <text:p>1140.439209</text:p>
          </table:table-cell>
          <table:table-cell office:value-type="float" office:value="6.807495">
            <text:p>6.807495</text:p>
          </table:table-cell>
          <table:table-cell/>
        </table:table-row>
        <table:table-row table:style-name="ro1">
          <table:table-cell office:value-type="float" office:value="1133.421631">
            <text:p>1133.421631</text:p>
          </table:table-cell>
          <table:table-cell office:value-type="float" office:value="2.519998">
            <text:p>2.519998</text:p>
          </table:table-cell>
          <table:table-cell office:value-type="float" office:value="8.907494">
            <text:p>8.907494</text:p>
          </table:table-cell>
          <table:table-cell/>
        </table:table-row>
        <table:table-row table:style-name="ro1">
          <table:table-cell office:value-type="float" office:value="1.242499">
            <text:p>1.242499</text:p>
          </table:table-cell>
          <table:table-cell office:value-type="float" office:value="5.827496">
            <text:p>5.827496</text:p>
          </table:table-cell>
          <table:table-cell office:value-type="float" office:value="8.994993">
            <text:p>8.994993</text:p>
          </table:table-cell>
          <table:table-cell/>
        </table:table-row>
        <table:table-row table:style-name="ro1">
          <table:table-cell office:value-type="float" office:value="1138.84668">
            <text:p>1138.84668</text:p>
          </table:table-cell>
          <table:table-cell office:value-type="float" office:value="1137.849121">
            <text:p>1137.849121</text:p>
          </table:table-cell>
          <table:table-cell office:value-type="float" office:value="1142.241699">
            <text:p>1142.241699</text:p>
          </table:table-cell>
          <table:table-cell/>
        </table:table-row>
        <table:table-row table:style-name="ro1">
          <table:table-cell office:value-type="float" office:value="1139.87915">
            <text:p>1139.87915</text:p>
          </table:table-cell>
          <table:table-cell office:value-type="float" office:value="1136.694214">
            <text:p>1136.694214</text:p>
          </table:table-cell>
          <table:table-cell office:value-type="float" office:value="1144.674194">
            <text:p>1144.674194</text:p>
          </table:table-cell>
          <table:table-cell/>
        </table:table-row>
        <table:table-row table:style-name="ro1">
          <table:table-cell office:value-type="float" office:value="1140.929199">
            <text:p>1140.929199</text:p>
          </table:table-cell>
          <table:table-cell office:value-type="float" office:value="2.537498">
            <text:p>2.537498</text:p>
          </table:table-cell>
          <table:table-cell office:value-type="float" office:value="1145.286621">
            <text:p>1145.286621</text:p>
          </table:table-cell>
          <table:table-cell/>
        </table:table-row>
        <table:table-row table:style-name="ro1">
          <table:table-cell office:value-type="float" office:value="1143.431641">
            <text:p>1143.431641</text:p>
          </table:table-cell>
          <table:table-cell office:value-type="float" office:value="1140.491699">
            <text:p>1140.491699</text:p>
          </table:table-cell>
          <table:table-cell office:value-type="float" office:value="1143.239136">
            <text:p>1143.239136</text:p>
          </table:table-cell>
          <table:table-cell/>
        </table:table-row>
        <table:table-row table:style-name="ro1">
          <table:table-cell office:value-type="float" office:value="1141.804199">
            <text:p>1141.804199</text:p>
          </table:table-cell>
          <table:table-cell office:value-type="float" office:value="1142.976685">
            <text:p>1142.976685</text:p>
          </table:table-cell>
          <table:table-cell office:value-type="float" office:value="1143.676636">
            <text:p>1143.676636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37.446655">
            <text:p>1137.446655</text:p>
          </table:table-cell>
          <table:table-cell office:value-type="float" office:value="1141.401733">
            <text:p>1141.401733</text:p>
          </table:table-cell>
          <table:table-cell office:value-type="float" office:value="1142.854126">
            <text:p>1142.854126</text:p>
          </table:table-cell>
          <table:table-cell/>
        </table:table-row>
        <table:table-row table:style-name="ro1">
          <table:table-cell office:value-type="float" office:value="1145.216675">
            <text:p>1145.216675</text:p>
          </table:table-cell>
          <table:table-cell office:value-type="float" office:value="1146.056641">
            <text:p>1146.056641</text:p>
          </table:table-cell>
          <table:table-cell office:value-type="float" office:value="1.382499">
            <text:p>1.382499</text:p>
          </table:table-cell>
          <table:table-cell/>
        </table:table-row>
        <table:table-row table:style-name="ro1">
          <table:table-cell office:value-type="float" office:value="0.962499">
            <text:p>0.962499</text:p>
          </table:table-cell>
          <table:table-cell office:value-type="float" office:value="1145.986694">
            <text:p>1145.986694</text:p>
          </table:table-cell>
          <table:table-cell office:value-type="float" office:value="2.659998">
            <text:p>2.659998</text:p>
          </table:table-cell>
          <table:table-cell/>
        </table:table-row>
        <table:table-row table:style-name="ro1">
          <table:table-cell office:value-type="float" office:value="1143.76416">
            <text:p>1143.76416</text:p>
          </table:table-cell>
          <table:table-cell office:value-type="float" office:value="1142.34668">
            <text:p>1142.34668</text:p>
          </table:table-cell>
          <table:table-cell office:value-type="float" office:value="5.162496">
            <text:p>5.162496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0.544189">
            <text:p>1140.544189</text:p>
          </table:table-cell>
          <table:table-cell office:value-type="float" office:value="5.739996">
            <text:p>5.739996</text:p>
          </table:table-cell>
          <table:table-cell/>
        </table:table-row>
        <table:table-row table:style-name="ro1">
          <table:table-cell office:value-type="float" office:value="1142.696655">
            <text:p>1142.696655</text:p>
          </table:table-cell>
          <table:table-cell office:value-type="float" office:value="1145.829224">
            <text:p>1145.829224</text:p>
          </table:table-cell>
          <table:table-cell office:value-type="float" office:value="3.167498">
            <text:p>3.167498</text:p>
          </table:table-cell>
          <table:table-cell/>
        </table:table-row>
        <table:table-row table:style-name="ro1">
          <table:table-cell office:value-type="float" office:value="1140.491699">
            <text:p>1140.491699</text:p>
          </table:table-cell>
          <table:table-cell office:value-type="float" office:value="1146.791626">
            <text:p>1146.791626</text:p>
          </table:table-cell>
          <table:table-cell office:value-type="float" office:value="3.062498">
            <text:p>3.062498</text:p>
          </table:table-cell>
          <table:table-cell/>
        </table:table-row>
        <table:table-row table:style-name="ro1">
          <table:table-cell office:value-type="float" office:value="1142.644165">
            <text:p>1142.644165</text:p>
          </table:table-cell>
          <table:table-cell office:value-type="float" office:value="1145.864136">
            <text:p>1145.864136</text:p>
          </table:table-cell>
          <table:table-cell office:value-type="float" office:value="3.237498">
            <text:p>3.237498</text:p>
          </table:table-cell>
          <table:table-cell/>
        </table:table-row>
        <table:table-row table:style-name="ro1">
          <table:table-cell office:value-type="float" office:value="1145.40918">
            <text:p>1145.40918</text:p>
          </table:table-cell>
          <table:table-cell office:value-type="float" office:value="1146.38916">
            <text:p>1146.38916</text:p>
          </table:table-cell>
          <table:table-cell office:value-type="float" office:value="4.252497">
            <text:p>4.252497</text:p>
          </table:table-cell>
          <table:table-cell/>
        </table:table-row>
        <table:table-row table:style-name="ro1">
          <table:table-cell office:value-type="float" office:value="1142.45166">
            <text:p>1142.45166</text:p>
          </table:table-cell>
          <table:table-cell office:value-type="float" office:value="1144.814209">
            <text:p>1144.814209</text:p>
          </table:table-cell>
          <table:table-cell office:value-type="float" office:value="1.924999">
            <text:p>1.924999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0.3325">
            <text:p>0.3325</text:p>
          </table:table-cell>
          <table:table-cell office:value-type="float" office:value="1145.881714">
            <text:p>1145.881714</text:p>
          </table:table-cell>
          <table:table-cell office:value-type="float" office:value="2.082499">
            <text:p>2.082499</text:p>
          </table:table-cell>
          <table:table-cell/>
        </table:table-row>
        <table:table-row table:style-name="ro1">
          <table:table-cell office:value-type="float" office:value="1145.531616">
            <text:p>1145.531616</text:p>
          </table:table-cell>
          <table:table-cell office:value-type="float" office:value="0.035">
            <text:p>0.035</text:p>
          </table:table-cell>
          <table:table-cell office:value-type="float" office:value="1.609999">
            <text:p>1.609999</text:p>
          </table:table-cell>
          <table:table-cell/>
        </table:table-row>
        <table:table-row table:style-name="ro1">
          <table:table-cell office:value-type="float" office:value="1146.546631">
            <text:p>1146.546631</text:p>
          </table:table-cell>
          <table:table-cell office:value-type="float" office:value="1144.901611">
            <text:p>1144.901611</text:p>
          </table:table-cell>
          <table:table-cell office:value-type="float" office:value="1146.756714">
            <text:p>1146.756714</text:p>
          </table:table-cell>
          <table:table-cell/>
        </table:table-row>
        <table:table-row table:style-name="ro1">
          <table:table-cell office:value-type="float" office:value="1145.12915">
            <text:p>1145.12915</text:p>
          </table:table-cell>
          <table:table-cell office:value-type="float" office:value="1144.464111">
            <text:p>1144.464111</text:p>
          </table:table-cell>
          <table:table-cell office:value-type="float" office:value="0.927499">
            <text:p>0.927499</text:p>
          </table:table-cell>
          <table:table-cell/>
        </table:table-row>
        <table:table-row table:style-name="ro1">
          <table:table-cell office:value-type="float" office:value="1142.749146">
            <text:p>1142.749146</text:p>
          </table:table-cell>
          <table:table-cell office:value-type="float" office:value="1144.551636">
            <text:p>1144.551636</text:p>
          </table:table-cell>
          <table:table-cell office:value-type="float" office:value="1.557499">
            <text:p>1.557499</text:p>
          </table:table-cell>
          <table:table-cell/>
        </table:table-row>
        <table:table-row table:style-name="ro1">
          <table:table-cell office:value-type="float" office:value="1140.176636">
            <text:p>1140.176636</text:p>
          </table:table-cell>
          <table:table-cell office:value-type="float" office:value="1145.496704">
            <text:p>1145.496704</text:p>
          </table:table-cell>
          <table:table-cell office:value-type="float" office:value="4.619997">
            <text:p>4.619997</text:p>
          </table:table-cell>
          <table:table-cell/>
        </table:table-row>
        <table:table-row table:style-name="ro1">
          <table:table-cell office:value-type="float" office:value="1142.994141">
            <text:p>1142.994141</text:p>
          </table:table-cell>
          <table:table-cell office:value-type="float" office:value="1139.599121">
            <text:p>1139.599121</text:p>
          </table:table-cell>
          <table:table-cell office:value-type="float" office:value="1.924999">
            <text:p>1.924999</text:p>
          </table:table-cell>
          <table:table-cell/>
        </table:table-row>
        <table:table-row table:style-name="ro1">
          <table:table-cell office:value-type="float" office:value="1140.964233">
            <text:p>1140.964233</text:p>
          </table:table-cell>
          <table:table-cell office:value-type="float" office:value="1143.606689">
            <text:p>1143.606689</text:p>
          </table:table-cell>
          <table:table-cell office:value-type="float" office:value="11.847491">
            <text:p>11.847491</text:p>
          </table:table-cell>
          <table:table-cell/>
        </table:table-row>
        <table:table-row table:style-name="ro1">
          <table:table-cell office:value-type="float" office:value="0.595">
            <text:p>0.595</text:p>
          </table:table-cell>
          <table:table-cell office:value-type="float" office:value="1144.166626">
            <text:p>1144.166626</text:p>
          </table:table-cell>
          <table:table-cell office:value-type="float" office:value="10.832492">
            <text:p>10.832492</text:p>
          </table:table-cell>
          <table:table-cell/>
        </table:table-row>
        <table:table-row table:style-name="ro1">
          <table:table-cell office:value-type="float" office:value="5.092496">
            <text:p>5.092496</text:p>
          </table:table-cell>
          <table:table-cell office:value-type="float" office:value="1138.829224">
            <text:p>1138.829224</text:p>
          </table:table-cell>
          <table:table-cell office:value-type="float" office:value="12.232491">
            <text:p>12.232491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34.209229">
            <text:p>1134.209229</text:p>
          </table:table-cell>
          <table:table-cell office:value-type="float" office:value="1145.339111">
            <text:p>1145.339111</text:p>
          </table:table-cell>
          <table:table-cell office:value-type="float" office:value="28.75248">
            <text:p>28.75248</text:p>
          </table:table-cell>
          <table:table-cell/>
        </table:table-row>
        <table:table-row table:style-name="ro1">
          <table:table-cell office:value-type="float" office:value="6.194995">
            <text:p>6.194995</text:p>
          </table:table-cell>
          <table:table-cell office:value-type="float" office:value="1145.199219">
            <text:p>1145.199219</text:p>
          </table:table-cell>
          <table:table-cell office:value-type="float" office:value="25.042482">
            <text:p>25.042482</text:p>
          </table:table-cell>
          <table:table-cell/>
        </table:table-row>
        <table:table-row table:style-name="ro1">
          <table:table-cell office:value-type="float" office:value="4.584997">
            <text:p>4.584997</text:p>
          </table:table-cell>
          <table:table-cell office:value-type="float" office:value="1142.924194">
            <text:p>1142.924194</text:p>
          </table:table-cell>
          <table:table-cell office:value-type="float" office:value="19.844986">
            <text:p>19.844986</text:p>
          </table:table-cell>
          <table:table-cell/>
        </table:table-row>
        <table:table-row table:style-name="ro1">
          <table:table-cell office:value-type="float" office:value="1140.071655">
            <text:p>1140.071655</text:p>
          </table:table-cell>
          <table:table-cell office:value-type="float" office:value="1145.479126">
            <text:p>1145.479126</text:p>
          </table:table-cell>
          <table:table-cell office:value-type="float" office:value="31.307478">
            <text:p>31.307478</text:p>
          </table:table-cell>
          <table:table-cell/>
        </table:table-row>
        <table:table-row table:style-name="ro1">
          <table:table-cell office:value-type="float" office:value="1.784999">
            <text:p>1.784999</text:p>
          </table:table-cell>
          <table:table-cell office:value-type="float" office:value="1144.69165">
            <text:p>1144.69165</text:p>
          </table:table-cell>
          <table:table-cell office:value-type="float" office:value="37.169971">
            <text:p>37.169971</text:p>
          </table:table-cell>
          <table:table-cell/>
        </table:table-row>
        <table:table-row table:style-name="ro1">
          <table:table-cell office:value-type="float" office:value="0.927499">
            <text:p>0.927499</text:p>
          </table:table-cell>
          <table:table-cell office:value-type="float" office:value="3.517498">
            <text:p>3.517498</text:p>
          </table:table-cell>
          <table:table-cell office:value-type="float" office:value="35.104973">
            <text:p>35.104973</text:p>
          </table:table-cell>
          <table:table-cell/>
        </table:table-row>
        <table:table-row table:style-name="ro1">
          <table:table-cell office:value-type="float" office:value="5.039996">
            <text:p>5.039996</text:p>
          </table:table-cell>
          <table:table-cell office:value-type="float" office:value="1144.499146">
            <text:p>1144.499146</text:p>
          </table:table-cell>
          <table:table-cell office:value-type="float" office:value="30.904978">
            <text:p>30.904978</text:p>
          </table:table-cell>
          <table:table-cell/>
        </table:table-row>
        <table:table-row table:style-name="ro1">
          <table:table-cell office:value-type="float" office:value="2.992498">
            <text:p>2.992498</text:p>
          </table:table-cell>
          <table:table-cell office:value-type="float" office:value="1144.289185">
            <text:p>1144.289185</text:p>
          </table:table-cell>
          <table:table-cell office:value-type="float" office:value="25.147482">
            <text:p>25.147482</text:p>
          </table:table-cell>
          <table:table-cell/>
        </table:table-row>
        <table:table-row table:style-name="ro1">
          <table:table-cell office:value-type="float" office:value="1.837499">
            <text:p>1.837499</text:p>
          </table:table-cell>
          <table:table-cell office:value-type="float" office:value="0.385">
            <text:p>0.385</text:p>
          </table:table-cell>
          <table:table-cell office:value-type="float" office:value="22.032484">
            <text:p>22.032484</text:p>
          </table:table-cell>
          <table:table-cell/>
        </table:table-row>
        <table:table-row table:style-name="ro1">
          <table:table-cell office:value-type="float" office:value="1143.134155">
            <text:p>1143.134155</text:p>
          </table:table-cell>
          <table:table-cell office:value-type="float" office:value="1146.00415">
            <text:p>1146.00415</text:p>
          </table:table-cell>
          <table:table-cell office:value-type="float" office:value="26.284981">
            <text:p>26.284981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46.249146">
            <text:p>1146.249146</text:p>
          </table:table-cell>
          <table:table-cell office:value-type="float" office:value="6.894995">
            <text:p>6.894995</text:p>
          </table:table-cell>
          <table:table-cell office:value-type="float" office:value="23.887484">
            <text:p>23.887484</text:p>
          </table:table-cell>
          <table:table-cell/>
        </table:table-row>
        <table:table-row table:style-name="ro1">
          <table:table-cell office:value-type="float" office:value="1145.916626">
            <text:p>1145.916626</text:p>
          </table:table-cell>
          <table:table-cell office:value-type="float" office:value="1142.644165">
            <text:p>1142.644165</text:p>
          </table:table-cell>
          <table:table-cell office:value-type="float" office:value="13.35249">
            <text:p>13.35249</text:p>
          </table:table-cell>
          <table:table-cell/>
        </table:table-row>
        <table:table-row table:style-name="ro1">
          <table:table-cell office:value-type="float" office:value="1.837499">
            <text:p>1.837499</text:p>
          </table:table-cell>
          <table:table-cell office:value-type="float" office:value="5.197496">
            <text:p>5.197496</text:p>
          </table:table-cell>
          <table:table-cell office:value-type="float" office:value="10.867492">
            <text:p>10.867492</text:p>
          </table:table-cell>
          <table:table-cell/>
        </table:table-row>
        <table:table-row table:style-name="ro1">
          <table:table-cell office:value-type="float" office:value="1146.406616">
            <text:p>1146.406616</text:p>
          </table:table-cell>
          <table:table-cell office:value-type="float" office:value="5.302496">
            <text:p>5.302496</text:p>
          </table:table-cell>
          <table:table-cell office:value-type="float" office:value="15.172489">
            <text:p>15.172489</text:p>
          </table:table-cell>
          <table:table-cell/>
        </table:table-row>
        <table:table-row table:style-name="ro1">
          <table:table-cell office:value-type="float" office:value="1144.061646">
            <text:p>1144.061646</text:p>
          </table:table-cell>
          <table:table-cell office:value-type="float" office:value="5.897496">
            <text:p>5.897496</text:p>
          </table:table-cell>
          <table:table-cell office:value-type="float" office:value="3.744997">
            <text:p>3.744997</text:p>
          </table:table-cell>
          <table:table-cell/>
        </table:table-row>
        <table:table-row table:style-name="ro1">
          <table:table-cell office:value-type="float" office:value="1140.719116">
            <text:p>1140.719116</text:p>
          </table:table-cell>
          <table:table-cell office:value-type="float" office:value="1135.661621">
            <text:p>1135.661621</text:p>
          </table:table-cell>
          <table:table-cell office:value-type="float" office:value="1139.28418">
            <text:p>1139.28418</text:p>
          </table:table-cell>
          <table:table-cell/>
        </table:table-row>
        <table:table-row table:style-name="ro1">
          <table:table-cell office:value-type="float" office:value="1139.546631">
            <text:p>1139.546631</text:p>
          </table:table-cell>
          <table:table-cell office:value-type="float" office:value="2.047498">
            <text:p>2.047498</text:p>
          </table:table-cell>
          <table:table-cell office:value-type="float" office:value="3.919997">
            <text:p>3.919997</text:p>
          </table:table-cell>
          <table:table-cell/>
        </table:table-row>
        <table:table-row table:style-name="ro1">
          <table:table-cell office:value-type="float" office:value="1140.684204">
            <text:p>1140.684204</text:p>
          </table:table-cell>
          <table:table-cell office:value-type="float" office:value="11.567492">
            <text:p>11.567492</text:p>
          </table:table-cell>
          <table:table-cell office:value-type="float" office:value="5.879996">
            <text:p>5.879996</text:p>
          </table:table-cell>
          <table:table-cell/>
        </table:table-row>
        <table:table-row table:style-name="ro1">
          <table:table-cell office:value-type="float" office:value="1127.121704">
            <text:p>1127.121704</text:p>
          </table:table-cell>
          <table:table-cell office:value-type="float" office:value="1131.864136">
            <text:p>1131.864136</text:p>
          </table:table-cell>
          <table:table-cell office:value-type="float" office:value="2.222498">
            <text:p>2.222498</text:p>
          </table:table-cell>
          <table:table-cell/>
        </table:table-row>
        <table:table-row table:style-name="ro1">
          <table:table-cell office:value-type="float" office:value="0.874999">
            <text:p>0.874999</text:p>
          </table:table-cell>
          <table:table-cell office:value-type="float" office:value="1139.966675">
            <text:p>1139.966675</text:p>
          </table:table-cell>
          <table:table-cell office:value-type="float" office:value="1135.906616">
            <text:p>1135.906616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40.806641">
            <text:p>1140.806641</text:p>
          </table:table-cell>
          <table:table-cell office:value-type="float" office:value="2.327498">
            <text:p>2.327498</text:p>
          </table:table-cell>
          <table:table-cell office:value-type="float" office:value="1135.766724">
            <text:p>1135.766724</text:p>
          </table:table-cell>
          <table:table-cell/>
        </table:table-row>
        <table:table-row table:style-name="ro1">
          <table:table-cell office:value-type="float" office:value="1139.476685">
            <text:p>1139.476685</text:p>
          </table:table-cell>
          <table:table-cell office:value-type="float" office:value="1133.26416">
            <text:p>1133.26416</text:p>
          </table:table-cell>
          <table:table-cell office:value-type="float" office:value="1125.809204">
            <text:p>1125.809204</text:p>
          </table:table-cell>
          <table:table-cell/>
        </table:table-row>
        <table:table-row table:style-name="ro1">
          <table:table-cell office:value-type="float" office:value="1136.869141">
            <text:p>1136.869141</text:p>
          </table:table-cell>
          <table:table-cell office:value-type="float" office:value="1138.40918">
            <text:p>1138.40918</text:p>
          </table:table-cell>
          <table:table-cell office:value-type="float" office:value="1127.646729">
            <text:p>1127.646729</text:p>
          </table:table-cell>
          <table:table-cell/>
        </table:table-row>
        <table:table-row table:style-name="ro1">
          <table:table-cell office:value-type="float" office:value="1141.03418">
            <text:p>1141.03418</text:p>
          </table:table-cell>
          <table:table-cell office:value-type="float" office:value="1137.761719">
            <text:p>1137.761719</text:p>
          </table:table-cell>
          <table:table-cell office:value-type="float" office:value="1120.944214">
            <text:p>1120.944214</text:p>
          </table:table-cell>
          <table:table-cell/>
        </table:table-row>
        <table:table-row table:style-name="ro1">
          <table:table-cell office:value-type="float" office:value="1137.306641">
            <text:p>1137.306641</text:p>
          </table:table-cell>
          <table:table-cell office:value-type="float" office:value="1144.324219">
            <text:p>1144.324219</text:p>
          </table:table-cell>
          <table:table-cell office:value-type="float" office:value="1122.76416">
            <text:p>1122.76416</text:p>
          </table:table-cell>
          <table:table-cell/>
        </table:table-row>
        <table:table-row table:style-name="ro1">
          <table:table-cell office:value-type="float" office:value="1137.516724">
            <text:p>1137.516724</text:p>
          </table:table-cell>
          <table:table-cell office:value-type="float" office:value="1143.554199">
            <text:p>1143.554199</text:p>
          </table:table-cell>
          <table:table-cell office:value-type="float" office:value="1124.811646">
            <text:p>1124.811646</text:p>
          </table:table-cell>
          <table:table-cell/>
        </table:table-row>
        <table:table-row table:style-name="ro1">
          <table:table-cell office:value-type="float" office:value="1141.559204">
            <text:p>1141.559204</text:p>
          </table:table-cell>
          <table:table-cell office:value-type="float" office:value="1143.71167">
            <text:p>1143.71167</text:p>
          </table:table-cell>
          <table:table-cell office:value-type="float" office:value="1127.454224">
            <text:p>1127.454224</text:p>
          </table:table-cell>
          <table:table-cell/>
        </table:table-row>
        <table:table-row table:style-name="ro1">
          <table:table-cell office:value-type="float" office:value="1144.464111">
            <text:p>1144.464111</text:p>
          </table:table-cell>
          <table:table-cell office:value-type="float" office:value="1146.33667">
            <text:p>1146.33667</text:p>
          </table:table-cell>
          <table:table-cell office:value-type="float" office:value="1130.604126">
            <text:p>1130.604126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141.069214">
            <text:p>1141.069214</text:p>
          </table:table-cell>
          <table:table-cell office:value-type="float" office:value="1130.744141">
            <text:p>1130.744141</text:p>
          </table:table-cell>
          <table:table-cell/>
        </table:table-row>
        <table:table-row table:style-name="ro1">
          <table:table-cell office:value-type="float" office:value="1140.719116">
            <text:p>1140.719116</text:p>
          </table:table-cell>
          <table:table-cell office:value-type="float" office:value="1140.981689">
            <text:p>1140.981689</text:p>
          </table:table-cell>
          <table:table-cell office:value-type="float" office:value="1136.151733">
            <text:p>1136.151733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2.484998">
            <text:p>2.484998</text:p>
          </table:table-cell>
          <table:table-cell office:value-type="float" office:value="1144.009155">
            <text:p>1144.009155</text:p>
          </table:table-cell>
          <table:table-cell office:value-type="float" office:value="1141.401733">
            <text:p>1141.401733</text:p>
          </table:table-cell>
          <table:table-cell/>
        </table:table-row>
        <table:table-row table:style-name="ro1">
          <table:table-cell office:value-type="float" office:value="1145.794189">
            <text:p>1145.794189</text:p>
          </table:table-cell>
          <table:table-cell office:value-type="float" office:value="3.832497">
            <text:p>3.832497</text:p>
          </table:table-cell>
          <table:table-cell office:value-type="float" office:value="1138.479126">
            <text:p>1138.479126</text:p>
          </table:table-cell>
          <table:table-cell/>
        </table:table-row>
        <table:table-row table:style-name="ro1">
          <table:table-cell office:value-type="float" office:value="1133.246704">
            <text:p>1133.246704</text:p>
          </table:table-cell>
          <table:table-cell office:value-type="float" office:value="1141.209229">
            <text:p>1141.209229</text:p>
          </table:table-cell>
          <table:table-cell office:value-type="float" office:value="1125.87915">
            <text:p>1125.87915</text:p>
          </table:table-cell>
          <table:table-cell/>
        </table:table-row>
        <table:table-row table:style-name="ro1">
          <table:table-cell office:value-type="float" office:value="1130.289185">
            <text:p>1130.289185</text:p>
          </table:table-cell>
          <table:table-cell office:value-type="float" office:value="3.324998">
            <text:p>3.324998</text:p>
          </table:table-cell>
          <table:table-cell office:value-type="float" office:value="1135.01416">
            <text:p>1135.01416</text:p>
          </table:table-cell>
          <table:table-cell/>
        </table:table-row>
        <table:table-row table:style-name="ro1">
          <table:table-cell office:value-type="float" office:value="4.112497">
            <text:p>4.112497</text:p>
          </table:table-cell>
          <table:table-cell office:value-type="float" office:value="1135.644165">
            <text:p>1135.644165</text:p>
          </table:table-cell>
          <table:table-cell office:value-type="float" office:value="1143.71167">
            <text:p>1143.71167</text:p>
          </table:table-cell>
          <table:table-cell/>
        </table:table-row>
        <table:table-row table:style-name="ro1">
          <table:table-cell office:value-type="float" office:value="1135.539185">
            <text:p>1135.539185</text:p>
          </table:table-cell>
          <table:table-cell office:value-type="float" office:value="1134.08667">
            <text:p>1134.08667</text:p>
          </table:table-cell>
          <table:table-cell office:value-type="float" office:value="6.229995">
            <text:p>6.229995</text:p>
          </table:table-cell>
          <table:table-cell/>
        </table:table-row>
        <table:table-row table:style-name="ro1">
          <table:table-cell office:value-type="float" office:value="1145.934204">
            <text:p>1145.934204</text:p>
          </table:table-cell>
          <table:table-cell office:value-type="float" office:value="1144.779175">
            <text:p>1144.779175</text:p>
          </table:table-cell>
          <table:table-cell office:value-type="float" office:value="1137.919189">
            <text:p>1137.919189</text:p>
          </table:table-cell>
          <table:table-cell/>
        </table:table-row>
        <table:table-row table:style-name="ro1">
          <table:table-cell office:value-type="float" office:value="1137.919189">
            <text:p>1137.919189</text:p>
          </table:table-cell>
          <table:table-cell office:value-type="float" office:value="7.559995">
            <text:p>7.559995</text:p>
          </table:table-cell>
          <table:table-cell office:value-type="float" office:value="1136.27417">
            <text:p>1136.27417</text:p>
          </table:table-cell>
          <table:table-cell/>
        </table:table-row>
        <table:table-row table:style-name="ro1">
          <table:table-cell office:value-type="float" office:value="1.697499">
            <text:p>1.697499</text:p>
          </table:table-cell>
          <table:table-cell office:value-type="float" office:value="2.397498">
            <text:p>2.397498</text:p>
          </table:table-cell>
          <table:table-cell office:value-type="float" office:value="1138.339233">
            <text:p>1138.339233</text:p>
          </table:table-cell>
          <table:table-cell/>
        </table:table-row>
        <table:table-row table:style-name="ro1">
          <table:table-cell office:value-type="float" office:value="1142.854126">
            <text:p>1142.854126</text:p>
          </table:table-cell>
          <table:table-cell office:value-type="float" office:value="3.307498">
            <text:p>3.307498</text:p>
          </table:table-cell>
          <table:table-cell office:value-type="float" office:value="1134.279175">
            <text:p>1134.279175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40.421631">
            <text:p>1140.421631</text:p>
          </table:table-cell>
          <table:table-cell office:value-type="float" office:value="0.49">
            <text:p>0.49</text:p>
          </table:table-cell>
          <table:table-cell office:value-type="float" office:value="1140.071655">
            <text:p>1140.071655</text:p>
          </table:table-cell>
          <table:table-cell/>
        </table:table-row>
        <table:table-row table:style-name="ro1">
          <table:table-cell office:value-type="float" office:value="1143.536621">
            <text:p>1143.536621</text:p>
          </table:table-cell>
          <table:table-cell office:value-type="float" office:value="1144.219116">
            <text:p>1144.219116</text:p>
          </table:table-cell>
          <table:table-cell office:value-type="float" office:value="1145.286621">
            <text:p>1145.286621</text:p>
          </table:table-cell>
          <table:table-cell/>
        </table:table-row>
        <table:table-row table:style-name="ro1">
          <table:table-cell office:value-type="float" office:value="1136.046631">
            <text:p>1136.046631</text:p>
          </table:table-cell>
          <table:table-cell office:value-type="float" office:value="1144.166626">
            <text:p>1144.166626</text:p>
          </table:table-cell>
          <table:table-cell office:value-type="float" office:value="1146.196655">
            <text:p>1146.196655</text:p>
          </table:table-cell>
          <table:table-cell/>
        </table:table-row>
        <table:table-row table:style-name="ro1">
          <table:table-cell office:value-type="float" office:value="2.747498">
            <text:p>2.747498</text:p>
          </table:table-cell>
          <table:table-cell office:value-type="float" office:value="1138.689209">
            <text:p>1138.689209</text:p>
          </table:table-cell>
          <table:table-cell office:value-type="float" office:value="1141.489136">
            <text:p>1141.489136</text:p>
          </table:table-cell>
          <table:table-cell/>
        </table:table-row>
        <table:table-row table:style-name="ro1">
          <table:table-cell office:value-type="float" office:value="3.709997">
            <text:p>3.709997</text:p>
          </table:table-cell>
          <table:table-cell office:value-type="float" office:value="1142.696655">
            <text:p>1142.696655</text:p>
          </table:table-cell>
          <table:table-cell office:value-type="float" office:value="1143.886719">
            <text:p>1143.886719</text:p>
          </table:table-cell>
          <table:table-cell/>
        </table:table-row>
        <table:table-row table:style-name="ro1">
          <table:table-cell office:value-type="float" office:value="6.929995">
            <text:p>6.929995</text:p>
          </table:table-cell>
          <table:table-cell office:value-type="float" office:value="1141.559204">
            <text:p>1141.559204</text:p>
          </table:table-cell>
          <table:table-cell office:value-type="float" office:value="3.779997">
            <text:p>3.779997</text:p>
          </table:table-cell>
          <table:table-cell/>
        </table:table-row>
        <table:table-row table:style-name="ro1">
          <table:table-cell office:value-type="float" office:value="1143.886719">
            <text:p>1143.886719</text:p>
          </table:table-cell>
          <table:table-cell office:value-type="float" office:value="1144.324219">
            <text:p>1144.324219</text:p>
          </table:table-cell>
          <table:table-cell office:value-type="float" office:value="3.709997">
            <text:p>3.709997</text:p>
          </table:table-cell>
          <table:table-cell/>
        </table:table-row>
        <table:table-row table:style-name="ro1">
          <table:table-cell office:value-type="float" office:value="0.245">
            <text:p>0.245</text:p>
          </table:table-cell>
          <table:table-cell office:value-type="float" office:value="1146.354126">
            <text:p>1146.354126</text:p>
          </table:table-cell>
          <table:table-cell office:value-type="float" office:value="6.877495">
            <text:p>6.877495</text:p>
          </table:table-cell>
          <table:table-cell/>
        </table:table-row>
        <table:table-row table:style-name="ro1">
          <table:table-cell office:value-type="float" office:value="1141.646729">
            <text:p>1141.646729</text:p>
          </table:table-cell>
          <table:table-cell office:value-type="float" office:value="2.257498">
            <text:p>2.257498</text:p>
          </table:table-cell>
          <table:table-cell office:value-type="float" office:value="5.354996">
            <text:p>5.354996</text:p>
          </table:table-cell>
          <table:table-cell/>
        </table:table-row>
        <table:table-row table:style-name="ro1">
          <table:table-cell office:value-type="float" office:value="1142.661621">
            <text:p>1142.661621</text:p>
          </table:table-cell>
          <table:table-cell office:value-type="float" office:value="1141.769165">
            <text:p>1141.769165</text:p>
          </table:table-cell>
          <table:table-cell office:value-type="float" office:value="2.922498">
            <text:p>2.922498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39.914185">
            <text:p>1139.914185</text:p>
          </table:table-cell>
          <table:table-cell office:value-type="float" office:value="1144.779175">
            <text:p>1144.779175</text:p>
          </table:table-cell>
          <table:table-cell office:value-type="float" office:value="5.809996">
            <text:p>5.809996</text:p>
          </table:table-cell>
          <table:table-cell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1145.776611">
            <text:p>1145.776611</text:p>
          </table:table-cell>
          <table:table-cell office:value-type="float" office:value="3.254998">
            <text:p>3.254998</text:p>
          </table:table-cell>
          <table:table-cell/>
        </table:table-row>
        <table:table-row table:style-name="ro1">
          <table:table-cell office:value-type="float" office:value="1141.331665">
            <text:p>1141.331665</text:p>
          </table:table-cell>
          <table:table-cell office:value-type="float" office:value="1146.074219">
            <text:p>1146.074219</text:p>
          </table:table-cell>
          <table:table-cell office:value-type="float" office:value="2.537498">
            <text:p>2.537498</text:p>
          </table:table-cell>
          <table:table-cell/>
        </table:table-row>
        <table:table-row table:style-name="ro1">
          <table:table-cell office:value-type="float" office:value="1146.546631">
            <text:p>1146.546631</text:p>
          </table:table-cell>
          <table:table-cell office:value-type="float" office:value="1146.214111">
            <text:p>1146.214111</text:p>
          </table:table-cell>
          <table:table-cell office:value-type="float" office:value="2.134999">
            <text:p>2.134999</text:p>
          </table:table-cell>
          <table:table-cell/>
        </table:table-row>
        <table:table-row table:style-name="ro1">
          <table:table-cell office:value-type="float" office:value="1143.65918">
            <text:p>1143.65918</text:p>
          </table:table-cell>
          <table:table-cell office:value-type="float" office:value="1145.724121">
            <text:p>1145.724121</text:p>
          </table:table-cell>
          <table:table-cell office:value-type="float" office:value="2.502498">
            <text:p>2.502498</text:p>
          </table:table-cell>
          <table:table-cell/>
        </table:table-row>
        <table:table-row table:style-name="ro1">
          <table:table-cell office:value-type="float" office:value="2.484998">
            <text:p>2.484998</text:p>
          </table:table-cell>
          <table:table-cell office:value-type="float" office:value="1146.844116">
            <text:p>1146.844116</text:p>
          </table:table-cell>
          <table:table-cell office:value-type="float" office:value="3.394998">
            <text:p>3.394998</text:p>
          </table:table-cell>
          <table:table-cell/>
        </table:table-row>
        <table:table-row table:style-name="ro1">
          <table:table-cell office:value-type="float" office:value="1144.481689">
            <text:p>1144.481689</text:p>
          </table:table-cell>
          <table:table-cell office:value-type="float" office:value="6.789995">
            <text:p>6.789995</text:p>
          </table:table-cell>
          <table:table-cell office:value-type="float" office:value="6.317495">
            <text:p>6.317495</text:p>
          </table:table-cell>
          <table:table-cell/>
        </table:table-row>
        <table:table-row table:style-name="ro1">
          <table:table-cell office:value-type="float" office:value="1144.53418">
            <text:p>1144.53418</text:p>
          </table:table-cell>
          <table:table-cell office:value-type="float" office:value="0.525">
            <text:p>0.525</text:p>
          </table:table-cell>
          <table:table-cell office:value-type="float" office:value="4.444997">
            <text:p>4.444997</text:p>
          </table:table-cell>
          <table:table-cell/>
        </table:table-row>
        <table:table-row table:style-name="ro1">
          <table:table-cell office:value-type="float" office:value="1139.739136">
            <text:p>1139.739136</text:p>
          </table:table-cell>
          <table:table-cell office:value-type="float" office:value="1137.516724">
            <text:p>1137.516724</text:p>
          </table:table-cell>
          <table:table-cell office:value-type="float" office:value="0.0525">
            <text:p>0.0525</text:p>
          </table:table-cell>
          <table:table-cell/>
        </table:table-row>
        <table:table-row table:style-name="ro1">
          <table:table-cell office:value-type="float" office:value="1137.849121">
            <text:p>1137.849121</text:p>
          </table:table-cell>
          <table:table-cell office:value-type="float" office:value="1123.429199">
            <text:p>1123.429199</text:p>
          </table:table-cell>
          <table:table-cell office:value-type="float" office:value="1136.834229">
            <text:p>1136.834229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9.669985">
            <text:p>19.669985</text:p>
          </table:table-cell>
          <table:table-cell office:value-type="float" office:value="1145.759155">
            <text:p>1145.759155</text:p>
          </table:table-cell>
          <table:table-cell office:value-type="float" office:value="4.409997">
            <text:p>4.409997</text:p>
          </table:table-cell>
          <table:table-cell/>
        </table:table-row>
        <table:table-row table:style-name="ro1">
          <table:table-cell office:value-type="float" office:value="1146.039185">
            <text:p>1146.039185</text:p>
          </table:table-cell>
          <table:table-cell office:value-type="float" office:value="25.409981">
            <text:p>25.409981</text:p>
          </table:table-cell>
          <table:table-cell office:value-type="float" office:value="4.812497">
            <text:p>4.812497</text:p>
          </table:table-cell>
          <table:table-cell/>
        </table:table-row>
        <table:table-row table:style-name="ro1">
          <table:table-cell office:value-type="float" office:value="1142.084229">
            <text:p>1142.084229</text:p>
          </table:table-cell>
          <table:table-cell office:value-type="float" office:value="1140.526733">
            <text:p>1140.526733</text:p>
          </table:table-cell>
          <table:table-cell office:value-type="float" office:value="2.677498">
            <text:p>2.677498</text:p>
          </table:table-cell>
          <table:table-cell/>
        </table:table-row>
        <table:table-row table:style-name="ro1">
          <table:table-cell office:value-type="float" office:value="1124.006714">
            <text:p>1124.006714</text:p>
          </table:table-cell>
          <table:table-cell office:value-type="float" office:value="1144.219116">
            <text:p>1144.219116</text:p>
          </table:table-cell>
          <table:table-cell office:value-type="float" office:value="5.267496">
            <text:p>5.267496</text:p>
          </table:table-cell>
          <table:table-cell/>
        </table:table-row>
        <table:table-row table:style-name="ro1">
          <table:table-cell office:value-type="float" office:value="4.689997">
            <text:p>4.689997</text:p>
          </table:table-cell>
          <table:table-cell office:value-type="float" office:value="1142.224121">
            <text:p>1142.224121</text:p>
          </table:table-cell>
          <table:table-cell office:value-type="float" office:value="1.749999">
            <text:p>1.749999</text:p>
          </table:table-cell>
          <table:table-cell/>
        </table:table-row>
        <table:table-row table:style-name="ro1">
          <table:table-cell office:value-type="float" office:value="1139.896729">
            <text:p>1139.896729</text:p>
          </table:table-cell>
          <table:table-cell office:value-type="float" office:value="1145.02417">
            <text:p>1145.02417</text:p>
          </table:table-cell>
          <table:table-cell office:value-type="float" office:value="11.077492">
            <text:p>11.077492</text:p>
          </table:table-cell>
          <table:table-cell/>
        </table:table-row>
        <table:table-row table:style-name="ro1">
          <table:table-cell office:value-type="float" office:value="1135.50415">
            <text:p>1135.50415</text:p>
          </table:table-cell>
          <table:table-cell office:value-type="float" office:value="1141.874146">
            <text:p>1141.874146</text:p>
          </table:table-cell>
          <table:table-cell office:value-type="float" office:value="10.534992">
            <text:p>10.534992</text:p>
          </table:table-cell>
          <table:table-cell/>
        </table:table-row>
        <table:table-row table:style-name="ro1">
          <table:table-cell office:value-type="float" office:value="1138.374146">
            <text:p>1138.374146</text:p>
          </table:table-cell>
          <table:table-cell office:value-type="float" office:value="1143.851685">
            <text:p>1143.851685</text:p>
          </table:table-cell>
          <table:table-cell office:value-type="float" office:value="7.577495">
            <text:p>7.577495</text:p>
          </table:table-cell>
          <table:table-cell/>
        </table:table-row>
        <table:table-row table:style-name="ro1">
          <table:table-cell office:value-type="float" office:value="1.574999">
            <text:p>1.574999</text:p>
          </table:table-cell>
          <table:table-cell office:value-type="float" office:value="1145.916626">
            <text:p>1145.916626</text:p>
          </table:table-cell>
          <table:table-cell office:value-type="float" office:value="1141.996704">
            <text:p>1141.996704</text:p>
          </table:table-cell>
          <table:table-cell/>
        </table:table-row>
        <table:table-row table:style-name="ro1">
          <table:table-cell office:value-type="float" office:value="1145.636719">
            <text:p>1145.636719</text:p>
          </table:table-cell>
          <table:table-cell office:value-type="float" office:value="0.3675">
            <text:p>0.3675</text:p>
          </table:table-cell>
          <table:table-cell office:value-type="float" office:value="1144.429199">
            <text:p>1144.429199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41.366699">
            <text:p>1141.366699</text:p>
          </table:table-cell>
          <table:table-cell office:value-type="float" office:value="1146.424194">
            <text:p>1146.424194</text:p>
          </table:table-cell>
          <table:table-cell office:value-type="float" office:value="1141.436646">
            <text:p>1141.436646</text:p>
          </table:table-cell>
          <table:table-cell/>
        </table:table-row>
        <table:table-row table:style-name="ro1">
          <table:table-cell office:value-type="float" office:value="1140.824219">
            <text:p>1140.824219</text:p>
          </table:table-cell>
          <table:table-cell office:value-type="float" office:value="1142.626709">
            <text:p>1142.626709</text:p>
          </table:table-cell>
          <table:table-cell office:value-type="float" office:value="1142.854126">
            <text:p>1142.854126</text:p>
          </table:table-cell>
          <table:table-cell/>
        </table:table-row>
        <table:table-row table:style-name="ro1">
          <table:table-cell office:value-type="float" office:value="1143.414185">
            <text:p>1143.414185</text:p>
          </table:table-cell>
          <table:table-cell office:value-type="float" office:value="1140.561646">
            <text:p>1140.561646</text:p>
          </table:table-cell>
          <table:table-cell office:value-type="float" office:value="1146.319214">
            <text:p>1146.319214</text:p>
          </table:table-cell>
          <table:table-cell/>
        </table:table-row>
        <table:table-row table:style-name="ro1">
          <table:table-cell office:value-type="float" office:value="1136.624146">
            <text:p>1136.624146</text:p>
          </table:table-cell>
          <table:table-cell office:value-type="float" office:value="1145.269165">
            <text:p>1145.269165</text:p>
          </table:table-cell>
          <table:table-cell office:value-type="float" office:value="3.464998">
            <text:p>3.464998</text:p>
          </table:table-cell>
          <table:table-cell/>
        </table:table-row>
        <table:table-row table:style-name="ro1">
          <table:table-cell office:value-type="float" office:value="1.014999">
            <text:p>1.014999</text:p>
          </table:table-cell>
          <table:table-cell office:value-type="float" office:value="1144.044189">
            <text:p>1144.044189</text:p>
          </table:table-cell>
          <table:table-cell office:value-type="float" office:value="1.802499">
            <text:p>1.802499</text:p>
          </table:table-cell>
          <table:table-cell/>
        </table:table-row>
        <table:table-row table:style-name="ro1">
          <table:table-cell office:value-type="float" office:value="1144.044189">
            <text:p>1144.044189</text:p>
          </table:table-cell>
          <table:table-cell office:value-type="float" office:value="5.739996">
            <text:p>5.739996</text:p>
          </table:table-cell>
          <table:table-cell office:value-type="float" office:value="2.204998">
            <text:p>2.204998</text:p>
          </table:table-cell>
          <table:table-cell/>
        </table:table-row>
        <table:table-row table:style-name="ro1">
          <table:table-cell office:value-type="float" office:value="1143.27417">
            <text:p>1143.27417</text:p>
          </table:table-cell>
          <table:table-cell office:value-type="float" office:value="0.5075">
            <text:p>0.5075</text:p>
          </table:table-cell>
          <table:table-cell office:value-type="float" office:value="3.237498">
            <text:p>3.237498</text:p>
          </table:table-cell>
          <table:table-cell/>
        </table:table-row>
        <table:table-row table:style-name="ro1">
          <table:table-cell office:value-type="float" office:value="1140.64917">
            <text:p>1140.64917</text:p>
          </table:table-cell>
          <table:table-cell office:value-type="float" office:value="1141.57666">
            <text:p>1141.57666</text:p>
          </table:table-cell>
          <table:table-cell office:value-type="float" office:value="0.5425">
            <text:p>0.5425</text:p>
          </table:table-cell>
          <table:table-cell/>
        </table:table-row>
        <table:table-row table:style-name="ro1">
          <table:table-cell office:value-type="float" office:value="1145.269165">
            <text:p>1145.269165</text:p>
          </table:table-cell>
          <table:table-cell office:value-type="float" office:value="1146.44165">
            <text:p>1146.44165</text:p>
          </table:table-cell>
          <table:table-cell office:value-type="float" office:value="0.4375">
            <text:p>0.4375</text:p>
          </table:table-cell>
          <table:table-cell/>
        </table:table-row>
        <table:table-row table:style-name="ro1">
          <table:table-cell office:value-type="float" office:value="1144.919189">
            <text:p>1144.919189</text:p>
          </table:table-cell>
          <table:table-cell office:value-type="float" office:value="1143.309204">
            <text:p>1143.309204</text:p>
          </table:table-cell>
          <table:table-cell office:value-type="float" office:value="1.137499">
            <text:p>1.137499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45.286621">
            <text:p>1145.286621</text:p>
          </table:table-cell>
          <table:table-cell office:value-type="float" office:value="1146.809204">
            <text:p>1146.809204</text:p>
          </table:table-cell>
          <table:table-cell office:value-type="float" office:value="3.027498">
            <text:p>3.027498</text:p>
          </table:table-cell>
          <table:table-cell/>
        </table:table-row>
        <table:table-row table:style-name="ro1">
          <table:table-cell office:value-type="float" office:value="1142.609131">
            <text:p>1142.609131</text:p>
          </table:table-cell>
          <table:table-cell office:value-type="float" office:value="1143.746704">
            <text:p>1143.746704</text:p>
          </table:table-cell>
          <table:table-cell office:value-type="float" office:value="0.997499">
            <text:p>0.997499</text:p>
          </table:table-cell>
          <table:table-cell/>
        </table:table-row>
        <table:table-row table:style-name="ro1">
          <table:table-cell office:value-type="float" office:value="1141.96167">
            <text:p>1141.96167</text:p>
          </table:table-cell>
          <table:table-cell office:value-type="float" office:value="1141.401733">
            <text:p>1141.401733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1145.059204">
            <text:p>1145.059204</text:p>
          </table:table-cell>
          <table:table-cell office:value-type="float" office:value="1145.426636">
            <text:p>1145.426636</text:p>
          </table:table-cell>
          <table:table-cell office:value-type="float" office:value="0.979999">
            <text:p>0.979999</text:p>
          </table:table-cell>
          <table:table-cell/>
        </table:table-row>
        <table:table-row table:style-name="ro1">
          <table:table-cell office:value-type="float" office:value="1141.419189">
            <text:p>1141.419189</text:p>
          </table:table-cell>
          <table:table-cell office:value-type="float" office:value="1143.589111">
            <text:p>1143.589111</text:p>
          </table:table-cell>
          <table:table-cell office:value-type="float" office:value="0.787499">
            <text:p>0.787499</text:p>
          </table:table-cell>
          <table:table-cell/>
        </table:table-row>
        <table:table-row table:style-name="ro1">
          <table:table-cell office:value-type="float" office:value="1145.601685">
            <text:p>1145.601685</text:p>
          </table:table-cell>
          <table:table-cell office:value-type="float" office:value="1144.009155">
            <text:p>1144.009155</text:p>
          </table:table-cell>
          <table:table-cell office:value-type="float" office:value="2.082499">
            <text:p>2.082499</text:p>
          </table:table-cell>
          <table:table-cell/>
        </table:table-row>
        <table:table-row table:style-name="ro1">
          <table:table-cell office:value-type="float" office:value="1142.591675">
            <text:p>1142.591675</text:p>
          </table:table-cell>
          <table:table-cell office:value-type="float" office:value="1144.026611">
            <text:p>1144.026611</text:p>
          </table:table-cell>
          <table:table-cell office:value-type="float" office:value="1.662499">
            <text:p>1.662499</text:p>
          </table:table-cell>
          <table:table-cell/>
        </table:table-row>
        <table:table-row table:style-name="ro1">
          <table:table-cell office:value-type="float" office:value="1144.184204">
            <text:p>1144.184204</text:p>
          </table:table-cell>
          <table:table-cell office:value-type="float" office:value="1144.796631">
            <text:p>1144.796631</text:p>
          </table:table-cell>
          <table:table-cell office:value-type="float" office:value="3.447498">
            <text:p>3.447498</text:p>
          </table:table-cell>
          <table:table-cell/>
        </table:table-row>
        <table:table-row table:style-name="ro1">
          <table:table-cell office:value-type="float" office:value="1142.766724">
            <text:p>1142.766724</text:p>
          </table:table-cell>
          <table:table-cell office:value-type="float" office:value="1143.22168">
            <text:p>1143.22168</text:p>
          </table:table-cell>
          <table:table-cell office:value-type="float" office:value="5.494996">
            <text:p>5.494996</text:p>
          </table:table-cell>
          <table:table-cell/>
        </table:table-row>
        <table:table-row table:style-name="ro1">
          <table:table-cell office:value-type="float" office:value="1140.824219">
            <text:p>1140.824219</text:p>
          </table:table-cell>
          <table:table-cell office:value-type="float" office:value="0.2975">
            <text:p>0.2975</text:p>
          </table:table-cell>
          <table:table-cell office:value-type="float" office:value="0.6475">
            <text:p>0.6475</text:p>
          </table:table-cell>
          <table:table-cell office:value-type="float" office:value="1032.374756">
            <text:p>1032.374756</text:p>
          </table:table-cell>
        </table:table-row>
        <table:table-row table:style-name="ro1">
          <table:table-cell office:value-type="float" office:value="1141.419189">
            <text:p>1141.419189</text:p>
          </table:table-cell>
          <table:table-cell office:value-type="float" office:value="3.132498">
            <text:p>3.132498</text:p>
          </table:table-cell>
          <table:table-cell office:value-type="float" office:value="1146.72168">
            <text:p>1146.72168</text:p>
          </table:table-cell>
          <table:table-cell/>
        </table:table-row>
        <table:table-row table:style-name="ro1">
          <table:table-cell office:value-type="float" office:value="1146.424194">
            <text:p>1146.424194</text:p>
          </table:table-cell>
          <table:table-cell office:value-type="float" office:value="1140.859131">
            <text:p>1140.859131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office:value-type="float" office:value="1145.916626">
            <text:p>1145.916626</text:p>
          </table:table-cell>
          <table:table-cell office:value-type="float" office:value="1143.501709">
            <text:p>1143.501709</text:p>
          </table:table-cell>
          <table:table-cell office:value-type="float" office:value="2.589998">
            <text:p>2.589998</text:p>
          </table:table-cell>
          <table:table-cell/>
        </table:table-row>
        <table:table-row table:style-name="ro1">
          <table:table-cell office:value-type="float" office:value="1142.259155">
            <text:p>1142.259155</text:p>
          </table:table-cell>
          <table:table-cell office:value-type="float" office:value="1146.511719">
            <text:p>1146.511719</text:p>
          </table:table-cell>
          <table:table-cell office:value-type="float" office:value="1.784999">
            <text:p>1.784999</text:p>
          </table:table-cell>
          <table:table-cell/>
        </table:table-row>
        <table:table-row table:style-name="ro1">
          <table:table-cell office:value-type="float" office:value="1143.76416">
            <text:p>1143.76416</text:p>
          </table:table-cell>
          <table:table-cell office:value-type="float" office:value="1144.306641">
            <text:p>1144.306641</text:p>
          </table:table-cell>
          <table:table-cell office:value-type="float" office:value="0.892499">
            <text:p>0.892499</text:p>
          </table:table-cell>
          <table:table-cell/>
        </table:table-row>
        <table:table-row table:style-name="ro1">
          <table:table-cell office:value-type="float" office:value="1145.199219">
            <text:p>1145.199219</text:p>
          </table:table-cell>
          <table:table-cell office:value-type="float" office:value="1144.061646">
            <text:p>1144.061646</text:p>
          </table:table-cell>
          <table:table-cell office:value-type="float" office:value="1.574999">
            <text:p>1.574999</text:p>
          </table:table-cell>
          <table:table-cell/>
        </table:table-row>
        <table:table-row table:style-name="ro1">
          <table:table-cell office:value-type="float" office:value="1143.37915">
            <text:p>1143.37915</text:p>
          </table:table-cell>
          <table:table-cell office:value-type="float" office:value="1145.234131">
            <text:p>1145.234131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3.624146">
            <text:p>1143.624146</text:p>
          </table:table-cell>
          <table:table-cell office:value-type="float" office:value="1145.916626">
            <text:p>1145.916626</text:p>
          </table:table-cell>
          <table:table-cell office:value-type="float" office:value="1146.669189">
            <text:p>1146.669189</text:p>
          </table:table-cell>
          <table:table-cell/>
        </table:table-row>
        <table:table-row table:style-name="ro1">
          <table:table-cell office:value-type="float" office:value="1144.866699">
            <text:p>1144.866699</text:p>
          </table:table-cell>
          <table:table-cell office:value-type="float" office:value="0.28">
            <text:p>0.28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1146.074219">
            <text:p>1146.074219</text:p>
          </table:table-cell>
          <table:table-cell office:value-type="float" office:value="1146.109131">
            <text:p>1146.109131</text:p>
          </table:table-cell>
          <table:table-cell office:value-type="float" office:value="1.644999">
            <text:p>1.644999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1.47168">
            <text:p>1141.47168</text:p>
          </table:table-cell>
          <table:table-cell office:value-type="float" office:value="1146.616699">
            <text:p>1146.616699</text:p>
          </table:table-cell>
          <table:table-cell office:value-type="float" office:value="0.717499">
            <text:p>0.717499</text:p>
          </table:table-cell>
          <table:table-cell/>
        </table:table-row>
        <table:table-row table:style-name="ro1">
          <table:table-cell office:value-type="float" office:value="1142.434204">
            <text:p>1142.434204</text:p>
          </table:table-cell>
          <table:table-cell office:value-type="float" office:value="0.035">
            <text:p>0.035</text:p>
          </table:table-cell>
          <table:table-cell office:value-type="float" office:value="0.892499">
            <text:p>0.892499</text:p>
          </table:table-cell>
          <table:table-cell/>
        </table:table-row>
        <table:table-row table:style-name="ro1">
          <table:table-cell office:value-type="float" office:value="1144.69165">
            <text:p>1144.69165</text:p>
          </table:table-cell>
          <table:table-cell office:value-type="float" office:value="1143.064209">
            <text:p>1143.064209</text:p>
          </table:table-cell>
          <table:table-cell office:value-type="float" office:value="0.717499">
            <text:p>0.717499</text:p>
          </table:table-cell>
          <table:table-cell/>
        </table:table-row>
        <table:table-row table:style-name="ro1">
          <table:table-cell office:value-type="float" office:value="1144.481689">
            <text:p>1144.481689</text:p>
          </table:table-cell>
          <table:table-cell office:value-type="float" office:value="1143.169189">
            <text:p>1143.169189</text:p>
          </table:table-cell>
          <table:table-cell office:value-type="float" office:value="2.134999">
            <text:p>2.134999</text:p>
          </table:table-cell>
          <table:table-cell/>
        </table:table-row>
        <table:table-row table:style-name="ro1">
          <table:table-cell office:value-type="float" office:value="1143.256714">
            <text:p>1143.256714</text:p>
          </table:table-cell>
          <table:table-cell office:value-type="float" office:value="1145.40918">
            <text:p>1145.40918</text:p>
          </table:table-cell>
          <table:table-cell office:value-type="float" office:value="3.062498">
            <text:p>3.062498</text:p>
          </table:table-cell>
          <table:table-cell/>
        </table:table-row>
        <table:table-row table:style-name="ro1">
          <table:table-cell office:value-type="float" office:value="1143.37915">
            <text:p>1143.37915</text:p>
          </table:table-cell>
          <table:table-cell office:value-type="float" office:value="1143.904175">
            <text:p>1143.904175</text:p>
          </table:table-cell>
          <table:table-cell office:value-type="float" office:value="0.944999">
            <text:p>0.944999</text:p>
          </table:table-cell>
          <table:table-cell/>
        </table:table-row>
        <table:table-row table:style-name="ro1">
          <table:table-cell office:value-type="float" office:value="1145.02417">
            <text:p>1145.02417</text:p>
          </table:table-cell>
          <table:table-cell office:value-type="float" office:value="1143.799194">
            <text:p>1143.799194</text:p>
          </table:table-cell>
          <table:table-cell office:value-type="float" office:value="1.504999">
            <text:p>1.504999</text:p>
          </table:table-cell>
          <table:table-cell/>
        </table:table-row>
        <table:table-row table:style-name="ro1">
          <table:table-cell office:value-type="float" office:value="1142.906616">
            <text:p>1142.906616</text:p>
          </table:table-cell>
          <table:table-cell office:value-type="float" office:value="1146.861694">
            <text:p>1146.861694</text:p>
          </table:table-cell>
          <table:table-cell office:value-type="float" office:value="2.484998">
            <text:p>2.484998</text:p>
          </table:table-cell>
          <table:table-cell/>
        </table:table-row>
        <table:table-row table:style-name="ro1">
          <table:table-cell office:value-type="float" office:value="1142.574219">
            <text:p>1142.574219</text:p>
          </table:table-cell>
          <table:table-cell office:value-type="float" office:value="1144.919189">
            <text:p>1144.919189</text:p>
          </table:table-cell>
          <table:table-cell office:value-type="float" office:value="2.274998">
            <text:p>2.274998</text:p>
          </table:table-cell>
          <table:table-cell/>
        </table:table-row>
        <table:table-row table:style-name="ro1">
          <table:table-cell office:value-type="float" office:value="1143.22168">
            <text:p>1143.22168</text:p>
          </table:table-cell>
          <table:table-cell office:value-type="float" office:value="1143.869141">
            <text:p>1143.869141</text:p>
          </table:table-cell>
          <table:table-cell office:value-type="float" office:value="3.744997">
            <text:p>3.744997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4.289185">
            <text:p>1144.289185</text:p>
          </table:table-cell>
          <table:table-cell office:value-type="float" office:value="1143.781616">
            <text:p>1143.781616</text:p>
          </table:table-cell>
          <table:table-cell office:value-type="float" office:value="0.927499">
            <text:p>0.927499</text:p>
          </table:table-cell>
          <table:table-cell/>
        </table:table-row>
        <table:table-row table:style-name="ro1">
          <table:table-cell office:value-type="float" office:value="1143.361694">
            <text:p>1143.361694</text:p>
          </table:table-cell>
          <table:table-cell office:value-type="float" office:value="0.1575">
            <text:p>0.1575</text:p>
          </table:table-cell>
          <table:table-cell office:value-type="float" office:value="2.152498">
            <text:p>2.152498</text:p>
          </table:table-cell>
          <table:table-cell/>
        </table:table-row>
        <table:table-row table:style-name="ro1">
          <table:table-cell office:value-type="float" office:value="1142.031616">
            <text:p>1142.031616</text:p>
          </table:table-cell>
          <table:table-cell office:value-type="float" office:value="1145.741699">
            <text:p>1145.741699</text:p>
          </table:table-cell>
          <table:table-cell office:value-type="float" office:value="1.714999">
            <text:p>1.714999</text:p>
          </table:table-cell>
          <table:table-cell/>
        </table:table-row>
        <table:table-row table:style-name="ro1">
          <table:table-cell office:value-type="float" office:value="1143.396729">
            <text:p>1143.396729</text:p>
          </table:table-cell>
          <table:table-cell office:value-type="float" office:value="1145.95166">
            <text:p>1145.95166</text:p>
          </table:table-cell>
          <table:table-cell office:value-type="float" office:value="3.482497">
            <text:p>3.482497</text:p>
          </table:table-cell>
          <table:table-cell/>
        </table:table-row>
        <table:table-row table:style-name="ro1">
          <table:table-cell office:value-type="float" office:value="1145.934204">
            <text:p>1145.934204</text:p>
          </table:table-cell>
          <table:table-cell office:value-type="float" office:value="1143.099121">
            <text:p>1143.099121</text:p>
          </table:table-cell>
          <table:table-cell office:value-type="float" office:value="0.997499">
            <text:p>0.997499</text:p>
          </table:table-cell>
          <table:table-cell/>
        </table:table-row>
        <table:table-row table:style-name="ro1">
          <table:table-cell office:value-type="float" office:value="1143.606689">
            <text:p>1143.606689</text:p>
          </table:table-cell>
          <table:table-cell office:value-type="float" office:value="1146.371704">
            <text:p>1146.371704</text:p>
          </table:table-cell>
          <table:table-cell office:value-type="float" office:value="2.992498">
            <text:p>2.992498</text:p>
          </table:table-cell>
          <table:table-cell/>
        </table:table-row>
        <table:table-row table:style-name="ro1">
          <table:table-cell office:value-type="float" office:value="1141.366699">
            <text:p>1141.366699</text:p>
          </table:table-cell>
          <table:table-cell office:value-type="float" office:value="1144.709229">
            <text:p>1144.709229</text:p>
          </table:table-cell>
          <table:table-cell office:value-type="float" office:value="0.997499">
            <text:p>0.997499</text:p>
          </table:table-cell>
          <table:table-cell/>
        </table:table-row>
        <table:table-row table:style-name="ro1">
          <table:table-cell office:value-type="float" office:value="1144.656616">
            <text:p>1144.656616</text:p>
          </table:table-cell>
          <table:table-cell office:value-type="float" office:value="1145.479126">
            <text:p>1145.479126</text:p>
          </table:table-cell>
          <table:table-cell office:value-type="float" office:value="2.572498">
            <text:p>2.572498</text:p>
          </table:table-cell>
          <table:table-cell/>
        </table:table-row>
        <table:table-row table:style-name="ro1">
          <table:table-cell office:value-type="float" office:value="1141.839233">
            <text:p>1141.839233</text:p>
          </table:table-cell>
          <table:table-cell office:value-type="float" office:value="1146.809204">
            <text:p>1146.809204</text:p>
          </table:table-cell>
          <table:table-cell office:value-type="float" office:value="5.144996">
            <text:p>5.144996</text:p>
          </table:table-cell>
          <table:table-cell/>
        </table:table-row>
        <table:table-row table:style-name="ro1">
          <table:table-cell office:value-type="float" office:value="1143.099121">
            <text:p>1143.099121</text:p>
          </table:table-cell>
          <table:table-cell office:value-type="float" office:value="0.5075">
            <text:p>0.5075</text:p>
          </table:table-cell>
          <table:table-cell office:value-type="float" office:value="1.714999">
            <text:p>1.714999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5.269165">
            <text:p>1145.269165</text:p>
          </table:table-cell>
          <table:table-cell office:value-type="float" office:value="1142.819214">
            <text:p>1142.819214</text:p>
          </table:table-cell>
          <table:table-cell office:value-type="float" office:value="1146.529175">
            <text:p>1146.529175</text:p>
          </table:table-cell>
          <table:table-cell/>
        </table:table-row>
        <table:table-row table:style-name="ro1">
          <table:table-cell office:value-type="float" office:value="1142.556641">
            <text:p>1142.556641</text:p>
          </table:table-cell>
          <table:table-cell office:value-type="float" office:value="1144.866699">
            <text:p>1144.866699</text:p>
          </table:table-cell>
          <table:table-cell office:value-type="float" office:value="4.847497">
            <text:p>4.847497</text:p>
          </table:table-cell>
          <table:table-cell/>
        </table:table-row>
        <table:table-row table:style-name="ro1">
          <table:table-cell office:value-type="float" office:value="1142.539185">
            <text:p>1142.539185</text:p>
          </table:table-cell>
          <table:table-cell office:value-type="float" office:value="1145.059204">
            <text:p>1145.059204</text:p>
          </table:table-cell>
          <table:table-cell office:value-type="float" office:value="1.207499">
            <text:p>1.207499</text:p>
          </table:table-cell>
          <table:table-cell/>
        </table:table-row>
        <table:table-row table:style-name="ro1">
          <table:table-cell office:value-type="float" office:value="1144.114136">
            <text:p>1144.114136</text:p>
          </table:table-cell>
          <table:table-cell office:value-type="float" office:value="1143.886719">
            <text:p>1143.886719</text:p>
          </table:table-cell>
          <table:table-cell office:value-type="float" office:value="0.63">
            <text:p>0.63</text:p>
          </table:table-cell>
          <table:table-cell/>
        </table:table-row>
        <table:table-row table:style-name="ro1">
          <table:table-cell office:value-type="float" office:value="1143.641724">
            <text:p>1143.641724</text:p>
          </table:table-cell>
          <table:table-cell office:value-type="float" office:value="1143.956665">
            <text:p>1143.956665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1144.14917">
            <text:p>1144.14917</text:p>
          </table:table-cell>
          <table:table-cell office:value-type="float" office:value="1146.494141">
            <text:p>1146.494141</text:p>
          </table:table-cell>
          <table:table-cell office:value-type="float" office:value="2.029999">
            <text:p>2.029999</text:p>
          </table:table-cell>
          <table:table-cell/>
        </table:table-row>
        <table:table-row table:style-name="ro1">
          <table:table-cell office:value-type="float" office:value="1144.20166">
            <text:p>1144.20166</text:p>
          </table:table-cell>
          <table:table-cell office:value-type="float" office:value="1143.834229">
            <text:p>1143.834229</text:p>
          </table:table-cell>
          <table:table-cell office:value-type="float" office:value="1146.669189">
            <text:p>1146.669189</text:p>
          </table:table-cell>
          <table:table-cell/>
        </table:table-row>
        <table:table-row table:style-name="ro1">
          <table:table-cell office:value-type="float" office:value="1144.166626">
            <text:p>1144.166626</text:p>
          </table:table-cell>
          <table:table-cell office:value-type="float" office:value="1146.109131">
            <text:p>1146.109131</text:p>
          </table:table-cell>
          <table:table-cell office:value-type="float" office:value="3.097498">
            <text:p>3.097498</text:p>
          </table:table-cell>
          <table:table-cell/>
        </table:table-row>
        <table:table-row table:style-name="ro1">
          <table:table-cell office:value-type="float" office:value="1144.079224">
            <text:p>1144.079224</text:p>
          </table:table-cell>
          <table:table-cell office:value-type="float" office:value="1143.606689">
            <text:p>1143.606689</text:p>
          </table:table-cell>
          <table:table-cell office:value-type="float" office:value="0.3325">
            <text:p>0.3325</text:p>
          </table:table-cell>
          <table:table-cell/>
        </table:table-row>
        <table:table-row table:style-name="ro1">
          <table:table-cell office:value-type="float" office:value="1146.056641">
            <text:p>1146.056641</text:p>
          </table:table-cell>
          <table:table-cell office:value-type="float" office:value="1145.46167">
            <text:p>1145.46167</text:p>
          </table:table-cell>
          <table:table-cell office:value-type="float" office:value="2.659998">
            <text:p>2.659998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39.074219">
            <text:p>1139.074219</text:p>
          </table:table-cell>
          <table:table-cell office:value-type="float" office:value="1142.521729">
            <text:p>1142.521729</text:p>
          </table:table-cell>
          <table:table-cell office:value-type="float" office:value="1.452499">
            <text:p>1.452499</text:p>
          </table:table-cell>
          <table:table-cell/>
        </table:table-row>
        <table:table-row table:style-name="ro1">
          <table:table-cell office:value-type="float" office:value="0.245">
            <text:p>0.245</text:p>
          </table:table-cell>
          <table:table-cell office:value-type="float" office:value="1145.776611">
            <text:p>1145.776611</text:p>
          </table:table-cell>
          <table:table-cell office:value-type="float" office:value="4.234997">
            <text:p>4.234997</text:p>
          </table:table-cell>
          <table:table-cell/>
        </table:table-row>
        <table:table-row table:style-name="ro1">
          <table:table-cell office:value-type="float" office:value="1141.979126">
            <text:p>1141.979126</text:p>
          </table:table-cell>
          <table:table-cell office:value-type="float" office:value="1145.46167">
            <text:p>1145.46167</text:p>
          </table:table-cell>
          <table:table-cell office:value-type="float" office:value="1.119999">
            <text:p>1.119999</text:p>
          </table:table-cell>
          <table:table-cell/>
        </table:table-row>
        <table:table-row table:style-name="ro1">
          <table:table-cell office:value-type="float" office:value="1146.074219">
            <text:p>1146.074219</text:p>
          </table:table-cell>
          <table:table-cell office:value-type="float" office:value="1145.496704">
            <text:p>1145.496704</text:p>
          </table:table-cell>
          <table:table-cell office:value-type="float" office:value="2.274998">
            <text:p>2.274998</text:p>
          </table:table-cell>
          <table:table-cell/>
        </table:table-row>
        <table:table-row table:style-name="ro1">
          <table:table-cell office:value-type="float" office:value="1139.72168">
            <text:p>1139.72168</text:p>
          </table:table-cell>
          <table:table-cell office:value-type="float" office:value="1143.466675">
            <text:p>1143.466675</text:p>
          </table:table-cell>
          <table:table-cell office:value-type="float" office:value="1143.869141">
            <text:p>1143.869141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.119999">
            <text:p>1.119999</text:p>
          </table:table-cell>
          <table:table-cell office:value-type="float" office:value="5.267496">
            <text:p>5.267496</text:p>
          </table:table-cell>
          <table:table-cell/>
        </table:table-row>
        <table:table-row table:style-name="ro1">
          <table:table-cell office:value-type="float" office:value="1141.541626">
            <text:p>1141.541626</text:p>
          </table:table-cell>
          <table:table-cell office:value-type="float" office:value="1144.114136">
            <text:p>1144.114136</text:p>
          </table:table-cell>
          <table:table-cell office:value-type="float" office:value="2.572498">
            <text:p>2.572498</text:p>
          </table:table-cell>
          <table:table-cell/>
        </table:table-row>
        <table:table-row table:style-name="ro1">
          <table:table-cell office:value-type="float" office:value="1143.27417">
            <text:p>1143.27417</text:p>
          </table:table-cell>
          <table:table-cell office:value-type="float" office:value="1145.391724">
            <text:p>1145.391724</text:p>
          </table:table-cell>
          <table:table-cell office:value-type="float" office:value="2.397498">
            <text:p>2.397498</text:p>
          </table:table-cell>
          <table:table-cell/>
        </table:table-row>
        <table:table-row table:style-name="ro1">
          <table:table-cell office:value-type="float" office:value="0.1225">
            <text:p>0.1225</text:p>
          </table:table-cell>
          <table:table-cell office:value-type="float" office:value="1146.564209">
            <text:p>1146.564209</text:p>
          </table:table-cell>
          <table:table-cell office:value-type="float" office:value="2.012499">
            <text:p>2.012499</text:p>
          </table:table-cell>
          <table:table-cell/>
        </table:table-row>
        <table:table-row table:style-name="ro1">
          <table:table-cell office:value-type="float" office:value="1141.699219">
            <text:p>1141.699219</text:p>
          </table:table-cell>
          <table:table-cell office:value-type="float" office:value="1146.581665">
            <text:p>1146.581665</text:p>
          </table:table-cell>
          <table:table-cell office:value-type="float" office:value="0.997499">
            <text:p>0.997499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2.364136">
            <text:p>1142.364136</text:p>
          </table:table-cell>
          <table:table-cell office:value-type="float" office:value="1142.959229">
            <text:p>1142.959229</text:p>
          </table:table-cell>
          <table:table-cell office:value-type="float" office:value="0.1575">
            <text:p>0.1575</text:p>
          </table:table-cell>
          <table:table-cell/>
        </table:table-row>
        <table:table-row table:style-name="ro1">
          <table:table-cell office:value-type="float" office:value="1145.234131">
            <text:p>1145.234131</text:p>
          </table:table-cell>
          <table:table-cell office:value-type="float" office:value="1145.706665">
            <text:p>1145.706665</text:p>
          </table:table-cell>
          <table:table-cell office:value-type="float" office:value="3.832497">
            <text:p>3.832497</text:p>
          </table:table-cell>
          <table:table-cell/>
        </table:table-row>
        <table:table-row table:style-name="ro1">
          <table:table-cell office:value-type="float" office:value="1141.19165">
            <text:p>1141.19165</text:p>
          </table:table-cell>
          <table:table-cell office:value-type="float" office:value="1144.726685">
            <text:p>1144.726685</text:p>
          </table:table-cell>
          <table:table-cell office:value-type="float" office:value="2.432498">
            <text:p>2.432498</text:p>
          </table:table-cell>
          <table:table-cell/>
        </table:table-row>
        <table:table-row table:style-name="ro1">
          <table:table-cell office:value-type="float" office:value="1146.28418">
            <text:p>1146.28418</text:p>
          </table:table-cell>
          <table:table-cell office:value-type="float" office:value="1144.866699">
            <text:p>1144.866699</text:p>
          </table:table-cell>
          <table:table-cell office:value-type="float" office:value="2.869998">
            <text:p>2.869998</text:p>
          </table:table-cell>
          <table:table-cell/>
        </table:table-row>
        <table:table-row table:style-name="ro1">
          <table:table-cell office:value-type="float" office:value="1144.289185">
            <text:p>1144.289185</text:p>
          </table:table-cell>
          <table:table-cell office:value-type="float" office:value="1145.496704">
            <text:p>1145.496704</text:p>
          </table:table-cell>
          <table:table-cell office:value-type="float" office:value="1.049999">
            <text:p>1.049999</text:p>
          </table:table-cell>
          <table:table-cell/>
        </table:table-row>
        <table:table-row table:style-name="ro1">
          <table:table-cell office:value-type="float" office:value="1140.561646">
            <text:p>1140.561646</text:p>
          </table:table-cell>
          <table:table-cell office:value-type="float" office:value="1145.811646">
            <text:p>1145.811646</text:p>
          </table:table-cell>
          <table:table-cell office:value-type="float" office:value="1.907499">
            <text:p>1.907499</text:p>
          </table:table-cell>
          <table:table-cell/>
        </table:table-row>
        <table:table-row table:style-name="ro1">
          <table:table-cell office:value-type="float" office:value="1.277499">
            <text:p>1.277499</text:p>
          </table:table-cell>
          <table:table-cell office:value-type="float" office:value="1144.446655">
            <text:p>1144.446655</text:p>
          </table:table-cell>
          <table:table-cell office:value-type="float" office:value="3.377497">
            <text:p>3.377497</text:p>
          </table:table-cell>
          <table:table-cell/>
        </table:table-row>
        <table:table-row table:style-name="ro1">
          <table:table-cell office:value-type="float" office:value="1145.584229">
            <text:p>1145.584229</text:p>
          </table:table-cell>
          <table:table-cell office:value-type="float" office:value="1143.151611">
            <text:p>1143.151611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office:value-type="float" office:value="1145.549194">
            <text:p>1145.549194</text:p>
          </table:table-cell>
          <table:table-cell office:value-type="float" office:value="1146.581665">
            <text:p>1146.581665</text:p>
          </table:table-cell>
          <table:table-cell office:value-type="float" office:value="1.277499">
            <text:p>1.277499</text:p>
          </table:table-cell>
          <table:table-cell/>
        </table:table-row>
        <table:table-row table:style-name="ro1">
          <table:table-cell office:value-type="float" office:value="1142.101685">
            <text:p>1142.101685</text:p>
          </table:table-cell>
          <table:table-cell office:value-type="float" office:value="1146.564209">
            <text:p>1146.564209</text:p>
          </table:table-cell>
          <table:table-cell office:value-type="float" office:value="1146.616699">
            <text:p>1146.616699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5.234131">
            <text:p>1145.234131</text:p>
          </table:table-cell>
          <table:table-cell office:value-type="float" office:value="1146.406616">
            <text:p>1146.4066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3.519165">
            <text:p>1143.519165</text:p>
          </table:table-cell>
          <table:table-cell office:value-type="float" office:value="1145.006714">
            <text:p>1145.006714</text:p>
          </table:table-cell>
          <table:table-cell office:value-type="float" office:value="1.207499">
            <text:p>1.207499</text:p>
          </table:table-cell>
          <table:table-cell/>
        </table:table-row>
        <table:table-row table:style-name="ro1">
          <table:table-cell office:value-type="float" office:value="1143.169189">
            <text:p>1143.169189</text:p>
          </table:table-cell>
          <table:table-cell office:value-type="float" office:value="1143.204224">
            <text:p>1143.204224</text:p>
          </table:table-cell>
          <table:table-cell office:value-type="float" office:value="2.729998">
            <text:p>2.729998</text:p>
          </table:table-cell>
          <table:table-cell/>
        </table:table-row>
        <table:table-row table:style-name="ro1">
          <table:table-cell office:value-type="float" office:value="1140.281616">
            <text:p>1140.281616</text:p>
          </table:table-cell>
          <table:table-cell office:value-type="float" office:value="1142.994141">
            <text:p>1142.994141</text:p>
          </table:table-cell>
          <table:table-cell office:value-type="float" office:value="1.714999">
            <text:p>1.714999</text:p>
          </table:table-cell>
          <table:table-cell/>
        </table:table-row>
        <table:table-row table:style-name="ro1">
          <table:table-cell office:value-type="float" office:value="1143.32666">
            <text:p>1143.32666</text:p>
          </table:table-cell>
          <table:table-cell office:value-type="float" office:value="1143.76416">
            <text:p>1143.76416</text:p>
          </table:table-cell>
          <table:table-cell office:value-type="float" office:value="2.554998">
            <text:p>2.554998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143.589111">
            <text:p>1143.589111</text:p>
          </table:table-cell>
          <table:table-cell office:value-type="float" office:value="2.589998">
            <text:p>2.589998</text:p>
          </table:table-cell>
          <table:table-cell/>
        </table:table-row>
        <table:table-row table:style-name="ro1">
          <table:table-cell office:value-type="float" office:value="1143.204224">
            <text:p>1143.204224</text:p>
          </table:table-cell>
          <table:table-cell office:value-type="float" office:value="1143.641724">
            <text:p>1143.641724</text:p>
          </table:table-cell>
          <table:table-cell office:value-type="float" office:value="2.204998">
            <text:p>2.204998</text:p>
          </table:table-cell>
          <table:table-cell/>
        </table:table-row>
        <table:table-row table:style-name="ro1">
          <table:table-cell office:value-type="float" office:value="1142.119141">
            <text:p>1142.119141</text:p>
          </table:table-cell>
          <table:table-cell office:value-type="float" office:value="1146.021729">
            <text:p>1146.021729</text:p>
          </table:table-cell>
          <table:table-cell office:value-type="float" office:value="2.257498">
            <text:p>2.257498</text:p>
          </table:table-cell>
          <table:table-cell/>
        </table:table-row>
        <table:table-row table:style-name="ro1">
          <table:table-cell office:value-type="float" office:value="1142.486694">
            <text:p>1142.486694</text:p>
          </table:table-cell>
          <table:table-cell office:value-type="float" office:value="1146.126709">
            <text:p>1146.126709</text:p>
          </table:table-cell>
          <table:table-cell office:value-type="float" office:value="2.939998">
            <text:p>2.939998</text:p>
          </table:table-cell>
          <table:table-cell/>
        </table:table-row>
        <table:table-row table:style-name="ro1">
          <table:table-cell office:value-type="float" office:value="1143.186646">
            <text:p>1143.186646</text:p>
          </table:table-cell>
          <table:table-cell office:value-type="float" office:value="1143.361694">
            <text:p>1143.361694</text:p>
          </table:table-cell>
          <table:table-cell office:value-type="float" office:value="1.119999">
            <text:p>1.119999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3.414185">
            <text:p>1143.414185</text:p>
          </table:table-cell>
          <table:table-cell office:value-type="float" office:value="1143.064209">
            <text:p>1143.064209</text:p>
          </table:table-cell>
          <table:table-cell office:value-type="float" office:value="2.957498">
            <text:p>2.957498</text:p>
          </table:table-cell>
          <table:table-cell/>
        </table:table-row>
        <table:table-row table:style-name="ro1">
          <table:table-cell office:value-type="float" office:value="1145.216675">
            <text:p>1145.216675</text:p>
          </table:table-cell>
          <table:table-cell office:value-type="float" office:value="1145.969116">
            <text:p>1145.969116</text:p>
          </table:table-cell>
          <table:table-cell office:value-type="float" office:value="2.939998">
            <text:p>2.939998</text:p>
          </table:table-cell>
          <table:table-cell/>
        </table:table-row>
        <table:table-row table:style-name="ro1">
          <table:table-cell office:value-type="float" office:value="1140.929199">
            <text:p>1140.929199</text:p>
          </table:table-cell>
          <table:table-cell office:value-type="float" office:value="1144.919189">
            <text:p>1144.919189</text:p>
          </table:table-cell>
          <table:table-cell office:value-type="float" office:value="1.924999">
            <text:p>1.924999</text:p>
          </table:table-cell>
          <table:table-cell/>
        </table:table-row>
        <table:table-row table:style-name="ro1">
          <table:table-cell office:value-type="float" office:value="1145.969116">
            <text:p>1145.969116</text:p>
          </table:table-cell>
          <table:table-cell office:value-type="float" office:value="1143.869141">
            <text:p>1143.869141</text:p>
          </table:table-cell>
          <table:table-cell office:value-type="float" office:value="2.904998">
            <text:p>2.904998</text:p>
          </table:table-cell>
          <table:table-cell/>
        </table:table-row>
        <table:table-row table:style-name="ro1">
          <table:table-cell office:value-type="float" office:value="1144.884155">
            <text:p>1144.884155</text:p>
          </table:table-cell>
          <table:table-cell office:value-type="float" office:value="1144.271729">
            <text:p>1144.271729</text:p>
          </table:table-cell>
          <table:table-cell office:value-type="float" office:value="3.307498">
            <text:p>3.307498</text:p>
          </table:table-cell>
          <table:table-cell/>
        </table:table-row>
        <table:table-row table:style-name="ro1">
          <table:table-cell office:value-type="float" office:value="1141.891724">
            <text:p>1141.891724</text:p>
          </table:table-cell>
          <table:table-cell office:value-type="float" office:value="1144.569214">
            <text:p>1144.569214</text:p>
          </table:table-cell>
          <table:table-cell office:value-type="float" office:value="4.094997">
            <text:p>4.094997</text:p>
          </table:table-cell>
          <table:table-cell/>
        </table:table-row>
        <table:table-row table:style-name="ro1">
          <table:table-cell office:value-type="float" office:value="1142.381714">
            <text:p>1142.381714</text:p>
          </table:table-cell>
          <table:table-cell office:value-type="float" office:value="1144.376709">
            <text:p>1144.376709</text:p>
          </table:table-cell>
          <table:table-cell office:value-type="float" office:value="4.112497">
            <text:p>4.112497</text:p>
          </table:table-cell>
          <table:table-cell/>
        </table:table-row>
        <table:table-row table:style-name="ro1">
          <table:table-cell office:value-type="float" office:value="1144.936646">
            <text:p>1144.936646</text:p>
          </table:table-cell>
          <table:table-cell office:value-type="float" office:value="1145.759155">
            <text:p>1145.759155</text:p>
          </table:table-cell>
          <table:table-cell office:value-type="float" office:value="3.027498">
            <text:p>3.027498</text:p>
          </table:table-cell>
          <table:table-cell/>
        </table:table-row>
        <table:table-row table:style-name="ro1">
          <table:table-cell office:value-type="float" office:value="1139.424194">
            <text:p>1139.424194</text:p>
          </table:table-cell>
          <table:table-cell office:value-type="float" office:value="1145.374146">
            <text:p>1145.374146</text:p>
          </table:table-cell>
          <table:table-cell office:value-type="float" office:value="0.3325">
            <text:p>0.3325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145.321655">
            <text:p>1145.321655</text:p>
          </table:table-cell>
          <table:table-cell office:value-type="float" office:value="2.554998">
            <text:p>2.554998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3.011719">
            <text:p>1143.011719</text:p>
          </table:table-cell>
          <table:table-cell office:value-type="float" office:value="1141.891724">
            <text:p>1141.891724</text:p>
          </table:table-cell>
          <table:table-cell office:value-type="float" office:value="0.245">
            <text:p>0.245</text:p>
          </table:table-cell>
          <table:table-cell/>
        </table:table-row>
        <table:table-row table:style-name="ro1">
          <table:table-cell office:value-type="float" office:value="1144.359131">
            <text:p>1144.359131</text:p>
          </table:table-cell>
          <table:table-cell office:value-type="float" office:value="1145.794189">
            <text:p>1145.794189</text:p>
          </table:table-cell>
          <table:table-cell office:value-type="float" office:value="3.079998">
            <text:p>3.079998</text:p>
          </table:table-cell>
          <table:table-cell/>
        </table:table-row>
        <table:table-row table:style-name="ro1">
          <table:table-cell office:value-type="float" office:value="1143.081665">
            <text:p>1143.081665</text:p>
          </table:table-cell>
          <table:table-cell office:value-type="float" office:value="1144.411621">
            <text:p>1144.411621</text:p>
          </table:table-cell>
          <table:table-cell office:value-type="float" office:value="1146.72168">
            <text:p>1146.72168</text:p>
          </table:table-cell>
          <table:table-cell/>
        </table:table-row>
        <table:table-row table:style-name="ro1">
          <table:table-cell office:value-type="float" office:value="1144.569214">
            <text:p>1144.569214</text:p>
          </table:table-cell>
          <table:table-cell office:value-type="float" office:value="1146.77417">
            <text:p>1146.77417</text:p>
          </table:table-cell>
          <table:table-cell office:value-type="float" office:value="1.749999">
            <text:p>1.749999</text:p>
          </table:table-cell>
          <table:table-cell/>
        </table:table-row>
        <table:table-row table:style-name="ro1">
          <table:table-cell office:value-type="float" office:value="1144.394165">
            <text:p>1144.394165</text:p>
          </table:table-cell>
          <table:table-cell office:value-type="float" office:value="1142.189209">
            <text:p>1142.189209</text:p>
          </table:table-cell>
          <table:table-cell office:value-type="float" office:value="1146.459229">
            <text:p>1146.459229</text:p>
          </table:table-cell>
          <table:table-cell/>
        </table:table-row>
        <table:table-row table:style-name="ro1">
          <table:table-cell office:value-type="float" office:value="1145.304199">
            <text:p>1145.304199</text:p>
          </table:table-cell>
          <table:table-cell office:value-type="float" office:value="1145.269165">
            <text:p>1145.269165</text:p>
          </table:table-cell>
          <table:table-cell office:value-type="float" office:value="3.919997">
            <text:p>3.919997</text:p>
          </table:table-cell>
          <table:table-cell/>
        </table:table-row>
        <table:table-row table:style-name="ro1">
          <table:table-cell office:value-type="float" office:value="1143.694214">
            <text:p>1143.694214</text:p>
          </table:table-cell>
          <table:table-cell office:value-type="float" office:value="1144.411621">
            <text:p>1144.411621</text:p>
          </table:table-cell>
          <table:table-cell office:value-type="float" office:value="0.595">
            <text:p>0.595</text:p>
          </table:table-cell>
          <table:table-cell/>
        </table:table-row>
        <table:table-row table:style-name="ro1">
          <table:table-cell office:value-type="float" office:value="1141.52417">
            <text:p>1141.52417</text:p>
          </table:table-cell>
          <table:table-cell office:value-type="float" office:value="1146.354126">
            <text:p>1146.354126</text:p>
          </table:table-cell>
          <table:table-cell office:value-type="float" office:value="1.417499">
            <text:p>1.417499</text:p>
          </table:table-cell>
          <table:table-cell/>
        </table:table-row>
        <table:table-row table:style-name="ro1">
          <table:table-cell office:value-type="float" office:value="1144.25415">
            <text:p>1144.25415</text:p>
          </table:table-cell>
          <table:table-cell office:value-type="float" office:value="1143.81665">
            <text:p>1143.81665</text:p>
          </table:table-cell>
          <table:table-cell office:value-type="float" office:value="1.067499">
            <text:p>1.067499</text:p>
          </table:table-cell>
          <table:table-cell/>
        </table:table-row>
        <table:table-row table:style-name="ro1">
          <table:table-cell office:value-type="float" office:value="1144.53418">
            <text:p>1144.53418</text:p>
          </table:table-cell>
          <table:table-cell office:value-type="float" office:value="1144.936646">
            <text:p>1144.936646</text:p>
          </table:table-cell>
          <table:table-cell office:value-type="float" office:value="3.884997">
            <text:p>3.884997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39.126709">
            <text:p>1139.126709</text:p>
          </table:table-cell>
          <table:table-cell office:value-type="float" office:value="1145.234131">
            <text:p>1145.234131</text:p>
          </table:table-cell>
          <table:table-cell office:value-type="float" office:value="4.059997">
            <text:p>4.059997</text:p>
          </table:table-cell>
          <table:table-cell/>
        </table:table-row>
        <table:table-row table:style-name="ro1">
          <table:table-cell office:value-type="float" office:value="1144.376709">
            <text:p>1144.376709</text:p>
          </table:table-cell>
          <table:table-cell office:value-type="float" office:value="1146.144165">
            <text:p>1146.144165</text:p>
          </table:table-cell>
          <table:table-cell office:value-type="float" office:value="3.062498">
            <text:p>3.062498</text:p>
          </table:table-cell>
          <table:table-cell/>
        </table:table-row>
        <table:table-row table:style-name="ro1">
          <table:table-cell office:value-type="float" office:value="1144.499146">
            <text:p>1144.499146</text:p>
          </table:table-cell>
          <table:table-cell office:value-type="float" office:value="1145.496704">
            <text:p>1145.496704</text:p>
          </table:table-cell>
          <table:table-cell office:value-type="float" office:value="1146.82666">
            <text:p>1146.82666</text:p>
          </table:table-cell>
          <table:table-cell/>
        </table:table-row>
        <table:table-row table:style-name="ro1">
          <table:table-cell office:value-type="float" office:value="1138.041626">
            <text:p>1138.041626</text:p>
          </table:table-cell>
          <table:table-cell office:value-type="float" office:value="1142.679199">
            <text:p>1142.679199</text:p>
          </table:table-cell>
          <table:table-cell office:value-type="float" office:value="3.167498">
            <text:p>3.167498</text:p>
          </table:table-cell>
          <table:table-cell/>
        </table:table-row>
        <table:table-row table:style-name="ro1">
          <table:table-cell office:value-type="float" office:value="1144.761719">
            <text:p>1144.761719</text:p>
          </table:table-cell>
          <table:table-cell office:value-type="float" office:value="1129.186646">
            <text:p>1129.186646</text:p>
          </table:table-cell>
          <table:table-cell office:value-type="float" office:value="1142.311646">
            <text:p>1142.311646</text:p>
          </table:table-cell>
          <table:table-cell/>
        </table:table-row>
        <table:table-row table:style-name="ro1">
          <table:table-cell office:value-type="float" office:value="1146.354126">
            <text:p>1146.354126</text:p>
          </table:table-cell>
          <table:table-cell office:value-type="float" office:value="1140.526733">
            <text:p>1140.526733</text:p>
          </table:table-cell>
          <table:table-cell office:value-type="float" office:value="1140.21167">
            <text:p>1140.21167</text:p>
          </table:table-cell>
          <table:table-cell/>
        </table:table-row>
        <table:table-row table:style-name="ro1">
          <table:table-cell office:value-type="float" office:value="4.147497">
            <text:p>4.147497</text:p>
          </table:table-cell>
          <table:table-cell office:value-type="float" office:value="1142.854126">
            <text:p>1142.854126</text:p>
          </table:table-cell>
          <table:table-cell office:value-type="float" office:value="1139.319214">
            <text:p>1139.319214</text:p>
          </table:table-cell>
          <table:table-cell/>
        </table:table-row>
        <table:table-row table:style-name="ro1">
          <table:table-cell office:value-type="float" office:value="1137.324219">
            <text:p>1137.324219</text:p>
          </table:table-cell>
          <table:table-cell office:value-type="float" office:value="1140.631714">
            <text:p>1140.631714</text:p>
          </table:table-cell>
          <table:table-cell office:value-type="float" office:value="1140.124146">
            <text:p>1140.124146</text:p>
          </table:table-cell>
          <table:table-cell/>
        </table:table-row>
        <table:table-row table:style-name="ro1">
          <table:table-cell office:value-type="float" office:value="1133.70166">
            <text:p>1133.70166</text:p>
          </table:table-cell>
          <table:table-cell office:value-type="float" office:value="5.267496">
            <text:p>5.267496</text:p>
          </table:table-cell>
          <table:table-cell office:value-type="float" office:value="1.924999">
            <text:p>1.924999</text:p>
          </table:table-cell>
          <table:table-cell/>
        </table:table-row>
        <table:table-row table:style-name="ro1">
          <table:table-cell office:value-type="float" office:value="1133.789185">
            <text:p>1133.789185</text:p>
          </table:table-cell>
          <table:table-cell office:value-type="float" office:value="1137.25415">
            <text:p>1137.25415</text:p>
          </table:table-cell>
          <table:table-cell office:value-type="float" office:value="7.734994">
            <text:p>7.734994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3.186646">
            <text:p>1143.186646</text:p>
          </table:table-cell>
          <table:table-cell office:value-type="float" office:value="0.1575">
            <text:p>0.1575</text:p>
          </table:table-cell>
          <table:table-cell office:value-type="float" office:value="1140.526733">
            <text:p>1140.526733</text:p>
          </table:table-cell>
          <table:table-cell/>
        </table:table-row>
        <table:table-row table:style-name="ro1">
          <table:table-cell office:value-type="float" office:value="1142.714111">
            <text:p>1142.714111</text:p>
          </table:table-cell>
          <table:table-cell office:value-type="float" office:value="1142.819214">
            <text:p>1142.819214</text:p>
          </table:table-cell>
          <table:table-cell office:value-type="float" office:value="1144.919189">
            <text:p>1144.919189</text:p>
          </table:table-cell>
          <table:table-cell/>
        </table:table-row>
        <table:table-row table:style-name="ro1">
          <table:table-cell office:value-type="float" office:value="1136.309204">
            <text:p>1136.309204</text:p>
          </table:table-cell>
          <table:table-cell office:value-type="float" office:value="1142.084229">
            <text:p>1142.084229</text:p>
          </table:table-cell>
          <table:table-cell office:value-type="float" office:value="1145.356689">
            <text:p>1145.356689</text:p>
          </table:table-cell>
          <table:table-cell/>
        </table:table-row>
        <table:table-row table:style-name="ro1">
          <table:table-cell office:value-type="float" office:value="1142.521729">
            <text:p>1142.521729</text:p>
          </table:table-cell>
          <table:table-cell office:value-type="float" office:value="1144.674194">
            <text:p>1144.674194</text:p>
          </table:table-cell>
          <table:table-cell office:value-type="float" office:value="1.469999">
            <text:p>1.469999</text:p>
          </table:table-cell>
          <table:table-cell/>
        </table:table-row>
        <table:table-row table:style-name="ro1">
          <table:table-cell office:value-type="float" office:value="1142.766724">
            <text:p>1142.766724</text:p>
          </table:table-cell>
          <table:table-cell office:value-type="float" office:value="1142.45166">
            <text:p>1142.45166</text:p>
          </table:table-cell>
          <table:table-cell office:value-type="float" office:value="5.162496">
            <text:p>5.162496</text:p>
          </table:table-cell>
          <table:table-cell/>
        </table:table-row>
        <table:table-row table:style-name="ro1">
          <table:table-cell office:value-type="float" office:value="1144.131714">
            <text:p>1144.131714</text:p>
          </table:table-cell>
          <table:table-cell office:value-type="float" office:value="0.6825">
            <text:p>0.6825</text:p>
          </table:table-cell>
          <table:table-cell office:value-type="float" office:value="13.019991">
            <text:p>13.019991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146.424194">
            <text:p>1146.424194</text:p>
          </table:table-cell>
          <table:table-cell office:value-type="float" office:value="13.63249">
            <text:p>13.63249</text:p>
          </table:table-cell>
          <table:table-cell/>
        </table:table-row>
        <table:table-row table:style-name="ro1">
          <table:table-cell office:value-type="float" office:value="1139.72168">
            <text:p>1139.72168</text:p>
          </table:table-cell>
          <table:table-cell office:value-type="float" office:value="1138.444214">
            <text:p>1138.444214</text:p>
          </table:table-cell>
          <table:table-cell office:value-type="float" office:value="5.704996">
            <text:p>5.704996</text:p>
          </table:table-cell>
          <table:table-cell/>
        </table:table-row>
        <table:table-row table:style-name="ro1">
          <table:table-cell office:value-type="float" office:value="1138.181641">
            <text:p>1138.181641</text:p>
          </table:table-cell>
          <table:table-cell office:value-type="float" office:value="1139.931641">
            <text:p>1139.931641</text:p>
          </table:table-cell>
          <table:table-cell office:value-type="float" office:value="10.237493">
            <text:p>10.237493</text:p>
          </table:table-cell>
          <table:table-cell/>
        </table:table-row>
        <table:table-row table:style-name="ro1">
          <table:table-cell office:value-type="float" office:value="1134.314209">
            <text:p>1134.314209</text:p>
          </table:table-cell>
          <table:table-cell office:value-type="float" office:value="1141.646729">
            <text:p>1141.646729</text:p>
          </table:table-cell>
          <table:table-cell office:value-type="float" office:value="4.252497">
            <text:p>4.252497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0.2975">
            <text:p>0.2975</text:p>
          </table:table-cell>
          <table:table-cell office:value-type="float" office:value="1143.116699">
            <text:p>1143.116699</text:p>
          </table:table-cell>
          <table:table-cell office:value-type="float" office:value="1145.776611">
            <text:p>1145.776611</text:p>
          </table:table-cell>
          <table:table-cell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3.604997">
            <text:p>3.604997</text:p>
          </table:table-cell>
          <table:table-cell office:value-type="float" office:value="2.379998">
            <text:p>2.379998</text:p>
          </table:table-cell>
          <table:table-cell/>
        </table:table-row>
        <table:table-row table:style-name="ro1">
          <table:table-cell office:value-type="float" office:value="2.344998">
            <text:p>2.344998</text:p>
          </table:table-cell>
          <table:table-cell office:value-type="float" office:value="1144.69165">
            <text:p>1144.69165</text:p>
          </table:table-cell>
          <table:table-cell office:value-type="float" office:value="3.552497">
            <text:p>3.552497</text:p>
          </table:table-cell>
          <table:table-cell/>
        </table:table-row>
        <table:table-row table:style-name="ro1">
          <table:table-cell office:value-type="float" office:value="1139.809204">
            <text:p>1139.809204</text:p>
          </table:table-cell>
          <table:table-cell office:value-type="float" office:value="1146.634155">
            <text:p>1146.634155</text:p>
          </table:table-cell>
          <table:table-cell office:value-type="float" office:value="6.807495">
            <text:p>6.807495</text:p>
          </table:table-cell>
          <table:table-cell/>
        </table:table-row>
        <table:table-row table:style-name="ro1">
          <table:table-cell office:value-type="float" office:value="1138.111694">
            <text:p>1138.111694</text:p>
          </table:table-cell>
          <table:table-cell office:value-type="float" office:value="1140.509155">
            <text:p>1140.509155</text:p>
          </table:table-cell>
          <table:table-cell office:value-type="float" office:value="10.342492">
            <text:p>10.342492</text:p>
          </table:table-cell>
          <table:table-cell/>
        </table:table-row>
        <table:table-row table:style-name="ro1">
          <table:table-cell office:value-type="float" office:value="1126.456665">
            <text:p>1126.456665</text:p>
          </table:table-cell>
          <table:table-cell office:value-type="float" office:value="0.525">
            <text:p>0.525</text:p>
          </table:table-cell>
          <table:table-cell office:value-type="float" office:value="1.224999">
            <text:p>1.224999</text:p>
          </table:table-cell>
          <table:table-cell/>
        </table:table-row>
        <table:table-row table:style-name="ro1">
          <table:table-cell office:value-type="float" office:value="3.972497">
            <text:p>3.972497</text:p>
          </table:table-cell>
          <table:table-cell office:value-type="float" office:value="1146.791626">
            <text:p>1146.791626</text:p>
          </table:table-cell>
          <table:table-cell office:value-type="float" office:value="1145.934204">
            <text:p>1145.934204</text:p>
          </table:table-cell>
          <table:table-cell/>
        </table:table-row>
        <table:table-row table:style-name="ro1">
          <table:table-cell office:value-type="float" office:value="1.679999">
            <text:p>1.679999</text:p>
          </table:table-cell>
          <table:table-cell office:value-type="float" office:value="1.417499">
            <text:p>1.417499</text:p>
          </table:table-cell>
          <table:table-cell office:value-type="float" office:value="1145.811646">
            <text:p>1145.811646</text:p>
          </table:table-cell>
          <table:table-cell/>
        </table:table-row>
        <table:table-row table:style-name="ro1">
          <table:table-cell office:value-type="float" office:value="2.029999">
            <text:p>2.029999</text:p>
          </table:table-cell>
          <table:table-cell office:value-type="float" office:value="1146.144165">
            <text:p>1146.144165</text:p>
          </table:table-cell>
          <table:table-cell office:value-type="float" office:value="2.624998">
            <text:p>2.624998</text:p>
          </table:table-cell>
          <table:table-cell/>
        </table:table-row>
        <table:table-row table:style-name="ro1">
          <table:table-cell office:value-type="float" office:value="1142.871704">
            <text:p>1142.871704</text:p>
          </table:table-cell>
          <table:table-cell office:value-type="float" office:value="1145.269165">
            <text:p>1145.269165</text:p>
          </table:table-cell>
          <table:table-cell office:value-type="float" office:value="0.315">
            <text:p>0.315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5.111694">
            <text:p>1145.111694</text:p>
          </table:table-cell>
          <table:table-cell office:value-type="float" office:value="1.014999">
            <text:p>1.014999</text:p>
          </table:table-cell>
          <table:table-cell office:value-type="float" office:value="0.979999">
            <text:p>0.979999</text:p>
          </table:table-cell>
          <table:table-cell/>
        </table:table-row>
        <table:table-row table:style-name="ro1">
          <table:table-cell office:value-type="float" office:value="1143.151611">
            <text:p>1143.151611</text:p>
          </table:table-cell>
          <table:table-cell office:value-type="float" office:value="1143.431641">
            <text:p>1143.431641</text:p>
          </table:table-cell>
          <table:table-cell office:value-type="float" office:value="1.469999">
            <text:p>1.469999</text:p>
          </table:table-cell>
          <table:table-cell/>
        </table:table-row>
        <table:table-row table:style-name="ro1">
          <table:table-cell office:value-type="float" office:value="1145.706665">
            <text:p>1145.706665</text:p>
          </table:table-cell>
          <table:table-cell office:value-type="float" office:value="1145.059204">
            <text:p>1145.059204</text:p>
          </table:table-cell>
          <table:table-cell office:value-type="float" office:value="1.889999">
            <text:p>1.889999</text:p>
          </table:table-cell>
          <table:table-cell/>
        </table:table-row>
        <table:table-row table:style-name="ro1">
          <table:table-cell office:value-type="float" office:value="1145.934204">
            <text:p>1145.934204</text:p>
          </table:table-cell>
          <table:table-cell office:value-type="float" office:value="1144.989136">
            <text:p>1144.989136</text:p>
          </table:table-cell>
          <table:table-cell office:value-type="float" office:value="6.177495">
            <text:p>6.177495</text:p>
          </table:table-cell>
          <table:table-cell/>
        </table:table-row>
        <table:table-row table:style-name="ro1">
          <table:table-cell office:value-type="float" office:value="1143.501709">
            <text:p>1143.501709</text:p>
          </table:table-cell>
          <table:table-cell office:value-type="float" office:value="0.315">
            <text:p>0.315</text:p>
          </table:table-cell>
          <table:table-cell office:value-type="float" office:value="4.829997">
            <text:p>4.829997</text:p>
          </table:table-cell>
          <table:table-cell/>
        </table:table-row>
        <table:table-row table:style-name="ro1">
          <table:table-cell office:value-type="float" office:value="1145.146729">
            <text:p>1145.146729</text:p>
          </table:table-cell>
          <table:table-cell office:value-type="float" office:value="1142.294189">
            <text:p>1142.294189</text:p>
          </table:table-cell>
          <table:table-cell office:value-type="float" office:value="1145.84668">
            <text:p>1145.84668</text:p>
          </table:table-cell>
          <table:table-cell/>
        </table:table-row>
        <table:table-row table:style-name="ro1">
          <table:table-cell office:value-type="float" office:value="1.294999">
            <text:p>1.294999</text:p>
          </table:table-cell>
          <table:table-cell office:value-type="float" office:value="1145.864136">
            <text:p>1145.864136</text:p>
          </table:table-cell>
          <table:table-cell office:value-type="float" office:value="1.364999">
            <text:p>1.364999</text:p>
          </table:table-cell>
          <table:table-cell/>
        </table:table-row>
        <table:table-row table:style-name="ro1">
          <table:table-cell office:value-type="float" office:value="1144.796631">
            <text:p>1144.796631</text:p>
          </table:table-cell>
          <table:table-cell office:value-type="float" office:value="1146.144165">
            <text:p>1146.144165</text:p>
          </table:table-cell>
          <table:table-cell office:value-type="float" office:value="1.697499">
            <text:p>1.697499</text:p>
          </table:table-cell>
          <table:table-cell/>
        </table:table-row>
        <table:table-row table:style-name="ro1">
          <table:table-cell office:value-type="float" office:value="0.2275">
            <text:p>0.2275</text:p>
          </table:table-cell>
          <table:table-cell office:value-type="float" office:value="1144.464111">
            <text:p>1144.464111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1">
          <table:table-cell office:value-type="float" office:value="1143.956665">
            <text:p>1143.956665</text:p>
          </table:table-cell>
          <table:table-cell office:value-type="float" office:value="1.539999">
            <text:p>1.539999</text:p>
          </table:table-cell>
          <table:table-cell office:value-type="float" office:value="1146.651611">
            <text:p>1146.651611</text:p>
          </table:table-cell>
          <table:table-cell office:value-type="float" office:value="1004.246643">
            <text:p>1004.246643</text:p>
          </table:table-cell>
        </table:table-row>
        <table:table-row table:style-name="ro1">
          <table:table-cell office:value-type="float" office:value="1142.906616">
            <text:p>1142.906616</text:p>
          </table:table-cell>
          <table:table-cell office:value-type="float" office:value="1143.939209">
            <text:p>1143.939209</text:p>
          </table:table-cell>
          <table:table-cell office:value-type="float" office:value="1146.231689">
            <text:p>1146.231689</text:p>
          </table:table-cell>
          <table:table-cell/>
        </table:table-row>
        <table:table-row table:style-name="ro1">
          <table:table-cell office:value-type="float" office:value="1142.049194">
            <text:p>1142.049194</text:p>
          </table:table-cell>
          <table:table-cell office:value-type="float" office:value="1144.446655">
            <text:p>1144.446655</text:p>
          </table:table-cell>
          <table:table-cell office:value-type="float" office:value="3.832497">
            <text:p>3.832497</text:p>
          </table:table-cell>
          <table:table-cell/>
        </table:table-row>
        <table:table-row table:style-name="ro1">
          <table:table-cell office:value-type="float" office:value="1144.09668">
            <text:p>1144.09668</text:p>
          </table:table-cell>
          <table:table-cell office:value-type="float" office:value="1141.90918">
            <text:p>1141.90918</text:p>
          </table:table-cell>
          <table:table-cell office:value-type="float" office:value="3.202498">
            <text:p>3.202498</text:p>
          </table:table-cell>
          <table:table-cell/>
        </table:table-row>
        <table:table-row table:style-name="ro1">
          <table:table-cell office:value-type="float" office:value="1141.08667">
            <text:p>1141.08667</text:p>
          </table:table-cell>
          <table:table-cell office:value-type="float" office:value="1146.459229">
            <text:p>1146.459229</text:p>
          </table:table-cell>
          <table:table-cell office:value-type="float" office:value="2.257498">
            <text:p>2.257498</text:p>
          </table:table-cell>
          <table:table-cell/>
        </table:table-row>
        <table:table-row table:style-name="ro1">
          <table:table-cell office:value-type="float" office:value="1143.624146">
            <text:p>1143.624146</text:p>
          </table:table-cell>
          <table:table-cell office:value-type="float" office:value="1145.199219">
            <text:p>1145.199219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office:value-type="float" office:value="1145.636719">
            <text:p>1145.636719</text:p>
          </table:table-cell>
          <table:table-cell office:value-type="float" office:value="1145.041626">
            <text:p>1145.041626</text:p>
          </table:table-cell>
          <table:table-cell office:value-type="float" office:value="0.752499">
            <text:p>0.752499</text:p>
          </table:table-cell>
          <table:table-cell/>
        </table:table-row>
        <table:table-row table:style-name="ro1">
          <table:table-cell office:value-type="float" office:value="1142.364136">
            <text:p>1142.364136</text:p>
          </table:table-cell>
          <table:table-cell office:value-type="float" office:value="5.844996">
            <text:p>5.844996</text:p>
          </table:table-cell>
          <table:table-cell office:value-type="float" office:value="0.962499">
            <text:p>0.962499</text:p>
          </table:table-cell>
          <table:table-cell/>
        </table:table-row>
        <table:table-row table:style-name="ro1">
          <table:table-cell office:value-type="float" office:value="0.822499">
            <text:p>0.822499</text:p>
          </table:table-cell>
          <table:table-cell office:value-type="float" office:value="1146.77417">
            <text:p>1146.77417</text:p>
          </table:table-cell>
          <table:table-cell office:value-type="float" office:value="0.909999">
            <text:p>0.909999</text:p>
          </table:table-cell>
          <table:table-cell/>
        </table:table-row>
        <table:table-row table:style-name="ro1">
          <table:table-cell office:value-type="float" office:value="1144.219116">
            <text:p>1144.219116</text:p>
          </table:table-cell>
          <table:table-cell office:value-type="float" office:value="1145.51416">
            <text:p>1145.51416</text:p>
          </table:table-cell>
          <table:table-cell office:value-type="float" office:value="3.849997">
            <text:p>3.849997</text:p>
          </table:table-cell>
          <table:table-cell/>
        </table:table-row>
        <table:table-row table:style-name="ro1">
          <table:table-cell office:value-type="float" office:value="1143.064209">
            <text:p>1143.064209</text:p>
          </table:table-cell>
          <table:table-cell office:value-type="float" office:value="1145.46167">
            <text:p>1145.46167</text:p>
          </table:table-cell>
          <table:table-cell office:value-type="float" office:value="1.417499">
            <text:p>1.4174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5.199219">
            <text:p>1145.199219</text:p>
          </table:table-cell>
          <table:table-cell office:value-type="float" office:value="0.5075">
            <text:p>0.5075</text:p>
          </table:table-cell>
          <table:table-cell office:value-type="float" office:value="4.182497">
            <text:p>4.182497</text:p>
          </table:table-cell>
          <table:table-cell/>
        </table:table-row>
        <table:table-row table:style-name="ro1">
          <table:table-cell office:value-type="float" office:value="1141.209229">
            <text:p>1141.209229</text:p>
          </table:table-cell>
          <table:table-cell office:value-type="float" office:value="1143.851685">
            <text:p>1143.851685</text:p>
          </table:table-cell>
          <table:table-cell office:value-type="float" office:value="3.657497">
            <text:p>3.657497</text:p>
          </table:table-cell>
          <table:table-cell/>
        </table:table-row>
        <table:table-row table:style-name="ro1">
          <table:table-cell office:value-type="float" office:value="1142.276611">
            <text:p>1142.276611</text:p>
          </table:table-cell>
          <table:table-cell office:value-type="float" office:value="1143.361694">
            <text:p>1143.361694</text:p>
          </table:table-cell>
          <table:table-cell office:value-type="float" office:value="3.552497">
            <text:p>3.552497</text:p>
          </table:table-cell>
          <table:table-cell/>
        </table:table-row>
        <table:table-row table:style-name="ro1">
          <table:table-cell office:value-type="float" office:value="1145.111694">
            <text:p>1145.111694</text:p>
          </table:table-cell>
          <table:table-cell office:value-type="float" office:value="1144.604126">
            <text:p>1144.604126</text:p>
          </table:table-cell>
          <table:table-cell office:value-type="float" office:value="1145.391724">
            <text:p>1145.391724</text:p>
          </table:table-cell>
          <table:table-cell/>
        </table:table-row>
        <table:table-row table:style-name="ro1">
          <table:table-cell office:value-type="float" office:value="1138.391724">
            <text:p>1138.391724</text:p>
          </table:table-cell>
          <table:table-cell office:value-type="float" office:value="1144.901611">
            <text:p>1144.901611</text:p>
          </table:table-cell>
          <table:table-cell office:value-type="float" office:value="1143.519165">
            <text:p>1143.519165</text:p>
          </table:table-cell>
          <table:table-cell/>
        </table:table-row>
        <table:table-row table:style-name="ro1">
          <table:table-cell office:value-type="float" office:value="3.377497">
            <text:p>3.377497</text:p>
          </table:table-cell>
          <table:table-cell office:value-type="float" office:value="1138.496704">
            <text:p>1138.496704</text:p>
          </table:table-cell>
          <table:table-cell office:value-type="float" office:value="1146.28418">
            <text:p>1146.28418</text:p>
          </table:table-cell>
          <table:table-cell/>
        </table:table-row>
        <table:table-row table:style-name="ro1">
          <table:table-cell office:value-type="float" office:value="1144.289185">
            <text:p>1144.289185</text:p>
          </table:table-cell>
          <table:table-cell office:value-type="float" office:value="0.035">
            <text:p>0.035</text:p>
          </table:table-cell>
          <table:table-cell office:value-type="float" office:value="6.474995">
            <text:p>6.474995</text:p>
          </table:table-cell>
          <table:table-cell/>
        </table:table-row>
        <table:table-row table:style-name="ro1">
          <table:table-cell office:value-type="float" office:value="1139.109131">
            <text:p>1139.109131</text:p>
          </table:table-cell>
          <table:table-cell office:value-type="float" office:value="1146.196655">
            <text:p>1146.196655</text:p>
          </table:table-cell>
          <table:table-cell office:value-type="float" office:value="2.922498">
            <text:p>2.922498</text:p>
          </table:table-cell>
          <table:table-cell/>
        </table:table-row>
        <table:table-row table:style-name="ro1">
          <table:table-cell office:value-type="float" office:value="1145.146729">
            <text:p>1145.146729</text:p>
          </table:table-cell>
          <table:table-cell office:value-type="float" office:value="0.5075">
            <text:p>0.5075</text:p>
          </table:table-cell>
          <table:table-cell office:value-type="float" office:value="0.6125">
            <text:p>0.6125</text:p>
          </table:table-cell>
          <table:table-cell/>
        </table:table-row>
        <table:table-row table:style-name="ro1">
          <table:table-cell office:value-type="float" office:value="1.732499">
            <text:p>1.732499</text:p>
          </table:table-cell>
          <table:table-cell office:value-type="float" office:value="1145.706665">
            <text:p>1145.706665</text:p>
          </table:table-cell>
          <table:table-cell office:value-type="float" office:value="0.717499">
            <text:p>0.7174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2.084229">
            <text:p>1142.084229</text:p>
          </table:table-cell>
          <table:table-cell office:value-type="float" office:value="1145.006714">
            <text:p>1145.006714</text:p>
          </table:table-cell>
          <table:table-cell office:value-type="float" office:value="3.062498">
            <text:p>3.062498</text:p>
          </table:table-cell>
          <table:table-cell/>
        </table:table-row>
        <table:table-row table:style-name="ro1">
          <table:table-cell office:value-type="float" office:value="1144.674194">
            <text:p>1144.674194</text:p>
          </table:table-cell>
          <table:table-cell office:value-type="float" office:value="1146.144165">
            <text:p>1146.144165</text:p>
          </table:table-cell>
          <table:table-cell office:value-type="float" office:value="4.672497">
            <text:p>4.672497</text:p>
          </table:table-cell>
          <table:table-cell/>
        </table:table-row>
        <table:table-row table:style-name="ro1">
          <table:table-cell office:value-type="float" office:value="1144.026611">
            <text:p>1144.026611</text:p>
          </table:table-cell>
          <table:table-cell office:value-type="float" office:value="1143.309204">
            <text:p>1143.309204</text:p>
          </table:table-cell>
          <table:table-cell office:value-type="float" office:value="0.839999">
            <text:p>0.839999</text:p>
          </table:table-cell>
          <table:table-cell/>
        </table:table-row>
        <table:table-row table:style-name="ro1">
          <table:table-cell office:value-type="float" office:value="1144.306641">
            <text:p>1144.306641</text:p>
          </table:table-cell>
          <table:table-cell office:value-type="float" office:value="1144.69165">
            <text:p>1144.69165</text:p>
          </table:table-cell>
          <table:table-cell office:value-type="float" office:value="5.267496">
            <text:p>5.267496</text:p>
          </table:table-cell>
          <table:table-cell/>
        </table:table-row>
        <table:table-row table:style-name="ro1">
          <table:table-cell office:value-type="float" office:value="1144.184204">
            <text:p>1144.184204</text:p>
          </table:table-cell>
          <table:table-cell office:value-type="float" office:value="1143.921631">
            <text:p>1143.921631</text:p>
          </table:table-cell>
          <table:table-cell office:value-type="float" office:value="1145.146729">
            <text:p>1145.146729</text:p>
          </table:table-cell>
          <table:table-cell/>
        </table:table-row>
        <table:table-row table:style-name="ro1">
          <table:table-cell office:value-type="float" office:value="1144.446655">
            <text:p>1144.446655</text:p>
          </table:table-cell>
          <table:table-cell office:value-type="float" office:value="1144.289185">
            <text:p>1144.289185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1142.241699">
            <text:p>1142.241699</text:p>
          </table:table-cell>
          <table:table-cell office:value-type="float" office:value="1144.061646">
            <text:p>1144.061646</text:p>
          </table:table-cell>
          <table:table-cell office:value-type="float" office:value="2.922498">
            <text:p>2.922498</text:p>
          </table:table-cell>
          <table:table-cell/>
        </table:table-row>
        <table:table-row table:style-name="ro1">
          <table:table-cell office:value-type="float" office:value="0.6475">
            <text:p>0.6475</text:p>
          </table:table-cell>
          <table:table-cell office:value-type="float" office:value="1140.386719">
            <text:p>1140.386719</text:p>
          </table:table-cell>
          <table:table-cell office:value-type="float" office:value="1.172499">
            <text:p>1.172499</text:p>
          </table:table-cell>
          <table:table-cell/>
        </table:table-row>
        <table:table-row table:style-name="ro1">
          <table:table-cell office:value-type="float" office:value="1141.489136">
            <text:p>1141.489136</text:p>
          </table:table-cell>
          <table:table-cell office:value-type="float" office:value="1142.679199">
            <text:p>1142.679199</text:p>
          </table:table-cell>
          <table:table-cell office:value-type="float" office:value="3.149998">
            <text:p>3.149998</text:p>
          </table:table-cell>
          <table:table-cell/>
        </table:table-row>
        <table:table-row table:style-name="ro1">
          <table:table-cell office:value-type="float" office:value="1.487499">
            <text:p>1.487499</text:p>
          </table:table-cell>
          <table:table-cell office:value-type="float" office:value="1144.271729">
            <text:p>1144.271729</text:p>
          </table:table-cell>
          <table:table-cell office:value-type="float" office:value="1.574999">
            <text:p>1.5749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939209">
            <text:p>1143.939209</text:p>
          </table:table-cell>
          <table:table-cell office:value-type="float" office:value="1145.251709">
            <text:p>1145.251709</text:p>
          </table:table-cell>
          <table:table-cell office:value-type="float" office:value="1.924999">
            <text:p>1.924999</text:p>
          </table:table-cell>
          <table:table-cell/>
        </table:table-row>
        <table:table-row table:style-name="ro1">
          <table:table-cell office:value-type="float" office:value="1144.009155">
            <text:p>1144.009155</text:p>
          </table:table-cell>
          <table:table-cell office:value-type="float" office:value="1143.904175">
            <text:p>1143.904175</text:p>
          </table:table-cell>
          <table:table-cell office:value-type="float" office:value="3.779997">
            <text:p>3.779997</text:p>
          </table:table-cell>
          <table:table-cell/>
        </table:table-row>
        <table:table-row table:style-name="ro1">
          <table:table-cell office:value-type="float" office:value="0.822499">
            <text:p>0.822499</text:p>
          </table:table-cell>
          <table:table-cell office:value-type="float" office:value="1133.334229">
            <text:p>1133.334229</text:p>
          </table:table-cell>
          <table:table-cell office:value-type="float" office:value="5.179996">
            <text:p>5.179996</text:p>
          </table:table-cell>
          <table:table-cell/>
        </table:table-row>
        <table:table-row table:style-name="ro1">
          <table:table-cell office:value-type="float" office:value="0.4725">
            <text:p>0.4725</text:p>
          </table:table-cell>
          <table:table-cell office:value-type="float" office:value="1145.881714">
            <text:p>1145.881714</text:p>
          </table:table-cell>
          <table:table-cell office:value-type="float" office:value="0.525">
            <text:p>0.525</text:p>
          </table:table-cell>
          <table:table-cell/>
        </table:table-row>
        <table:table-row table:style-name="ro1">
          <table:table-cell office:value-type="float" office:value="1145.304199">
            <text:p>1145.304199</text:p>
          </table:table-cell>
          <table:table-cell office:value-type="float" office:value="2.554998">
            <text:p>2.554998</text:p>
          </table:table-cell>
          <table:table-cell office:value-type="float" office:value="3.289998">
            <text:p>3.289998</text:p>
          </table:table-cell>
          <table:table-cell/>
        </table:table-row>
        <table:table-row table:style-name="ro1">
          <table:table-cell office:value-type="float" office:value="1140.64917">
            <text:p>1140.64917</text:p>
          </table:table-cell>
          <table:table-cell office:value-type="float" office:value="1140.509155">
            <text:p>1140.509155</text:p>
          </table:table-cell>
          <table:table-cell office:value-type="float" office:value="3.184998">
            <text:p>3.184998</text:p>
          </table:table-cell>
          <table:table-cell/>
        </table:table-row>
        <table:table-row table:style-name="ro1">
          <table:table-cell office:value-type="float" office:value="1143.466675">
            <text:p>1143.466675</text:p>
          </table:table-cell>
          <table:table-cell office:value-type="float" office:value="1139.529175">
            <text:p>1139.529175</text:p>
          </table:table-cell>
          <table:table-cell office:value-type="float" office:value="1145.391724">
            <text:p>1145.391724</text:p>
          </table:table-cell>
          <table:table-cell/>
        </table:table-row>
        <table:table-row table:style-name="ro1">
          <table:table-cell office:value-type="float" office:value="1141.699219">
            <text:p>1141.699219</text:p>
          </table:table-cell>
          <table:table-cell office:value-type="float" office:value="1143.484131">
            <text:p>1143.484131</text:p>
          </table:table-cell>
          <table:table-cell office:value-type="float" office:value="7.594995">
            <text:p>7.594995</text:p>
          </table:table-cell>
          <table:table-cell/>
        </table:table-row>
        <table:table-row table:style-name="ro1">
          <table:table-cell office:value-type="float" office:value="1139.266724">
            <text:p>1139.266724</text:p>
          </table:table-cell>
          <table:table-cell office:value-type="float" office:value="1145.234131">
            <text:p>1145.234131</text:p>
          </table:table-cell>
          <table:table-cell office:value-type="float" office:value="8.907494">
            <text:p>8.907494</text:p>
          </table:table-cell>
          <table:table-cell/>
        </table:table-row>
        <table:table-row table:style-name="ro1">
          <table:table-cell office:value-type="float" office:value="0.804999">
            <text:p>0.804999</text:p>
          </table:table-cell>
          <table:table-cell office:value-type="float" office:value="1142.959229">
            <text:p>1142.959229</text:p>
          </table:table-cell>
          <table:table-cell office:value-type="float" office:value="13.282491">
            <text:p>13.282491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4.25415">
            <text:p>1144.25415</text:p>
          </table:table-cell>
          <table:table-cell office:value-type="float" office:value="1.242499">
            <text:p>1.242499</text:p>
          </table:table-cell>
          <table:table-cell office:value-type="float" office:value="7.577495">
            <text:p>7.577495</text:p>
          </table:table-cell>
          <table:table-cell/>
        </table:table-row>
        <table:table-row table:style-name="ro1">
          <table:table-cell office:value-type="float" office:value="1146.371704">
            <text:p>1146.371704</text:p>
          </table:table-cell>
          <table:table-cell office:value-type="float" office:value="1143.694214">
            <text:p>1143.694214</text:p>
          </table:table-cell>
          <table:table-cell office:value-type="float" office:value="4.112497">
            <text:p>4.112497</text:p>
          </table:table-cell>
          <table:table-cell/>
        </table:table-row>
        <table:table-row table:style-name="ro1">
          <table:table-cell office:value-type="float" office:value="1140.736694">
            <text:p>1140.736694</text:p>
          </table:table-cell>
          <table:table-cell office:value-type="float" office:value="0.385">
            <text:p>0.385</text:p>
          </table:table-cell>
          <table:table-cell office:value-type="float" office:value="5.372496">
            <text:p>5.372496</text:p>
          </table:table-cell>
          <table:table-cell/>
        </table:table-row>
        <table:table-row table:style-name="ro1">
          <table:table-cell office:value-type="float" office:value="1141.90918">
            <text:p>1141.90918</text:p>
          </table:table-cell>
          <table:table-cell office:value-type="float" office:value="1145.251709">
            <text:p>1145.251709</text:p>
          </table:table-cell>
          <table:table-cell office:value-type="float" office:value="6.317495">
            <text:p>6.317495</text:p>
          </table:table-cell>
          <table:table-cell/>
        </table:table-row>
        <table:table-row table:style-name="ro1">
          <table:table-cell office:value-type="float" office:value="1141.874146">
            <text:p>1141.874146</text:p>
          </table:table-cell>
          <table:table-cell office:value-type="float" office:value="1143.76416">
            <text:p>1143.76416</text:p>
          </table:table-cell>
          <table:table-cell office:value-type="float" office:value="1.364999">
            <text:p>1.364999</text:p>
          </table:table-cell>
          <table:table-cell/>
        </table:table-row>
        <table:table-row table:style-name="ro1">
          <table:table-cell office:value-type="float" office:value="1141.419189">
            <text:p>1141.419189</text:p>
          </table:table-cell>
          <table:table-cell office:value-type="float" office:value="1142.329224">
            <text:p>1142.329224</text:p>
          </table:table-cell>
          <table:table-cell office:value-type="float" office:value="3.202498">
            <text:p>3.202498</text:p>
          </table:table-cell>
          <table:table-cell/>
        </table:table-row>
        <table:table-row table:style-name="ro1">
          <table:table-cell office:value-type="float" office:value="1144.009155">
            <text:p>1144.009155</text:p>
          </table:table-cell>
          <table:table-cell office:value-type="float" office:value="1141.856689">
            <text:p>1141.856689</text:p>
          </table:table-cell>
          <table:table-cell office:value-type="float" office:value="1.959999">
            <text:p>1.959999</text:p>
          </table:table-cell>
          <table:table-cell/>
        </table:table-row>
        <table:table-row table:style-name="ro1">
          <table:table-cell office:value-type="float" office:value="1144.796631">
            <text:p>1144.796631</text:p>
          </table:table-cell>
          <table:table-cell office:value-type="float" office:value="0.5075">
            <text:p>0.5075</text:p>
          </table:table-cell>
          <table:table-cell office:value-type="float" office:value="1145.794189">
            <text:p>1145.794189</text:p>
          </table:table-cell>
          <table:table-cell/>
        </table:table-row>
        <table:table-row table:style-name="ro1">
          <table:table-cell office:value-type="float" office:value="1140.579224">
            <text:p>1140.579224</text:p>
          </table:table-cell>
          <table:table-cell office:value-type="float" office:value="1145.84668">
            <text:p>1145.84668</text:p>
          </table:table-cell>
          <table:table-cell office:value-type="float" office:value="1.644999">
            <text:p>1.644999</text:p>
          </table:table-cell>
          <table:table-cell/>
        </table:table-row>
        <table:table-row table:style-name="ro1">
          <table:table-cell office:value-type="float" office:value="1145.46167">
            <text:p>1145.46167</text:p>
          </table:table-cell>
          <table:table-cell office:value-type="float" office:value="1141.96167">
            <text:p>1141.96167</text:p>
          </table:table-cell>
          <table:table-cell office:value-type="float" office:value="1146.844116">
            <text:p>1146.844116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.539999">
            <text:p>1.539999</text:p>
          </table:table-cell>
          <table:table-cell office:value-type="float" office:value="1143.956665">
            <text:p>1143.956665</text:p>
          </table:table-cell>
          <table:table-cell office:value-type="float" office:value="1.487499">
            <text:p>1.487499</text:p>
          </table:table-cell>
          <table:table-cell/>
        </table:table-row>
        <table:table-row table:style-name="ro1">
          <table:table-cell office:value-type="float" office:value="1141.821655">
            <text:p>1141.821655</text:p>
          </table:table-cell>
          <table:table-cell office:value-type="float" office:value="1.102499">
            <text:p>1.102499</text:p>
          </table:table-cell>
          <table:table-cell office:value-type="float" office:value="4.759996">
            <text:p>4.759996</text:p>
          </table:table-cell>
          <table:table-cell/>
        </table:table-row>
        <table:table-row table:style-name="ro1">
          <table:table-cell office:value-type="float" office:value="1142.819214">
            <text:p>1142.819214</text:p>
          </table:table-cell>
          <table:table-cell office:value-type="float" office:value="1143.589111">
            <text:p>1143.589111</text:p>
          </table:table-cell>
          <table:table-cell office:value-type="float" office:value="1.347499">
            <text:p>1.347499</text:p>
          </table:table-cell>
          <table:table-cell/>
        </table:table-row>
        <table:table-row table:style-name="ro1">
          <table:table-cell office:value-type="float" office:value="1142.609131">
            <text:p>1142.609131</text:p>
          </table:table-cell>
          <table:table-cell office:value-type="float" office:value="1143.746704">
            <text:p>1143.746704</text:p>
          </table:table-cell>
          <table:table-cell office:value-type="float" office:value="1143.991699">
            <text:p>1143.991699</text:p>
          </table:table-cell>
          <table:table-cell/>
        </table:table-row>
        <table:table-row table:style-name="ro1">
          <table:table-cell office:value-type="float" office:value="1143.536621">
            <text:p>1143.536621</text:p>
          </table:table-cell>
          <table:table-cell office:value-type="float" office:value="1144.97168">
            <text:p>1144.97168</text:p>
          </table:table-cell>
          <table:table-cell office:value-type="float" office:value="4.567497">
            <text:p>4.567497</text:p>
          </table:table-cell>
          <table:table-cell/>
        </table:table-row>
        <table:table-row table:style-name="ro1">
          <table:table-cell office:value-type="float" office:value="1143.641724">
            <text:p>1143.641724</text:p>
          </table:table-cell>
          <table:table-cell office:value-type="float" office:value="1144.324219">
            <text:p>1144.324219</text:p>
          </table:table-cell>
          <table:table-cell office:value-type="float" office:value="4.217497">
            <text:p>4.217497</text:p>
          </table:table-cell>
          <table:table-cell/>
        </table:table-row>
        <table:table-row table:style-name="ro1">
          <table:table-cell office:value-type="float" office:value="2.502498">
            <text:p>2.502498</text:p>
          </table:table-cell>
          <table:table-cell office:value-type="float" office:value="1141.506714">
            <text:p>1141.506714</text:p>
          </table:table-cell>
          <table:table-cell office:value-type="float" office:value="1144.14917">
            <text:p>1144.14917</text:p>
          </table:table-cell>
          <table:table-cell/>
        </table:table-row>
        <table:table-row table:style-name="ro1">
          <table:table-cell office:value-type="float" office:value="1143.029175">
            <text:p>1143.029175</text:p>
          </table:table-cell>
          <table:table-cell office:value-type="float" office:value="1144.394165">
            <text:p>1144.394165</text:p>
          </table:table-cell>
          <table:table-cell office:value-type="float" office:value="1143.676636">
            <text:p>1143.676636</text:p>
          </table:table-cell>
          <table:table-cell/>
        </table:table-row>
        <table:table-row table:style-name="ro1">
          <table:table-cell office:value-type="float" office:value="1142.189209">
            <text:p>1142.189209</text:p>
          </table:table-cell>
          <table:table-cell office:value-type="float" office:value="1146.301636">
            <text:p>1146.301636</text:p>
          </table:table-cell>
          <table:table-cell office:value-type="float" office:value="0.2975">
            <text:p>0.2975</text:p>
          </table:table-cell>
          <table:table-cell/>
        </table:table-row>
        <table:table-row table:style-name="ro1">
          <table:table-cell office:value-type="float" office:value="1139.494141">
            <text:p>1139.494141</text:p>
          </table:table-cell>
          <table:table-cell office:value-type="float" office:value="1145.12915">
            <text:p>1145.12915</text:p>
          </table:table-cell>
          <table:table-cell office:value-type="float" office:value="1145.146729">
            <text:p>1145.14672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4.621704">
            <text:p>1144.621704</text:p>
          </table:table-cell>
          <table:table-cell office:value-type="float" office:value="1145.094116">
            <text:p>1145.094116</text:p>
          </table:table-cell>
          <table:table-cell office:value-type="float" office:value="2.817498">
            <text:p>2.817498</text:p>
          </table:table-cell>
          <table:table-cell/>
        </table:table-row>
        <table:table-row table:style-name="ro1">
          <table:table-cell office:value-type="float" office:value="1141.664185">
            <text:p>1141.664185</text:p>
          </table:table-cell>
          <table:table-cell office:value-type="float" office:value="1144.061646">
            <text:p>1144.061646</text:p>
          </table:table-cell>
          <table:table-cell office:value-type="float" office:value="2.204998">
            <text:p>2.204998</text:p>
          </table:table-cell>
          <table:table-cell/>
        </table:table-row>
        <table:table-row table:style-name="ro1">
          <table:table-cell office:value-type="float" office:value="1144.429199">
            <text:p>1144.429199</text:p>
          </table:table-cell>
          <table:table-cell office:value-type="float" office:value="1144.884155">
            <text:p>1144.884155</text:p>
          </table:table-cell>
          <table:table-cell office:value-type="float" office:value="6.142496">
            <text:p>6.142496</text:p>
          </table:table-cell>
          <table:table-cell/>
        </table:table-row>
        <table:table-row table:style-name="ro1">
          <table:table-cell office:value-type="float" office:value="1142.679199">
            <text:p>1142.679199</text:p>
          </table:table-cell>
          <table:table-cell office:value-type="float" office:value="1145.794189">
            <text:p>1145.794189</text:p>
          </table:table-cell>
          <table:table-cell office:value-type="float" office:value="2.467498">
            <text:p>2.467498</text:p>
          </table:table-cell>
          <table:table-cell/>
        </table:table-row>
        <table:table-row table:style-name="ro1">
          <table:table-cell office:value-type="float" office:value="1141.664185">
            <text:p>1141.664185</text:p>
          </table:table-cell>
          <table:table-cell office:value-type="float" office:value="1145.251709">
            <text:p>1145.251709</text:p>
          </table:table-cell>
          <table:table-cell office:value-type="float" office:value="1146.476685">
            <text:p>1146.476685</text:p>
          </table:table-cell>
          <table:table-cell/>
        </table:table-row>
        <table:table-row table:style-name="ro1">
          <table:table-cell office:value-type="float" office:value="1143.256714">
            <text:p>1143.256714</text:p>
          </table:table-cell>
          <table:table-cell office:value-type="float" office:value="1145.181641">
            <text:p>1145.181641</text:p>
          </table:table-cell>
          <table:table-cell office:value-type="float" office:value="4.304997">
            <text:p>4.304997</text:p>
          </table:table-cell>
          <table:table-cell/>
        </table:table-row>
        <table:table-row table:style-name="ro1">
          <table:table-cell office:value-type="float" office:value="1140.841675">
            <text:p>1140.841675</text:p>
          </table:table-cell>
          <table:table-cell office:value-type="float" office:value="1143.694214">
            <text:p>1143.694214</text:p>
          </table:table-cell>
          <table:table-cell office:value-type="float" office:value="4.129997">
            <text:p>4.129997</text:p>
          </table:table-cell>
          <table:table-cell/>
        </table:table-row>
        <table:table-row table:style-name="ro1">
          <table:table-cell office:value-type="float" office:value="1144.25415">
            <text:p>1144.25415</text:p>
          </table:table-cell>
          <table:table-cell office:value-type="float" office:value="1143.116699">
            <text:p>1143.116699</text:p>
          </table:table-cell>
          <table:table-cell office:value-type="float" office:value="1.662499">
            <text:p>1.662499</text:p>
          </table:table-cell>
          <table:table-cell/>
        </table:table-row>
        <table:table-row table:style-name="ro1">
          <table:table-cell office:value-type="float" office:value="1144.061646">
            <text:p>1144.061646</text:p>
          </table:table-cell>
          <table:table-cell office:value-type="float" office:value="1145.619141">
            <text:p>1145.619141</text:p>
          </table:table-cell>
          <table:table-cell office:value-type="float" office:value="1.452499">
            <text:p>1.452499</text:p>
          </table:table-cell>
          <table:table-cell/>
        </table:table-row>
        <table:table-row table:style-name="ro1">
          <table:table-cell office:value-type="float" office:value="1145.636719">
            <text:p>1145.636719</text:p>
          </table:table-cell>
          <table:table-cell office:value-type="float" office:value="3.499997">
            <text:p>3.499997</text:p>
          </table:table-cell>
          <table:table-cell office:value-type="float" office:value="2.642498">
            <text:p>2.6424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2.88916">
            <text:p>1142.88916</text:p>
          </table:table-cell>
          <table:table-cell office:value-type="float" office:value="1144.25415">
            <text:p>1144.25415</text:p>
          </table:table-cell>
          <table:table-cell office:value-type="float" office:value="1.259999">
            <text:p>1.259999</text:p>
          </table:table-cell>
          <table:table-cell/>
        </table:table-row>
        <table:table-row table:style-name="ro1">
          <table:table-cell office:value-type="float" office:value="1140.071655">
            <text:p>1140.071655</text:p>
          </table:table-cell>
          <table:table-cell office:value-type="float" office:value="1143.554199">
            <text:p>1143.554199</text:p>
          </table:table-cell>
          <table:table-cell office:value-type="float" office:value="4.392497">
            <text:p>4.392497</text:p>
          </table:table-cell>
          <table:table-cell/>
        </table:table-row>
        <table:table-row table:style-name="ro1">
          <table:table-cell office:value-type="float" office:value="1.312499">
            <text:p>1.312499</text:p>
          </table:table-cell>
          <table:table-cell office:value-type="float" office:value="0.665">
            <text:p>0.665</text:p>
          </table:table-cell>
          <table:table-cell office:value-type="float" office:value="1.784999">
            <text:p>1.784999</text:p>
          </table:table-cell>
          <table:table-cell/>
        </table:table-row>
        <table:table-row table:style-name="ro1">
          <table:table-cell office:value-type="float" office:value="1125.966675">
            <text:p>1125.966675</text:p>
          </table:table-cell>
          <table:table-cell office:value-type="float" office:value="1145.934204">
            <text:p>1145.934204</text:p>
          </table:table-cell>
          <table:table-cell office:value-type="float" office:value="8.382494">
            <text:p>8.382494</text:p>
          </table:table-cell>
          <table:table-cell/>
        </table:table-row>
        <table:table-row table:style-name="ro1">
          <table:table-cell office:value-type="float" office:value="3.604997">
            <text:p>3.604997</text:p>
          </table:table-cell>
          <table:table-cell office:value-type="float" office:value="1141.314209">
            <text:p>1141.314209</text:p>
          </table:table-cell>
          <table:table-cell office:value-type="float" office:value="11.374991">
            <text:p>11.374991</text:p>
          </table:table-cell>
          <table:table-cell/>
        </table:table-row>
        <table:table-row table:style-name="ro1">
          <table:table-cell office:value-type="float" office:value="1142.871704">
            <text:p>1142.871704</text:p>
          </table:table-cell>
          <table:table-cell office:value-type="float" office:value="1144.341675">
            <text:p>1144.341675</text:p>
          </table:table-cell>
          <table:table-cell office:value-type="float" office:value="4.182497">
            <text:p>4.182497</text:p>
          </table:table-cell>
          <table:table-cell/>
        </table:table-row>
        <table:table-row table:style-name="ro1">
          <table:table-cell office:value-type="float" office:value="1145.059204">
            <text:p>1145.059204</text:p>
          </table:table-cell>
          <table:table-cell office:value-type="float" office:value="1146.581665">
            <text:p>1146.581665</text:p>
          </table:table-cell>
          <table:table-cell office:value-type="float" office:value="5.074996">
            <text:p>5.074996</text:p>
          </table:table-cell>
          <table:table-cell/>
        </table:table-row>
        <table:table-row table:style-name="ro1">
          <table:table-cell office:value-type="float" office:value="1140.75415">
            <text:p>1140.75415</text:p>
          </table:table-cell>
          <table:table-cell office:value-type="float" office:value="1138.07666">
            <text:p>1138.07666</text:p>
          </table:table-cell>
          <table:table-cell office:value-type="float" office:value="2.012499">
            <text:p>2.012499</text:p>
          </table:table-cell>
          <table:table-cell/>
        </table:table-row>
        <table:table-row table:style-name="ro1">
          <table:table-cell office:value-type="float" office:value="1143.116699">
            <text:p>1143.116699</text:p>
          </table:table-cell>
          <table:table-cell office:value-type="float" office:value="1146.196655">
            <text:p>1146.196655</text:p>
          </table:table-cell>
          <table:table-cell office:value-type="float" office:value="7.629994">
            <text:p>7.629994</text:p>
          </table:table-cell>
          <table:table-cell/>
        </table:table-row>
        <table:table-row table:style-name="ro1">
          <table:table-cell office:value-type="float" office:value="1144.656616">
            <text:p>1144.656616</text:p>
          </table:table-cell>
          <table:table-cell office:value-type="float" office:value="1144.481689">
            <text:p>1144.481689</text:p>
          </table:table-cell>
          <table:table-cell office:value-type="float" office:value="4.112497">
            <text:p>4.112497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4.271729">
            <text:p>1144.271729</text:p>
          </table:table-cell>
          <table:table-cell office:value-type="float" office:value="1145.269165">
            <text:p>1145.269165</text:p>
          </table:table-cell>
          <table:table-cell office:value-type="float" office:value="3.149998">
            <text:p>3.149998</text:p>
          </table:table-cell>
          <table:table-cell/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1141.401733">
            <text:p>1141.401733</text:p>
          </table:table-cell>
          <table:table-cell office:value-type="float" office:value="1145.304199">
            <text:p>1145.304199</text:p>
          </table:table-cell>
          <table:table-cell/>
        </table:table-row>
        <table:table-row table:style-name="ro1">
          <table:table-cell office:value-type="float" office:value="1139.38916">
            <text:p>1139.38916</text:p>
          </table:table-cell>
          <table:table-cell office:value-type="float" office:value="1143.606689">
            <text:p>1143.606689</text:p>
          </table:table-cell>
          <table:table-cell office:value-type="float" office:value="1145.496704">
            <text:p>1145.496704</text:p>
          </table:table-cell>
          <table:table-cell/>
        </table:table-row>
        <table:table-row table:style-name="ro1">
          <table:table-cell office:value-type="float" office:value="0.1225">
            <text:p>0.1225</text:p>
          </table:table-cell>
          <table:table-cell office:value-type="float" office:value="1146.406616">
            <text:p>1146.406616</text:p>
          </table:table-cell>
          <table:table-cell office:value-type="float" office:value="2.169998">
            <text:p>2.169998</text:p>
          </table:table-cell>
          <table:table-cell/>
        </table:table-row>
        <table:table-row table:style-name="ro1">
          <table:table-cell office:value-type="float" office:value="1141.209229">
            <text:p>1141.209229</text:p>
          </table:table-cell>
          <table:table-cell office:value-type="float" office:value="1145.286621">
            <text:p>1145.286621</text:p>
          </table:table-cell>
          <table:table-cell office:value-type="float" office:value="1144.236694">
            <text:p>1144.236694</text:p>
          </table:table-cell>
          <table:table-cell/>
        </table:table-row>
        <table:table-row table:style-name="ro1">
          <table:table-cell office:value-type="float" office:value="1139.144165">
            <text:p>1139.144165</text:p>
          </table:table-cell>
          <table:table-cell office:value-type="float" office:value="1141.874146">
            <text:p>1141.874146</text:p>
          </table:table-cell>
          <table:table-cell office:value-type="float" office:value="1145.724121">
            <text:p>1145.724121</text:p>
          </table:table-cell>
          <table:table-cell/>
        </table:table-row>
        <table:table-row table:style-name="ro1">
          <table:table-cell office:value-type="float" office:value="1143.32666">
            <text:p>1143.32666</text:p>
          </table:table-cell>
          <table:table-cell office:value-type="float" office:value="0.979999">
            <text:p>0.979999</text:p>
          </table:table-cell>
          <table:table-cell office:value-type="float" office:value="1.907499">
            <text:p>1.907499</text:p>
          </table:table-cell>
          <table:table-cell/>
        </table:table-row>
        <table:table-row table:style-name="ro1">
          <table:table-cell office:value-type="float" office:value="1139.844116">
            <text:p>1139.844116</text:p>
          </table:table-cell>
          <table:table-cell office:value-type="float" office:value="1139.634155">
            <text:p>1139.634155</text:p>
          </table:table-cell>
          <table:table-cell office:value-type="float" office:value="9.502493">
            <text:p>9.502493</text:p>
          </table:table-cell>
          <table:table-cell/>
        </table:table-row>
        <table:table-row table:style-name="ro1">
          <table:table-cell office:value-type="float" office:value="5.057497">
            <text:p>5.057497</text:p>
          </table:table-cell>
          <table:table-cell office:value-type="float" office:value="5.302496">
            <text:p>5.302496</text:p>
          </table:table-cell>
          <table:table-cell office:value-type="float" office:value="9.327494">
            <text:p>9.327494</text:p>
          </table:table-cell>
          <table:table-cell/>
        </table:table-row>
        <table:table-row table:style-name="ro1">
          <table:table-cell office:value-type="float" office:value="1144.271729">
            <text:p>1144.271729</text:p>
          </table:table-cell>
          <table:table-cell office:value-type="float" office:value="0.962499">
            <text:p>0.962499</text:p>
          </table:table-cell>
          <table:table-cell office:value-type="float" office:value="4.409997">
            <text:p>4.409997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5.02417">
            <text:p>1145.02417</text:p>
          </table:table-cell>
          <table:table-cell office:value-type="float" office:value="1145.40918">
            <text:p>1145.40918</text:p>
          </table:table-cell>
          <table:table-cell office:value-type="float" office:value="1146.581665">
            <text:p>1146.581665</text:p>
          </table:table-cell>
          <table:table-cell/>
        </table:table-row>
        <table:table-row table:style-name="ro1">
          <table:table-cell office:value-type="float" office:value="3.902497">
            <text:p>3.902497</text:p>
          </table:table-cell>
          <table:table-cell office:value-type="float" office:value="1146.476685">
            <text:p>1146.476685</text:p>
          </table:table-cell>
          <table:table-cell office:value-type="float" office:value="3.342498">
            <text:p>3.342498</text:p>
          </table:table-cell>
          <table:table-cell/>
        </table:table-row>
        <table:table-row table:style-name="ro1">
          <table:table-cell office:value-type="float" office:value="1144.69165">
            <text:p>1144.69165</text:p>
          </table:table-cell>
          <table:table-cell office:value-type="float" office:value="1141.454224">
            <text:p>1141.454224</text:p>
          </table:table-cell>
          <table:table-cell office:value-type="float" office:value="1146.546631">
            <text:p>1146.546631</text:p>
          </table:table-cell>
          <table:table-cell/>
        </table:table-row>
        <table:table-row table:style-name="ro1">
          <table:table-cell office:value-type="float" office:value="1141.786621">
            <text:p>1141.786621</text:p>
          </table:table-cell>
          <table:table-cell office:value-type="float" office:value="1142.574219">
            <text:p>1142.574219</text:p>
          </table:table-cell>
          <table:table-cell office:value-type="float" office:value="1145.321655">
            <text:p>1145.321655</text:p>
          </table:table-cell>
          <table:table-cell/>
        </table:table-row>
        <table:table-row table:style-name="ro1">
          <table:table-cell office:value-type="float" office:value="5.127496">
            <text:p>5.127496</text:p>
          </table:table-cell>
          <table:table-cell office:value-type="float" office:value="1.994999">
            <text:p>1.994999</text:p>
          </table:table-cell>
          <table:table-cell office:value-type="float" office:value="1142.39917">
            <text:p>1142.39917</text:p>
          </table:table-cell>
          <table:table-cell/>
        </table:table-row>
        <table:table-row table:style-name="ro1">
          <table:table-cell office:value-type="float" office:value="1146.77417">
            <text:p>1146.77417</text:p>
          </table:table-cell>
          <table:table-cell office:value-type="float" office:value="1144.551636">
            <text:p>1144.551636</text:p>
          </table:table-cell>
          <table:table-cell office:value-type="float" office:value="5.424996">
            <text:p>5.424996</text:p>
          </table:table-cell>
          <table:table-cell/>
        </table:table-row>
        <table:table-row table:style-name="ro1">
          <table:table-cell office:value-type="float" office:value="1138.181641">
            <text:p>1138.181641</text:p>
          </table:table-cell>
          <table:table-cell office:value-type="float" office:value="1146.38916">
            <text:p>1146.38916</text:p>
          </table:table-cell>
          <table:table-cell office:value-type="float" office:value="8.819994">
            <text:p>8.819994</text:p>
          </table:table-cell>
          <table:table-cell/>
        </table:table-row>
        <table:table-row table:style-name="ro1">
          <table:table-cell office:value-type="float" office:value="1139.914185">
            <text:p>1139.914185</text:p>
          </table:table-cell>
          <table:table-cell office:value-type="float" office:value="1141.401733">
            <text:p>1141.401733</text:p>
          </table:table-cell>
          <table:table-cell office:value-type="float" office:value="3.779997">
            <text:p>3.779997</text:p>
          </table:table-cell>
          <table:table-cell/>
        </table:table-row>
        <table:table-row table:style-name="ro1">
          <table:table-cell office:value-type="float" office:value="1141.786621">
            <text:p>1141.786621</text:p>
          </table:table-cell>
          <table:table-cell office:value-type="float" office:value="1140.75415">
            <text:p>1140.75415</text:p>
          </table:table-cell>
          <table:table-cell office:value-type="float" office:value="1145.059204">
            <text:p>1145.059204</text:p>
          </table:table-cell>
          <table:table-cell/>
        </table:table-row>
        <table:table-row table:style-name="ro1">
          <table:table-cell office:value-type="float" office:value="1144.919189">
            <text:p>1144.919189</text:p>
          </table:table-cell>
          <table:table-cell office:value-type="float" office:value="1143.834229">
            <text:p>1143.834229</text:p>
          </table:table-cell>
          <table:table-cell office:value-type="float" office:value="0.717499">
            <text:p>0.7174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0.787499">
            <text:p>0.787499</text:p>
          </table:table-cell>
          <table:table-cell office:value-type="float" office:value="0.6825">
            <text:p>0.6825</text:p>
          </table:table-cell>
          <table:table-cell office:value-type="float" office:value="1144.446655">
            <text:p>1144.446655</text:p>
          </table:table-cell>
          <table:table-cell/>
        </table:table-row>
        <table:table-row table:style-name="ro1">
          <table:table-cell office:value-type="float" office:value="1145.269165">
            <text:p>1145.269165</text:p>
          </table:table-cell>
          <table:table-cell office:value-type="float" office:value="1139.424194">
            <text:p>1139.424194</text:p>
          </table:table-cell>
          <table:table-cell office:value-type="float" office:value="1143.869141">
            <text:p>1143.869141</text:p>
          </table:table-cell>
          <table:table-cell/>
        </table:table-row>
        <table:table-row table:style-name="ro1">
          <table:table-cell office:value-type="float" office:value="1143.449219">
            <text:p>1143.449219</text:p>
          </table:table-cell>
          <table:table-cell office:value-type="float" office:value="1141.489136">
            <text:p>1141.489136</text:p>
          </table:table-cell>
          <table:table-cell office:value-type="float" office:value="1144.289185">
            <text:p>1144.289185</text:p>
          </table:table-cell>
          <table:table-cell/>
        </table:table-row>
        <table:table-row table:style-name="ro1">
          <table:table-cell office:value-type="float" office:value="1139.406616">
            <text:p>1139.406616</text:p>
          </table:table-cell>
          <table:table-cell office:value-type="float" office:value="1145.531616">
            <text:p>1145.531616</text:p>
          </table:table-cell>
          <table:table-cell office:value-type="float" office:value="1145.934204">
            <text:p>1145.934204</text:p>
          </table:table-cell>
          <table:table-cell/>
        </table:table-row>
        <table:table-row table:style-name="ro1">
          <table:table-cell office:value-type="float" office:value="1138.776733">
            <text:p>1138.776733</text:p>
          </table:table-cell>
          <table:table-cell office:value-type="float" office:value="1137.009155">
            <text:p>1137.009155</text:p>
          </table:table-cell>
          <table:table-cell office:value-type="float" office:value="3.552497">
            <text:p>3.552497</text:p>
          </table:table-cell>
          <table:table-cell/>
        </table:table-row>
        <table:table-row table:style-name="ro1">
          <table:table-cell office:value-type="float" office:value="1146.38916">
            <text:p>1146.38916</text:p>
          </table:table-cell>
          <table:table-cell office:value-type="float" office:value="1141.13916">
            <text:p>1141.13916</text:p>
          </table:table-cell>
          <table:table-cell office:value-type="float" office:value="13.96499">
            <text:p>13.96499</text:p>
          </table:table-cell>
          <table:table-cell/>
        </table:table-row>
        <table:table-row table:style-name="ro1">
          <table:table-cell office:value-type="float" office:value="1141.13916">
            <text:p>1141.13916</text:p>
          </table:table-cell>
          <table:table-cell office:value-type="float" office:value="1139.494141">
            <text:p>1139.494141</text:p>
          </table:table-cell>
          <table:table-cell office:value-type="float" office:value="20.754986">
            <text:p>20.754986</text:p>
          </table:table-cell>
          <table:table-cell/>
        </table:table-row>
        <table:table-row table:style-name="ro1">
          <table:table-cell office:value-type="float" office:value="0.5775">
            <text:p>0.5775</text:p>
          </table:table-cell>
          <table:table-cell office:value-type="float" office:value="1144.499146">
            <text:p>1144.499146</text:p>
          </table:table-cell>
          <table:table-cell office:value-type="float" office:value="24.219982">
            <text:p>24.219982</text:p>
          </table:table-cell>
          <table:table-cell/>
        </table:table-row>
        <table:table-row table:style-name="ro1">
          <table:table-cell office:value-type="float" office:value="1139.38916">
            <text:p>1139.38916</text:p>
          </table:table-cell>
          <table:table-cell office:value-type="float" office:value="1143.554199">
            <text:p>1143.554199</text:p>
          </table:table-cell>
          <table:table-cell office:value-type="float" office:value="20.457485">
            <text:p>20.457485</text:p>
          </table:table-cell>
          <table:table-cell/>
        </table:table-row>
        <table:table-row table:style-name="ro1">
          <table:table-cell office:value-type="float" office:value="1140.59668">
            <text:p>1140.59668</text:p>
          </table:table-cell>
          <table:table-cell office:value-type="float" office:value="1142.224121">
            <text:p>1142.224121</text:p>
          </table:table-cell>
          <table:table-cell office:value-type="float" office:value="12.652491">
            <text:p>12.652491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4.919189">
            <text:p>1144.919189</text:p>
          </table:table-cell>
          <table:table-cell office:value-type="float" office:value="0.2275">
            <text:p>0.2275</text:p>
          </table:table-cell>
          <table:table-cell office:value-type="float" office:value="1.522499">
            <text:p>1.522499</text:p>
          </table:table-cell>
          <table:table-cell/>
        </table:table-row>
        <table:table-row table:style-name="ro1">
          <table:table-cell office:value-type="float" office:value="1137.236694">
            <text:p>1137.236694</text:p>
          </table:table-cell>
          <table:table-cell office:value-type="float" office:value="0.315">
            <text:p>0.315</text:p>
          </table:table-cell>
          <table:table-cell office:value-type="float" office:value="1139.231689">
            <text:p>1139.231689</text:p>
          </table:table-cell>
          <table:table-cell/>
        </table:table-row>
        <table:table-row table:style-name="ro1">
          <table:table-cell office:value-type="float" office:value="1.784999">
            <text:p>1.784999</text:p>
          </table:table-cell>
          <table:table-cell office:value-type="float" office:value="2.572498">
            <text:p>2.572498</text:p>
          </table:table-cell>
          <table:table-cell office:value-type="float" office:value="1135.766724">
            <text:p>1135.766724</text:p>
          </table:table-cell>
          <table:table-cell/>
        </table:table-row>
        <table:table-row table:style-name="ro1">
          <table:table-cell office:value-type="float" office:value="1145.391724">
            <text:p>1145.391724</text:p>
          </table:table-cell>
          <table:table-cell office:value-type="float" office:value="3.482497">
            <text:p>3.482497</text:p>
          </table:table-cell>
          <table:table-cell office:value-type="float" office:value="1129.169189">
            <text:p>1129.169189</text:p>
          </table:table-cell>
          <table:table-cell/>
        </table:table-row>
        <table:table-row table:style-name="ro1">
          <table:table-cell office:value-type="float" office:value="1146.354126">
            <text:p>1146.354126</text:p>
          </table:table-cell>
          <table:table-cell office:value-type="float" office:value="3.884997">
            <text:p>3.884997</text:p>
          </table:table-cell>
          <table:table-cell office:value-type="float" office:value="1131.234131">
            <text:p>1131.234131</text:p>
          </table:table-cell>
          <table:table-cell/>
        </table:table-row>
        <table:table-row table:style-name="ro1">
          <table:table-cell office:value-type="float" office:value="1143.466675">
            <text:p>1143.466675</text:p>
          </table:table-cell>
          <table:table-cell office:value-type="float" office:value="2.274998">
            <text:p>2.274998</text:p>
          </table:table-cell>
          <table:table-cell office:value-type="float" office:value="1133.876709">
            <text:p>1133.876709</text:p>
          </table:table-cell>
          <table:table-cell/>
        </table:table-row>
        <table:table-row table:style-name="ro1">
          <table:table-cell office:value-type="float" office:value="1133.859131">
            <text:p>1133.859131</text:p>
          </table:table-cell>
          <table:table-cell office:value-type="float" office:value="1135.696655">
            <text:p>1135.696655</text:p>
          </table:table-cell>
          <table:table-cell office:value-type="float" office:value="1122.571655">
            <text:p>1122.571655</text:p>
          </table:table-cell>
          <table:table-cell/>
        </table:table-row>
        <table:table-row table:style-name="ro1">
          <table:table-cell office:value-type="float" office:value="1146.809204">
            <text:p>1146.809204</text:p>
          </table:table-cell>
          <table:table-cell office:value-type="float" office:value="1143.169189">
            <text:p>1143.169189</text:p>
          </table:table-cell>
          <table:table-cell office:value-type="float" office:value="1137.621704">
            <text:p>1137.621704</text:p>
          </table:table-cell>
          <table:table-cell/>
        </table:table-row>
        <table:table-row table:style-name="ro1">
          <table:table-cell office:value-type="float" office:value="1144.814209">
            <text:p>1144.814209</text:p>
          </table:table-cell>
          <table:table-cell office:value-type="float" office:value="1143.974121">
            <text:p>1143.974121</text:p>
          </table:table-cell>
          <table:table-cell office:value-type="float" office:value="1136.22168">
            <text:p>1136.22168</text:p>
          </table:table-cell>
          <table:table-cell/>
        </table:table-row>
        <table:table-row table:style-name="ro1">
          <table:table-cell office:value-type="float" office:value="1145.426636">
            <text:p>1145.426636</text:p>
          </table:table-cell>
          <table:table-cell office:value-type="float" office:value="1142.749146">
            <text:p>1142.749146</text:p>
          </table:table-cell>
          <table:table-cell office:value-type="float" office:value="1131.181641">
            <text:p>1131.181641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256714">
            <text:p>1143.256714</text:p>
          </table:table-cell>
          <table:table-cell office:value-type="float" office:value="1143.939209">
            <text:p>1143.939209</text:p>
          </table:table-cell>
          <table:table-cell office:value-type="float" office:value="1129.414185">
            <text:p>1129.414185</text:p>
          </table:table-cell>
          <table:table-cell/>
        </table:table-row>
        <table:table-row table:style-name="ro1">
          <table:table-cell office:value-type="float" office:value="1143.029175">
            <text:p>1143.029175</text:p>
          </table:table-cell>
          <table:table-cell office:value-type="float" office:value="1146.354126">
            <text:p>1146.354126</text:p>
          </table:table-cell>
          <table:table-cell office:value-type="float" office:value="1130.744141">
            <text:p>1130.744141</text:p>
          </table:table-cell>
          <table:table-cell/>
        </table:table-row>
        <table:table-row table:style-name="ro1">
          <table:table-cell office:value-type="float" office:value="1.049999">
            <text:p>1.049999</text:p>
          </table:table-cell>
          <table:table-cell office:value-type="float" office:value="7.944994">
            <text:p>7.944994</text:p>
          </table:table-cell>
          <table:table-cell office:value-type="float" office:value="1129.449219">
            <text:p>1129.449219</text:p>
          </table:table-cell>
          <table:table-cell/>
        </table:table-row>
        <table:table-row table:style-name="ro1">
          <table:table-cell office:value-type="float" office:value="2.694998">
            <text:p>2.694998</text:p>
          </table:table-cell>
          <table:table-cell office:value-type="float" office:value="8.504993">
            <text:p>8.504993</text:p>
          </table:table-cell>
          <table:table-cell office:value-type="float" office:value="1113.489136">
            <text:p>1113.489136</text:p>
          </table:table-cell>
          <table:table-cell/>
        </table:table-row>
        <table:table-row table:style-name="ro1">
          <table:table-cell office:value-type="float" office:value="1144.709229">
            <text:p>1144.709229</text:p>
          </table:table-cell>
          <table:table-cell office:value-type="float" office:value="2.187498">
            <text:p>2.187498</text:p>
          </table:table-cell>
          <table:table-cell office:value-type="float" office:value="1118.966675">
            <text:p>1118.966675</text:p>
          </table:table-cell>
          <table:table-cell/>
        </table:table-row>
        <table:table-row table:style-name="ro1">
          <table:table-cell office:value-type="float" office:value="1146.651611">
            <text:p>1146.651611</text:p>
          </table:table-cell>
          <table:table-cell office:value-type="float" office:value="1146.599121">
            <text:p>1146.599121</text:p>
          </table:table-cell>
          <table:table-cell office:value-type="float" office:value="1130.656738">
            <text:p>1130.656738</text:p>
          </table:table-cell>
          <table:table-cell/>
        </table:table-row>
        <table:table-row table:style-name="ro1">
          <table:table-cell office:value-type="float" office:value="1140.124146">
            <text:p>1140.124146</text:p>
          </table:table-cell>
          <table:table-cell office:value-type="float" office:value="4.777496">
            <text:p>4.777496</text:p>
          </table:table-cell>
          <table:table-cell office:value-type="float" office:value="6.649995">
            <text:p>6.649995</text:p>
          </table:table-cell>
          <table:table-cell/>
        </table:table-row>
        <table:table-row table:style-name="ro1">
          <table:table-cell office:value-type="float" office:value="1119.929199">
            <text:p>1119.929199</text:p>
          </table:table-cell>
          <table:table-cell office:value-type="float" office:value="1140.964233">
            <text:p>1140.964233</text:p>
          </table:table-cell>
          <table:table-cell office:value-type="float" office:value="1144.359131">
            <text:p>1144.359131</text:p>
          </table:table-cell>
          <table:table-cell/>
        </table:table-row>
        <table:table-row table:style-name="ro1">
          <table:table-cell office:value-type="float" office:value="1142.381714">
            <text:p>1142.381714</text:p>
          </table:table-cell>
          <table:table-cell office:value-type="float" office:value="4.042497">
            <text:p>4.042497</text:p>
          </table:table-cell>
          <table:table-cell office:value-type="float" office:value="7.244995">
            <text:p>7.244995</text:p>
          </table:table-cell>
          <table:table-cell/>
        </table:table-row>
        <table:table-row table:style-name="ro1">
          <table:table-cell office:value-type="float" office:value="1144.079224">
            <text:p>1144.079224</text:p>
          </table:table-cell>
          <table:table-cell office:value-type="float" office:value="1140.491699">
            <text:p>1140.491699</text:p>
          </table:table-cell>
          <table:table-cell office:value-type="float" office:value="1137.63916">
            <text:p>1137.63916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5.862496">
            <text:p>5.862496</text:p>
          </table:table-cell>
          <table:table-cell office:value-type="float" office:value="1144.14917">
            <text:p>1144.14917</text:p>
          </table:table-cell>
          <table:table-cell office:value-type="float" office:value="1139.739136">
            <text:p>1139.739136</text:p>
          </table:table-cell>
          <table:table-cell/>
        </table:table-row>
        <table:table-row table:style-name="ro1">
          <table:table-cell office:value-type="float" office:value="1.084999">
            <text:p>1.084999</text:p>
          </table:table-cell>
          <table:table-cell office:value-type="float" office:value="1.557499">
            <text:p>1.557499</text:p>
          </table:table-cell>
          <table:table-cell office:value-type="float" office:value="1137.69165">
            <text:p>1137.69165</text:p>
          </table:table-cell>
          <table:table-cell/>
        </table:table-row>
        <table:table-row table:style-name="ro1">
          <table:table-cell office:value-type="float" office:value="1143.029175">
            <text:p>1143.029175</text:p>
          </table:table-cell>
          <table:table-cell office:value-type="float" office:value="1139.931641">
            <text:p>1139.931641</text:p>
          </table:table-cell>
          <table:table-cell office:value-type="float" office:value="1143.414185">
            <text:p>1143.414185</text:p>
          </table:table-cell>
          <table:table-cell/>
        </table:table-row>
        <table:table-row table:style-name="ro1">
          <table:table-cell office:value-type="float" office:value="1133.876709">
            <text:p>1133.876709</text:p>
          </table:table-cell>
          <table:table-cell office:value-type="float" office:value="8.469994">
            <text:p>8.469994</text:p>
          </table:table-cell>
          <table:table-cell office:value-type="float" office:value="1146.669189">
            <text:p>1146.669189</text:p>
          </table:table-cell>
          <table:table-cell/>
        </table:table-row>
        <table:table-row table:style-name="ro1">
          <table:table-cell office:value-type="float" office:value="1117.059204">
            <text:p>1117.059204</text:p>
          </table:table-cell>
          <table:table-cell office:value-type="float" office:value="1121.381714">
            <text:p>1121.381714</text:p>
          </table:table-cell>
          <table:table-cell office:value-type="float" office:value="1136.71167">
            <text:p>1136.71167</text:p>
          </table:table-cell>
          <table:table-cell/>
        </table:table-row>
        <table:table-row table:style-name="ro1">
          <table:table-cell office:value-type="float" office:value="12.092491">
            <text:p>12.092491</text:p>
          </table:table-cell>
          <table:table-cell office:value-type="float" office:value="1145.689209">
            <text:p>1145.689209</text:p>
          </table:table-cell>
          <table:table-cell office:value-type="float" office:value="7.612494">
            <text:p>7.612494</text:p>
          </table:table-cell>
          <table:table-cell/>
        </table:table-row>
        <table:table-row table:style-name="ro1">
          <table:table-cell office:value-type="float" office:value="2.222498">
            <text:p>2.222498</text:p>
          </table:table-cell>
          <table:table-cell office:value-type="float" office:value="1136.781616">
            <text:p>1136.781616</text:p>
          </table:table-cell>
          <table:table-cell office:value-type="float" office:value="12.442491">
            <text:p>12.442491</text:p>
          </table:table-cell>
          <table:table-cell/>
        </table:table-row>
        <table:table-row table:style-name="ro1">
          <table:table-cell office:value-type="float" office:value="11.794991">
            <text:p>11.794991</text:p>
          </table:table-cell>
          <table:table-cell office:value-type="float" office:value="1131.969238">
            <text:p>1131.969238</text:p>
          </table:table-cell>
          <table:table-cell office:value-type="float" office:value="24.709982">
            <text:p>24.709982</text:p>
          </table:table-cell>
          <table:table-cell/>
        </table:table-row>
        <table:table-row table:style-name="ro1">
          <table:table-cell office:value-type="float" office:value="13.50999">
            <text:p>13.50999</text:p>
          </table:table-cell>
          <table:table-cell office:value-type="float" office:value="1133.386719">
            <text:p>1133.386719</text:p>
          </table:table-cell>
          <table:table-cell office:value-type="float" office:value="54.722462">
            <text:p>54.722462</text:p>
          </table:table-cell>
          <table:table-cell/>
        </table:table-row>
        <table:table-row table:style-name="ro1">
          <table:table-cell office:value-type="float" office:value="1119.351685">
            <text:p>1119.351685</text:p>
          </table:table-cell>
          <table:table-cell office:value-type="float" office:value="1144.761719">
            <text:p>1144.761719</text:p>
          </table:table-cell>
          <table:table-cell office:value-type="float" office:value="88.427437">
            <text:p>88.427437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6.019996">
            <text:p>6.019996</text:p>
          </table:table-cell>
          <table:table-cell office:value-type="float" office:value="1130.25415">
            <text:p>1130.25415</text:p>
          </table:table-cell>
          <table:table-cell office:value-type="float" office:value="62.194954">
            <text:p>62.194954</text:p>
          </table:table-cell>
          <table:table-cell/>
        </table:table-row>
        <table:table-row table:style-name="ro1">
          <table:table-cell office:value-type="float" office:value="1142.06665">
            <text:p>1142.06665</text:p>
          </table:table-cell>
          <table:table-cell office:value-type="float" office:value="3.832497">
            <text:p>3.832497</text:p>
          </table:table-cell>
          <table:table-cell office:value-type="float" office:value="54.914959">
            <text:p>54.914959</text:p>
          </table:table-cell>
          <table:table-cell/>
        </table:table-row>
        <table:table-row table:style-name="ro1">
          <table:table-cell office:value-type="float" office:value="13.544991">
            <text:p>13.544991</text:p>
          </table:table-cell>
          <table:table-cell office:value-type="float" office:value="4.707497">
            <text:p>4.707497</text:p>
          </table:table-cell>
          <table:table-cell office:value-type="float" office:value="47.249966">
            <text:p>47.249966</text:p>
          </table:table-cell>
          <table:table-cell/>
        </table:table-row>
        <table:table-row table:style-name="ro1">
          <table:table-cell office:value-type="float" office:value="1144.009155">
            <text:p>1144.009155</text:p>
          </table:table-cell>
          <table:table-cell office:value-type="float" office:value="10.412493">
            <text:p>10.412493</text:p>
          </table:table-cell>
          <table:table-cell office:value-type="float" office:value="23.922483">
            <text:p>23.922483</text:p>
          </table:table-cell>
          <table:table-cell/>
        </table:table-row>
        <table:table-row table:style-name="ro1">
          <table:table-cell office:value-type="float" office:value="1144.481689">
            <text:p>1144.481689</text:p>
          </table:table-cell>
          <table:table-cell office:value-type="float" office:value="1137.814209">
            <text:p>1137.814209</text:p>
          </table:table-cell>
          <table:table-cell office:value-type="float" office:value="13.68499">
            <text:p>13.68499</text:p>
          </table:table-cell>
          <table:table-cell/>
        </table:table-row>
        <table:table-row table:style-name="ro1">
          <table:table-cell office:value-type="float" office:value="1113.90918">
            <text:p>1113.90918</text:p>
          </table:table-cell>
          <table:table-cell office:value-type="float" office:value="1138.741699">
            <text:p>1138.741699</text:p>
          </table:table-cell>
          <table:table-cell office:value-type="float" office:value="1143.904175">
            <text:p>1143.904175</text:p>
          </table:table-cell>
          <table:table-cell/>
        </table:table-row>
        <table:table-row table:style-name="ro1">
          <table:table-cell office:value-type="float" office:value="1.679999">
            <text:p>1.679999</text:p>
          </table:table-cell>
          <table:table-cell office:value-type="float" office:value="18.497486">
            <text:p>18.497486</text:p>
          </table:table-cell>
          <table:table-cell office:value-type="float" office:value="30.222479">
            <text:p>30.222479</text:p>
          </table:table-cell>
          <table:table-cell/>
        </table:table-row>
        <table:table-row table:style-name="ro1">
          <table:table-cell office:value-type="float" office:value="1143.134155">
            <text:p>1143.134155</text:p>
          </table:table-cell>
          <table:table-cell office:value-type="float" office:value="1134.944214">
            <text:p>1134.944214</text:p>
          </table:table-cell>
          <table:table-cell office:value-type="float" office:value="23.904984">
            <text:p>23.904984</text:p>
          </table:table-cell>
          <table:table-cell/>
        </table:table-row>
        <table:table-row table:style-name="ro1">
          <table:table-cell office:value-type="float" office:value="15.102489">
            <text:p>15.102489</text:p>
          </table:table-cell>
          <table:table-cell office:value-type="float" office:value="0.804999">
            <text:p>0.804999</text:p>
          </table:table-cell>
          <table:table-cell office:value-type="float" office:value="26.197481">
            <text:p>26.197481</text:p>
          </table:table-cell>
          <table:table-cell/>
        </table:table-row>
        <table:table-row table:style-name="ro1">
          <table:table-cell office:value-type="float" office:value="1141.244141">
            <text:p>1141.244141</text:p>
          </table:table-cell>
          <table:table-cell office:value-type="float" office:value="1144.569214">
            <text:p>1144.569214</text:p>
          </table:table-cell>
          <table:table-cell office:value-type="float" office:value="30.257479">
            <text:p>30.25747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9.257493">
            <text:p>9.257493</text:p>
          </table:table-cell>
          <table:table-cell office:value-type="float" office:value="1145.794189">
            <text:p>1145.794189</text:p>
          </table:table-cell>
          <table:table-cell office:value-type="float" office:value="37.379974">
            <text:p>37.379974</text:p>
          </table:table-cell>
          <table:table-cell/>
        </table:table-row>
        <table:table-row table:style-name="ro1">
          <table:table-cell office:value-type="float" office:value="1139.984131">
            <text:p>1139.984131</text:p>
          </table:table-cell>
          <table:table-cell office:value-type="float" office:value="9.397493">
            <text:p>9.397493</text:p>
          </table:table-cell>
          <table:table-cell office:value-type="float" office:value="53.46246">
            <text:p>53.46246</text:p>
          </table:table-cell>
          <table:table-cell/>
        </table:table-row>
        <table:table-row table:style-name="ro1">
          <table:table-cell office:value-type="float" office:value="1126.544189">
            <text:p>1126.544189</text:p>
          </table:table-cell>
          <table:table-cell office:value-type="float" office:value="1128.591675">
            <text:p>1128.591675</text:p>
          </table:table-cell>
          <table:table-cell office:value-type="float" office:value="43.189968">
            <text:p>43.189968</text:p>
          </table:table-cell>
          <table:table-cell/>
        </table:table-row>
        <table:table-row table:style-name="ro1">
          <table:table-cell office:value-type="float" office:value="1145.811646">
            <text:p>1145.811646</text:p>
          </table:table-cell>
          <table:table-cell office:value-type="float" office:value="10.814992">
            <text:p>10.814992</text:p>
          </table:table-cell>
          <table:table-cell office:value-type="float" office:value="38.324974">
            <text:p>38.324974</text:p>
          </table:table-cell>
          <table:table-cell/>
        </table:table-row>
        <table:table-row table:style-name="ro1">
          <table:table-cell office:value-type="float" office:value="1127.296631">
            <text:p>1127.296631</text:p>
          </table:table-cell>
          <table:table-cell office:value-type="float" office:value="1145.094116">
            <text:p>1145.094116</text:p>
          </table:table-cell>
          <table:table-cell office:value-type="float" office:value="24.324982">
            <text:p>24.324982</text:p>
          </table:table-cell>
          <table:table-cell/>
        </table:table-row>
        <table:table-row table:style-name="ro1">
          <table:table-cell office:value-type="float" office:value="25.269981">
            <text:p>25.269981</text:p>
          </table:table-cell>
          <table:table-cell office:value-type="float" office:value="1141.734131">
            <text:p>1141.734131</text:p>
          </table:table-cell>
          <table:table-cell office:value-type="float" office:value="9.834992">
            <text:p>9.834992</text:p>
          </table:table-cell>
          <table:table-cell/>
        </table:table-row>
        <table:table-row table:style-name="ro1">
          <table:table-cell office:value-type="float" office:value="1107.39917">
            <text:p>1107.39917</text:p>
          </table:table-cell>
          <table:table-cell office:value-type="float" office:value="1117.741699">
            <text:p>1117.741699</text:p>
          </table:table-cell>
          <table:table-cell office:value-type="float" office:value="1138.041626">
            <text:p>1138.041626</text:p>
          </table:table-cell>
          <table:table-cell/>
        </table:table-row>
        <table:table-row table:style-name="ro1">
          <table:table-cell office:value-type="float" office:value="23.992483">
            <text:p>23.992483</text:p>
          </table:table-cell>
          <table:table-cell office:value-type="float" office:value="1143.519165">
            <text:p>1143.519165</text:p>
          </table:table-cell>
          <table:table-cell office:value-type="float" office:value="18.304987">
            <text:p>18.304987</text:p>
          </table:table-cell>
          <table:table-cell/>
        </table:table-row>
        <table:table-row table:style-name="ro1">
          <table:table-cell office:value-type="float" office:value="1130.656738">
            <text:p>1130.656738</text:p>
          </table:table-cell>
          <table:table-cell office:value-type="float" office:value="1133.036621">
            <text:p>1133.036621</text:p>
          </table:table-cell>
          <table:table-cell office:value-type="float" office:value="3.272498">
            <text:p>3.272498</text:p>
          </table:table-cell>
          <table:table-cell/>
        </table:table-row>
        <table:table-row table:style-name="ro1">
          <table:table-cell office:value-type="float" office:value="17.552486">
            <text:p>17.552486</text:p>
          </table:table-cell>
          <table:table-cell office:value-type="float" office:value="1144.131714">
            <text:p>1144.131714</text:p>
          </table:table-cell>
          <table:table-cell office:value-type="float" office:value="5.074996">
            <text:p>5.074996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6.056641">
            <text:p>1146.056641</text:p>
          </table:table-cell>
          <table:table-cell office:value-type="float" office:value="1140.334229">
            <text:p>1140.334229</text:p>
          </table:table-cell>
          <table:table-cell office:value-type="float" office:value="6.492495">
            <text:p>6.492495</text:p>
          </table:table-cell>
          <table:table-cell/>
        </table:table-row>
        <table:table-row table:style-name="ro1">
          <table:table-cell office:value-type="float" office:value="1134.13916">
            <text:p>1134.13916</text:p>
          </table:table-cell>
          <table:table-cell office:value-type="float" office:value="47.249966">
            <text:p>47.249966</text:p>
          </table:table-cell>
          <table:table-cell office:value-type="float" office:value="43.347469">
            <text:p>43.347469</text:p>
          </table:table-cell>
          <table:table-cell/>
        </table:table-row>
        <table:table-row table:style-name="ro1">
          <table:table-cell office:value-type="float" office:value="1140.439209">
            <text:p>1140.439209</text:p>
          </table:table-cell>
          <table:table-cell office:value-type="float" office:value="1130.464233">
            <text:p>1130.464233</text:p>
          </table:table-cell>
          <table:table-cell office:value-type="float" office:value="25.427481">
            <text:p>25.427481</text:p>
          </table:table-cell>
          <table:table-cell/>
        </table:table-row>
        <table:table-row table:style-name="ro1">
          <table:table-cell office:value-type="float" office:value="1138.969116">
            <text:p>1138.969116</text:p>
          </table:table-cell>
          <table:table-cell office:value-type="float" office:value="1131.444214">
            <text:p>1131.444214</text:p>
          </table:table-cell>
          <table:table-cell office:value-type="float" office:value="18.777487">
            <text:p>18.777487</text:p>
          </table:table-cell>
          <table:table-cell/>
        </table:table-row>
        <table:table-row table:style-name="ro1">
          <table:table-cell office:value-type="float" office:value="1135.78418">
            <text:p>1135.78418</text:p>
          </table:table-cell>
          <table:table-cell office:value-type="float" office:value="1137.499146">
            <text:p>1137.499146</text:p>
          </table:table-cell>
          <table:table-cell office:value-type="float" office:value="0.892499">
            <text:p>0.892499</text:p>
          </table:table-cell>
          <table:table-cell/>
        </table:table-row>
        <table:table-row table:style-name="ro1">
          <table:table-cell office:value-type="float" office:value="1141.19165">
            <text:p>1141.19165</text:p>
          </table:table-cell>
          <table:table-cell office:value-type="float" office:value="1130.079224">
            <text:p>1130.079224</text:p>
          </table:table-cell>
          <table:table-cell office:value-type="float" office:value="3.254998">
            <text:p>3.254998</text:p>
          </table:table-cell>
          <table:table-cell/>
        </table:table-row>
        <table:table-row table:style-name="ro1">
          <table:table-cell office:value-type="float" office:value="45.342468">
            <text:p>45.342468</text:p>
          </table:table-cell>
          <table:table-cell office:value-type="float" office:value="0.4375">
            <text:p>0.4375</text:p>
          </table:table-cell>
          <table:table-cell office:value-type="float" office:value="19.162487">
            <text:p>19.162487</text:p>
          </table:table-cell>
          <table:table-cell/>
        </table:table-row>
        <table:table-row table:style-name="ro1">
          <table:table-cell office:value-type="float" office:value="1102.184204">
            <text:p>1102.184204</text:p>
          </table:table-cell>
          <table:table-cell office:value-type="float" office:value="1145.40918">
            <text:p>1145.40918</text:p>
          </table:table-cell>
          <table:table-cell office:value-type="float" office:value="1138.269165">
            <text:p>1138.269165</text:p>
          </table:table-cell>
          <table:table-cell/>
        </table:table-row>
        <table:table-row table:style-name="ro1">
          <table:table-cell office:value-type="float" office:value="5.862496">
            <text:p>5.862496</text:p>
          </table:table-cell>
          <table:table-cell office:value-type="float" office:value="1146.459229">
            <text:p>1146.459229</text:p>
          </table:table-cell>
          <table:table-cell office:value-type="float" office:value="1146.791626">
            <text:p>1146.791626</text:p>
          </table:table-cell>
          <table:table-cell/>
        </table:table-row>
        <table:table-row table:style-name="ro1">
          <table:table-cell office:value-type="float" office:value="1136.781616">
            <text:p>1136.781616</text:p>
          </table:table-cell>
          <table:table-cell office:value-type="float" office:value="1136.396729">
            <text:p>1136.396729</text:p>
          </table:table-cell>
          <table:table-cell office:value-type="float" office:value="1140.054199">
            <text:p>1140.0541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3.40499">
            <text:p>13.40499</text:p>
          </table:table-cell>
          <table:table-cell office:value-type="float" office:value="1146.756714">
            <text:p>1146.756714</text:p>
          </table:table-cell>
          <table:table-cell office:value-type="float" office:value="6.632495">
            <text:p>6.632495</text:p>
          </table:table-cell>
          <table:table-cell/>
        </table:table-row>
        <table:table-row table:style-name="ro1">
          <table:table-cell office:value-type="float" office:value="7.577495">
            <text:p>7.577495</text:p>
          </table:table-cell>
          <table:table-cell office:value-type="float" office:value="1146.564209">
            <text:p>1146.564209</text:p>
          </table:table-cell>
          <table:table-cell office:value-type="float" office:value="9.239993">
            <text:p>9.239993</text:p>
          </table:table-cell>
          <table:table-cell/>
        </table:table-row>
        <table:table-row table:style-name="ro1">
          <table:table-cell office:value-type="float" office:value="1139.039185">
            <text:p>1139.039185</text:p>
          </table:table-cell>
          <table:table-cell office:value-type="float" office:value="9.817492">
            <text:p>9.817492</text:p>
          </table:table-cell>
          <table:table-cell office:value-type="float" office:value="32.899975">
            <text:p>32.899975</text:p>
          </table:table-cell>
          <table:table-cell/>
        </table:table-row>
        <table:table-row table:style-name="ro1">
          <table:table-cell office:value-type="float" office:value="1138.199219">
            <text:p>1138.199219</text:p>
          </table:table-cell>
          <table:table-cell office:value-type="float" office:value="1.084999">
            <text:p>1.084999</text:p>
          </table:table-cell>
          <table:table-cell office:value-type="float" office:value="22.399984">
            <text:p>22.399984</text:p>
          </table:table-cell>
          <table:table-cell/>
        </table:table-row>
        <table:table-row table:style-name="ro1">
          <table:table-cell office:value-type="float" office:value="1130.166626">
            <text:p>1130.166626</text:p>
          </table:table-cell>
          <table:table-cell office:value-type="float" office:value="1128.39917">
            <text:p>1128.39917</text:p>
          </table:table-cell>
          <table:table-cell office:value-type="float" office:value="60.707455">
            <text:p>60.707455</text:p>
          </table:table-cell>
          <table:table-cell/>
        </table:table-row>
        <table:table-row table:style-name="ro1">
          <table:table-cell office:value-type="float" office:value="1131.286621">
            <text:p>1131.286621</text:p>
          </table:table-cell>
          <table:table-cell office:value-type="float" office:value="8.994993">
            <text:p>8.994993</text:p>
          </table:table-cell>
          <table:table-cell office:value-type="float" office:value="27.947479">
            <text:p>27.947479</text:p>
          </table:table-cell>
          <table:table-cell/>
        </table:table-row>
        <table:table-row table:style-name="ro1">
          <table:table-cell office:value-type="float" office:value="16.712488">
            <text:p>16.712488</text:p>
          </table:table-cell>
          <table:table-cell office:value-type="float" office:value="1143.396729">
            <text:p>1143.396729</text:p>
          </table:table-cell>
          <table:table-cell office:value-type="float" office:value="30.537477">
            <text:p>30.537477</text:p>
          </table:table-cell>
          <table:table-cell/>
        </table:table-row>
        <table:table-row table:style-name="ro1">
          <table:table-cell office:value-type="float" office:value="9.869993">
            <text:p>9.869993</text:p>
          </table:table-cell>
          <table:table-cell office:value-type="float" office:value="6.369996">
            <text:p>6.369996</text:p>
          </table:table-cell>
          <table:table-cell office:value-type="float" office:value="6.859995">
            <text:p>6.859995</text:p>
          </table:table-cell>
          <table:table-cell/>
        </table:table-row>
        <table:table-row table:style-name="ro1">
          <table:table-cell office:value-type="float" office:value="1145.916626">
            <text:p>1145.916626</text:p>
          </table:table-cell>
          <table:table-cell office:value-type="float" office:value="0.3325">
            <text:p>0.3325</text:p>
          </table:table-cell>
          <table:table-cell office:value-type="float" office:value="16.117489">
            <text:p>16.117489</text:p>
          </table:table-cell>
          <table:table-cell/>
        </table:table-row>
        <table:table-row table:style-name="ro1">
          <table:table-cell office:value-type="float" office:value="19.459986">
            <text:p>19.459986</text:p>
          </table:table-cell>
          <table:table-cell office:value-type="float" office:value="17.832487">
            <text:p>17.832487</text:p>
          </table:table-cell>
          <table:table-cell office:value-type="float" office:value="22.942484">
            <text:p>22.942484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2.06665">
            <text:p>1142.06665</text:p>
          </table:table-cell>
          <table:table-cell office:value-type="float" office:value="1136.606689">
            <text:p>1136.606689</text:p>
          </table:table-cell>
          <table:table-cell office:value-type="float" office:value="1137.761719">
            <text:p>1137.761719</text:p>
          </table:table-cell>
          <table:table-cell/>
        </table:table-row>
        <table:table-row table:style-name="ro1">
          <table:table-cell office:value-type="float" office:value="1146.126709">
            <text:p>1146.126709</text:p>
          </table:table-cell>
          <table:table-cell office:value-type="float" office:value="1142.031616">
            <text:p>1142.031616</text:p>
          </table:table-cell>
          <table:table-cell office:value-type="float" office:value="8.924994">
            <text:p>8.924994</text:p>
          </table:table-cell>
          <table:table-cell/>
        </table:table-row>
        <table:table-row table:style-name="ro1">
          <table:table-cell office:value-type="float" office:value="1.924999">
            <text:p>1.924999</text:p>
          </table:table-cell>
          <table:table-cell office:value-type="float" office:value="1141.926636">
            <text:p>1141.926636</text:p>
          </table:table-cell>
          <table:table-cell office:value-type="float" office:value="4.322497">
            <text:p>4.322497</text:p>
          </table:table-cell>
          <table:table-cell/>
        </table:table-row>
        <table:table-row table:style-name="ro1">
          <table:table-cell office:value-type="float" office:value="1.102499">
            <text:p>1.102499</text:p>
          </table:table-cell>
          <table:table-cell office:value-type="float" office:value="19.442486">
            <text:p>19.442486</text:p>
          </table:table-cell>
          <table:table-cell office:value-type="float" office:value="19.179987">
            <text:p>19.179987</text:p>
          </table:table-cell>
          <table:table-cell/>
        </table:table-row>
        <table:table-row table:style-name="ro1">
          <table:table-cell office:value-type="float" office:value="1117.321655">
            <text:p>1117.321655</text:p>
          </table:table-cell>
          <table:table-cell office:value-type="float" office:value="1131.426636">
            <text:p>1131.426636</text:p>
          </table:table-cell>
          <table:table-cell office:value-type="float" office:value="30.729979">
            <text:p>30.729979</text:p>
          </table:table-cell>
          <table:table-cell/>
        </table:table-row>
        <table:table-row table:style-name="ro1">
          <table:table-cell office:value-type="float" office:value="1111.38916">
            <text:p>1111.38916</text:p>
          </table:table-cell>
          <table:table-cell office:value-type="float" office:value="1133.736694">
            <text:p>1133.736694</text:p>
          </table:table-cell>
          <table:table-cell office:value-type="float" office:value="43.784969">
            <text:p>43.784969</text:p>
          </table:table-cell>
          <table:table-cell/>
        </table:table-row>
        <table:table-row table:style-name="ro1">
          <table:table-cell office:value-type="float" office:value="1135.539185">
            <text:p>1135.539185</text:p>
          </table:table-cell>
          <table:table-cell office:value-type="float" office:value="1144.20166">
            <text:p>1144.20166</text:p>
          </table:table-cell>
          <table:table-cell office:value-type="float" office:value="34.614975">
            <text:p>34.614975</text:p>
          </table:table-cell>
          <table:table-cell/>
        </table:table-row>
        <table:table-row table:style-name="ro1">
          <table:table-cell office:value-type="float" office:value="25.829981">
            <text:p>25.829981</text:p>
          </table:table-cell>
          <table:table-cell office:value-type="float" office:value="7.279994">
            <text:p>7.279994</text:p>
          </table:table-cell>
          <table:table-cell office:value-type="float" office:value="22.574984">
            <text:p>22.574984</text:p>
          </table:table-cell>
          <table:table-cell/>
        </table:table-row>
        <table:table-row table:style-name="ro1">
          <table:table-cell office:value-type="float" office:value="12.617491">
            <text:p>12.617491</text:p>
          </table:table-cell>
          <table:table-cell office:value-type="float" office:value="1145.916626">
            <text:p>1145.916626</text:p>
          </table:table-cell>
          <table:table-cell office:value-type="float" office:value="21.279985">
            <text:p>21.279985</text:p>
          </table:table-cell>
          <table:table-cell/>
        </table:table-row>
        <table:table-row table:style-name="ro1">
          <table:table-cell office:value-type="float" office:value="1144.114136">
            <text:p>1144.114136</text:p>
          </table:table-cell>
          <table:table-cell office:value-type="float" office:value="1116.079224">
            <text:p>1116.079224</text:p>
          </table:table-cell>
          <table:table-cell office:value-type="float" office:value="2.397498">
            <text:p>2.3974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2.72249">
            <text:p>12.72249</text:p>
          </table:table-cell>
          <table:table-cell office:value-type="float" office:value="17.534986">
            <text:p>17.534986</text:p>
          </table:table-cell>
          <table:table-cell office:value-type="float" office:value="28.052479">
            <text:p>28.052479</text:p>
          </table:table-cell>
          <table:table-cell/>
        </table:table-row>
        <table:table-row table:style-name="ro1">
          <table:table-cell office:value-type="float" office:value="1116.516724">
            <text:p>1116.516724</text:p>
          </table:table-cell>
          <table:table-cell office:value-type="float" office:value="1146.144165">
            <text:p>1146.144165</text:p>
          </table:table-cell>
          <table:table-cell office:value-type="float" office:value="1122.886719">
            <text:p>1122.886719</text:p>
          </table:table-cell>
          <table:table-cell/>
        </table:table-row>
        <table:table-row table:style-name="ro1">
          <table:table-cell office:value-type="float" office:value="1129.974121">
            <text:p>1129.974121</text:p>
          </table:table-cell>
          <table:table-cell office:value-type="float" office:value="1137.25415">
            <text:p>1137.25415</text:p>
          </table:table-cell>
          <table:table-cell office:value-type="float" office:value="1112.404175">
            <text:p>1112.404175</text:p>
          </table:table-cell>
          <table:table-cell/>
        </table:table-row>
        <table:table-row table:style-name="ro1">
          <table:table-cell office:value-type="float" office:value="7.262495">
            <text:p>7.262495</text:p>
          </table:table-cell>
          <table:table-cell office:value-type="float" office:value="1139.109131">
            <text:p>1139.109131</text:p>
          </table:table-cell>
          <table:table-cell office:value-type="float" office:value="1129.361694">
            <text:p>1129.361694</text:p>
          </table:table-cell>
          <table:table-cell/>
        </table:table-row>
        <table:table-row table:style-name="ro1">
          <table:table-cell office:value-type="float" office:value="3.009998">
            <text:p>3.009998</text:p>
          </table:table-cell>
          <table:table-cell office:value-type="float" office:value="18.392487">
            <text:p>18.392487</text:p>
          </table:table-cell>
          <table:table-cell office:value-type="float" office:value="1135.50415">
            <text:p>1135.50415</text:p>
          </table:table-cell>
          <table:table-cell/>
        </table:table-row>
        <table:table-row table:style-name="ro1">
          <table:table-cell office:value-type="float" office:value="1118.301636">
            <text:p>1118.301636</text:p>
          </table:table-cell>
          <table:table-cell office:value-type="float" office:value="1141.786621">
            <text:p>1141.786621</text:p>
          </table:table-cell>
          <table:table-cell office:value-type="float" office:value="1136.396729">
            <text:p>1136.396729</text:p>
          </table:table-cell>
          <table:table-cell/>
        </table:table-row>
        <table:table-row table:style-name="ro1">
          <table:table-cell office:value-type="float" office:value="1.224999">
            <text:p>1.224999</text:p>
          </table:table-cell>
          <table:table-cell office:value-type="float" office:value="1131.374146">
            <text:p>1131.374146</text:p>
          </table:table-cell>
          <table:table-cell office:value-type="float" office:value="1140.579224">
            <text:p>1140.579224</text:p>
          </table:table-cell>
          <table:table-cell/>
        </table:table-row>
        <table:table-row table:style-name="ro1">
          <table:table-cell office:value-type="float" office:value="1126.631714">
            <text:p>1126.631714</text:p>
          </table:table-cell>
          <table:table-cell office:value-type="float" office:value="0.28">
            <text:p>0.28</text:p>
          </table:table-cell>
          <table:table-cell office:value-type="float" office:value="1141.156616">
            <text:p>1141.156616</text:p>
          </table:table-cell>
          <table:table-cell/>
        </table:table-row>
        <table:table-row table:style-name="ro1">
          <table:table-cell office:value-type="float" office:value="14.524989">
            <text:p>14.524989</text:p>
          </table:table-cell>
          <table:table-cell office:value-type="float" office:value="7.577495">
            <text:p>7.577495</text:p>
          </table:table-cell>
          <table:table-cell office:value-type="float" office:value="1133.929199">
            <text:p>1133.929199</text:p>
          </table:table-cell>
          <table:table-cell/>
        </table:table-row>
        <table:table-row table:style-name="ro1">
          <table:table-cell office:value-type="float" office:value="11.619991">
            <text:p>11.619991</text:p>
          </table:table-cell>
          <table:table-cell office:value-type="float" office:value="1142.521729">
            <text:p>1142.521729</text:p>
          </table:table-cell>
          <table:table-cell office:value-type="float" office:value="1133.894165">
            <text:p>1133.89416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5.426636">
            <text:p>1145.426636</text:p>
          </table:table-cell>
          <table:table-cell office:value-type="float" office:value="1113.699219">
            <text:p>1113.699219</text:p>
          </table:table-cell>
          <table:table-cell office:value-type="float" office:value="1109.761719">
            <text:p>1109.761719</text:p>
          </table:table-cell>
          <table:table-cell/>
        </table:table-row>
        <table:table-row table:style-name="ro1">
          <table:table-cell office:value-type="float" office:value="1111.424194">
            <text:p>1111.424194</text:p>
          </table:table-cell>
          <table:table-cell office:value-type="float" office:value="1131.969238">
            <text:p>1131.969238</text:p>
          </table:table-cell>
          <table:table-cell office:value-type="float" office:value="1100.871704">
            <text:p>1100.871704</text:p>
          </table:table-cell>
          <table:table-cell/>
        </table:table-row>
        <table:table-row table:style-name="ro1">
          <table:table-cell office:value-type="float" office:value="23.782482">
            <text:p>23.782482</text:p>
          </table:table-cell>
          <table:table-cell office:value-type="float" office:value="1134.314209">
            <text:p>1134.314209</text:p>
          </table:table-cell>
          <table:table-cell office:value-type="float" office:value="1115.571655">
            <text:p>1115.571655</text:p>
          </table:table-cell>
          <table:table-cell/>
        </table:table-row>
        <table:table-row table:style-name="ro1">
          <table:table-cell office:value-type="float" office:value="1137.53418">
            <text:p>1137.53418</text:p>
          </table:table-cell>
          <table:table-cell office:value-type="float" office:value="15.172489">
            <text:p>15.172489</text:p>
          </table:table-cell>
          <table:table-cell office:value-type="float" office:value="1113.664185">
            <text:p>1113.664185</text:p>
          </table:table-cell>
          <table:table-cell/>
        </table:table-row>
        <table:table-row table:style-name="ro1">
          <table:table-cell office:value-type="float" office:value="1143.624146">
            <text:p>1143.624146</text:p>
          </table:table-cell>
          <table:table-cell office:value-type="float" office:value="2.432498">
            <text:p>2.432498</text:p>
          </table:table-cell>
          <table:table-cell office:value-type="float" office:value="1127.069214">
            <text:p>1127.069214</text:p>
          </table:table-cell>
          <table:table-cell/>
        </table:table-row>
        <table:table-row table:style-name="ro1">
          <table:table-cell office:value-type="float" office:value="1.767499">
            <text:p>1.767499</text:p>
          </table:table-cell>
          <table:table-cell office:value-type="float" office:value="1146.33667">
            <text:p>1146.33667</text:p>
          </table:table-cell>
          <table:table-cell office:value-type="float" office:value="1133.036621">
            <text:p>1133.036621</text:p>
          </table:table-cell>
          <table:table-cell/>
        </table:table-row>
        <table:table-row table:style-name="ro1">
          <table:table-cell office:value-type="float" office:value="1126.299194">
            <text:p>1126.299194</text:p>
          </table:table-cell>
          <table:table-cell office:value-type="float" office:value="1089.111694">
            <text:p>1089.111694</text:p>
          </table:table-cell>
          <table:table-cell office:value-type="float" office:value="1139.144165">
            <text:p>1139.144165</text:p>
          </table:table-cell>
          <table:table-cell/>
        </table:table-row>
        <table:table-row table:style-name="ro1">
          <table:table-cell office:value-type="float" office:value="1127.156738">
            <text:p>1127.156738</text:p>
          </table:table-cell>
          <table:table-cell office:value-type="float" office:value="2.782498">
            <text:p>2.782498</text:p>
          </table:table-cell>
          <table:table-cell office:value-type="float" office:value="1146.28418">
            <text:p>1146.28418</text:p>
          </table:table-cell>
          <table:table-cell/>
        </table:table-row>
        <table:table-row table:style-name="ro1">
          <table:table-cell office:value-type="float" office:value="1125.424194">
            <text:p>1125.424194</text:p>
          </table:table-cell>
          <table:table-cell office:value-type="float" office:value="19.932486">
            <text:p>19.932486</text:p>
          </table:table-cell>
          <table:table-cell office:value-type="float" office:value="14.61249">
            <text:p>14.61249</text:p>
          </table:table-cell>
          <table:table-cell/>
        </table:table-row>
        <table:table-row table:style-name="ro1">
          <table:table-cell office:value-type="float" office:value="1144.901611">
            <text:p>1144.901611</text:p>
          </table:table-cell>
          <table:table-cell office:value-type="float" office:value="1144.481689">
            <text:p>1144.481689</text:p>
          </table:table-cell>
          <table:table-cell office:value-type="float" office:value="1143.519165">
            <text:p>1143.51916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3.639997">
            <text:p>3.639997</text:p>
          </table:table-cell>
          <table:table-cell office:value-type="float" office:value="1145.56665">
            <text:p>1145.56665</text:p>
          </table:table-cell>
          <table:table-cell office:value-type="float" office:value="1126.806641">
            <text:p>1126.806641</text:p>
          </table:table-cell>
          <table:table-cell/>
        </table:table-row>
        <table:table-row table:style-name="ro1">
          <table:table-cell office:value-type="float" office:value="1145.269165">
            <text:p>1145.269165</text:p>
          </table:table-cell>
          <table:table-cell office:value-type="float" office:value="1130.464233">
            <text:p>1130.464233</text:p>
          </table:table-cell>
          <table:table-cell office:value-type="float" office:value="1125.844238">
            <text:p>1125.844238</text:p>
          </table:table-cell>
          <table:table-cell/>
        </table:table-row>
        <table:table-row table:style-name="ro1">
          <table:table-cell office:value-type="float" office:value="4.917496">
            <text:p>4.917496</text:p>
          </table:table-cell>
          <table:table-cell office:value-type="float" office:value="1144.20166">
            <text:p>1144.20166</text:p>
          </table:table-cell>
          <table:table-cell office:value-type="float" office:value="1130.09668">
            <text:p>1130.09668</text:p>
          </table:table-cell>
          <table:table-cell/>
        </table:table-row>
        <table:table-row table:style-name="ro1">
          <table:table-cell office:value-type="float" office:value="3.884997">
            <text:p>3.884997</text:p>
          </table:table-cell>
          <table:table-cell office:value-type="float" office:value="1120.664185">
            <text:p>1120.664185</text:p>
          </table:table-cell>
          <table:table-cell office:value-type="float" office:value="1140.421631">
            <text:p>1140.421631</text:p>
          </table:table-cell>
          <table:table-cell/>
        </table:table-row>
        <table:table-row table:style-name="ro1">
          <table:table-cell office:value-type="float" office:value="1130.09668">
            <text:p>1130.09668</text:p>
          </table:table-cell>
          <table:table-cell office:value-type="float" office:value="1140.806641">
            <text:p>1140.806641</text:p>
          </table:table-cell>
          <table:table-cell office:value-type="float" office:value="9.992493">
            <text:p>9.992493</text:p>
          </table:table-cell>
          <table:table-cell/>
        </table:table-row>
        <table:table-row table:style-name="ro1">
          <table:table-cell office:value-type="float" office:value="1.189999">
            <text:p>1.189999</text:p>
          </table:table-cell>
          <table:table-cell office:value-type="float" office:value="1129.641724">
            <text:p>1129.641724</text:p>
          </table:table-cell>
          <table:table-cell office:value-type="float" office:value="15.487489">
            <text:p>15.487489</text:p>
          </table:table-cell>
          <table:table-cell/>
        </table:table-row>
        <table:table-row table:style-name="ro1">
          <table:table-cell office:value-type="float" office:value="0.5075">
            <text:p>0.5075</text:p>
          </table:table-cell>
          <table:table-cell office:value-type="float" office:value="1146.249146">
            <text:p>1146.249146</text:p>
          </table:table-cell>
          <table:table-cell office:value-type="float" office:value="31.919977">
            <text:p>31.919977</text:p>
          </table:table-cell>
          <table:table-cell/>
        </table:table-row>
        <table:table-row table:style-name="ro1">
          <table:table-cell office:value-type="float" office:value="3.184998">
            <text:p>3.184998</text:p>
          </table:table-cell>
          <table:table-cell office:value-type="float" office:value="22.469984">
            <text:p>22.469984</text:p>
          </table:table-cell>
          <table:table-cell office:value-type="float" office:value="1128.83667">
            <text:p>1128.83667</text:p>
          </table:table-cell>
          <table:table-cell/>
        </table:table-row>
        <table:table-row table:style-name="ro1">
          <table:table-cell office:value-type="float" office:value="1143.886719">
            <text:p>1143.886719</text:p>
          </table:table-cell>
          <table:table-cell office:value-type="float" office:value="13.85999">
            <text:p>13.85999</text:p>
          </table:table-cell>
          <table:table-cell office:value-type="float" office:value="1129.134155">
            <text:p>1129.134155</text:p>
          </table:table-cell>
          <table:table-cell/>
        </table:table-row>
        <table:table-row table:style-name="ro1">
          <table:table-cell office:value-type="float" office:value="1127.926636">
            <text:p>1127.926636</text:p>
          </table:table-cell>
          <table:table-cell office:value-type="float" office:value="4.829997">
            <text:p>4.829997</text:p>
          </table:table-cell>
          <table:table-cell office:value-type="float" office:value="1115.501709">
            <text:p>1115.50170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38.094116">
            <text:p>1138.094116</text:p>
          </table:table-cell>
          <table:table-cell office:value-type="float" office:value="6.247496">
            <text:p>6.247496</text:p>
          </table:table-cell>
          <table:table-cell office:value-type="float" office:value="1119.246704">
            <text:p>1119.246704</text:p>
          </table:table-cell>
          <table:table-cell/>
        </table:table-row>
        <table:table-row table:style-name="ro1">
          <table:table-cell office:value-type="float" office:value="15.662489">
            <text:p>15.662489</text:p>
          </table:table-cell>
          <table:table-cell office:value-type="float" office:value="1135.959229">
            <text:p>1135.959229</text:p>
          </table:table-cell>
          <table:table-cell office:value-type="float" office:value="1120.821655">
            <text:p>1120.821655</text:p>
          </table:table-cell>
          <table:table-cell/>
        </table:table-row>
        <table:table-row table:style-name="ro1">
          <table:table-cell office:value-type="float" office:value="1146.406616">
            <text:p>1146.406616</text:p>
          </table:table-cell>
          <table:table-cell office:value-type="float" office:value="1140.299194">
            <text:p>1140.299194</text:p>
          </table:table-cell>
          <table:table-cell office:value-type="float" office:value="1136.904175">
            <text:p>1136.904175</text:p>
          </table:table-cell>
          <table:table-cell/>
        </table:table-row>
        <table:table-row table:style-name="ro1">
          <table:table-cell office:value-type="float" office:value="0.3675">
            <text:p>0.3675</text:p>
          </table:table-cell>
          <table:table-cell office:value-type="float" office:value="1137.866699">
            <text:p>1137.866699</text:p>
          </table:table-cell>
          <table:table-cell office:value-type="float" office:value="1143.501709">
            <text:p>1143.501709</text:p>
          </table:table-cell>
          <table:table-cell/>
        </table:table-row>
        <table:table-row table:style-name="ro1">
          <table:table-cell office:value-type="float" office:value="0.979999">
            <text:p>0.979999</text:p>
          </table:table-cell>
          <table:table-cell office:value-type="float" office:value="1146.686646">
            <text:p>1146.686646</text:p>
          </table:table-cell>
          <table:table-cell office:value-type="float" office:value="1128.241699">
            <text:p>1128.241699</text:p>
          </table:table-cell>
          <table:table-cell/>
        </table:table-row>
        <table:table-row table:style-name="ro1">
          <table:table-cell office:value-type="float" office:value="1144.551636">
            <text:p>1144.551636</text:p>
          </table:table-cell>
          <table:table-cell office:value-type="float" office:value="1139.231689">
            <text:p>1139.231689</text:p>
          </table:table-cell>
          <table:table-cell office:value-type="float" office:value="1111.196655">
            <text:p>1111.196655</text:p>
          </table:table-cell>
          <table:table-cell/>
        </table:table-row>
        <table:table-row table:style-name="ro1">
          <table:table-cell office:value-type="float" office:value="0.315">
            <text:p>0.315</text:p>
          </table:table-cell>
          <table:table-cell office:value-type="float" office:value="1140.981689">
            <text:p>1140.981689</text:p>
          </table:table-cell>
          <table:table-cell office:value-type="float" office:value="1111.529175">
            <text:p>1111.529175</text:p>
          </table:table-cell>
          <table:table-cell/>
        </table:table-row>
        <table:table-row table:style-name="ro1">
          <table:table-cell office:value-type="float" office:value="5.809996">
            <text:p>5.809996</text:p>
          </table:table-cell>
          <table:table-cell office:value-type="float" office:value="1131.654175">
            <text:p>1131.654175</text:p>
          </table:table-cell>
          <table:table-cell office:value-type="float" office:value="1112.334229">
            <text:p>1112.334229</text:p>
          </table:table-cell>
          <table:table-cell/>
        </table:table-row>
        <table:table-row table:style-name="ro1">
          <table:table-cell office:value-type="float" office:value="1135.171631">
            <text:p>1135.171631</text:p>
          </table:table-cell>
          <table:table-cell office:value-type="float" office:value="1140.526733">
            <text:p>1140.526733</text:p>
          </table:table-cell>
          <table:table-cell office:value-type="float" office:value="1121.224243">
            <text:p>1121.224243</text:p>
          </table:table-cell>
          <table:table-cell/>
        </table:table-row>
        <table:table-row table:style-name="ro1">
          <table:table-cell office:value-type="float" office:value="1142.39917">
            <text:p>1142.39917</text:p>
          </table:table-cell>
          <table:table-cell office:value-type="float" office:value="1130.079224">
            <text:p>1130.079224</text:p>
          </table:table-cell>
          <table:table-cell office:value-type="float" office:value="1101.204224">
            <text:p>1101.204224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31.006714">
            <text:p>1131.006714</text:p>
          </table:table-cell>
          <table:table-cell office:value-type="float" office:value="1134.716675">
            <text:p>1134.716675</text:p>
          </table:table-cell>
          <table:table-cell office:value-type="float" office:value="1101.466675">
            <text:p>1101.466675</text:p>
          </table:table-cell>
          <table:table-cell/>
        </table:table-row>
        <table:table-row table:style-name="ro1">
          <table:table-cell office:value-type="float" office:value="1118.896729">
            <text:p>1118.896729</text:p>
          </table:table-cell>
          <table:table-cell office:value-type="float" office:value="1130.709229">
            <text:p>1130.709229</text:p>
          </table:table-cell>
          <table:table-cell office:value-type="float" office:value="1083.476685">
            <text:p>1083.476685</text:p>
          </table:table-cell>
          <table:table-cell/>
        </table:table-row>
        <table:table-row table:style-name="ro1">
          <table:table-cell office:value-type="float" office:value="1126.614136">
            <text:p>1126.614136</text:p>
          </table:table-cell>
          <table:table-cell office:value-type="float" office:value="1136.589233">
            <text:p>1136.589233</text:p>
          </table:table-cell>
          <table:table-cell office:value-type="float" office:value="1077.964233">
            <text:p>1077.964233</text:p>
          </table:table-cell>
          <table:table-cell/>
        </table:table-row>
        <table:table-row table:style-name="ro1">
          <table:table-cell office:value-type="float" office:value="1112.526733">
            <text:p>1112.526733</text:p>
          </table:table-cell>
          <table:table-cell office:value-type="float" office:value="1139.931641">
            <text:p>1139.931641</text:p>
          </table:table-cell>
          <table:table-cell office:value-type="float" office:value="1073.781738">
            <text:p>1073.781738</text:p>
          </table:table-cell>
          <table:table-cell/>
        </table:table-row>
        <table:table-row table:style-name="ro1">
          <table:table-cell office:value-type="float" office:value="1123.219238">
            <text:p>1123.219238</text:p>
          </table:table-cell>
          <table:table-cell office:value-type="float" office:value="1139.179199">
            <text:p>1139.179199</text:p>
          </table:table-cell>
          <table:table-cell office:value-type="float" office:value="1058.084229">
            <text:p>1058.084229</text:p>
          </table:table-cell>
          <table:table-cell/>
        </table:table-row>
        <table:table-row table:style-name="ro1">
          <table:table-cell office:value-type="float" office:value="1136.834229">
            <text:p>1136.834229</text:p>
          </table:table-cell>
          <table:table-cell office:value-type="float" office:value="1138.46167">
            <text:p>1138.46167</text:p>
          </table:table-cell>
          <table:table-cell office:value-type="float" office:value="1048.266724">
            <text:p>1048.266724</text:p>
          </table:table-cell>
          <table:table-cell/>
        </table:table-row>
        <table:table-row table:style-name="ro1">
          <table:table-cell office:value-type="float" office:value="1132.144165">
            <text:p>1132.144165</text:p>
          </table:table-cell>
          <table:table-cell office:value-type="float" office:value="2.134999">
            <text:p>2.134999</text:p>
          </table:table-cell>
          <table:table-cell office:value-type="float" office:value="1065.819214">
            <text:p>1065.819214</text:p>
          </table:table-cell>
          <table:table-cell/>
        </table:table-row>
        <table:table-row table:style-name="ro1">
          <table:table-cell office:value-type="float" office:value="1102.289185">
            <text:p>1102.289185</text:p>
          </table:table-cell>
          <table:table-cell office:value-type="float" office:value="1136.081665">
            <text:p>1136.081665</text:p>
          </table:table-cell>
          <table:table-cell office:value-type="float" office:value="1102.394165">
            <text:p>1102.394165</text:p>
          </table:table-cell>
          <table:table-cell/>
        </table:table-row>
        <table:table-row table:style-name="ro1">
          <table:table-cell office:value-type="float" office:value="7.034995">
            <text:p>7.034995</text:p>
          </table:table-cell>
          <table:table-cell office:value-type="float" office:value="1122.064209">
            <text:p>1122.064209</text:p>
          </table:table-cell>
          <table:table-cell office:value-type="float" office:value="1145.094116">
            <text:p>1145.094116</text:p>
          </table:table-cell>
          <table:table-cell/>
        </table:table-row>
        <table:table-row table:style-name="ro1">
          <table:table-cell office:value-type="float" office:value="1137.114136">
            <text:p>1137.114136</text:p>
          </table:table-cell>
          <table:table-cell office:value-type="float" office:value="6.002496">
            <text:p>6.002496</text:p>
          </table:table-cell>
          <table:table-cell office:value-type="float" office:value="29.767479">
            <text:p>29.76747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43.189968">
            <text:p>43.189968</text:p>
          </table:table-cell>
          <table:table-cell office:value-type="float" office:value="1127.226685">
            <text:p>1127.226685</text:p>
          </table:table-cell>
          <table:table-cell office:value-type="float" office:value="46.514965">
            <text:p>46.514965</text:p>
          </table:table-cell>
          <table:table-cell/>
        </table:table-row>
        <table:table-row table:style-name="ro1">
          <table:table-cell office:value-type="float" office:value="31.919977">
            <text:p>31.919977</text:p>
          </table:table-cell>
          <table:table-cell office:value-type="float" office:value="15.259989">
            <text:p>15.259989</text:p>
          </table:table-cell>
          <table:table-cell office:value-type="float" office:value="58.642456">
            <text:p>58.642456</text:p>
          </table:table-cell>
          <table:table-cell/>
        </table:table-row>
        <table:table-row table:style-name="ro1">
          <table:table-cell office:value-type="float" office:value="13.002491">
            <text:p>13.002491</text:p>
          </table:table-cell>
          <table:table-cell office:value-type="float" office:value="15.539989">
            <text:p>15.539989</text:p>
          </table:table-cell>
          <table:table-cell office:value-type="float" office:value="67.98745">
            <text:p>67.98745</text:p>
          </table:table-cell>
          <table:table-cell/>
        </table:table-row>
        <table:table-row table:style-name="ro1">
          <table:table-cell office:value-type="float" office:value="1145.969116">
            <text:p>1145.969116</text:p>
          </table:table-cell>
          <table:table-cell office:value-type="float" office:value="13.264991">
            <text:p>13.264991</text:p>
          </table:table-cell>
          <table:table-cell office:value-type="float" office:value="72.029945">
            <text:p>72.029945</text:p>
          </table:table-cell>
          <table:table-cell/>
        </table:table-row>
        <table:table-row table:style-name="ro1">
          <table:table-cell office:value-type="float" office:value="3.727497">
            <text:p>3.727497</text:p>
          </table:table-cell>
          <table:table-cell office:value-type="float" office:value="27.36998">
            <text:p>27.36998</text:p>
          </table:table-cell>
          <table:table-cell office:value-type="float" office:value="74.252449">
            <text:p>74.252449</text:p>
          </table:table-cell>
          <table:table-cell/>
        </table:table-row>
        <table:table-row table:style-name="ro1">
          <table:table-cell office:value-type="float" office:value="1143.956665">
            <text:p>1143.956665</text:p>
          </table:table-cell>
          <table:table-cell office:value-type="float" office:value="18.497486">
            <text:p>18.497486</text:p>
          </table:table-cell>
          <table:table-cell office:value-type="float" office:value="76.702446">
            <text:p>76.702446</text:p>
          </table:table-cell>
          <table:table-cell/>
        </table:table-row>
        <table:table-row table:style-name="ro1">
          <table:table-cell office:value-type="float" office:value="2.309998">
            <text:p>2.309998</text:p>
          </table:table-cell>
          <table:table-cell office:value-type="float" office:value="2.134999">
            <text:p>2.134999</text:p>
          </table:table-cell>
          <table:table-cell office:value-type="float" office:value="73.009949">
            <text:p>73.009949</text:p>
          </table:table-cell>
          <table:table-cell/>
        </table:table-row>
        <table:table-row table:style-name="ro1">
          <table:table-cell office:value-type="float" office:value="1105.999146">
            <text:p>1105.999146</text:p>
          </table:table-cell>
          <table:table-cell office:value-type="float" office:value="10.377493">
            <text:p>10.377493</text:p>
          </table:table-cell>
          <table:table-cell office:value-type="float" office:value="37.782475">
            <text:p>37.782475</text:p>
          </table:table-cell>
          <table:table-cell/>
        </table:table-row>
        <table:table-row table:style-name="ro1">
          <table:table-cell office:value-type="float" office:value="17.097488">
            <text:p>17.097488</text:p>
          </table:table-cell>
          <table:table-cell office:value-type="float" office:value="1146.424194">
            <text:p>1146.424194</text:p>
          </table:table-cell>
          <table:table-cell office:value-type="float" office:value="17.534986">
            <text:p>17.534986</text:p>
          </table:table-cell>
          <table:table-cell/>
        </table:table-row>
        <table:table-row table:style-name="ro1">
          <table:table-cell office:value-type="float" office:value="4.567497">
            <text:p>4.567497</text:p>
          </table:table-cell>
          <table:table-cell office:value-type="float" office:value="6.457495">
            <text:p>6.457495</text:p>
          </table:table-cell>
          <table:table-cell office:value-type="float" office:value="4.199997">
            <text:p>4.199997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26.64917">
            <text:p>1126.64917</text:p>
          </table:table-cell>
          <table:table-cell office:value-type="float" office:value="1142.591675">
            <text:p>1142.591675</text:p>
          </table:table-cell>
          <table:table-cell office:value-type="float" office:value="1126.841675">
            <text:p>1126.841675</text:p>
          </table:table-cell>
          <table:table-cell/>
        </table:table-row>
        <table:table-row table:style-name="ro1">
          <table:table-cell office:value-type="float" office:value="6.457495">
            <text:p>6.457495</text:p>
          </table:table-cell>
          <table:table-cell office:value-type="float" office:value="1106.226685">
            <text:p>1106.226685</text:p>
          </table:table-cell>
          <table:table-cell office:value-type="float" office:value="1100.556763">
            <text:p>1100.556763</text:p>
          </table:table-cell>
          <table:table-cell/>
        </table:table-row>
        <table:table-row table:style-name="ro1">
          <table:table-cell office:value-type="float" office:value="18.374987">
            <text:p>18.374987</text:p>
          </table:table-cell>
          <table:table-cell office:value-type="float" office:value="9.379993">
            <text:p>9.379993</text:p>
          </table:table-cell>
          <table:table-cell office:value-type="float" office:value="1112.036743">
            <text:p>1112.036743</text:p>
          </table:table-cell>
          <table:table-cell/>
        </table:table-row>
        <table:table-row table:style-name="ro1">
          <table:table-cell office:value-type="float" office:value="1137.009155">
            <text:p>1137.009155</text:p>
          </table:table-cell>
          <table:table-cell office:value-type="float" office:value="6.369996">
            <text:p>6.369996</text:p>
          </table:table-cell>
          <table:table-cell office:value-type="float" office:value="1143.011719">
            <text:p>1143.011719</text:p>
          </table:table-cell>
          <table:table-cell/>
        </table:table-row>
        <table:table-row table:style-name="ro1">
          <table:table-cell office:value-type="float" office:value="0.6125">
            <text:p>0.6125</text:p>
          </table:table-cell>
          <table:table-cell office:value-type="float" office:value="1101.116699">
            <text:p>1101.116699</text:p>
          </table:table-cell>
          <table:table-cell office:value-type="float" office:value="12.407491">
            <text:p>12.407491</text:p>
          </table:table-cell>
          <table:table-cell/>
        </table:table-row>
        <table:table-row table:style-name="ro1">
          <table:table-cell office:value-type="float" office:value="1136.431641">
            <text:p>1136.431641</text:p>
          </table:table-cell>
          <table:table-cell office:value-type="float" office:value="1130.25415">
            <text:p>1130.25415</text:p>
          </table:table-cell>
          <table:table-cell office:value-type="float" office:value="14.822489">
            <text:p>14.822489</text:p>
          </table:table-cell>
          <table:table-cell/>
        </table:table-row>
        <table:table-row table:style-name="ro1">
          <table:table-cell office:value-type="float" office:value="1146.686646">
            <text:p>1146.686646</text:p>
          </table:table-cell>
          <table:table-cell office:value-type="float" office:value="6.264996">
            <text:p>6.264996</text:p>
          </table:table-cell>
          <table:table-cell office:value-type="float" office:value="63.454952">
            <text:p>63.454952</text:p>
          </table:table-cell>
          <table:table-cell/>
        </table:table-row>
        <table:table-row table:style-name="ro1">
          <table:table-cell office:value-type="float" office:value="1115.519165">
            <text:p>1115.519165</text:p>
          </table:table-cell>
          <table:table-cell office:value-type="float" office:value="49.594963">
            <text:p>49.594963</text:p>
          </table:table-cell>
          <table:table-cell office:value-type="float" office:value="53.532463">
            <text:p>53.532463</text:p>
          </table:table-cell>
          <table:table-cell/>
        </table:table-row>
        <table:table-row table:style-name="ro1">
          <table:table-cell office:value-type="float" office:value="11.794991">
            <text:p>11.794991</text:p>
          </table:table-cell>
          <table:table-cell office:value-type="float" office:value="53.567463">
            <text:p>53.567463</text:p>
          </table:table-cell>
          <table:table-cell office:value-type="float" office:value="14.944989">
            <text:p>14.944989</text:p>
          </table:table-cell>
          <table:table-cell/>
        </table:table-row>
        <table:table-row table:style-name="ro1">
          <table:table-cell office:value-type="float" office:value="1113.419189">
            <text:p>1113.419189</text:p>
          </table:table-cell>
          <table:table-cell office:value-type="float" office:value="1138.391724">
            <text:p>1138.391724</text:p>
          </table:table-cell>
          <table:table-cell office:value-type="float" office:value="14.12249">
            <text:p>14.1224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7.657488">
            <text:p>17.657488</text:p>
          </table:table-cell>
          <table:table-cell office:value-type="float" office:value="5.862496">
            <text:p>5.862496</text:p>
          </table:table-cell>
          <table:table-cell office:value-type="float" office:value="15.084989">
            <text:p>15.084989</text:p>
          </table:table-cell>
          <table:table-cell/>
        </table:table-row>
        <table:table-row table:style-name="ro1">
          <table:table-cell office:value-type="float" office:value="1136.501709">
            <text:p>1136.501709</text:p>
          </table:table-cell>
          <table:table-cell office:value-type="float" office:value="2.467498">
            <text:p>2.467498</text:p>
          </table:table-cell>
          <table:table-cell office:value-type="float" office:value="6.509995">
            <text:p>6.509995</text:p>
          </table:table-cell>
          <table:table-cell/>
        </table:table-row>
        <table:table-row table:style-name="ro1">
          <table:table-cell office:value-type="float" office:value="1127.734131">
            <text:p>1127.734131</text:p>
          </table:table-cell>
          <table:table-cell office:value-type="float" office:value="1137.166626">
            <text:p>1137.166626</text:p>
          </table:table-cell>
          <table:table-cell office:value-type="float" office:value="10.832492">
            <text:p>10.832492</text:p>
          </table:table-cell>
          <table:table-cell/>
        </table:table-row>
        <table:table-row table:style-name="ro1">
          <table:table-cell office:value-type="float" office:value="1141.051636">
            <text:p>1141.051636</text:p>
          </table:table-cell>
          <table:table-cell office:value-type="float" office:value="1126.386719">
            <text:p>1126.386719</text:p>
          </table:table-cell>
          <table:table-cell office:value-type="float" office:value="20.299986">
            <text:p>20.299986</text:p>
          </table:table-cell>
          <table:table-cell/>
        </table:table-row>
        <table:table-row table:style-name="ro1">
          <table:table-cell office:value-type="float" office:value="1145.12915">
            <text:p>1145.12915</text:p>
          </table:table-cell>
          <table:table-cell office:value-type="float" office:value="1121.101685">
            <text:p>1121.101685</text:p>
          </table:table-cell>
          <table:table-cell office:value-type="float" office:value="1143.344116">
            <text:p>1143.344116</text:p>
          </table:table-cell>
          <table:table-cell/>
        </table:table-row>
        <table:table-row table:style-name="ro1">
          <table:table-cell office:value-type="float" office:value="1146.126709">
            <text:p>1146.126709</text:p>
          </table:table-cell>
          <table:table-cell office:value-type="float" office:value="1132.599121">
            <text:p>1132.599121</text:p>
          </table:table-cell>
          <table:table-cell office:value-type="float" office:value="1132.354126">
            <text:p>1132.354126</text:p>
          </table:table-cell>
          <table:table-cell/>
        </table:table-row>
        <table:table-row table:style-name="ro1">
          <table:table-cell office:value-type="float" office:value="1141.174194">
            <text:p>1141.174194</text:p>
          </table:table-cell>
          <table:table-cell office:value-type="float" office:value="1141.699219">
            <text:p>1141.699219</text:p>
          </table:table-cell>
          <table:table-cell office:value-type="float" office:value="1111.44165">
            <text:p>1111.44165</text:p>
          </table:table-cell>
          <table:table-cell/>
        </table:table-row>
        <table:table-row table:style-name="ro1">
          <table:table-cell office:value-type="float" office:value="1146.074219">
            <text:p>1146.074219</text:p>
          </table:table-cell>
          <table:table-cell office:value-type="float" office:value="1139.056641">
            <text:p>1139.056641</text:p>
          </table:table-cell>
          <table:table-cell office:value-type="float" office:value="1119.509155">
            <text:p>1119.509155</text:p>
          </table:table-cell>
          <table:table-cell/>
        </table:table-row>
        <table:table-row table:style-name="ro1">
          <table:table-cell office:value-type="float" office:value="1145.286621">
            <text:p>1145.286621</text:p>
          </table:table-cell>
          <table:table-cell office:value-type="float" office:value="1136.676636">
            <text:p>1136.676636</text:p>
          </table:table-cell>
          <table:table-cell office:value-type="float" office:value="1127.454224">
            <text:p>1127.454224</text:p>
          </table:table-cell>
          <table:table-cell/>
        </table:table-row>
        <table:table-row table:style-name="ro1">
          <table:table-cell office:value-type="float" office:value="25.794981">
            <text:p>25.794981</text:p>
          </table:table-cell>
          <table:table-cell office:value-type="float" office:value="1128.609131">
            <text:p>1128.609131</text:p>
          </table:table-cell>
          <table:table-cell office:value-type="float" office:value="1128.50415">
            <text:p>1128.50415</text:p>
          </table:table-cell>
          <table:table-cell office:value-type="float" office:value="948.060181">
            <text:p>948.060181</text:p>
          </table:table-cell>
        </table:table-row>
        <table:table-row table:style-name="ro1">
          <table:table-cell office:value-type="float" office:value="1113.734253">
            <text:p>1113.734253</text:p>
          </table:table-cell>
          <table:table-cell office:value-type="float" office:value="43.049969">
            <text:p>43.049969</text:p>
          </table:table-cell>
          <table:table-cell office:value-type="float" office:value="13.12499">
            <text:p>13.12499</text:p>
          </table:table-cell>
          <table:table-cell/>
        </table:table-row>
        <table:table-row table:style-name="ro1">
          <table:table-cell office:value-type="float" office:value="1112.666748">
            <text:p>1112.666748</text:p>
          </table:table-cell>
          <table:table-cell office:value-type="float" office:value="1098.64917">
            <text:p>1098.64917</text:p>
          </table:table-cell>
          <table:table-cell office:value-type="float" office:value="1106.08667">
            <text:p>1106.08667</text:p>
          </table:table-cell>
          <table:table-cell/>
        </table:table-row>
        <table:table-row table:style-name="ro1">
          <table:table-cell office:value-type="float" office:value="1131.776733">
            <text:p>1131.776733</text:p>
          </table:table-cell>
          <table:table-cell office:value-type="float" office:value="1143.921631">
            <text:p>1143.921631</text:p>
          </table:table-cell>
          <table:table-cell office:value-type="float" office:value="1103.829224">
            <text:p>1103.829224</text:p>
          </table:table-cell>
          <table:table-cell/>
        </table:table-row>
        <table:table-row table:style-name="ro1">
          <table:table-cell office:value-type="float" office:value="1125.00415">
            <text:p>1125.00415</text:p>
          </table:table-cell>
          <table:table-cell office:value-type="float" office:value="2.187498">
            <text:p>2.187498</text:p>
          </table:table-cell>
          <table:table-cell office:value-type="float" office:value="1070.21167">
            <text:p>1070.21167</text:p>
          </table:table-cell>
          <table:table-cell/>
        </table:table-row>
        <table:table-row table:style-name="ro1">
          <table:table-cell office:value-type="float" office:value="5.442496">
            <text:p>5.442496</text:p>
          </table:table-cell>
          <table:table-cell office:value-type="float" office:value="1128.50415">
            <text:p>1128.50415</text:p>
          </table:table-cell>
          <table:table-cell office:value-type="float" office:value="1062.091675">
            <text:p>1062.091675</text:p>
          </table:table-cell>
          <table:table-cell/>
        </table:table-row>
        <table:table-row table:style-name="ro1">
          <table:table-cell office:value-type="float" office:value="1125.00415">
            <text:p>1125.00415</text:p>
          </table:table-cell>
          <table:table-cell office:value-type="float" office:value="1141.96167">
            <text:p>1141.96167</text:p>
          </table:table-cell>
          <table:table-cell office:value-type="float" office:value="1063.684204">
            <text:p>1063.684204</text:p>
          </table:table-cell>
          <table:table-cell/>
        </table:table-row>
        <table:table-row table:style-name="ro1">
          <table:table-cell office:value-type="float" office:value="1127.716675">
            <text:p>1127.716675</text:p>
          </table:table-cell>
          <table:table-cell office:value-type="float" office:value="1142.381714">
            <text:p>1142.381714</text:p>
          </table:table-cell>
          <table:table-cell office:value-type="float" office:value="1044.714233">
            <text:p>1044.714233</text:p>
          </table:table-cell>
          <table:table-cell/>
        </table:table-row>
        <table:table-row table:style-name="ro1">
          <table:table-cell office:value-type="float" office:value="1144.69165">
            <text:p>1144.69165</text:p>
          </table:table-cell>
          <table:table-cell office:value-type="float" office:value="1134.716675">
            <text:p>1134.716675</text:p>
          </table:table-cell>
          <table:table-cell office:value-type="float" office:value="1078.051758">
            <text:p>1078.051758</text:p>
          </table:table-cell>
          <table:table-cell/>
        </table:table-row>
        <table:table-row table:style-name="ro1">
          <table:table-cell office:value-type="float" office:value="1140.001709">
            <text:p>1140.001709</text:p>
          </table:table-cell>
          <table:table-cell office:value-type="float" office:value="1146.476685">
            <text:p>1146.476685</text:p>
          </table:table-cell>
          <table:table-cell office:value-type="float" office:value="1079.626709">
            <text:p>1079.626709</text:p>
          </table:table-cell>
          <table:table-cell/>
        </table:table-row>
        <table:table-row table:style-name="ro1">
          <table:table-cell office:value-type="float" office:value="21.822485">
            <text:p>21.822485</text:p>
          </table:table-cell>
          <table:table-cell office:value-type="float" office:value="1143.27417">
            <text:p>1143.27417</text:p>
          </table:table-cell>
          <table:table-cell office:value-type="float" office:value="1099.104248">
            <text:p>1099.10424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11.33667">
            <text:p>1111.33667</text:p>
          </table:table-cell>
          <table:table-cell office:value-type="float" office:value="23.344982">
            <text:p>23.344982</text:p>
          </table:table-cell>
          <table:table-cell office:value-type="float" office:value="1106.226685">
            <text:p>1106.226685</text:p>
          </table:table-cell>
          <table:table-cell/>
        </table:table-row>
        <table:table-row table:style-name="ro1">
          <table:table-cell office:value-type="float" office:value="1135.259155">
            <text:p>1135.259155</text:p>
          </table:table-cell>
          <table:table-cell office:value-type="float" office:value="11.637491">
            <text:p>11.637491</text:p>
          </table:table-cell>
          <table:table-cell office:value-type="float" office:value="1117.986694">
            <text:p>1117.986694</text:p>
          </table:table-cell>
          <table:table-cell/>
        </table:table-row>
        <table:table-row table:style-name="ro1">
          <table:table-cell office:value-type="float" office:value="1130.709229">
            <text:p>1130.709229</text:p>
          </table:table-cell>
          <table:table-cell office:value-type="float" office:value="1146.144165">
            <text:p>1146.144165</text:p>
          </table:table-cell>
          <table:table-cell office:value-type="float" office:value="1133.369141">
            <text:p>1133.369141</text:p>
          </table:table-cell>
          <table:table-cell/>
        </table:table-row>
        <table:table-row table:style-name="ro1">
          <table:table-cell office:value-type="float" office:value="1134.226685">
            <text:p>1134.226685</text:p>
          </table:table-cell>
          <table:table-cell office:value-type="float" office:value="1133.59668">
            <text:p>1133.59668</text:p>
          </table:table-cell>
          <table:table-cell office:value-type="float" office:value="1139.126709">
            <text:p>1139.126709</text:p>
          </table:table-cell>
          <table:table-cell/>
        </table:table-row>
        <table:table-row table:style-name="ro1">
          <table:table-cell office:value-type="float" office:value="1143.641724">
            <text:p>1143.641724</text:p>
          </table:table-cell>
          <table:table-cell office:value-type="float" office:value="1144.429199">
            <text:p>1144.429199</text:p>
          </table:table-cell>
          <table:table-cell office:value-type="float" office:value="5.232496">
            <text:p>5.232496</text:p>
          </table:table-cell>
          <table:table-cell/>
        </table:table-row>
        <table:table-row table:style-name="ro1">
          <table:table-cell office:value-type="float" office:value="20.247486">
            <text:p>20.247486</text:p>
          </table:table-cell>
          <table:table-cell office:value-type="float" office:value="1112.369141">
            <text:p>1112.369141</text:p>
          </table:table-cell>
          <table:table-cell office:value-type="float" office:value="38.499973">
            <text:p>38.499973</text:p>
          </table:table-cell>
          <table:table-cell/>
        </table:table-row>
        <table:table-row table:style-name="ro1">
          <table:table-cell office:value-type="float" office:value="10.184993">
            <text:p>10.184993</text:p>
          </table:table-cell>
          <table:table-cell office:value-type="float" office:value="1146.72168">
            <text:p>1146.72168</text:p>
          </table:table-cell>
          <table:table-cell office:value-type="float" office:value="84.104942">
            <text:p>84.104942</text:p>
          </table:table-cell>
          <table:table-cell/>
        </table:table-row>
        <table:table-row table:style-name="ro1">
          <table:table-cell office:value-type="float" office:value="1146.249146">
            <text:p>1146.249146</text:p>
          </table:table-cell>
          <table:table-cell office:value-type="float" office:value="6.929995">
            <text:p>6.929995</text:p>
          </table:table-cell>
          <table:table-cell office:value-type="float" office:value="85.294937">
            <text:p>85.294937</text:p>
          </table:table-cell>
          <table:table-cell/>
        </table:table-row>
        <table:table-row table:style-name="ro1">
          <table:table-cell office:value-type="float" office:value="0.839999">
            <text:p>0.839999</text:p>
          </table:table-cell>
          <table:table-cell office:value-type="float" office:value="1138.111694">
            <text:p>1138.111694</text:p>
          </table:table-cell>
          <table:table-cell office:value-type="float" office:value="101.91993">
            <text:p>101.91993</text:p>
          </table:table-cell>
          <table:table-cell/>
        </table:table-row>
        <table:table-row table:style-name="ro1">
          <table:table-cell office:value-type="float" office:value="1129.851685">
            <text:p>1129.851685</text:p>
          </table:table-cell>
          <table:table-cell office:value-type="float" office:value="28.472479">
            <text:p>28.472479</text:p>
          </table:table-cell>
          <table:table-cell office:value-type="float" office:value="106.032425">
            <text:p>106.03242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0.2975">
            <text:p>0.2975</text:p>
          </table:table-cell>
          <table:table-cell office:value-type="float" office:value="1140.439209">
            <text:p>1140.439209</text:p>
          </table:table-cell>
          <table:table-cell office:value-type="float" office:value="67.427452">
            <text:p>67.427452</text:p>
          </table:table-cell>
          <table:table-cell/>
        </table:table-row>
        <table:table-row table:style-name="ro1">
          <table:table-cell office:value-type="float" office:value="1141.52417">
            <text:p>1141.52417</text:p>
          </table:table-cell>
          <table:table-cell office:value-type="float" office:value="7.874994">
            <text:p>7.874994</text:p>
          </table:table-cell>
          <table:table-cell office:value-type="float" office:value="66.552452">
            <text:p>66.552452</text:p>
          </table:table-cell>
          <table:table-cell/>
        </table:table-row>
        <table:table-row table:style-name="ro1">
          <table:table-cell office:value-type="float" office:value="1.644999">
            <text:p>1.644999</text:p>
          </table:table-cell>
          <table:table-cell office:value-type="float" office:value="4.357497">
            <text:p>4.357497</text:p>
          </table:table-cell>
          <table:table-cell office:value-type="float" office:value="105.33242">
            <text:p>105.33242</text:p>
          </table:table-cell>
          <table:table-cell/>
        </table:table-row>
        <table:table-row table:style-name="ro1">
          <table:table-cell office:value-type="float" office:value="1141.96167">
            <text:p>1141.96167</text:p>
          </table:table-cell>
          <table:table-cell office:value-type="float" office:value="1139.371704">
            <text:p>1139.371704</text:p>
          </table:table-cell>
          <table:table-cell office:value-type="float" office:value="120.084915">
            <text:p>120.084915</text:p>
          </table:table-cell>
          <table:table-cell/>
        </table:table-row>
        <table:table-row table:style-name="ro1">
          <table:table-cell office:value-type="float" office:value="15.627489">
            <text:p>15.627489</text:p>
          </table:table-cell>
          <table:table-cell office:value-type="float" office:value="1145.374146">
            <text:p>1145.374146</text:p>
          </table:table-cell>
          <table:table-cell office:value-type="float" office:value="61.599957">
            <text:p>61.599957</text:p>
          </table:table-cell>
          <table:table-cell/>
        </table:table-row>
        <table:table-row table:style-name="ro1">
          <table:table-cell office:value-type="float" office:value="1128.854126">
            <text:p>1128.854126</text:p>
          </table:table-cell>
          <table:table-cell office:value-type="float" office:value="1126.964233">
            <text:p>1126.964233</text:p>
          </table:table-cell>
          <table:table-cell office:value-type="float" office:value="33.739975">
            <text:p>33.739975</text:p>
          </table:table-cell>
          <table:table-cell/>
        </table:table-row>
        <table:table-row table:style-name="ro1">
          <table:table-cell office:value-type="float" office:value="35.857475">
            <text:p>35.857475</text:p>
          </table:table-cell>
          <table:table-cell office:value-type="float" office:value="1139.091675">
            <text:p>1139.091675</text:p>
          </table:table-cell>
          <table:table-cell office:value-type="float" office:value="43.067471">
            <text:p>43.067471</text:p>
          </table:table-cell>
          <table:table-cell/>
        </table:table-row>
        <table:table-row table:style-name="ro1">
          <table:table-cell office:value-type="float" office:value="2.904998">
            <text:p>2.904998</text:p>
          </table:table-cell>
          <table:table-cell office:value-type="float" office:value="1143.32666">
            <text:p>1143.32666</text:p>
          </table:table-cell>
          <table:table-cell office:value-type="float" office:value="29.994978">
            <text:p>29.994978</text:p>
          </table:table-cell>
          <table:table-cell/>
        </table:table-row>
        <table:table-row table:style-name="ro1">
          <table:table-cell office:value-type="float" office:value="7.787494">
            <text:p>7.787494</text:p>
          </table:table-cell>
          <table:table-cell office:value-type="float" office:value="1146.616699">
            <text:p>1146.616699</text:p>
          </table:table-cell>
          <table:table-cell office:value-type="float" office:value="33.109978">
            <text:p>33.109978</text:p>
          </table:table-cell>
          <table:table-cell/>
        </table:table-row>
        <table:table-row table:style-name="ro1">
          <table:table-cell office:value-type="float" office:value="8.452494">
            <text:p>8.452494</text:p>
          </table:table-cell>
          <table:table-cell office:value-type="float" office:value="4.899996">
            <text:p>4.899996</text:p>
          </table:table-cell>
          <table:table-cell office:value-type="float" office:value="39.374973">
            <text:p>39.374973</text:p>
          </table:table-cell>
          <table:table-cell office:value-type="float" office:value="948.060181">
            <text:p>948.060181</text:p>
          </table:table-cell>
        </table:table-row>
        <table:table-row table:style-name="ro1">
          <table:table-cell office:value-type="float" office:value="1145.584229">
            <text:p>1145.584229</text:p>
          </table:table-cell>
          <table:table-cell office:value-type="float" office:value="2.537498">
            <text:p>2.537498</text:p>
          </table:table-cell>
          <table:table-cell office:value-type="float" office:value="37.554974">
            <text:p>37.554974</text:p>
          </table:table-cell>
          <table:table-cell/>
        </table:table-row>
        <table:table-row table:style-name="ro1">
          <table:table-cell office:value-type="float" office:value="1141.786621">
            <text:p>1141.786621</text:p>
          </table:table-cell>
          <table:table-cell office:value-type="float" office:value="1143.449219">
            <text:p>1143.449219</text:p>
          </table:table-cell>
          <table:table-cell office:value-type="float" office:value="22.154984">
            <text:p>22.154984</text:p>
          </table:table-cell>
          <table:table-cell/>
        </table:table-row>
        <table:table-row table:style-name="ro1">
          <table:table-cell office:value-type="float" office:value="31.867477">
            <text:p>31.867477</text:p>
          </table:table-cell>
          <table:table-cell office:value-type="float" office:value="8.557494">
            <text:p>8.557494</text:p>
          </table:table-cell>
          <table:table-cell office:value-type="float" office:value="19.109985">
            <text:p>19.109985</text:p>
          </table:table-cell>
          <table:table-cell/>
        </table:table-row>
        <table:table-row table:style-name="ro1">
          <table:table-cell office:value-type="float" office:value="1133.911621">
            <text:p>1133.911621</text:p>
          </table:table-cell>
          <table:table-cell office:value-type="float" office:value="1143.37915">
            <text:p>1143.37915</text:p>
          </table:table-cell>
          <table:table-cell office:value-type="float" office:value="1145.321655">
            <text:p>1145.321655</text:p>
          </table:table-cell>
          <table:table-cell/>
        </table:table-row>
        <table:table-row table:style-name="ro1">
          <table:table-cell office:value-type="float" office:value="1138.986694">
            <text:p>1138.986694</text:p>
          </table:table-cell>
          <table:table-cell office:value-type="float" office:value="1143.484131">
            <text:p>1143.484131</text:p>
          </table:table-cell>
          <table:table-cell office:value-type="float" office:value="1133.75415">
            <text:p>1133.75415</text:p>
          </table:table-cell>
          <table:table-cell/>
        </table:table-row>
        <table:table-row table:style-name="ro1">
          <table:table-cell office:value-type="float" office:value="11.374991">
            <text:p>11.374991</text:p>
          </table:table-cell>
          <table:table-cell office:value-type="float" office:value="9.887493">
            <text:p>9.887493</text:p>
          </table:table-cell>
          <table:table-cell office:value-type="float" office:value="16.957487">
            <text:p>16.957487</text:p>
          </table:table-cell>
          <table:table-cell/>
        </table:table-row>
        <table:table-row table:style-name="ro1">
          <table:table-cell office:value-type="float" office:value="1119.26416">
            <text:p>1119.26416</text:p>
          </table:table-cell>
          <table:table-cell office:value-type="float" office:value="1110.146729">
            <text:p>1110.146729</text:p>
          </table:table-cell>
          <table:table-cell office:value-type="float" office:value="1128.329224">
            <text:p>1128.329224</text:p>
          </table:table-cell>
          <table:table-cell/>
        </table:table-row>
        <table:table-row table:style-name="ro1">
          <table:table-cell office:value-type="float" office:value="1132.301636">
            <text:p>1132.301636</text:p>
          </table:table-cell>
          <table:table-cell office:value-type="float" office:value="1140.631714">
            <text:p>1140.631714</text:p>
          </table:table-cell>
          <table:table-cell office:value-type="float" office:value="1145.304199">
            <text:p>1145.304199</text:p>
          </table:table-cell>
          <table:table-cell/>
        </table:table-row>
        <table:table-row table:style-name="ro1">
          <table:table-cell office:value-type="float" office:value="2.134999">
            <text:p>2.134999</text:p>
          </table:table-cell>
          <table:table-cell office:value-type="float" office:value="1128.119141">
            <text:p>1128.119141</text:p>
          </table:table-cell>
          <table:table-cell office:value-type="float" office:value="1140.859131">
            <text:p>1140.859131</text:p>
          </table:table-cell>
          <table:table-cell/>
        </table:table-row>
        <table:table-row table:style-name="ro1">
          <table:table-cell office:value-type="float" office:value="7.174995">
            <text:p>7.174995</text:p>
          </table:table-cell>
          <table:table-cell office:value-type="float" office:value="2.379998">
            <text:p>2.379998</text:p>
          </table:table-cell>
          <table:table-cell office:value-type="float" office:value="10.272492">
            <text:p>10.272492</text:p>
          </table:table-cell>
          <table:table-cell office:value-type="float" office:value="948.060181">
            <text:p>948.060181</text:p>
          </table:table-cell>
        </table:table-row>
        <table:table-row table:style-name="ro1">
          <table:table-cell office:value-type="float" office:value="21.979984">
            <text:p>21.979984</text:p>
          </table:table-cell>
          <table:table-cell office:value-type="float" office:value="0.6825">
            <text:p>0.6825</text:p>
          </table:table-cell>
          <table:table-cell office:value-type="float" office:value="17.254988">
            <text:p>17.254988</text:p>
          </table:table-cell>
          <table:table-cell/>
        </table:table-row>
        <table:table-row table:style-name="ro1">
          <table:table-cell office:value-type="float" office:value="10.832492">
            <text:p>10.832492</text:p>
          </table:table-cell>
          <table:table-cell office:value-type="float" office:value="14.297489">
            <text:p>14.297489</text:p>
          </table:table-cell>
          <table:table-cell office:value-type="float" office:value="22.224983">
            <text:p>22.224983</text:p>
          </table:table-cell>
          <table:table-cell/>
        </table:table-row>
        <table:table-row table:style-name="ro1">
          <table:table-cell office:value-type="float" office:value="1146.00415">
            <text:p>1146.00415</text:p>
          </table:table-cell>
          <table:table-cell office:value-type="float" office:value="1138.164185">
            <text:p>1138.164185</text:p>
          </table:table-cell>
          <table:table-cell office:value-type="float" office:value="1145.164185">
            <text:p>1145.164185</text:p>
          </table:table-cell>
          <table:table-cell/>
        </table:table-row>
        <table:table-row table:style-name="ro1">
          <table:table-cell office:value-type="float" office:value="1118.00415">
            <text:p>1118.00415</text:p>
          </table:table-cell>
          <table:table-cell office:value-type="float" office:value="11.829991">
            <text:p>11.829991</text:p>
          </table:table-cell>
          <table:table-cell office:value-type="float" office:value="1.854999">
            <text:p>1.854999</text:p>
          </table:table-cell>
          <table:table-cell/>
        </table:table-row>
        <table:table-row table:style-name="ro1">
          <table:table-cell office:value-type="float" office:value="3.552497">
            <text:p>3.552497</text:p>
          </table:table-cell>
          <table:table-cell office:value-type="float" office:value="14.717489">
            <text:p>14.717489</text:p>
          </table:table-cell>
          <table:table-cell office:value-type="float" office:value="1129.22168">
            <text:p>1129.22168</text:p>
          </table:table-cell>
          <table:table-cell/>
        </table:table-row>
        <table:table-row table:style-name="ro1">
          <table:table-cell office:value-type="float" office:value="1142.45166">
            <text:p>1142.45166</text:p>
          </table:table-cell>
          <table:table-cell office:value-type="float" office:value="1119.386719">
            <text:p>1119.386719</text:p>
          </table:table-cell>
          <table:table-cell office:value-type="float" office:value="1119.736694">
            <text:p>1119.736694</text:p>
          </table:table-cell>
          <table:table-cell/>
        </table:table-row>
        <table:table-row table:style-name="ro1">
          <table:table-cell office:value-type="float" office:value="1133.299194">
            <text:p>1133.299194</text:p>
          </table:table-cell>
          <table:table-cell office:value-type="float" office:value="22.067484">
            <text:p>22.067484</text:p>
          </table:table-cell>
          <table:table-cell office:value-type="float" office:value="1115.974243">
            <text:p>1115.974243</text:p>
          </table:table-cell>
          <table:table-cell/>
        </table:table-row>
        <table:table-row table:style-name="ro1">
          <table:table-cell office:value-type="float" office:value="1131.689209">
            <text:p>1131.689209</text:p>
          </table:table-cell>
          <table:table-cell office:value-type="float" office:value="1127.594238">
            <text:p>1127.594238</text:p>
          </table:table-cell>
          <table:table-cell office:value-type="float" office:value="1138.916626">
            <text:p>1138.916626</text:p>
          </table:table-cell>
          <table:table-cell/>
        </table:table-row>
        <table:table-row table:style-name="ro1">
          <table:table-cell office:value-type="float" office:value="1142.871704">
            <text:p>1142.871704</text:p>
          </table:table-cell>
          <table:table-cell office:value-type="float" office:value="21.647484">
            <text:p>21.647484</text:p>
          </table:table-cell>
          <table:table-cell office:value-type="float" office:value="1116.97168">
            <text:p>1116.97168</text:p>
          </table:table-cell>
          <table:table-cell/>
        </table:table-row>
        <table:table-row table:style-name="ro1">
          <table:table-cell office:value-type="float" office:value="10.674993">
            <text:p>10.674993</text:p>
          </table:table-cell>
          <table:table-cell office:value-type="float" office:value="1135.154175">
            <text:p>1135.154175</text:p>
          </table:table-cell>
          <table:table-cell office:value-type="float" office:value="1114.259155">
            <text:p>1114.25915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29.991699">
            <text:p>1129.991699</text:p>
          </table:table-cell>
          <table:table-cell office:value-type="float" office:value="1089.759155">
            <text:p>1089.759155</text:p>
          </table:table-cell>
          <table:table-cell office:value-type="float" office:value="1129.991699">
            <text:p>1129.991699</text:p>
          </table:table-cell>
          <table:table-cell/>
        </table:table-row>
        <table:table-row table:style-name="ro1">
          <table:table-cell office:value-type="float" office:value="1142.609131">
            <text:p>1142.609131</text:p>
          </table:table-cell>
          <table:table-cell office:value-type="float" office:value="46.234966">
            <text:p>46.234966</text:p>
          </table:table-cell>
          <table:table-cell office:value-type="float" office:value="8.854994">
            <text:p>8.854994</text:p>
          </table:table-cell>
          <table:table-cell/>
        </table:table-row>
        <table:table-row table:style-name="ro1">
          <table:table-cell office:value-type="float" office:value="1140.281616">
            <text:p>1140.281616</text:p>
          </table:table-cell>
          <table:table-cell office:value-type="float" office:value="17.377487">
            <text:p>17.377487</text:p>
          </table:table-cell>
          <table:table-cell office:value-type="float" office:value="8.189994">
            <text:p>8.189994</text:p>
          </table:table-cell>
          <table:table-cell/>
        </table:table-row>
        <table:table-row table:style-name="ro1">
          <table:table-cell office:value-type="float" office:value="17.044987">
            <text:p>17.044987</text:p>
          </table:table-cell>
          <table:table-cell office:value-type="float" office:value="21.297485">
            <text:p>21.297485</text:p>
          </table:table-cell>
          <table:table-cell office:value-type="float" office:value="26.599981">
            <text:p>26.599981</text:p>
          </table:table-cell>
          <table:table-cell/>
        </table:table-row>
        <table:table-row table:style-name="ro1">
          <table:table-cell office:value-type="float" office:value="1138.89917">
            <text:p>1138.89917</text:p>
          </table:table-cell>
          <table:table-cell office:value-type="float" office:value="13.43999">
            <text:p>13.43999</text:p>
          </table:table-cell>
          <table:table-cell office:value-type="float" office:value="33.722477">
            <text:p>33.722477</text:p>
          </table:table-cell>
          <table:table-cell/>
        </table:table-row>
        <table:table-row table:style-name="ro1">
          <table:table-cell office:value-type="float" office:value="1121.01416">
            <text:p>1121.01416</text:p>
          </table:table-cell>
          <table:table-cell office:value-type="float" office:value="34.019974">
            <text:p>34.019974</text:p>
          </table:table-cell>
          <table:table-cell office:value-type="float" office:value="42.209969">
            <text:p>42.209969</text:p>
          </table:table-cell>
          <table:table-cell/>
        </table:table-row>
        <table:table-row table:style-name="ro1">
          <table:table-cell office:value-type="float" office:value="1125.196655">
            <text:p>1125.196655</text:p>
          </table:table-cell>
          <table:table-cell office:value-type="float" office:value="1105.054199">
            <text:p>1105.054199</text:p>
          </table:table-cell>
          <table:table-cell office:value-type="float" office:value="22.557484">
            <text:p>22.557484</text:p>
          </table:table-cell>
          <table:table-cell/>
        </table:table-row>
        <table:table-row table:style-name="ro1">
          <table:table-cell office:value-type="float" office:value="5.529996">
            <text:p>5.529996</text:p>
          </table:table-cell>
          <table:table-cell office:value-type="float" office:value="1.977499">
            <text:p>1.977499</text:p>
          </table:table-cell>
          <table:table-cell office:value-type="float" office:value="39.182472">
            <text:p>39.182472</text:p>
          </table:table-cell>
          <table:table-cell/>
        </table:table-row>
        <table:table-row table:style-name="ro1">
          <table:table-cell office:value-type="float" office:value="17.044987">
            <text:p>17.044987</text:p>
          </table:table-cell>
          <table:table-cell office:value-type="float" office:value="5.494996">
            <text:p>5.494996</text:p>
          </table:table-cell>
          <table:table-cell office:value-type="float" office:value="29.452478">
            <text:p>29.452478</text:p>
          </table:table-cell>
          <table:table-cell/>
        </table:table-row>
        <table:table-row table:style-name="ro1">
          <table:table-cell office:value-type="float" office:value="1140.106689">
            <text:p>1140.106689</text:p>
          </table:table-cell>
          <table:table-cell office:value-type="float" office:value="13.38749">
            <text:p>13.38749</text:p>
          </table:table-cell>
          <table:table-cell office:value-type="float" office:value="21.402485">
            <text:p>21.40248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2.642498">
            <text:p>2.642498</text:p>
          </table:table-cell>
          <table:table-cell office:value-type="float" office:value="1129.449219">
            <text:p>1129.449219</text:p>
          </table:table-cell>
          <table:table-cell office:value-type="float" office:value="24.639982">
            <text:p>24.639982</text:p>
          </table:table-cell>
          <table:table-cell/>
        </table:table-row>
        <table:table-row table:style-name="ro1">
          <table:table-cell office:value-type="float" office:value="1138.286621">
            <text:p>1138.286621</text:p>
          </table:table-cell>
          <table:table-cell office:value-type="float" office:value="1144.779175">
            <text:p>1144.779175</text:p>
          </table:table-cell>
          <table:table-cell office:value-type="float" office:value="1136.414185">
            <text:p>1136.414185</text:p>
          </table:table-cell>
          <table:table-cell/>
        </table:table-row>
        <table:table-row table:style-name="ro1">
          <table:table-cell office:value-type="float" office:value="8.224994">
            <text:p>8.224994</text:p>
          </table:table-cell>
          <table:table-cell office:value-type="float" office:value="1146.651611">
            <text:p>1146.651611</text:p>
          </table:table-cell>
          <table:table-cell office:value-type="float" office:value="1142.416626">
            <text:p>1142.416626</text:p>
          </table:table-cell>
          <table:table-cell/>
        </table:table-row>
        <table:table-row table:style-name="ro1">
          <table:table-cell office:value-type="float" office:value="1143.151611">
            <text:p>1143.151611</text:p>
          </table:table-cell>
          <table:table-cell office:value-type="float" office:value="1132.196655">
            <text:p>1132.196655</text:p>
          </table:table-cell>
          <table:table-cell office:value-type="float" office:value="1143.869141">
            <text:p>1143.869141</text:p>
          </table:table-cell>
          <table:table-cell/>
        </table:table-row>
        <table:table-row table:style-name="ro1">
          <table:table-cell office:value-type="float" office:value="1.959999">
            <text:p>1.959999</text:p>
          </table:table-cell>
          <table:table-cell office:value-type="float" office:value="9.852493">
            <text:p>9.852493</text:p>
          </table:table-cell>
          <table:table-cell office:value-type="float" office:value="1117.164185">
            <text:p>1117.164185</text:p>
          </table:table-cell>
          <table:table-cell/>
        </table:table-row>
        <table:table-row table:style-name="ro1">
          <table:table-cell office:value-type="float" office:value="2.309998">
            <text:p>2.309998</text:p>
          </table:table-cell>
          <table:table-cell office:value-type="float" office:value="1124.426636">
            <text:p>1124.426636</text:p>
          </table:table-cell>
          <table:table-cell office:value-type="float" office:value="1140.474121">
            <text:p>1140.474121</text:p>
          </table:table-cell>
          <table:table-cell/>
        </table:table-row>
        <table:table-row table:style-name="ro1">
          <table:table-cell office:value-type="float" office:value="1145.724121">
            <text:p>1145.724121</text:p>
          </table:table-cell>
          <table:table-cell office:value-type="float" office:value="1141.454224">
            <text:p>1141.454224</text:p>
          </table:table-cell>
          <table:table-cell office:value-type="float" office:value="7.034995">
            <text:p>7.034995</text:p>
          </table:table-cell>
          <table:table-cell/>
        </table:table-row>
        <table:table-row table:style-name="ro1">
          <table:table-cell office:value-type="float" office:value="10.692492">
            <text:p>10.692492</text:p>
          </table:table-cell>
          <table:table-cell office:value-type="float" office:value="1131.391724">
            <text:p>1131.391724</text:p>
          </table:table-cell>
          <table:table-cell office:value-type="float" office:value="18.619986">
            <text:p>18.619986</text:p>
          </table:table-cell>
          <table:table-cell/>
        </table:table-row>
        <table:table-row table:style-name="ro1">
          <table:table-cell office:value-type="float" office:value="1133.071655">
            <text:p>1133.071655</text:p>
          </table:table-cell>
          <table:table-cell office:value-type="float" office:value="1139.564209">
            <text:p>1139.564209</text:p>
          </table:table-cell>
          <table:table-cell office:value-type="float" office:value="8.522493">
            <text:p>8.522493</text:p>
          </table:table-cell>
          <table:table-cell/>
        </table:table-row>
        <table:table-row table:style-name="ro1">
          <table:table-cell office:value-type="float" office:value="1126.491699">
            <text:p>1126.491699</text:p>
          </table:table-cell>
          <table:table-cell office:value-type="float" office:value="14.08749">
            <text:p>14.08749</text:p>
          </table:table-cell>
          <table:table-cell office:value-type="float" office:value="20.579985">
            <text:p>20.57998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30.464233">
            <text:p>1130.464233</text:p>
          </table:table-cell>
          <table:table-cell office:value-type="float" office:value="11.969992">
            <text:p>11.969992</text:p>
          </table:table-cell>
          <table:table-cell office:value-type="float" office:value="7.839994">
            <text:p>7.839994</text:p>
          </table:table-cell>
          <table:table-cell/>
        </table:table-row>
        <table:table-row table:style-name="ro1">
          <table:table-cell office:value-type="float" office:value="1143.729126">
            <text:p>1143.729126</text:p>
          </table:table-cell>
          <table:table-cell office:value-type="float" office:value="1137.14917">
            <text:p>1137.14917</text:p>
          </table:table-cell>
          <table:table-cell office:value-type="float" office:value="14.927489">
            <text:p>14.927489</text:p>
          </table:table-cell>
          <table:table-cell/>
        </table:table-row>
        <table:table-row table:style-name="ro1">
          <table:table-cell office:value-type="float" office:value="1145.829224">
            <text:p>1145.829224</text:p>
          </table:table-cell>
          <table:table-cell office:value-type="float" office:value="13.99999">
            <text:p>13.99999</text:p>
          </table:table-cell>
          <table:table-cell office:value-type="float" office:value="4.479997">
            <text:p>4.479997</text:p>
          </table:table-cell>
          <table:table-cell/>
        </table:table-row>
        <table:table-row table:style-name="ro1">
          <table:table-cell office:value-type="float" office:value="1145.286621">
            <text:p>1145.286621</text:p>
          </table:table-cell>
          <table:table-cell office:value-type="float" office:value="1137.289185">
            <text:p>1137.289185</text:p>
          </table:table-cell>
          <table:table-cell office:value-type="float" office:value="6.929995">
            <text:p>6.929995</text:p>
          </table:table-cell>
          <table:table-cell/>
        </table:table-row>
        <table:table-row table:style-name="ro1">
          <table:table-cell office:value-type="float" office:value="1140.59668">
            <text:p>1140.59668</text:p>
          </table:table-cell>
          <table:table-cell office:value-type="float" office:value="1.644999">
            <text:p>1.644999</text:p>
          </table:table-cell>
          <table:table-cell office:value-type="float" office:value="12.407491">
            <text:p>12.407491</text:p>
          </table:table-cell>
          <table:table-cell/>
        </table:table-row>
        <table:table-row table:style-name="ro1">
          <table:table-cell office:value-type="float" office:value="2.082499">
            <text:p>2.082499</text:p>
          </table:table-cell>
          <table:table-cell office:value-type="float" office:value="1145.619141">
            <text:p>1145.619141</text:p>
          </table:table-cell>
          <table:table-cell office:value-type="float" office:value="18.672487">
            <text:p>18.672487</text:p>
          </table:table-cell>
          <table:table-cell/>
        </table:table-row>
        <table:table-row table:style-name="ro1">
          <table:table-cell office:value-type="float" office:value="6.579995">
            <text:p>6.579995</text:p>
          </table:table-cell>
          <table:table-cell office:value-type="float" office:value="1136.344116">
            <text:p>1136.344116</text:p>
          </table:table-cell>
          <table:table-cell office:value-type="float" office:value="1142.959229">
            <text:p>1142.959229</text:p>
          </table:table-cell>
          <table:table-cell/>
        </table:table-row>
        <table:table-row table:style-name="ro1">
          <table:table-cell office:value-type="float" office:value="1130.954224">
            <text:p>1130.954224</text:p>
          </table:table-cell>
          <table:table-cell office:value-type="float" office:value="1133.21167">
            <text:p>1133.21167</text:p>
          </table:table-cell>
          <table:table-cell office:value-type="float" office:value="8.102494">
            <text:p>8.102494</text:p>
          </table:table-cell>
          <table:table-cell/>
        </table:table-row>
        <table:table-row table:style-name="ro1">
          <table:table-cell office:value-type="float" office:value="1135.854126">
            <text:p>1135.854126</text:p>
          </table:table-cell>
          <table:table-cell office:value-type="float" office:value="1102.709229">
            <text:p>1102.709229</text:p>
          </table:table-cell>
          <table:table-cell office:value-type="float" office:value="1142.679199">
            <text:p>1142.679199</text:p>
          </table:table-cell>
          <table:table-cell/>
        </table:table-row>
        <table:table-row table:style-name="ro1">
          <table:table-cell office:value-type="float" office:value="1142.871704">
            <text:p>1142.871704</text:p>
          </table:table-cell>
          <table:table-cell office:value-type="float" office:value="1121.101685">
            <text:p>1121.101685</text:p>
          </table:table-cell>
          <table:table-cell office:value-type="float" office:value="5.757496">
            <text:p>5.757496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20.436646">
            <text:p>1120.436646</text:p>
          </table:table-cell>
          <table:table-cell office:value-type="float" office:value="31.464977">
            <text:p>31.464977</text:p>
          </table:table-cell>
          <table:table-cell office:value-type="float" office:value="15.592488">
            <text:p>15.592488</text:p>
          </table:table-cell>
          <table:table-cell/>
        </table:table-row>
        <table:table-row table:style-name="ro1">
          <table:table-cell office:value-type="float" office:value="1115.589233">
            <text:p>1115.589233</text:p>
          </table:table-cell>
          <table:table-cell office:value-type="float" office:value="1131.724121">
            <text:p>1131.724121</text:p>
          </table:table-cell>
          <table:table-cell office:value-type="float" office:value="20.667484">
            <text:p>20.667484</text:p>
          </table:table-cell>
          <table:table-cell/>
        </table:table-row>
        <table:table-row table:style-name="ro1">
          <table:table-cell office:value-type="float" office:value="1098.929199">
            <text:p>1098.929199</text:p>
          </table:table-cell>
          <table:table-cell office:value-type="float" office:value="1109.219238">
            <text:p>1109.219238</text:p>
          </table:table-cell>
          <table:table-cell office:value-type="float" office:value="13.107491">
            <text:p>13.107491</text:p>
          </table:table-cell>
          <table:table-cell/>
        </table:table-row>
        <table:table-row table:style-name="ro1">
          <table:table-cell office:value-type="float" office:value="16.432487">
            <text:p>16.432487</text:p>
          </table:table-cell>
          <table:table-cell office:value-type="float" office:value="1058.609253">
            <text:p>1058.609253</text:p>
          </table:table-cell>
          <table:table-cell office:value-type="float" office:value="20.772486">
            <text:p>20.772486</text:p>
          </table:table-cell>
          <table:table-cell/>
        </table:table-row>
        <table:table-row table:style-name="ro1">
          <table:table-cell office:value-type="float" office:value="1080.256714">
            <text:p>1080.256714</text:p>
          </table:table-cell>
          <table:table-cell office:value-type="float" office:value="1128.521729">
            <text:p>1128.521729</text:p>
          </table:table-cell>
          <table:table-cell office:value-type="float" office:value="1142.276611">
            <text:p>1142.276611</text:p>
          </table:table-cell>
          <table:table-cell/>
        </table:table-row>
        <table:table-row table:style-name="ro1">
          <table:table-cell office:value-type="float" office:value="1119.736694">
            <text:p>1119.736694</text:p>
          </table:table-cell>
          <table:table-cell office:value-type="float" office:value="3.202498">
            <text:p>3.202498</text:p>
          </table:table-cell>
          <table:table-cell office:value-type="float" office:value="6.369996">
            <text:p>6.369996</text:p>
          </table:table-cell>
          <table:table-cell/>
        </table:table-row>
        <table:table-row table:style-name="ro1">
          <table:table-cell office:value-type="float" office:value="11.847491">
            <text:p>11.847491</text:p>
          </table:table-cell>
          <table:table-cell office:value-type="float" office:value="4.182497">
            <text:p>4.182497</text:p>
          </table:table-cell>
          <table:table-cell office:value-type="float" office:value="3.989997">
            <text:p>3.989997</text:p>
          </table:table-cell>
          <table:table-cell/>
        </table:table-row>
        <table:table-row table:style-name="ro1">
          <table:table-cell office:value-type="float" office:value="1127.051636">
            <text:p>1127.051636</text:p>
          </table:table-cell>
          <table:table-cell office:value-type="float" office:value="11.322492">
            <text:p>11.322492</text:p>
          </table:table-cell>
          <table:table-cell office:value-type="float" office:value="1131.07666">
            <text:p>1131.07666</text:p>
          </table:table-cell>
          <table:table-cell/>
        </table:table-row>
        <table:table-row table:style-name="ro1">
          <table:table-cell office:value-type="float" office:value="1146.109131">
            <text:p>1146.109131</text:p>
          </table:table-cell>
          <table:table-cell office:value-type="float" office:value="23.799982">
            <text:p>23.799982</text:p>
          </table:table-cell>
          <table:table-cell office:value-type="float" office:value="1118.126709">
            <text:p>1118.126709</text:p>
          </table:table-cell>
          <table:table-cell/>
        </table:table-row>
        <table:table-row table:style-name="ro1">
          <table:table-cell office:value-type="float" office:value="1125.459229">
            <text:p>1125.459229</text:p>
          </table:table-cell>
          <table:table-cell office:value-type="float" office:value="1129.27417">
            <text:p>1129.27417</text:p>
          </table:table-cell>
          <table:table-cell office:value-type="float" office:value="1122.134155">
            <text:p>1122.13415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29.781738">
            <text:p>1129.781738</text:p>
          </table:table-cell>
          <table:table-cell office:value-type="float" office:value="23.554983">
            <text:p>23.554983</text:p>
          </table:table-cell>
          <table:table-cell office:value-type="float" office:value="16.239988">
            <text:p>16.239988</text:p>
          </table:table-cell>
          <table:table-cell/>
        </table:table-row>
        <table:table-row table:style-name="ro1">
          <table:table-cell office:value-type="float" office:value="20.964985">
            <text:p>20.964985</text:p>
          </table:table-cell>
          <table:table-cell office:value-type="float" office:value="1138.094116">
            <text:p>1138.094116</text:p>
          </table:table-cell>
          <table:table-cell office:value-type="float" office:value="15.889989">
            <text:p>15.889989</text:p>
          </table:table-cell>
          <table:table-cell/>
        </table:table-row>
        <table:table-row table:style-name="ro1">
          <table:table-cell office:value-type="float" office:value="2.747498">
            <text:p>2.747498</text:p>
          </table:table-cell>
          <table:table-cell office:value-type="float" office:value="10.412493">
            <text:p>10.412493</text:p>
          </table:table-cell>
          <table:table-cell office:value-type="float" office:value="14.664989">
            <text:p>14.664989</text:p>
          </table:table-cell>
          <table:table-cell/>
        </table:table-row>
        <table:table-row table:style-name="ro1">
          <table:table-cell office:value-type="float" office:value="1131.986694">
            <text:p>1131.986694</text:p>
          </table:table-cell>
          <table:table-cell office:value-type="float" office:value="1144.271729">
            <text:p>1144.271729</text:p>
          </table:table-cell>
          <table:table-cell office:value-type="float" office:value="16.869987">
            <text:p>16.869987</text:p>
          </table:table-cell>
          <table:table-cell/>
        </table:table-row>
        <table:table-row table:style-name="ro1">
          <table:table-cell office:value-type="float" office:value="1139.809204">
            <text:p>1139.809204</text:p>
          </table:table-cell>
          <table:table-cell office:value-type="float" office:value="19.582485">
            <text:p>19.582485</text:p>
          </table:table-cell>
          <table:table-cell office:value-type="float" office:value="27.929979">
            <text:p>27.929979</text:p>
          </table:table-cell>
          <table:table-cell/>
        </table:table-row>
        <table:table-row table:style-name="ro1">
          <table:table-cell office:value-type="float" office:value="1112.421753">
            <text:p>1112.421753</text:p>
          </table:table-cell>
          <table:table-cell office:value-type="float" office:value="1142.136719">
            <text:p>1142.136719</text:p>
          </table:table-cell>
          <table:table-cell office:value-type="float" office:value="46.357468">
            <text:p>46.357468</text:p>
          </table:table-cell>
          <table:table-cell/>
        </table:table-row>
        <table:table-row table:style-name="ro1">
          <table:table-cell office:value-type="float" office:value="1123.114136">
            <text:p>1123.114136</text:p>
          </table:table-cell>
          <table:table-cell office:value-type="float" office:value="1105.999146">
            <text:p>1105.999146</text:p>
          </table:table-cell>
          <table:table-cell office:value-type="float" office:value="49.734962">
            <text:p>49.734962</text:p>
          </table:table-cell>
          <table:table-cell/>
        </table:table-row>
        <table:table-row table:style-name="ro1">
          <table:table-cell office:value-type="float" office:value="27.43998">
            <text:p>27.43998</text:p>
          </table:table-cell>
          <table:table-cell office:value-type="float" office:value="1117.95166">
            <text:p>1117.95166</text:p>
          </table:table-cell>
          <table:table-cell office:value-type="float" office:value="41.299969">
            <text:p>41.299969</text:p>
          </table:table-cell>
          <table:table-cell/>
        </table:table-row>
        <table:table-row table:style-name="ro1">
          <table:table-cell office:value-type="float" office:value="14.979989">
            <text:p>14.979989</text:p>
          </table:table-cell>
          <table:table-cell office:value-type="float" office:value="1130.324219">
            <text:p>1130.324219</text:p>
          </table:table-cell>
          <table:table-cell office:value-type="float" office:value="53.007462">
            <text:p>53.007462</text:p>
          </table:table-cell>
          <table:table-cell/>
        </table:table-row>
        <table:table-row table:style-name="ro1">
          <table:table-cell office:value-type="float" office:value="1143.904175">
            <text:p>1143.904175</text:p>
          </table:table-cell>
          <table:table-cell office:value-type="float" office:value="1123.20166">
            <text:p>1123.20166</text:p>
          </table:table-cell>
          <table:table-cell office:value-type="float" office:value="43.802467">
            <text:p>43.802467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30.761719">
            <text:p>1130.761719</text:p>
          </table:table-cell>
          <table:table-cell office:value-type="float" office:value="1133.736694">
            <text:p>1133.736694</text:p>
          </table:table-cell>
          <table:table-cell office:value-type="float" office:value="32.637478">
            <text:p>32.637478</text:p>
          </table:table-cell>
          <table:table-cell/>
        </table:table-row>
        <table:table-row table:style-name="ro1">
          <table:table-cell office:value-type="float" office:value="9.992493">
            <text:p>9.992493</text:p>
          </table:table-cell>
          <table:table-cell office:value-type="float" office:value="1139.476685">
            <text:p>1139.476685</text:p>
          </table:table-cell>
          <table:table-cell office:value-type="float" office:value="1141.979126">
            <text:p>1141.979126</text:p>
          </table:table-cell>
          <table:table-cell/>
        </table:table-row>
        <table:table-row table:style-name="ro1">
          <table:table-cell office:value-type="float" office:value="1134.821655">
            <text:p>1134.821655</text:p>
          </table:table-cell>
          <table:table-cell office:value-type="float" office:value="1137.709229">
            <text:p>1137.709229</text:p>
          </table:table-cell>
          <table:table-cell office:value-type="float" office:value="3.062498">
            <text:p>3.062498</text:p>
          </table:table-cell>
          <table:table-cell/>
        </table:table-row>
        <table:table-row table:style-name="ro1">
          <table:table-cell office:value-type="float" office:value="1100.88916">
            <text:p>1100.88916</text:p>
          </table:table-cell>
          <table:table-cell office:value-type="float" office:value="1141.804199">
            <text:p>1141.804199</text:p>
          </table:table-cell>
          <table:table-cell office:value-type="float" office:value="1118.28418">
            <text:p>1118.28418</text:p>
          </table:table-cell>
          <table:table-cell/>
        </table:table-row>
        <table:table-row table:style-name="ro1">
          <table:table-cell office:value-type="float" office:value="33.372475">
            <text:p>33.372475</text:p>
          </table:table-cell>
          <table:table-cell office:value-type="float" office:value="27.66748">
            <text:p>27.66748</text:p>
          </table:table-cell>
          <table:table-cell office:value-type="float" office:value="1130.779175">
            <text:p>1130.779175</text:p>
          </table:table-cell>
          <table:table-cell/>
        </table:table-row>
        <table:table-row table:style-name="ro1">
          <table:table-cell office:value-type="float" office:value="12.72249">
            <text:p>12.72249</text:p>
          </table:table-cell>
          <table:table-cell office:value-type="float" office:value="1114.136719">
            <text:p>1114.136719</text:p>
          </table:table-cell>
          <table:table-cell office:value-type="float" office:value="1133.491699">
            <text:p>1133.491699</text:p>
          </table:table-cell>
          <table:table-cell/>
        </table:table-row>
        <table:table-row table:style-name="ro1">
          <table:table-cell office:value-type="float" office:value="1129.571655">
            <text:p>1129.571655</text:p>
          </table:table-cell>
          <table:table-cell office:value-type="float" office:value="1134.769165">
            <text:p>1134.769165</text:p>
          </table:table-cell>
          <table:table-cell office:value-type="float" office:value="7.472495">
            <text:p>7.472495</text:p>
          </table:table-cell>
          <table:table-cell/>
        </table:table-row>
        <table:table-row table:style-name="ro1">
          <table:table-cell office:value-type="float" office:value="1139.126709">
            <text:p>1139.126709</text:p>
          </table:table-cell>
          <table:table-cell office:value-type="float" office:value="1143.536621">
            <text:p>1143.536621</text:p>
          </table:table-cell>
          <table:table-cell office:value-type="float" office:value="1138.426636">
            <text:p>1138.426636</text:p>
          </table:table-cell>
          <table:table-cell/>
        </table:table-row>
        <table:table-row table:style-name="ro1">
          <table:table-cell office:value-type="float" office:value="1139.179199">
            <text:p>1139.179199</text:p>
          </table:table-cell>
          <table:table-cell office:value-type="float" office:value="6.439995">
            <text:p>6.439995</text:p>
          </table:table-cell>
          <table:table-cell office:value-type="float" office:value="1135.39917">
            <text:p>1135.39917</text:p>
          </table:table-cell>
          <table:table-cell/>
        </table:table-row>
        <table:table-row table:style-name="ro1">
          <table:table-cell office:value-type="float" office:value="1141.821655">
            <text:p>1141.821655</text:p>
          </table:table-cell>
          <table:table-cell office:value-type="float" office:value="1146.809204">
            <text:p>1146.809204</text:p>
          </table:table-cell>
          <table:table-cell office:value-type="float" office:value="1136.414185">
            <text:p>1136.41418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24.199219">
            <text:p>1124.199219</text:p>
          </table:table-cell>
          <table:table-cell office:value-type="float" office:value="1133.369141">
            <text:p>1133.369141</text:p>
          </table:table-cell>
          <table:table-cell office:value-type="float" office:value="1145.969116">
            <text:p>1145.969116</text:p>
          </table:table-cell>
          <table:table-cell/>
        </table:table-row>
        <table:table-row table:style-name="ro1">
          <table:table-cell office:value-type="float" office:value="1115.746704">
            <text:p>1115.746704</text:p>
          </table:table-cell>
          <table:table-cell office:value-type="float" office:value="7.262495">
            <text:p>7.262495</text:p>
          </table:table-cell>
          <table:table-cell office:value-type="float" office:value="1137.289185">
            <text:p>1137.289185</text:p>
          </table:table-cell>
          <table:table-cell/>
        </table:table-row>
        <table:table-row table:style-name="ro1">
          <table:table-cell office:value-type="float" office:value="1121.854126">
            <text:p>1121.854126</text:p>
          </table:table-cell>
          <table:table-cell office:value-type="float" office:value="2.152498">
            <text:p>2.152498</text:p>
          </table:table-cell>
          <table:table-cell office:value-type="float" office:value="1122.361694">
            <text:p>1122.361694</text:p>
          </table:table-cell>
          <table:table-cell/>
        </table:table-row>
        <table:table-row table:style-name="ro1">
          <table:table-cell office:value-type="float" office:value="1143.939209">
            <text:p>1143.939209</text:p>
          </table:table-cell>
          <table:table-cell office:value-type="float" office:value="0.0525">
            <text:p>0.0525</text:p>
          </table:table-cell>
          <table:table-cell office:value-type="float" office:value="1126.421631">
            <text:p>1126.421631</text:p>
          </table:table-cell>
          <table:table-cell/>
        </table:table-row>
        <table:table-row table:style-name="ro1">
          <table:table-cell office:value-type="float" office:value="9.572493">
            <text:p>9.572493</text:p>
          </table:table-cell>
          <table:table-cell office:value-type="float" office:value="9.554993">
            <text:p>9.554993</text:p>
          </table:table-cell>
          <table:table-cell office:value-type="float" office:value="1144.814209">
            <text:p>1144.814209</text:p>
          </table:table-cell>
          <table:table-cell/>
        </table:table-row>
        <table:table-row table:style-name="ro1">
          <table:table-cell office:value-type="float" office:value="30.397478">
            <text:p>30.397478</text:p>
          </table:table-cell>
          <table:table-cell office:value-type="float" office:value="1131.356689">
            <text:p>1131.356689</text:p>
          </table:table-cell>
          <table:table-cell office:value-type="float" office:value="1144.446655">
            <text:p>1144.446655</text:p>
          </table:table-cell>
          <table:table-cell/>
        </table:table-row>
        <table:table-row table:style-name="ro1">
          <table:table-cell office:value-type="float" office:value="1144.411621">
            <text:p>1144.411621</text:p>
          </table:table-cell>
          <table:table-cell office:value-type="float" office:value="1138.916626">
            <text:p>1138.916626</text:p>
          </table:table-cell>
          <table:table-cell office:value-type="float" office:value="1141.734131">
            <text:p>1141.734131</text:p>
          </table:table-cell>
          <table:table-cell/>
        </table:table-row>
        <table:table-row table:style-name="ro1">
          <table:table-cell office:value-type="float" office:value="1126.054199">
            <text:p>1126.054199</text:p>
          </table:table-cell>
          <table:table-cell office:value-type="float" office:value="3.569997">
            <text:p>3.569997</text:p>
          </table:table-cell>
          <table:table-cell office:value-type="float" office:value="1132.861694">
            <text:p>1132.861694</text:p>
          </table:table-cell>
          <table:table-cell/>
        </table:table-row>
        <table:table-row table:style-name="ro1">
          <table:table-cell office:value-type="float" office:value="1143.589111">
            <text:p>1143.589111</text:p>
          </table:table-cell>
          <table:table-cell office:value-type="float" office:value="1143.571655">
            <text:p>1143.571655</text:p>
          </table:table-cell>
          <table:table-cell office:value-type="float" office:value="1133.544189">
            <text:p>1133.544189</text:p>
          </table:table-cell>
          <table:table-cell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1134.279175">
            <text:p>1134.279175</text:p>
          </table:table-cell>
          <table:table-cell office:value-type="float" office:value="3.359998">
            <text:p>3.3599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7.874994">
            <text:p>7.874994</text:p>
          </table:table-cell>
          <table:table-cell office:value-type="float" office:value="6.754995">
            <text:p>6.754995</text:p>
          </table:table-cell>
          <table:table-cell office:value-type="float" office:value="11.917491">
            <text:p>11.917491</text:p>
          </table:table-cell>
          <table:table-cell/>
        </table:table-row>
        <table:table-row table:style-name="ro1">
          <table:table-cell office:value-type="float" office:value="1143.169189">
            <text:p>1143.169189</text:p>
          </table:table-cell>
          <table:table-cell office:value-type="float" office:value="2.134999">
            <text:p>2.134999</text:p>
          </table:table-cell>
          <table:table-cell office:value-type="float" office:value="19.879986">
            <text:p>19.879986</text:p>
          </table:table-cell>
          <table:table-cell/>
        </table:table-row>
        <table:table-row table:style-name="ro1">
          <table:table-cell office:value-type="float" office:value="6.859995">
            <text:p>6.859995</text:p>
          </table:table-cell>
          <table:table-cell office:value-type="float" office:value="1145.46167">
            <text:p>1145.46167</text:p>
          </table:table-cell>
          <table:table-cell office:value-type="float" office:value="12.074991">
            <text:p>12.074991</text:p>
          </table:table-cell>
          <table:table-cell/>
        </table:table-row>
        <table:table-row table:style-name="ro1">
          <table:table-cell office:value-type="float" office:value="19.582485">
            <text:p>19.582485</text:p>
          </table:table-cell>
          <table:table-cell office:value-type="float" office:value="17.429987">
            <text:p>17.429987</text:p>
          </table:table-cell>
          <table:table-cell office:value-type="float" office:value="35.174976">
            <text:p>35.174976</text:p>
          </table:table-cell>
          <table:table-cell/>
        </table:table-row>
        <table:table-row table:style-name="ro1">
          <table:table-cell office:value-type="float" office:value="6.702495">
            <text:p>6.702495</text:p>
          </table:table-cell>
          <table:table-cell office:value-type="float" office:value="5.144996">
            <text:p>5.144996</text:p>
          </table:table-cell>
          <table:table-cell office:value-type="float" office:value="48.929966">
            <text:p>48.929966</text:p>
          </table:table-cell>
          <table:table-cell/>
        </table:table-row>
        <table:table-row table:style-name="ro1">
          <table:table-cell office:value-type="float" office:value="8.959993">
            <text:p>8.959993</text:p>
          </table:table-cell>
          <table:table-cell office:value-type="float" office:value="6.229995">
            <text:p>6.229995</text:p>
          </table:table-cell>
          <table:table-cell office:value-type="float" office:value="30.834978">
            <text:p>30.834978</text:p>
          </table:table-cell>
          <table:table-cell/>
        </table:table-row>
        <table:table-row table:style-name="ro1">
          <table:table-cell office:value-type="float" office:value="1141.261719">
            <text:p>1141.261719</text:p>
          </table:table-cell>
          <table:table-cell office:value-type="float" office:value="1142.94165">
            <text:p>1142.94165</text:p>
          </table:table-cell>
          <table:table-cell office:value-type="float" office:value="1123.551636">
            <text:p>1123.551636</text:p>
          </table:table-cell>
          <table:table-cell/>
        </table:table-row>
        <table:table-row table:style-name="ro1">
          <table:table-cell office:value-type="float" office:value="17.499987">
            <text:p>17.499987</text:p>
          </table:table-cell>
          <table:table-cell office:value-type="float" office:value="1140.719116">
            <text:p>1140.719116</text:p>
          </table:table-cell>
          <table:table-cell office:value-type="float" office:value="1107.609253">
            <text:p>1107.609253</text:p>
          </table:table-cell>
          <table:table-cell/>
        </table:table-row>
        <table:table-row table:style-name="ro1">
          <table:table-cell office:value-type="float" office:value="3.079998">
            <text:p>3.079998</text:p>
          </table:table-cell>
          <table:table-cell office:value-type="float" office:value="1.154999">
            <text:p>1.154999</text:p>
          </table:table-cell>
          <table:table-cell office:value-type="float" office:value="1114.206665">
            <text:p>1114.206665</text:p>
          </table:table-cell>
          <table:table-cell/>
        </table:table-row>
        <table:table-row table:style-name="ro1">
          <table:table-cell office:value-type="float" office:value="4.567497">
            <text:p>4.567497</text:p>
          </table:table-cell>
          <table:table-cell office:value-type="float" office:value="1134.804199">
            <text:p>1134.804199</text:p>
          </table:table-cell>
          <table:table-cell office:value-type="float" office:value="1078.051758">
            <text:p>1078.05175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4.637496">
            <text:p>4.637496</text:p>
          </table:table-cell>
          <table:table-cell office:value-type="float" office:value="13.77249">
            <text:p>13.77249</text:p>
          </table:table-cell>
          <table:table-cell office:value-type="float" office:value="1014.631775">
            <text:p>1014.631775</text:p>
          </table:table-cell>
          <table:table-cell/>
        </table:table-row>
        <table:table-row table:style-name="ro1">
          <table:table-cell office:value-type="float" office:value="17.954987">
            <text:p>17.954987</text:p>
          </table:table-cell>
          <table:table-cell office:value-type="float" office:value="38.394974">
            <text:p>38.394974</text:p>
          </table:table-cell>
          <table:table-cell office:value-type="float" office:value="990.044312">
            <text:p>990.044312</text:p>
          </table:table-cell>
          <table:table-cell/>
        </table:table-row>
        <table:table-row table:style-name="ro1">
          <table:table-cell office:value-type="float" office:value="6.317495">
            <text:p>6.317495</text:p>
          </table:table-cell>
          <table:table-cell office:value-type="float" office:value="1108.781738">
            <text:p>1108.781738</text:p>
          </table:table-cell>
          <table:table-cell office:value-type="float" office:value="1026.356812">
            <text:p>1026.356812</text:p>
          </table:table-cell>
          <table:table-cell/>
        </table:table-row>
        <table:table-row table:style-name="ro1">
          <table:table-cell office:value-type="float" office:value="1131.759155">
            <text:p>1131.759155</text:p>
          </table:table-cell>
          <table:table-cell office:value-type="float" office:value="5.862496">
            <text:p>5.862496</text:p>
          </table:table-cell>
          <table:table-cell office:value-type="float" office:value="1130.866699">
            <text:p>1130.866699</text:p>
          </table:table-cell>
          <table:table-cell/>
        </table:table-row>
        <table:table-row table:style-name="ro1">
          <table:table-cell office:value-type="float" office:value="36.049973">
            <text:p>36.049973</text:p>
          </table:table-cell>
          <table:table-cell office:value-type="float" office:value="1115.361694">
            <text:p>1115.361694</text:p>
          </table:table-cell>
          <table:table-cell office:value-type="float" office:value="1049.666748">
            <text:p>1049.666748</text:p>
          </table:table-cell>
          <table:table-cell/>
        </table:table-row>
        <table:table-row table:style-name="ro1">
          <table:table-cell office:value-type="float" office:value="15.819988">
            <text:p>15.819988</text:p>
          </table:table-cell>
          <table:table-cell office:value-type="float" office:value="1103.654175">
            <text:p>1103.654175</text:p>
          </table:table-cell>
          <table:table-cell office:value-type="float" office:value="1047.024292">
            <text:p>1047.024292</text:p>
          </table:table-cell>
          <table:table-cell/>
        </table:table-row>
        <table:table-row table:style-name="ro1">
          <table:table-cell office:value-type="float" office:value="21.314985">
            <text:p>21.314985</text:p>
          </table:table-cell>
          <table:table-cell office:value-type="float" office:value="12.564991">
            <text:p>12.564991</text:p>
          </table:table-cell>
          <table:table-cell office:value-type="float" office:value="1070.894165">
            <text:p>1070.894165</text:p>
          </table:table-cell>
          <table:table-cell/>
        </table:table-row>
        <table:table-row table:style-name="ro1">
          <table:table-cell office:value-type="float" office:value="53.82996">
            <text:p>53.82996</text:p>
          </table:table-cell>
          <table:table-cell office:value-type="float" office:value="1126.876709">
            <text:p>1126.876709</text:p>
          </table:table-cell>
          <table:table-cell office:value-type="float" office:value="1042.439209">
            <text:p>1042.439209</text:p>
          </table:table-cell>
          <table:table-cell/>
        </table:table-row>
        <table:table-row table:style-name="ro1">
          <table:table-cell office:value-type="float" office:value="10.674993">
            <text:p>10.674993</text:p>
          </table:table-cell>
          <table:table-cell office:value-type="float" office:value="7.279994">
            <text:p>7.279994</text:p>
          </table:table-cell>
          <table:table-cell office:value-type="float" office:value="1078.96167">
            <text:p>1078.96167</text:p>
          </table:table-cell>
          <table:table-cell/>
        </table:table-row>
        <table:table-row table:style-name="ro1">
          <table:table-cell office:value-type="float" office:value="1140.894165">
            <text:p>1140.894165</text:p>
          </table:table-cell>
          <table:table-cell office:value-type="float" office:value="1135.591675">
            <text:p>1135.591675</text:p>
          </table:table-cell>
          <table:table-cell office:value-type="float" office:value="1087.449219">
            <text:p>1087.44921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4.427497">
            <text:p>4.427497</text:p>
          </table:table-cell>
          <table:table-cell office:value-type="float" office:value="1144.97168">
            <text:p>1144.97168</text:p>
          </table:table-cell>
          <table:table-cell office:value-type="float" office:value="1093.50415">
            <text:p>1093.50415</text:p>
          </table:table-cell>
          <table:table-cell/>
        </table:table-row>
        <table:table-row table:style-name="ro1">
          <table:table-cell office:value-type="float" office:value="1141.90918">
            <text:p>1141.90918</text:p>
          </table:table-cell>
          <table:table-cell office:value-type="float" office:value="1136.029175">
            <text:p>1136.029175</text:p>
          </table:table-cell>
          <table:table-cell office:value-type="float" office:value="1114.959229">
            <text:p>1114.959229</text:p>
          </table:table-cell>
          <table:table-cell/>
        </table:table-row>
        <table:table-row table:style-name="ro1">
          <table:table-cell office:value-type="float" office:value="1140.281616">
            <text:p>1140.281616</text:p>
          </table:table-cell>
          <table:table-cell office:value-type="float" office:value="1119.054199">
            <text:p>1119.054199</text:p>
          </table:table-cell>
          <table:table-cell office:value-type="float" office:value="1140.70166">
            <text:p>1140.70166</text:p>
          </table:table-cell>
          <table:table-cell/>
        </table:table-row>
        <table:table-row table:style-name="ro1">
          <table:table-cell office:value-type="float" office:value="1145.496704">
            <text:p>1145.496704</text:p>
          </table:table-cell>
          <table:table-cell office:value-type="float" office:value="1136.956665">
            <text:p>1136.956665</text:p>
          </table:table-cell>
          <table:table-cell office:value-type="float" office:value="1145.146729">
            <text:p>1145.146729</text:p>
          </table:table-cell>
          <table:table-cell/>
        </table:table-row>
        <table:table-row table:style-name="ro1">
          <table:table-cell office:value-type="float" office:value="12.302491">
            <text:p>12.302491</text:p>
          </table:table-cell>
          <table:table-cell office:value-type="float" office:value="1135.084229">
            <text:p>1135.084229</text:p>
          </table:table-cell>
          <table:table-cell office:value-type="float" office:value="1140.894165">
            <text:p>1140.894165</text:p>
          </table:table-cell>
          <table:table-cell/>
        </table:table-row>
        <table:table-row table:style-name="ro1">
          <table:table-cell office:value-type="float" office:value="1141.769165">
            <text:p>1141.769165</text:p>
          </table:table-cell>
          <table:table-cell office:value-type="float" office:value="1146.144165">
            <text:p>1146.144165</text:p>
          </table:table-cell>
          <table:table-cell office:value-type="float" office:value="1141.541626">
            <text:p>1141.541626</text:p>
          </table:table-cell>
          <table:table-cell/>
        </table:table-row>
        <table:table-row table:style-name="ro1">
          <table:table-cell office:value-type="float" office:value="1134.769165">
            <text:p>1134.769165</text:p>
          </table:table-cell>
          <table:table-cell office:value-type="float" office:value="1121.644165">
            <text:p>1121.644165</text:p>
          </table:table-cell>
          <table:table-cell office:value-type="float" office:value="3.394998">
            <text:p>3.394998</text:p>
          </table:table-cell>
          <table:table-cell/>
        </table:table-row>
        <table:table-row table:style-name="ro1">
          <table:table-cell office:value-type="float" office:value="2.309998">
            <text:p>2.309998</text:p>
          </table:table-cell>
          <table:table-cell office:value-type="float" office:value="1124.584229">
            <text:p>1124.584229</text:p>
          </table:table-cell>
          <table:table-cell office:value-type="float" office:value="1136.081665">
            <text:p>1136.081665</text:p>
          </table:table-cell>
          <table:table-cell/>
        </table:table-row>
        <table:table-row table:style-name="ro1">
          <table:table-cell office:value-type="float" office:value="1128.39917">
            <text:p>1128.39917</text:p>
          </table:table-cell>
          <table:table-cell office:value-type="float" office:value="0.892499">
            <text:p>0.892499</text:p>
          </table:table-cell>
          <table:table-cell office:value-type="float" office:value="7.962494">
            <text:p>7.962494</text:p>
          </table:table-cell>
          <table:table-cell/>
        </table:table-row>
        <table:table-row table:style-name="ro1">
          <table:table-cell office:value-type="float" office:value="1137.25415">
            <text:p>1137.25415</text:p>
          </table:table-cell>
          <table:table-cell office:value-type="float" office:value="1137.97168">
            <text:p>1137.97168</text:p>
          </table:table-cell>
          <table:table-cell office:value-type="float" office:value="1145.89917">
            <text:p>1145.89917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0.665">
            <text:p>0.665</text:p>
          </table:table-cell>
          <table:table-cell office:value-type="float" office:value="1146.599121">
            <text:p>1146.599121</text:p>
          </table:table-cell>
          <table:table-cell office:value-type="float" office:value="1143.571655">
            <text:p>1143.571655</text:p>
          </table:table-cell>
          <table:table-cell/>
        </table:table-row>
        <table:table-row table:style-name="ro1">
          <table:table-cell office:value-type="float" office:value="1143.536621">
            <text:p>1143.536621</text:p>
          </table:table-cell>
          <table:table-cell office:value-type="float" office:value="0.3325">
            <text:p>0.3325</text:p>
          </table:table-cell>
          <table:table-cell office:value-type="float" office:value="1145.654175">
            <text:p>1145.654175</text:p>
          </table:table-cell>
          <table:table-cell/>
        </table:table-row>
        <table:table-row table:style-name="ro1">
          <table:table-cell office:value-type="float" office:value="1142.01416">
            <text:p>1142.01416</text:p>
          </table:table-cell>
          <table:table-cell office:value-type="float" office:value="1144.044189">
            <text:p>1144.044189</text:p>
          </table:table-cell>
          <table:table-cell office:value-type="float" office:value="0.0525">
            <text:p>0.0525</text:p>
          </table:table-cell>
          <table:table-cell/>
        </table:table-row>
        <table:table-row table:style-name="ro1">
          <table:table-cell office:value-type="float" office:value="1140.736694">
            <text:p>1140.736694</text:p>
          </table:table-cell>
          <table:table-cell office:value-type="float" office:value="1146.039185">
            <text:p>1146.039185</text:p>
          </table:table-cell>
          <table:table-cell office:value-type="float" office:value="1142.644165">
            <text:p>1142.644165</text:p>
          </table:table-cell>
          <table:table-cell/>
        </table:table-row>
        <table:table-row table:style-name="ro1">
          <table:table-cell office:value-type="float" office:value="1.644999">
            <text:p>1.644999</text:p>
          </table:table-cell>
          <table:table-cell office:value-type="float" office:value="1146.476685">
            <text:p>1146.476685</text:p>
          </table:table-cell>
          <table:table-cell office:value-type="float" office:value="1145.741699">
            <text:p>1145.741699</text:p>
          </table:table-cell>
          <table:table-cell/>
        </table:table-row>
        <table:table-row table:style-name="ro1">
          <table:table-cell office:value-type="float" office:value="1.347499">
            <text:p>1.347499</text:p>
          </table:table-cell>
          <table:table-cell office:value-type="float" office:value="1144.061646">
            <text:p>1144.061646</text:p>
          </table:table-cell>
          <table:table-cell office:value-type="float" office:value="1145.12915">
            <text:p>1145.12915</text:p>
          </table:table-cell>
          <table:table-cell/>
        </table:table-row>
        <table:table-row table:style-name="ro1">
          <table:table-cell office:value-type="float" office:value="0.1925">
            <text:p>0.1925</text:p>
          </table:table-cell>
          <table:table-cell office:value-type="float" office:value="0.0175">
            <text:p>0.0175</text:p>
          </table:table-cell>
          <table:table-cell office:value-type="float" office:value="1.469999">
            <text:p>1.469999</text:p>
          </table:table-cell>
          <table:table-cell/>
        </table:table-row>
        <table:table-row table:style-name="ro1">
          <table:table-cell office:value-type="float" office:value="1.609999">
            <text:p>1.609999</text:p>
          </table:table-cell>
          <table:table-cell office:value-type="float" office:value="1144.551636">
            <text:p>1144.551636</text:p>
          </table:table-cell>
          <table:table-cell office:value-type="float" office:value="2.169998">
            <text:p>2.169998</text:p>
          </table:table-cell>
          <table:table-cell/>
        </table:table-row>
        <table:table-row table:style-name="ro1">
          <table:table-cell office:value-type="float" office:value="1145.84668">
            <text:p>1145.84668</text:p>
          </table:table-cell>
          <table:table-cell office:value-type="float" office:value="1145.234131">
            <text:p>1145.234131</text:p>
          </table:table-cell>
          <table:table-cell office:value-type="float" office:value="1.329999">
            <text:p>1.329999</text:p>
          </table:table-cell>
          <table:table-cell/>
        </table:table-row>
        <table:table-row table:style-name="ro1">
          <table:table-cell office:value-type="float" office:value="3.937497">
            <text:p>3.937497</text:p>
          </table:table-cell>
          <table:table-cell office:value-type="float" office:value="1146.72168">
            <text:p>1146.72168</text:p>
          </table:table-cell>
          <table:table-cell office:value-type="float" office:value="1141.804199">
            <text:p>1141.8041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.819999">
            <text:p>1.819999</text:p>
          </table:table-cell>
          <table:table-cell office:value-type="float" office:value="1142.276611">
            <text:p>1142.27661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138.40918">
            <text:p>1138.40918</text:p>
          </table:table-cell>
          <table:table-cell office:value-type="float" office:value="0.455">
            <text:p>0.455</text:p>
          </table:table-cell>
          <table:table-cell office:value-type="float" office:value="4.199997">
            <text:p>4.199997</text:p>
          </table:table-cell>
          <table:table-cell/>
        </table:table-row>
        <table:table-row table:style-name="ro1">
          <table:table-cell office:value-type="float" office:value="1.522499">
            <text:p>1.522499</text:p>
          </table:table-cell>
          <table:table-cell office:value-type="float" office:value="1144.69165">
            <text:p>1144.69165</text:p>
          </table:table-cell>
          <table:table-cell office:value-type="float" office:value="0.385">
            <text:p>0.385</text:p>
          </table:table-cell>
          <table:table-cell/>
        </table:table-row>
        <table:table-row table:style-name="ro1">
          <table:table-cell office:value-type="float" office:value="0.1225">
            <text:p>0.1225</text:p>
          </table:table-cell>
          <table:table-cell office:value-type="float" office:value="1143.064209">
            <text:p>1143.064209</text:p>
          </table:table-cell>
          <table:table-cell office:value-type="float" office:value="0.6125">
            <text:p>0.6125</text:p>
          </table:table-cell>
          <table:table-cell/>
        </table:table-row>
        <table:table-row table:style-name="ro1">
          <table:table-cell office:value-type="float" office:value="1.172499">
            <text:p>1.172499</text:p>
          </table:table-cell>
          <table:table-cell office:value-type="float" office:value="1141.016724">
            <text:p>1141.016724</text:p>
          </table:table-cell>
          <table:table-cell office:value-type="float" office:value="1.067499">
            <text:p>1.067499</text:p>
          </table:table-cell>
          <table:table-cell/>
        </table:table-row>
        <table:table-row table:style-name="ro1">
          <table:table-cell office:value-type="float" office:value="1146.301636">
            <text:p>1146.301636</text:p>
          </table:table-cell>
          <table:table-cell office:value-type="float" office:value="1144.69165">
            <text:p>1144.69165</text:p>
          </table:table-cell>
          <table:table-cell office:value-type="float" office:value="1.137499">
            <text:p>1.137499</text:p>
          </table:table-cell>
          <table:table-cell/>
        </table:table-row>
        <table:table-row table:style-name="ro1">
          <table:table-cell office:value-type="float" office:value="1143.606689">
            <text:p>1143.606689</text:p>
          </table:table-cell>
          <table:table-cell office:value-type="float" office:value="1143.414185">
            <text:p>1143.414185</text:p>
          </table:table-cell>
          <table:table-cell office:value-type="float" office:value="2.887498">
            <text:p>2.887498</text:p>
          </table:table-cell>
          <table:table-cell/>
        </table:table-row>
        <table:table-row table:style-name="ro1">
          <table:table-cell office:value-type="float" office:value="1144.709229">
            <text:p>1144.709229</text:p>
          </table:table-cell>
          <table:table-cell office:value-type="float" office:value="1145.881714">
            <text:p>1145.881714</text:p>
          </table:table-cell>
          <table:table-cell office:value-type="float" office:value="0.525">
            <text:p>0.525</text:p>
          </table:table-cell>
          <table:table-cell/>
        </table:table-row>
        <table:table-row table:style-name="ro1">
          <table:table-cell office:value-type="float" office:value="1144.25415">
            <text:p>1144.25415</text:p>
          </table:table-cell>
          <table:table-cell office:value-type="float" office:value="1144.516724">
            <text:p>1144.516724</text:p>
          </table:table-cell>
          <table:table-cell office:value-type="float" office:value="4.147497">
            <text:p>4.147497</text:p>
          </table:table-cell>
          <table:table-cell/>
        </table:table-row>
        <table:table-row table:style-name="ro1">
          <table:table-cell office:value-type="float" office:value="1141.244141">
            <text:p>1141.244141</text:p>
          </table:table-cell>
          <table:table-cell office:value-type="float" office:value="1144.53418">
            <text:p>1144.53418</text:p>
          </table:table-cell>
          <table:table-cell office:value-type="float" office:value="2.257498">
            <text:p>2.2574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.399999">
            <text:p>1.399999</text:p>
          </table:table-cell>
          <table:table-cell office:value-type="float" office:value="1142.871704">
            <text:p>1142.871704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1137.814209">
            <text:p>1137.814209</text:p>
          </table:table-cell>
          <table:table-cell office:value-type="float" office:value="1.434999">
            <text:p>1.434999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6.564209">
            <text:p>1146.564209</text:p>
          </table:table-cell>
          <table:table-cell office:value-type="float" office:value="1142.959229">
            <text:p>1142.959229</text:p>
          </table:table-cell>
          <table:table-cell office:value-type="float" office:value="1146.669189">
            <text:p>1146.669189</text:p>
          </table:table-cell>
          <table:table-cell/>
        </table:table-row>
        <table:table-row table:style-name="ro1">
          <table:table-cell office:value-type="float" office:value="4.462497">
            <text:p>4.462497</text:p>
          </table:table-cell>
          <table:table-cell office:value-type="float" office:value="1143.116699">
            <text:p>1143.116699</text:p>
          </table:table-cell>
          <table:table-cell office:value-type="float" office:value="4.584997">
            <text:p>4.584997</text:p>
          </table:table-cell>
          <table:table-cell/>
        </table:table-row>
        <table:table-row table:style-name="ro1">
          <table:table-cell office:value-type="float" office:value="1.014999">
            <text:p>1.014999</text:p>
          </table:table-cell>
          <table:table-cell office:value-type="float" office:value="1.382499">
            <text:p>1.382499</text:p>
          </table:table-cell>
          <table:table-cell office:value-type="float" office:value="1146.021729">
            <text:p>1146.021729</text:p>
          </table:table-cell>
          <table:table-cell/>
        </table:table-row>
        <table:table-row table:style-name="ro1">
          <table:table-cell office:value-type="float" office:value="1139.984131">
            <text:p>1139.984131</text:p>
          </table:table-cell>
          <table:table-cell office:value-type="float" office:value="1142.329224">
            <text:p>1142.329224</text:p>
          </table:table-cell>
          <table:table-cell office:value-type="float" office:value="1142.416626">
            <text:p>1142.416626</text:p>
          </table:table-cell>
          <table:table-cell/>
        </table:table-row>
        <table:table-row table:style-name="ro1">
          <table:table-cell office:value-type="float" office:value="1140.15918">
            <text:p>1140.15918</text:p>
          </table:table-cell>
          <table:table-cell office:value-type="float" office:value="1144.324219">
            <text:p>1144.324219</text:p>
          </table:table-cell>
          <table:table-cell office:value-type="float" office:value="1143.974121">
            <text:p>1143.974121</text:p>
          </table:table-cell>
          <table:table-cell/>
        </table:table-row>
        <table:table-row table:style-name="ro1">
          <table:table-cell office:value-type="float" office:value="1137.796631">
            <text:p>1137.796631</text:p>
          </table:table-cell>
          <table:table-cell office:value-type="float" office:value="1146.669189">
            <text:p>1146.669189</text:p>
          </table:table-cell>
          <table:table-cell office:value-type="float" office:value="1143.046631">
            <text:p>1143.046631</text:p>
          </table:table-cell>
          <table:table-cell/>
        </table:table-row>
        <table:table-row table:style-name="ro1">
          <table:table-cell office:value-type="float" office:value="1131.51416">
            <text:p>1131.51416</text:p>
          </table:table-cell>
          <table:table-cell office:value-type="float" office:value="1146.33667">
            <text:p>1146.33667</text:p>
          </table:table-cell>
          <table:table-cell office:value-type="float" office:value="1141.489136">
            <text:p>1141.489136</text:p>
          </table:table-cell>
          <table:table-cell/>
        </table:table-row>
        <table:table-row table:style-name="ro1">
          <table:table-cell office:value-type="float" office:value="8.767493">
            <text:p>8.767493</text:p>
          </table:table-cell>
          <table:table-cell office:value-type="float" office:value="1145.02417">
            <text:p>1145.02417</text:p>
          </table:table-cell>
          <table:table-cell office:value-type="float" office:value="1144.744141">
            <text:p>1144.744141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3.202498">
            <text:p>3.202498</text:p>
          </table:table-cell>
          <table:table-cell office:value-type="float" office:value="1142.311646">
            <text:p>1142.311646</text:p>
          </table:table-cell>
          <table:table-cell office:value-type="float" office:value="2.869998">
            <text:p>2.869998</text:p>
          </table:table-cell>
          <table:table-cell/>
        </table:table-row>
        <table:table-row table:style-name="ro1">
          <table:table-cell office:value-type="float" office:value="1141.349121">
            <text:p>1141.349121</text:p>
          </table:table-cell>
          <table:table-cell office:value-type="float" office:value="1146.634155">
            <text:p>1146.634155</text:p>
          </table:table-cell>
          <table:table-cell office:value-type="float" office:value="1145.864136">
            <text:p>1145.864136</text:p>
          </table:table-cell>
          <table:table-cell/>
        </table:table-row>
        <table:table-row table:style-name="ro1">
          <table:table-cell office:value-type="float" office:value="5.494996">
            <text:p>5.494996</text:p>
          </table:table-cell>
          <table:table-cell office:value-type="float" office:value="5.127496">
            <text:p>5.127496</text:p>
          </table:table-cell>
          <table:table-cell office:value-type="float" office:value="4.199997">
            <text:p>4.199997</text:p>
          </table:table-cell>
          <table:table-cell/>
        </table:table-row>
        <table:table-row table:style-name="ro1">
          <table:table-cell office:value-type="float" office:value="2.099998">
            <text:p>2.099998</text:p>
          </table:table-cell>
          <table:table-cell office:value-type="float" office:value="1140.229126">
            <text:p>1140.229126</text:p>
          </table:table-cell>
          <table:table-cell office:value-type="float" office:value="6.282495">
            <text:p>6.282495</text:p>
          </table:table-cell>
          <table:table-cell/>
        </table:table-row>
        <table:table-row table:style-name="ro1">
          <table:table-cell office:value-type="float" office:value="1139.984131">
            <text:p>1139.984131</text:p>
          </table:table-cell>
          <table:table-cell office:value-type="float" office:value="62.089954">
            <text:p>62.089954</text:p>
          </table:table-cell>
          <table:table-cell office:value-type="float" office:value="6.702495">
            <text:p>6.702495</text:p>
          </table:table-cell>
          <table:table-cell/>
        </table:table-row>
        <table:table-row table:style-name="ro1">
          <table:table-cell office:value-type="float" office:value="1125.949219">
            <text:p>1125.949219</text:p>
          </table:table-cell>
          <table:table-cell office:value-type="float" office:value="1143.589111">
            <text:p>1143.589111</text:p>
          </table:table-cell>
          <table:table-cell office:value-type="float" office:value="14.83999">
            <text:p>14.83999</text:p>
          </table:table-cell>
          <table:table-cell/>
        </table:table-row>
        <table:table-row table:style-name="ro1">
          <table:table-cell office:value-type="float" office:value="1138.251709">
            <text:p>1138.251709</text:p>
          </table:table-cell>
          <table:table-cell office:value-type="float" office:value="1139.931641">
            <text:p>1139.931641</text:p>
          </table:table-cell>
          <table:table-cell office:value-type="float" office:value="2.572498">
            <text:p>2.572498</text:p>
          </table:table-cell>
          <table:table-cell/>
        </table:table-row>
        <table:table-row table:style-name="ro1">
          <table:table-cell office:value-type="float" office:value="1.347499">
            <text:p>1.347499</text:p>
          </table:table-cell>
          <table:table-cell office:value-type="float" office:value="1138.479126">
            <text:p>1138.479126</text:p>
          </table:table-cell>
          <table:table-cell office:value-type="float" office:value="12.564991">
            <text:p>12.564991</text:p>
          </table:table-cell>
          <table:table-cell/>
        </table:table-row>
        <table:table-row table:style-name="ro1">
          <table:table-cell office:value-type="float" office:value="1125.406738">
            <text:p>1125.406738</text:p>
          </table:table-cell>
          <table:table-cell office:value-type="float" office:value="2.047498">
            <text:p>2.047498</text:p>
          </table:table-cell>
          <table:table-cell office:value-type="float" office:value="0.769999">
            <text:p>0.769999</text:p>
          </table:table-cell>
          <table:table-cell/>
        </table:table-row>
        <table:table-row table:style-name="ro1">
          <table:table-cell office:value-type="float" office:value="1131.146729">
            <text:p>1131.146729</text:p>
          </table:table-cell>
          <table:table-cell office:value-type="float" office:value="1144.376709">
            <text:p>1144.376709</text:p>
          </table:table-cell>
          <table:table-cell office:value-type="float" office:value="5.949996">
            <text:p>5.949996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694214">
            <text:p>1143.694214</text:p>
          </table:table-cell>
          <table:table-cell office:value-type="float" office:value="1142.434204">
            <text:p>1142.434204</text:p>
          </table:table-cell>
          <table:table-cell office:value-type="float" office:value="4.269997">
            <text:p>4.269997</text:p>
          </table:table-cell>
          <table:table-cell/>
        </table:table-row>
        <table:table-row table:style-name="ro1">
          <table:table-cell office:value-type="float" office:value="1146.82666">
            <text:p>1146.82666</text:p>
          </table:table-cell>
          <table:table-cell office:value-type="float" office:value="1143.204224">
            <text:p>1143.204224</text:p>
          </table:table-cell>
          <table:table-cell office:value-type="float" office:value="1141.08667">
            <text:p>1141.08667</text:p>
          </table:table-cell>
          <table:table-cell/>
        </table:table-row>
        <table:table-row table:style-name="ro1">
          <table:table-cell office:value-type="float" office:value="0.5075">
            <text:p>0.5075</text:p>
          </table:table-cell>
          <table:table-cell office:value-type="float" office:value="1145.199219">
            <text:p>1145.199219</text:p>
          </table:table-cell>
          <table:table-cell office:value-type="float" office:value="2.694998">
            <text:p>2.694998</text:p>
          </table:table-cell>
          <table:table-cell/>
        </table:table-row>
        <table:table-row table:style-name="ro1">
          <table:table-cell office:value-type="float" office:value="1146.476685">
            <text:p>1146.476685</text:p>
          </table:table-cell>
          <table:table-cell office:value-type="float" office:value="1142.714111">
            <text:p>1142.714111</text:p>
          </table:table-cell>
          <table:table-cell office:value-type="float" office:value="1.504999">
            <text:p>1.504999</text:p>
          </table:table-cell>
          <table:table-cell/>
        </table:table-row>
        <table:table-row table:style-name="ro1">
          <table:table-cell office:value-type="float" office:value="1144.236694">
            <text:p>1144.236694</text:p>
          </table:table-cell>
          <table:table-cell office:value-type="float" office:value="1139.249146">
            <text:p>1139.249146</text:p>
          </table:table-cell>
          <table:table-cell office:value-type="float" office:value="4.444997">
            <text:p>4.444997</text:p>
          </table:table-cell>
          <table:table-cell/>
        </table:table-row>
        <table:table-row table:style-name="ro1">
          <table:table-cell office:value-type="float" office:value="1140.054199">
            <text:p>1140.054199</text:p>
          </table:table-cell>
          <table:table-cell office:value-type="float" office:value="1146.424194">
            <text:p>1146.424194</text:p>
          </table:table-cell>
          <table:table-cell office:value-type="float" office:value="1144.744141">
            <text:p>1144.744141</text:p>
          </table:table-cell>
          <table:table-cell/>
        </table:table-row>
        <table:table-row table:style-name="ro1">
          <table:table-cell office:value-type="float" office:value="1138.51416">
            <text:p>1138.51416</text:p>
          </table:table-cell>
          <table:table-cell office:value-type="float" office:value="1138.619141">
            <text:p>1138.619141</text:p>
          </table:table-cell>
          <table:table-cell office:value-type="float" office:value="1139.651733">
            <text:p>1139.651733</text:p>
          </table:table-cell>
          <table:table-cell/>
        </table:table-row>
        <table:table-row table:style-name="ro1">
          <table:table-cell office:value-type="float" office:value="1139.546631">
            <text:p>1139.546631</text:p>
          </table:table-cell>
          <table:table-cell office:value-type="float" office:value="1142.469116">
            <text:p>1142.469116</text:p>
          </table:table-cell>
          <table:table-cell office:value-type="float" office:value="1138.321655">
            <text:p>1138.321655</text:p>
          </table:table-cell>
          <table:table-cell/>
        </table:table-row>
        <table:table-row table:style-name="ro1">
          <table:table-cell office:value-type="float" office:value="4.794997">
            <text:p>4.794997</text:p>
          </table:table-cell>
          <table:table-cell office:value-type="float" office:value="1143.81665">
            <text:p>1143.81665</text:p>
          </table:table-cell>
          <table:table-cell office:value-type="float" office:value="1133.106689">
            <text:p>1133.106689</text:p>
          </table:table-cell>
          <table:table-cell/>
        </table:table-row>
        <table:table-row table:style-name="ro1">
          <table:table-cell office:value-type="float" office:value="9.519993">
            <text:p>9.519993</text:p>
          </table:table-cell>
          <table:table-cell office:value-type="float" office:value="1135.556641">
            <text:p>1135.556641</text:p>
          </table:table-cell>
          <table:table-cell office:value-type="float" office:value="1139.581665">
            <text:p>1139.58166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8.032495">
            <text:p>8.032495</text:p>
          </table:table-cell>
          <table:table-cell office:value-type="float" office:value="0.175">
            <text:p>0.175</text:p>
          </table:table-cell>
          <table:table-cell office:value-type="float" office:value="1140.824219">
            <text:p>1140.824219</text:p>
          </table:table-cell>
          <table:table-cell/>
        </table:table-row>
        <table:table-row table:style-name="ro1">
          <table:table-cell office:value-type="float" office:value="3.149998">
            <text:p>3.149998</text:p>
          </table:table-cell>
          <table:table-cell office:value-type="float" office:value="1141.979126">
            <text:p>1141.979126</text:p>
          </table:table-cell>
          <table:table-cell office:value-type="float" office:value="1144.674194">
            <text:p>1144.674194</text:p>
          </table:table-cell>
          <table:table-cell/>
        </table:table-row>
        <table:table-row table:style-name="ro1">
          <table:table-cell office:value-type="float" office:value="6.387496">
            <text:p>6.387496</text:p>
          </table:table-cell>
          <table:table-cell office:value-type="float" office:value="1144.079224">
            <text:p>1144.079224</text:p>
          </table:table-cell>
          <table:table-cell office:value-type="float" office:value="3.237498">
            <text:p>3.237498</text:p>
          </table:table-cell>
          <table:table-cell/>
        </table:table-row>
        <table:table-row table:style-name="ro1">
          <table:table-cell office:value-type="float" office:value="1142.01416">
            <text:p>1142.01416</text:p>
          </table:table-cell>
          <table:table-cell office:value-type="float" office:value="1146.511719">
            <text:p>1146.511719</text:p>
          </table:table-cell>
          <table:table-cell office:value-type="float" office:value="1146.616699">
            <text:p>1146.616699</text:p>
          </table:table-cell>
          <table:table-cell/>
        </table:table-row>
        <table:table-row table:style-name="ro1">
          <table:table-cell office:value-type="float" office:value="1146.28418">
            <text:p>1146.28418</text:p>
          </table:table-cell>
          <table:table-cell office:value-type="float" office:value="2.642498">
            <text:p>2.642498</text:p>
          </table:table-cell>
          <table:table-cell office:value-type="float" office:value="3.429997">
            <text:p>3.429997</text:p>
          </table:table-cell>
          <table:table-cell/>
        </table:table-row>
        <table:table-row table:style-name="ro1">
          <table:table-cell office:value-type="float" office:value="1134.646729">
            <text:p>1134.646729</text:p>
          </table:table-cell>
          <table:table-cell office:value-type="float" office:value="6.544995">
            <text:p>6.544995</text:p>
          </table:table-cell>
          <table:table-cell office:value-type="float" office:value="1142.084229">
            <text:p>1142.084229</text:p>
          </table:table-cell>
          <table:table-cell/>
        </table:table-row>
        <table:table-row table:style-name="ro1">
          <table:table-cell office:value-type="float" office:value="3.149998">
            <text:p>3.149998</text:p>
          </table:table-cell>
          <table:table-cell office:value-type="float" office:value="0.56">
            <text:p>0.56</text:p>
          </table:table-cell>
          <table:table-cell office:value-type="float" office:value="4.654996">
            <text:p>4.654996</text:p>
          </table:table-cell>
          <table:table-cell/>
        </table:table-row>
        <table:table-row table:style-name="ro1">
          <table:table-cell office:value-type="float" office:value="5.337496">
            <text:p>5.337496</text:p>
          </table:table-cell>
          <table:table-cell office:value-type="float" office:value="1143.939209">
            <text:p>1143.939209</text:p>
          </table:table-cell>
          <table:table-cell office:value-type="float" office:value="5.599996">
            <text:p>5.599996</text:p>
          </table:table-cell>
          <table:table-cell/>
        </table:table-row>
        <table:table-row table:style-name="ro1">
          <table:table-cell office:value-type="float" office:value="1145.51416">
            <text:p>1145.51416</text:p>
          </table:table-cell>
          <table:table-cell office:value-type="float" office:value="1142.88916">
            <text:p>1142.88916</text:p>
          </table:table-cell>
          <table:table-cell office:value-type="float" office:value="2.134999">
            <text:p>2.134999</text:p>
          </table:table-cell>
          <table:table-cell/>
        </table:table-row>
        <table:table-row table:style-name="ro1">
          <table:table-cell office:value-type="float" office:value="1144.761719">
            <text:p>1144.761719</text:p>
          </table:table-cell>
          <table:table-cell office:value-type="float" office:value="1144.376709">
            <text:p>1144.376709</text:p>
          </table:table-cell>
          <table:table-cell office:value-type="float" office:value="2.572498">
            <text:p>2.5724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4.674194">
            <text:p>1144.674194</text:p>
          </table:table-cell>
          <table:table-cell office:value-type="float" office:value="1141.209229">
            <text:p>1141.209229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4.061646">
            <text:p>1144.061646</text:p>
          </table:table-cell>
          <table:table-cell office:value-type="float" office:value="1146.599121">
            <text:p>1146.599121</text:p>
          </table:table-cell>
          <table:table-cell office:value-type="float" office:value="1.504999">
            <text:p>1.504999</text:p>
          </table:table-cell>
          <table:table-cell/>
        </table:table-row>
        <table:table-row table:style-name="ro1">
          <table:table-cell office:value-type="float" office:value="1145.041626">
            <text:p>1145.041626</text:p>
          </table:table-cell>
          <table:table-cell office:value-type="float" office:value="1145.654175">
            <text:p>1145.654175</text:p>
          </table:table-cell>
          <table:table-cell office:value-type="float" office:value="1146.77417">
            <text:p>1146.77417</text:p>
          </table:table-cell>
          <table:table-cell/>
        </table:table-row>
        <table:table-row table:style-name="ro1">
          <table:table-cell office:value-type="float" office:value="1144.954224">
            <text:p>1144.954224</text:p>
          </table:table-cell>
          <table:table-cell office:value-type="float" office:value="0.752499">
            <text:p>0.752499</text:p>
          </table:table-cell>
          <table:table-cell office:value-type="float" office:value="0.0525">
            <text:p>0.0525</text:p>
          </table:table-cell>
          <table:table-cell/>
        </table:table-row>
        <table:table-row table:style-name="ro1">
          <table:table-cell office:value-type="float" office:value="1141.559204">
            <text:p>1141.559204</text:p>
          </table:table-cell>
          <table:table-cell office:value-type="float" office:value="1145.146729">
            <text:p>1145.146729</text:p>
          </table:table-cell>
          <table:table-cell office:value-type="float" office:value="1146.791626">
            <text:p>1146.791626</text:p>
          </table:table-cell>
          <table:table-cell/>
        </table:table-row>
        <table:table-row table:style-name="ro1">
          <table:table-cell office:value-type="float" office:value="1143.571655">
            <text:p>1143.571655</text:p>
          </table:table-cell>
          <table:table-cell office:value-type="float" office:value="1145.601685">
            <text:p>1145.601685</text:p>
          </table:table-cell>
          <table:table-cell office:value-type="float" office:value="1.574999">
            <text:p>1.574999</text:p>
          </table:table-cell>
          <table:table-cell/>
        </table:table-row>
        <table:table-row table:style-name="ro1">
          <table:table-cell office:value-type="float" office:value="2.257498">
            <text:p>2.257498</text:p>
          </table:table-cell>
          <table:table-cell office:value-type="float" office:value="1144.359131">
            <text:p>1144.359131</text:p>
          </table:table-cell>
          <table:table-cell office:value-type="float" office:value="2.782498">
            <text:p>2.782498</text:p>
          </table:table-cell>
          <table:table-cell/>
        </table:table-row>
        <table:table-row table:style-name="ro1">
          <table:table-cell office:value-type="float" office:value="1145.40918">
            <text:p>1145.40918</text:p>
          </table:table-cell>
          <table:table-cell office:value-type="float" office:value="1.557499">
            <text:p>1.557499</text:p>
          </table:table-cell>
          <table:table-cell office:value-type="float" office:value="2.169998">
            <text:p>2.169998</text:p>
          </table:table-cell>
          <table:table-cell/>
        </table:table-row>
        <table:table-row table:style-name="ro1">
          <table:table-cell office:value-type="float" office:value="1142.381714">
            <text:p>1142.381714</text:p>
          </table:table-cell>
          <table:table-cell office:value-type="float" office:value="1139.756714">
            <text:p>1139.756714</text:p>
          </table:table-cell>
          <table:table-cell office:value-type="float" office:value="4.672497">
            <text:p>4.672497</text:p>
          </table:table-cell>
          <table:table-cell/>
        </table:table-row>
        <table:table-row table:style-name="ro1">
          <table:table-cell office:value-type="float" office:value="1145.584229">
            <text:p>1145.584229</text:p>
          </table:table-cell>
          <table:table-cell office:value-type="float" office:value="1145.916626">
            <text:p>1145.916626</text:p>
          </table:table-cell>
          <table:table-cell office:value-type="float" office:value="5.354996">
            <text:p>5.354996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6.231689">
            <text:p>1146.231689</text:p>
          </table:table-cell>
          <table:table-cell office:value-type="float" office:value="1143.431641">
            <text:p>1143.431641</text:p>
          </table:table-cell>
          <table:table-cell office:value-type="float" office:value="5.547496">
            <text:p>5.547496</text:p>
          </table:table-cell>
          <table:table-cell/>
        </table:table-row>
        <table:table-row table:style-name="ro1">
          <table:table-cell office:value-type="float" office:value="5.512496">
            <text:p>5.512496</text:p>
          </table:table-cell>
          <table:table-cell office:value-type="float" office:value="1140.141724">
            <text:p>1140.141724</text:p>
          </table:table-cell>
          <table:table-cell office:value-type="float" office:value="4.742496">
            <text:p>4.742496</text:p>
          </table:table-cell>
          <table:table-cell/>
        </table:table-row>
        <table:table-row table:style-name="ro1">
          <table:table-cell office:value-type="float" office:value="1139.704224">
            <text:p>1139.704224</text:p>
          </table:table-cell>
          <table:table-cell office:value-type="float" office:value="1144.481689">
            <text:p>1144.481689</text:p>
          </table:table-cell>
          <table:table-cell office:value-type="float" office:value="2.414998">
            <text:p>2.414998</text:p>
          </table:table-cell>
          <table:table-cell/>
        </table:table-row>
        <table:table-row table:style-name="ro1">
          <table:table-cell office:value-type="float" office:value="1138.916626">
            <text:p>1138.916626</text:p>
          </table:table-cell>
          <table:table-cell office:value-type="float" office:value="1141.559204">
            <text:p>1141.559204</text:p>
          </table:table-cell>
          <table:table-cell office:value-type="float" office:value="7.559995">
            <text:p>7.559995</text:p>
          </table:table-cell>
          <table:table-cell/>
        </table:table-row>
        <table:table-row table:style-name="ro1">
          <table:table-cell office:value-type="float" office:value="1143.256714">
            <text:p>1143.256714</text:p>
          </table:table-cell>
          <table:table-cell office:value-type="float" office:value="1142.39917">
            <text:p>1142.39917</text:p>
          </table:table-cell>
          <table:table-cell office:value-type="float" office:value="1.837499">
            <text:p>1.837499</text:p>
          </table:table-cell>
          <table:table-cell/>
        </table:table-row>
        <table:table-row table:style-name="ro1">
          <table:table-cell office:value-type="float" office:value="1135.01416">
            <text:p>1135.01416</text:p>
          </table:table-cell>
          <table:table-cell office:value-type="float" office:value="1135.854126">
            <text:p>1135.854126</text:p>
          </table:table-cell>
          <table:table-cell office:value-type="float" office:value="7.682495">
            <text:p>7.682495</text:p>
          </table:table-cell>
          <table:table-cell/>
        </table:table-row>
        <table:table-row table:style-name="ro1">
          <table:table-cell office:value-type="float" office:value="1112.281738">
            <text:p>1112.281738</text:p>
          </table:table-cell>
          <table:table-cell office:value-type="float" office:value="1129.27417">
            <text:p>1129.27417</text:p>
          </table:table-cell>
          <table:table-cell office:value-type="float" office:value="17.079988">
            <text:p>17.079988</text:p>
          </table:table-cell>
          <table:table-cell/>
        </table:table-row>
        <table:table-row table:style-name="ro1">
          <table:table-cell office:value-type="float" office:value="1101.291748">
            <text:p>1101.291748</text:p>
          </table:table-cell>
          <table:table-cell office:value-type="float" office:value="1139.144165">
            <text:p>1139.144165</text:p>
          </table:table-cell>
          <table:table-cell office:value-type="float" office:value="29.032478">
            <text:p>29.032478</text:p>
          </table:table-cell>
          <table:table-cell/>
        </table:table-row>
        <table:table-row table:style-name="ro1">
          <table:table-cell office:value-type="float" office:value="1091.561768">
            <text:p>1091.561768</text:p>
          </table:table-cell>
          <table:table-cell office:value-type="float" office:value="1130.63916">
            <text:p>1130.63916</text:p>
          </table:table-cell>
          <table:table-cell office:value-type="float" office:value="60.217457">
            <text:p>60.217457</text:p>
          </table:table-cell>
          <table:table-cell/>
        </table:table-row>
        <table:table-row table:style-name="ro1">
          <table:table-cell office:value-type="float" office:value="1117.479248">
            <text:p>1117.479248</text:p>
          </table:table-cell>
          <table:table-cell office:value-type="float" office:value="1132.546631">
            <text:p>1132.546631</text:p>
          </table:table-cell>
          <table:table-cell office:value-type="float" office:value="50.889961">
            <text:p>50.889961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20.506714">
            <text:p>1120.506714</text:p>
          </table:table-cell>
          <table:table-cell office:value-type="float" office:value="1129.781738">
            <text:p>1129.781738</text:p>
          </table:table-cell>
          <table:table-cell office:value-type="float" office:value="24.622482">
            <text:p>24.622482</text:p>
          </table:table-cell>
          <table:table-cell/>
        </table:table-row>
        <table:table-row table:style-name="ro1">
          <table:table-cell office:value-type="float" office:value="1138.164185">
            <text:p>1138.164185</text:p>
          </table:table-cell>
          <table:table-cell office:value-type="float" office:value="1141.839233">
            <text:p>1141.839233</text:p>
          </table:table-cell>
          <table:table-cell office:value-type="float" office:value="27.22998">
            <text:p>27.22998</text:p>
          </table:table-cell>
          <table:table-cell/>
        </table:table-row>
        <table:table-row table:style-name="ro1">
          <table:table-cell office:value-type="float" office:value="1128.83667">
            <text:p>1128.83667</text:p>
          </table:table-cell>
          <table:table-cell office:value-type="float" office:value="1144.779175">
            <text:p>1144.779175</text:p>
          </table:table-cell>
          <table:table-cell office:value-type="float" office:value="30.572477">
            <text:p>30.572477</text:p>
          </table:table-cell>
          <table:table-cell/>
        </table:table-row>
        <table:table-row table:style-name="ro1">
          <table:table-cell office:value-type="float" office:value="1115.991699">
            <text:p>1115.991699</text:p>
          </table:table-cell>
          <table:table-cell office:value-type="float" office:value="1142.416626">
            <text:p>1142.416626</text:p>
          </table:table-cell>
          <table:table-cell office:value-type="float" office:value="10.167493">
            <text:p>10.167493</text:p>
          </table:table-cell>
          <table:table-cell/>
        </table:table-row>
        <table:table-row table:style-name="ro1">
          <table:table-cell office:value-type="float" office:value="1139.809204">
            <text:p>1139.809204</text:p>
          </table:table-cell>
          <table:table-cell office:value-type="float" office:value="1134.541626">
            <text:p>1134.541626</text:p>
          </table:table-cell>
          <table:table-cell office:value-type="float" office:value="25.637482">
            <text:p>25.637482</text:p>
          </table:table-cell>
          <table:table-cell/>
        </table:table-row>
        <table:table-row table:style-name="ro1">
          <table:table-cell office:value-type="float" office:value="4.147497">
            <text:p>4.147497</text:p>
          </table:table-cell>
          <table:table-cell office:value-type="float" office:value="1138.339233">
            <text:p>1138.339233</text:p>
          </table:table-cell>
          <table:table-cell office:value-type="float" office:value="33.739975">
            <text:p>33.739975</text:p>
          </table:table-cell>
          <table:table-cell/>
        </table:table-row>
        <table:table-row table:style-name="ro1">
          <table:table-cell office:value-type="float" office:value="1145.286621">
            <text:p>1145.286621</text:p>
          </table:table-cell>
          <table:table-cell office:value-type="float" office:value="1141.926636">
            <text:p>1141.926636</text:p>
          </table:table-cell>
          <table:table-cell office:value-type="float" office:value="26.47748">
            <text:p>26.47748</text:p>
          </table:table-cell>
          <table:table-cell/>
        </table:table-row>
        <table:table-row table:style-name="ro1">
          <table:table-cell office:value-type="float" office:value="1139.564209">
            <text:p>1139.564209</text:p>
          </table:table-cell>
          <table:table-cell office:value-type="float" office:value="2.659998">
            <text:p>2.659998</text:p>
          </table:table-cell>
          <table:table-cell office:value-type="float" office:value="28.19248">
            <text:p>28.19248</text:p>
          </table:table-cell>
          <table:table-cell/>
        </table:table-row>
        <table:table-row table:style-name="ro1">
          <table:table-cell office:value-type="float" office:value="1140.526733">
            <text:p>1140.526733</text:p>
          </table:table-cell>
          <table:table-cell office:value-type="float" office:value="16.939987">
            <text:p>16.939987</text:p>
          </table:table-cell>
          <table:table-cell office:value-type="float" office:value="11.497492">
            <text:p>11.497492</text:p>
          </table:table-cell>
          <table:table-cell/>
        </table:table-row>
        <table:table-row table:style-name="ro1">
          <table:table-cell office:value-type="float" office:value="1139.476685">
            <text:p>1139.476685</text:p>
          </table:table-cell>
          <table:table-cell office:value-type="float" office:value="20.684984">
            <text:p>20.684984</text:p>
          </table:table-cell>
          <table:table-cell office:value-type="float" office:value="19.144985">
            <text:p>19.14498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30.131714">
            <text:p>1130.131714</text:p>
          </table:table-cell>
          <table:table-cell office:value-type="float" office:value="6.124996">
            <text:p>6.124996</text:p>
          </table:table-cell>
          <table:table-cell office:value-type="float" office:value="2.887498">
            <text:p>2.887498</text:p>
          </table:table-cell>
          <table:table-cell/>
        </table:table-row>
        <table:table-row table:style-name="ro1">
          <table:table-cell office:value-type="float" office:value="1144.656616">
            <text:p>1144.656616</text:p>
          </table:table-cell>
          <table:table-cell office:value-type="float" office:value="7.349995">
            <text:p>7.349995</text:p>
          </table:table-cell>
          <table:table-cell office:value-type="float" office:value="1143.37915">
            <text:p>1143.37915</text:p>
          </table:table-cell>
          <table:table-cell/>
        </table:table-row>
        <table:table-row table:style-name="ro1">
          <table:table-cell office:value-type="float" office:value="1137.271729">
            <text:p>1137.271729</text:p>
          </table:table-cell>
          <table:table-cell office:value-type="float" office:value="2.379998">
            <text:p>2.379998</text:p>
          </table:table-cell>
          <table:table-cell office:value-type="float" office:value="3.954997">
            <text:p>3.954997</text:p>
          </table:table-cell>
          <table:table-cell/>
        </table:table-row>
        <table:table-row table:style-name="ro1">
          <table:table-cell office:value-type="float" office:value="1145.706665">
            <text:p>1145.706665</text:p>
          </table:table-cell>
          <table:table-cell office:value-type="float" office:value="0.49">
            <text:p>0.49</text:p>
          </table:table-cell>
          <table:table-cell office:value-type="float" office:value="1.364999">
            <text:p>1.364999</text:p>
          </table:table-cell>
          <table:table-cell/>
        </table:table-row>
        <table:table-row table:style-name="ro1">
          <table:table-cell office:value-type="float" office:value="6.002496">
            <text:p>6.002496</text:p>
          </table:table-cell>
          <table:table-cell office:value-type="float" office:value="1140.474121">
            <text:p>1140.474121</text:p>
          </table:table-cell>
          <table:table-cell office:value-type="float" office:value="1141.90918">
            <text:p>1141.90918</text:p>
          </table:table-cell>
          <table:table-cell/>
        </table:table-row>
        <table:table-row table:style-name="ro1">
          <table:table-cell office:value-type="float" office:value="4.917496">
            <text:p>4.917496</text:p>
          </table:table-cell>
          <table:table-cell office:value-type="float" office:value="1144.936646">
            <text:p>1144.936646</text:p>
          </table:table-cell>
          <table:table-cell office:value-type="float" office:value="1140.439209">
            <text:p>1140.439209</text:p>
          </table:table-cell>
          <table:table-cell/>
        </table:table-row>
        <table:table-row table:style-name="ro1">
          <table:table-cell office:value-type="float" office:value="1145.84668">
            <text:p>1145.84668</text:p>
          </table:table-cell>
          <table:table-cell office:value-type="float" office:value="3.412498">
            <text:p>3.412498</text:p>
          </table:table-cell>
          <table:table-cell office:value-type="float" office:value="2.379998">
            <text:p>2.379998</text:p>
          </table:table-cell>
          <table:table-cell/>
        </table:table-row>
        <table:table-row table:style-name="ro1">
          <table:table-cell office:value-type="float" office:value="9.974993">
            <text:p>9.974993</text:p>
          </table:table-cell>
          <table:table-cell office:value-type="float" office:value="1142.574219">
            <text:p>1142.574219</text:p>
          </table:table-cell>
          <table:table-cell office:value-type="float" office:value="1145.479126">
            <text:p>1145.479126</text:p>
          </table:table-cell>
          <table:table-cell/>
        </table:table-row>
        <table:table-row table:style-name="ro1">
          <table:table-cell office:value-type="float" office:value="0.4725">
            <text:p>0.4725</text:p>
          </table:table-cell>
          <table:table-cell office:value-type="float" office:value="2.117498">
            <text:p>2.117498</text:p>
          </table:table-cell>
          <table:table-cell office:value-type="float" office:value="1.067499">
            <text:p>1.067499</text:p>
          </table:table-cell>
          <table:table-cell/>
        </table:table-row>
        <table:table-row table:style-name="ro1">
          <table:table-cell office:value-type="float" office:value="1145.969116">
            <text:p>1145.969116</text:p>
          </table:table-cell>
          <table:table-cell office:value-type="float" office:value="1142.679199">
            <text:p>1142.679199</text:p>
          </table:table-cell>
          <table:table-cell office:value-type="float" office:value="1146.039185">
            <text:p>1146.039185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3.289998">
            <text:p>3.289998</text:p>
          </table:table-cell>
          <table:table-cell office:value-type="float" office:value="1146.529175">
            <text:p>1146.529175</text:p>
          </table:table-cell>
          <table:table-cell office:value-type="float" office:value="1143.344116">
            <text:p>1143.344116</text:p>
          </table:table-cell>
          <table:table-cell/>
        </table:table-row>
        <table:table-row table:style-name="ro1">
          <table:table-cell office:value-type="float" office:value="1145.864136">
            <text:p>1145.864136</text:p>
          </table:table-cell>
          <table:table-cell office:value-type="float" office:value="1143.449219">
            <text:p>1143.449219</text:p>
          </table:table-cell>
          <table:table-cell office:value-type="float" office:value="1.067499">
            <text:p>1.067499</text:p>
          </table:table-cell>
          <table:table-cell/>
        </table:table-row>
        <table:table-row table:style-name="ro1">
          <table:table-cell office:value-type="float" office:value="1141.52417">
            <text:p>1141.52417</text:p>
          </table:table-cell>
          <table:table-cell office:value-type="float" office:value="1137.359131">
            <text:p>1137.359131</text:p>
          </table:table-cell>
          <table:table-cell office:value-type="float" office:value="1141.734131">
            <text:p>1141.734131</text:p>
          </table:table-cell>
          <table:table-cell/>
        </table:table-row>
        <table:table-row table:style-name="ro1">
          <table:table-cell office:value-type="float" office:value="1146.581665">
            <text:p>1146.581665</text:p>
          </table:table-cell>
          <table:table-cell office:value-type="float" office:value="1139.756714">
            <text:p>1139.756714</text:p>
          </table:table-cell>
          <table:table-cell office:value-type="float" office:value="1140.124146">
            <text:p>1140.124146</text:p>
          </table:table-cell>
          <table:table-cell/>
        </table:table-row>
        <table:table-row table:style-name="ro1">
          <table:table-cell office:value-type="float" office:value="2.204998">
            <text:p>2.204998</text:p>
          </table:table-cell>
          <table:table-cell office:value-type="float" office:value="1141.349121">
            <text:p>1141.349121</text:p>
          </table:table-cell>
          <table:table-cell office:value-type="float" office:value="1144.97168">
            <text:p>1144.97168</text:p>
          </table:table-cell>
          <table:table-cell/>
        </table:table-row>
        <table:table-row table:style-name="ro1">
          <table:table-cell office:value-type="float" office:value="5.599996">
            <text:p>5.599996</text:p>
          </table:table-cell>
          <table:table-cell office:value-type="float" office:value="1135.88916">
            <text:p>1135.88916</text:p>
          </table:table-cell>
          <table:table-cell office:value-type="float" office:value="1144.114136">
            <text:p>1144.114136</text:p>
          </table:table-cell>
          <table:table-cell/>
        </table:table-row>
        <table:table-row table:style-name="ro1">
          <table:table-cell office:value-type="float" office:value="1145.741699">
            <text:p>1145.741699</text:p>
          </table:table-cell>
          <table:table-cell office:value-type="float" office:value="1133.894165">
            <text:p>1133.894165</text:p>
          </table:table-cell>
          <table:table-cell office:value-type="float" office:value="1145.426636">
            <text:p>1145.426636</text:p>
          </table:table-cell>
          <table:table-cell/>
        </table:table-row>
        <table:table-row table:style-name="ro1">
          <table:table-cell office:value-type="float" office:value="1144.831665">
            <text:p>1144.831665</text:p>
          </table:table-cell>
          <table:table-cell office:value-type="float" office:value="0.5075">
            <text:p>0.5075</text:p>
          </table:table-cell>
          <table:table-cell office:value-type="float" office:value="1134.08667">
            <text:p>1134.08667</text:p>
          </table:table-cell>
          <table:table-cell/>
        </table:table-row>
        <table:table-row table:style-name="ro1">
          <table:table-cell office:value-type="float" office:value="1137.936646">
            <text:p>1137.936646</text:p>
          </table:table-cell>
          <table:table-cell office:value-type="float" office:value="1141.996704">
            <text:p>1141.996704</text:p>
          </table:table-cell>
          <table:table-cell office:value-type="float" office:value="1137.954224">
            <text:p>1137.954224</text:p>
          </table:table-cell>
          <table:table-cell/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0.771729">
            <text:p>1140.771729</text:p>
          </table:table-cell>
          <table:table-cell office:value-type="float" office:value="4.252497">
            <text:p>4.252497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081665">
            <text:p>1143.081665</text:p>
          </table:table-cell>
          <table:table-cell office:value-type="float" office:value="1140.614136">
            <text:p>1140.614136</text:p>
          </table:table-cell>
          <table:table-cell office:value-type="float" office:value="3.797497">
            <text:p>3.797497</text:p>
          </table:table-cell>
          <table:table-cell/>
        </table:table-row>
        <table:table-row table:style-name="ro1">
          <table:table-cell office:value-type="float" office:value="1144.411621">
            <text:p>1144.411621</text:p>
          </table:table-cell>
          <table:table-cell office:value-type="float" office:value="1140.806641">
            <text:p>1140.806641</text:p>
          </table:table-cell>
          <table:table-cell office:value-type="float" office:value="1.679999">
            <text:p>1.679999</text:p>
          </table:table-cell>
          <table:table-cell/>
        </table:table-row>
        <table:table-row table:style-name="ro1">
          <table:table-cell office:value-type="float" office:value="3.867497">
            <text:p>3.867497</text:p>
          </table:table-cell>
          <table:table-cell office:value-type="float" office:value="4.514997">
            <text:p>4.514997</text:p>
          </table:table-cell>
          <table:table-cell office:value-type="float" office:value="7.262495">
            <text:p>7.262495</text:p>
          </table:table-cell>
          <table:table-cell/>
        </table:table-row>
        <table:table-row table:style-name="ro1">
          <table:table-cell office:value-type="float" office:value="1138.374146">
            <text:p>1138.374146</text:p>
          </table:table-cell>
          <table:table-cell office:value-type="float" office:value="1141.279175">
            <text:p>1141.279175</text:p>
          </table:table-cell>
          <table:table-cell office:value-type="float" office:value="1146.511719">
            <text:p>1146.511719</text:p>
          </table:table-cell>
          <table:table-cell/>
        </table:table-row>
        <table:table-row table:style-name="ro1">
          <table:table-cell office:value-type="float" office:value="1145.881714">
            <text:p>1145.881714</text:p>
          </table:table-cell>
          <table:table-cell office:value-type="float" office:value="3.412498">
            <text:p>3.412498</text:p>
          </table:table-cell>
          <table:table-cell office:value-type="float" office:value="0.2975">
            <text:p>0.2975</text:p>
          </table:table-cell>
          <table:table-cell/>
        </table:table-row>
        <table:table-row table:style-name="ro1">
          <table:table-cell office:value-type="float" office:value="0.6125">
            <text:p>0.6125</text:p>
          </table:table-cell>
          <table:table-cell office:value-type="float" office:value="2.327498">
            <text:p>2.327498</text:p>
          </table:table-cell>
          <table:table-cell office:value-type="float" office:value="2.589998">
            <text:p>2.589998</text:p>
          </table:table-cell>
          <table:table-cell/>
        </table:table-row>
        <table:table-row table:style-name="ro1">
          <table:table-cell office:value-type="float" office:value="1137.499146">
            <text:p>1137.499146</text:p>
          </table:table-cell>
          <table:table-cell office:value-type="float" office:value="1138.094116">
            <text:p>1138.094116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6.212495">
            <text:p>6.212495</text:p>
          </table:table-cell>
          <table:table-cell office:value-type="float" office:value="1144.621704">
            <text:p>1144.621704</text:p>
          </table:table-cell>
          <table:table-cell office:value-type="float" office:value="1145.794189">
            <text:p>1145.794189</text:p>
          </table:table-cell>
          <table:table-cell/>
        </table:table-row>
        <table:table-row table:style-name="ro1">
          <table:table-cell office:value-type="float" office:value="1137.289185">
            <text:p>1137.289185</text:p>
          </table:table-cell>
          <table:table-cell office:value-type="float" office:value="1134.734131">
            <text:p>1134.734131</text:p>
          </table:table-cell>
          <table:table-cell office:value-type="float" office:value="1136.449219">
            <text:p>1136.449219</text:p>
          </table:table-cell>
          <table:table-cell/>
        </table:table-row>
        <table:table-row table:style-name="ro1">
          <table:table-cell office:value-type="float" office:value="1123.289185">
            <text:p>1123.289185</text:p>
          </table:table-cell>
          <table:table-cell office:value-type="float" office:value="1140.876709">
            <text:p>1140.876709</text:p>
          </table:table-cell>
          <table:table-cell office:value-type="float" office:value="1134.559204">
            <text:p>1134.559204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20.874146">
            <text:p>1120.874146</text:p>
          </table:table-cell>
          <table:table-cell office:value-type="float" office:value="1144.796631">
            <text:p>1144.796631</text:p>
          </table:table-cell>
          <table:table-cell office:value-type="float" office:value="1133.719238">
            <text:p>1133.719238</text:p>
          </table:table-cell>
          <table:table-cell/>
        </table:table-row>
        <table:table-row table:style-name="ro1">
          <table:table-cell office:value-type="float" office:value="4.707497">
            <text:p>4.707497</text:p>
          </table:table-cell>
          <table:table-cell office:value-type="float" office:value="1137.09668">
            <text:p>1137.09668</text:p>
          </table:table-cell>
          <table:table-cell office:value-type="float" office:value="5.967495">
            <text:p>5.967495</text:p>
          </table:table-cell>
          <table:table-cell/>
        </table:table-row>
        <table:table-row table:style-name="ro1">
          <table:table-cell office:value-type="float" office:value="1144.446655">
            <text:p>1144.446655</text:p>
          </table:table-cell>
          <table:table-cell office:value-type="float" office:value="6.544995">
            <text:p>6.544995</text:p>
          </table:table-cell>
          <table:table-cell office:value-type="float" office:value="7.332495">
            <text:p>7.332495</text:p>
          </table:table-cell>
          <table:table-cell/>
        </table:table-row>
        <table:table-row table:style-name="ro1">
          <table:table-cell office:value-type="float" office:value="1141.821655">
            <text:p>1141.821655</text:p>
          </table:table-cell>
          <table:table-cell office:value-type="float" office:value="1142.294189">
            <text:p>1142.294189</text:p>
          </table:table-cell>
          <table:table-cell office:value-type="float" office:value="5.179996">
            <text:p>5.179996</text:p>
          </table:table-cell>
          <table:table-cell/>
        </table:table-row>
        <table:table-row table:style-name="ro1">
          <table:table-cell office:value-type="float" office:value="1140.071655">
            <text:p>1140.071655</text:p>
          </table:table-cell>
          <table:table-cell office:value-type="float" office:value="1143.291626">
            <text:p>1143.291626</text:p>
          </table:table-cell>
          <table:table-cell office:value-type="float" office:value="1146.844116">
            <text:p>1146.844116</text:p>
          </table:table-cell>
          <table:table-cell/>
        </table:table-row>
        <table:table-row table:style-name="ro1">
          <table:table-cell office:value-type="float" office:value="1144.341675">
            <text:p>1144.341675</text:p>
          </table:table-cell>
          <table:table-cell office:value-type="float" office:value="1146.126709">
            <text:p>1146.126709</text:p>
          </table:table-cell>
          <table:table-cell office:value-type="float" office:value="1145.391724">
            <text:p>1145.391724</text:p>
          </table:table-cell>
          <table:table-cell/>
        </table:table-row>
        <table:table-row table:style-name="ro1">
          <table:table-cell office:value-type="float" office:value="1143.799194">
            <text:p>1143.799194</text:p>
          </table:table-cell>
          <table:table-cell office:value-type="float" office:value="1140.806641">
            <text:p>1140.806641</text:p>
          </table:table-cell>
          <table:table-cell office:value-type="float" office:value="1140.999146">
            <text:p>1140.999146</text:p>
          </table:table-cell>
          <table:table-cell/>
        </table:table-row>
        <table:table-row table:style-name="ro1">
          <table:table-cell office:value-type="float" office:value="1138.374146">
            <text:p>1138.374146</text:p>
          </table:table-cell>
          <table:table-cell office:value-type="float" office:value="1146.021729">
            <text:p>1146.021729</text:p>
          </table:table-cell>
          <table:table-cell office:value-type="float" office:value="1144.446655">
            <text:p>1144.446655</text:p>
          </table:table-cell>
          <table:table-cell/>
        </table:table-row>
        <table:table-row table:style-name="ro1">
          <table:table-cell office:value-type="float" office:value="1146.459229">
            <text:p>1146.459229</text:p>
          </table:table-cell>
          <table:table-cell office:value-type="float" office:value="2.414998">
            <text:p>2.414998</text:p>
          </table:table-cell>
          <table:table-cell office:value-type="float" office:value="0.0525">
            <text:p>0.0525</text:p>
          </table:table-cell>
          <table:table-cell/>
        </table:table-row>
        <table:table-row table:style-name="ro1">
          <table:table-cell office:value-type="float" office:value="6.369996">
            <text:p>6.369996</text:p>
          </table:table-cell>
          <table:table-cell office:value-type="float" office:value="5.424996">
            <text:p>5.424996</text:p>
          </table:table-cell>
          <table:table-cell office:value-type="float" office:value="0.7">
            <text:p>0.7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27.996704">
            <text:p>1127.996704</text:p>
          </table:table-cell>
          <table:table-cell office:value-type="float" office:value="1139.82666">
            <text:p>1139.82666</text:p>
          </table:table-cell>
          <table:table-cell office:value-type="float" office:value="1.119999">
            <text:p>1.119999</text:p>
          </table:table-cell>
          <table:table-cell/>
        </table:table-row>
        <table:table-row table:style-name="ro1">
          <table:table-cell office:value-type="float" office:value="14.559989">
            <text:p>14.559989</text:p>
          </table:table-cell>
          <table:table-cell office:value-type="float" office:value="8.627494">
            <text:p>8.627494</text:p>
          </table:table-cell>
          <table:table-cell office:value-type="float" office:value="8.277494">
            <text:p>8.277494</text:p>
          </table:table-cell>
          <table:table-cell/>
        </table:table-row>
        <table:table-row table:style-name="ro1">
          <table:table-cell office:value-type="float" office:value="1143.151611">
            <text:p>1143.151611</text:p>
          </table:table-cell>
          <table:table-cell office:value-type="float" office:value="1145.391724">
            <text:p>1145.391724</text:p>
          </table:table-cell>
          <table:table-cell office:value-type="float" office:value="1142.714111">
            <text:p>1142.714111</text:p>
          </table:table-cell>
          <table:table-cell/>
        </table:table-row>
        <table:table-row table:style-name="ro1">
          <table:table-cell office:value-type="float" office:value="1141.454224">
            <text:p>1141.454224</text:p>
          </table:table-cell>
          <table:table-cell office:value-type="float" office:value="14.10499">
            <text:p>14.10499</text:p>
          </table:table-cell>
          <table:table-cell office:value-type="float" office:value="1119.456665">
            <text:p>1119.456665</text:p>
          </table:table-cell>
          <table:table-cell/>
        </table:table-row>
        <table:table-row table:style-name="ro1">
          <table:table-cell office:value-type="float" office:value="9.064994">
            <text:p>9.064994</text:p>
          </table:table-cell>
          <table:table-cell office:value-type="float" office:value="0.874999">
            <text:p>0.874999</text:p>
          </table:table-cell>
          <table:table-cell office:value-type="float" office:value="1109.954224">
            <text:p>1109.954224</text:p>
          </table:table-cell>
          <table:table-cell/>
        </table:table-row>
        <table:table-row table:style-name="ro1">
          <table:table-cell office:value-type="float" office:value="68.407448">
            <text:p>68.407448</text:p>
          </table:table-cell>
          <table:table-cell office:value-type="float" office:value="35.962475">
            <text:p>35.962475</text:p>
          </table:table-cell>
          <table:table-cell office:value-type="float" office:value="1116.166748">
            <text:p>1116.166748</text:p>
          </table:table-cell>
          <table:table-cell/>
        </table:table-row>
        <table:table-row table:style-name="ro1">
          <table:table-cell office:value-type="float" office:value="1096.584229">
            <text:p>1096.584229</text:p>
          </table:table-cell>
          <table:table-cell office:value-type="float" office:value="1105.859253">
            <text:p>1105.859253</text:p>
          </table:table-cell>
          <table:table-cell office:value-type="float" office:value="1123.429199">
            <text:p>1123.429199</text:p>
          </table:table-cell>
          <table:table-cell/>
        </table:table-row>
        <table:table-row table:style-name="ro1">
          <table:table-cell office:value-type="float" office:value="12.72249">
            <text:p>12.72249</text:p>
          </table:table-cell>
          <table:table-cell office:value-type="float" office:value="7.962494">
            <text:p>7.962494</text:p>
          </table:table-cell>
          <table:table-cell office:value-type="float" office:value="1142.731689">
            <text:p>1142.731689</text:p>
          </table:table-cell>
          <table:table-cell/>
        </table:table-row>
        <table:table-row table:style-name="ro1">
          <table:table-cell office:value-type="float" office:value="1145.706665">
            <text:p>1145.706665</text:p>
          </table:table-cell>
          <table:table-cell office:value-type="float" office:value="1139.82666">
            <text:p>1139.82666</text:p>
          </table:table-cell>
          <table:table-cell office:value-type="float" office:value="1130.446655">
            <text:p>1130.446655</text:p>
          </table:table-cell>
          <table:table-cell/>
        </table:table-row>
        <table:table-row table:style-name="ro1">
          <table:table-cell office:value-type="float" office:value="11.567492">
            <text:p>11.567492</text:p>
          </table:table-cell>
          <table:table-cell office:value-type="float" office:value="6.212495">
            <text:p>6.212495</text:p>
          </table:table-cell>
          <table:table-cell office:value-type="float" office:value="1120.926636">
            <text:p>1120.926636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27.314209">
            <text:p>1127.314209</text:p>
          </table:table-cell>
          <table:table-cell office:value-type="float" office:value="1123.674194">
            <text:p>1123.674194</text:p>
          </table:table-cell>
          <table:table-cell office:value-type="float" office:value="1129.449219">
            <text:p>1129.449219</text:p>
          </table:table-cell>
          <table:table-cell/>
        </table:table-row>
        <table:table-row table:style-name="ro1">
          <table:table-cell office:value-type="float" office:value="1146.72168">
            <text:p>1146.72168</text:p>
          </table:table-cell>
          <table:table-cell office:value-type="float" office:value="8.084994">
            <text:p>8.084994</text:p>
          </table:table-cell>
          <table:table-cell office:value-type="float" office:value="1140.75415">
            <text:p>1140.75415</text:p>
          </table:table-cell>
          <table:table-cell/>
        </table:table-row>
        <table:table-row table:style-name="ro1">
          <table:table-cell office:value-type="float" office:value="1116.569214">
            <text:p>1116.569214</text:p>
          </table:table-cell>
          <table:table-cell office:value-type="float" office:value="1117.916748">
            <text:p>1117.916748</text:p>
          </table:table-cell>
          <table:table-cell office:value-type="float" office:value="1.364999">
            <text:p>1.364999</text:p>
          </table:table-cell>
          <table:table-cell/>
        </table:table-row>
        <table:table-row table:style-name="ro1">
          <table:table-cell office:value-type="float" office:value="4.112497">
            <text:p>4.112497</text:p>
          </table:table-cell>
          <table:table-cell office:value-type="float" office:value="4.759996">
            <text:p>4.759996</text:p>
          </table:table-cell>
          <table:table-cell office:value-type="float" office:value="11.164992">
            <text:p>11.164992</text:p>
          </table:table-cell>
          <table:table-cell/>
        </table:table-row>
        <table:table-row table:style-name="ro1">
          <table:table-cell office:value-type="float" office:value="1104.87915">
            <text:p>1104.87915</text:p>
          </table:table-cell>
          <table:table-cell office:value-type="float" office:value="7.542494">
            <text:p>7.542494</text:p>
          </table:table-cell>
          <table:table-cell office:value-type="float" office:value="24.692482">
            <text:p>24.692482</text:p>
          </table:table-cell>
          <table:table-cell/>
        </table:table-row>
        <table:table-row table:style-name="ro1">
          <table:table-cell office:value-type="float" office:value="10.744992">
            <text:p>10.744992</text:p>
          </table:table-cell>
          <table:table-cell office:value-type="float" office:value="1130.499146">
            <text:p>1130.499146</text:p>
          </table:table-cell>
          <table:table-cell office:value-type="float" office:value="23.362484">
            <text:p>23.362484</text:p>
          </table:table-cell>
          <table:table-cell/>
        </table:table-row>
        <table:table-row table:style-name="ro1">
          <table:table-cell office:value-type="float" office:value="5.704996">
            <text:p>5.704996</text:p>
          </table:table-cell>
          <table:table-cell office:value-type="float" office:value="1138.916626">
            <text:p>1138.916626</text:p>
          </table:table-cell>
          <table:table-cell office:value-type="float" office:value="11.042492">
            <text:p>11.042492</text:p>
          </table:table-cell>
          <table:table-cell/>
        </table:table-row>
        <table:table-row table:style-name="ro1">
          <table:table-cell office:value-type="float" office:value="1145.671631">
            <text:p>1145.671631</text:p>
          </table:table-cell>
          <table:table-cell office:value-type="float" office:value="1.977499">
            <text:p>1.977499</text:p>
          </table:table-cell>
          <table:table-cell office:value-type="float" office:value="1143.781616">
            <text:p>1143.781616</text:p>
          </table:table-cell>
          <table:table-cell/>
        </table:table-row>
        <table:table-row table:style-name="ro1">
          <table:table-cell office:value-type="float" office:value="1142.714111">
            <text:p>1142.714111</text:p>
          </table:table-cell>
          <table:table-cell office:value-type="float" office:value="9.467493">
            <text:p>9.467493</text:p>
          </table:table-cell>
          <table:table-cell office:value-type="float" office:value="1140.334229">
            <text:p>1140.334229</text:p>
          </table:table-cell>
          <table:table-cell/>
        </table:table-row>
        <table:table-row table:style-name="ro1">
          <table:table-cell office:value-type="float" office:value="1119.106689">
            <text:p>1119.106689</text:p>
          </table:table-cell>
          <table:table-cell office:value-type="float" office:value="1145.95166">
            <text:p>1145.95166</text:p>
          </table:table-cell>
          <table:table-cell office:value-type="float" office:value="1131.794189">
            <text:p>1131.79418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2.782498">
            <text:p>2.782498</text:p>
          </table:table-cell>
          <table:table-cell office:value-type="float" office:value="1086.941772">
            <text:p>1086.941772</text:p>
          </table:table-cell>
          <table:table-cell office:value-type="float" office:value="1143.344116">
            <text:p>1143.344116</text:p>
          </table:table-cell>
          <table:table-cell/>
        </table:table-row>
        <table:table-row table:style-name="ro1">
          <table:table-cell office:value-type="float" office:value="1139.82666">
            <text:p>1139.82666</text:p>
          </table:table-cell>
          <table:table-cell office:value-type="float" office:value="42.40247">
            <text:p>42.40247</text:p>
          </table:table-cell>
          <table:table-cell office:value-type="float" office:value="23.589983">
            <text:p>23.589983</text:p>
          </table:table-cell>
          <table:table-cell/>
        </table:table-row>
        <table:table-row table:style-name="ro1">
          <table:table-cell office:value-type="float" office:value="2.064998">
            <text:p>2.064998</text:p>
          </table:table-cell>
          <table:table-cell office:value-type="float" office:value="24.009983">
            <text:p>24.009983</text:p>
          </table:table-cell>
          <table:table-cell office:value-type="float" office:value="7.647494">
            <text:p>7.647494</text:p>
          </table:table-cell>
          <table:table-cell/>
        </table:table-row>
        <table:table-row table:style-name="ro1">
          <table:table-cell office:value-type="float" office:value="1135.101685">
            <text:p>1135.101685</text:p>
          </table:table-cell>
          <table:table-cell office:value-type="float" office:value="1135.206665">
            <text:p>1135.206665</text:p>
          </table:table-cell>
          <table:table-cell office:value-type="float" office:value="8.242494">
            <text:p>8.242494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3.046631">
            <text:p>1143.046631</text:p>
          </table:table-cell>
          <table:table-cell office:value-type="float" office:value="2.502498">
            <text:p>2.502498</text:p>
          </table:table-cell>
          <table:table-cell/>
        </table:table-row>
        <table:table-row table:style-name="ro1">
          <table:table-cell office:value-type="float" office:value="1145.636719">
            <text:p>1145.636719</text:p>
          </table:table-cell>
          <table:table-cell office:value-type="float" office:value="1138.549194">
            <text:p>1138.549194</text:p>
          </table:table-cell>
          <table:table-cell office:value-type="float" office:value="1130.411621">
            <text:p>1130.411621</text:p>
          </table:table-cell>
          <table:table-cell/>
        </table:table-row>
        <table:table-row table:style-name="ro1">
          <table:table-cell office:value-type="float" office:value="1143.606689">
            <text:p>1143.606689</text:p>
          </table:table-cell>
          <table:table-cell office:value-type="float" office:value="1140.999146">
            <text:p>1140.999146</text:p>
          </table:table-cell>
          <table:table-cell office:value-type="float" office:value="2.904998">
            <text:p>2.904998</text:p>
          </table:table-cell>
          <table:table-cell/>
        </table:table-row>
        <table:table-row table:style-name="ro1">
          <table:table-cell office:value-type="float" office:value="1143.641724">
            <text:p>1143.641724</text:p>
          </table:table-cell>
          <table:table-cell office:value-type="float" office:value="1136.116699">
            <text:p>1136.116699</text:p>
          </table:table-cell>
          <table:table-cell office:value-type="float" office:value="5.389996">
            <text:p>5.389996</text:p>
          </table:table-cell>
          <table:table-cell/>
        </table:table-row>
        <table:table-row table:style-name="ro1">
          <table:table-cell office:value-type="float" office:value="1143.869141">
            <text:p>1143.869141</text:p>
          </table:table-cell>
          <table:table-cell office:value-type="float" office:value="1126.929199">
            <text:p>1126.929199</text:p>
          </table:table-cell>
          <table:table-cell office:value-type="float" office:value="3.744997">
            <text:p>3.744997</text:p>
          </table:table-cell>
          <table:table-cell/>
        </table:table-row>
        <table:table-row table:style-name="ro1">
          <table:table-cell office:value-type="float" office:value="1142.749146">
            <text:p>1142.749146</text:p>
          </table:table-cell>
          <table:table-cell office:value-type="float" office:value="2.677498">
            <text:p>2.677498</text:p>
          </table:table-cell>
          <table:table-cell office:value-type="float" office:value="6.142496">
            <text:p>6.142496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2.626709">
            <text:p>1142.626709</text:p>
          </table:table-cell>
          <table:table-cell office:value-type="float" office:value="1143.239136">
            <text:p>1143.239136</text:p>
          </table:table-cell>
          <table:table-cell office:value-type="float" office:value="34.177475">
            <text:p>34.177475</text:p>
          </table:table-cell>
          <table:table-cell/>
        </table:table-row>
        <table:table-row table:style-name="ro1">
          <table:table-cell office:value-type="float" office:value="1140.824219">
            <text:p>1140.824219</text:p>
          </table:table-cell>
          <table:table-cell office:value-type="float" office:value="1143.22168">
            <text:p>1143.22168</text:p>
          </table:table-cell>
          <table:table-cell office:value-type="float" office:value="30.729979">
            <text:p>30.729979</text:p>
          </table:table-cell>
          <table:table-cell/>
        </table:table-row>
        <table:table-row table:style-name="ro1">
          <table:table-cell office:value-type="float" office:value="1143.676636">
            <text:p>1143.676636</text:p>
          </table:table-cell>
          <table:table-cell office:value-type="float" office:value="1127.051636">
            <text:p>1127.051636</text:p>
          </table:table-cell>
          <table:table-cell office:value-type="float" office:value="16.239988">
            <text:p>16.239988</text:p>
          </table:table-cell>
          <table:table-cell/>
        </table:table-row>
        <table:table-row table:style-name="ro1">
          <table:table-cell office:value-type="float" office:value="1141.419189">
            <text:p>1141.419189</text:p>
          </table:table-cell>
          <table:table-cell office:value-type="float" office:value="1121.924194">
            <text:p>1121.924194</text:p>
          </table:table-cell>
          <table:table-cell office:value-type="float" office:value="23.957483">
            <text:p>23.957483</text:p>
          </table:table-cell>
          <table:table-cell/>
        </table:table-row>
        <table:table-row table:style-name="ro1">
          <table:table-cell office:value-type="float" office:value="1143.851685">
            <text:p>1143.851685</text:p>
          </table:table-cell>
          <table:table-cell office:value-type="float" office:value="15.259989">
            <text:p>15.259989</text:p>
          </table:table-cell>
          <table:table-cell office:value-type="float" office:value="1140.876709">
            <text:p>1140.876709</text:p>
          </table:table-cell>
          <table:table-cell/>
        </table:table-row>
        <table:table-row table:style-name="ro1">
          <table:table-cell office:value-type="float" office:value="1143.65918">
            <text:p>1143.65918</text:p>
          </table:table-cell>
          <table:table-cell office:value-type="float" office:value="1146.809204">
            <text:p>1146.809204</text:p>
          </table:table-cell>
          <table:table-cell office:value-type="float" office:value="1139.616699">
            <text:p>1139.616699</text:p>
          </table:table-cell>
          <table:table-cell/>
        </table:table-row>
        <table:table-row table:style-name="ro1">
          <table:table-cell office:value-type="float" office:value="1143.361694">
            <text:p>1143.361694</text:p>
          </table:table-cell>
          <table:table-cell office:value-type="float" office:value="1140.456665">
            <text:p>1140.456665</text:p>
          </table:table-cell>
          <table:table-cell office:value-type="float" office:value="1143.431641">
            <text:p>1143.431641</text:p>
          </table:table-cell>
          <table:table-cell/>
        </table:table-row>
        <table:table-row table:style-name="ro1">
          <table:table-cell office:value-type="float" office:value="1144.026611">
            <text:p>1144.026611</text:p>
          </table:table-cell>
          <table:table-cell office:value-type="float" office:value="9.362494">
            <text:p>9.362494</text:p>
          </table:table-cell>
          <table:table-cell office:value-type="float" office:value="1136.991699">
            <text:p>1136.991699</text:p>
          </table:table-cell>
          <table:table-cell/>
        </table:table-row>
        <table:table-row table:style-name="ro1">
          <table:table-cell office:value-type="float" office:value="1144.779175">
            <text:p>1144.779175</text:p>
          </table:table-cell>
          <table:table-cell office:value-type="float" office:value="0.49">
            <text:p>0.49</text:p>
          </table:table-cell>
          <table:table-cell office:value-type="float" office:value="1132.651733">
            <text:p>1132.651733</text:p>
          </table:table-cell>
          <table:table-cell/>
        </table:table-row>
        <table:table-row table:style-name="ro1">
          <table:table-cell office:value-type="float" office:value="1144.14917">
            <text:p>1144.14917</text:p>
          </table:table-cell>
          <table:table-cell office:value-type="float" office:value="1129.71167">
            <text:p>1129.71167</text:p>
          </table:table-cell>
          <table:table-cell office:value-type="float" office:value="1132.686646">
            <text:p>1132.686646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886719">
            <text:p>1143.886719</text:p>
          </table:table-cell>
          <table:table-cell office:value-type="float" office:value="1130.114136">
            <text:p>1130.114136</text:p>
          </table:table-cell>
          <table:table-cell office:value-type="float" office:value="1139.896729">
            <text:p>1139.896729</text:p>
          </table:table-cell>
          <table:table-cell/>
        </table:table-row>
        <table:table-row table:style-name="ro1">
          <table:table-cell office:value-type="float" office:value="1143.029175">
            <text:p>1143.029175</text:p>
          </table:table-cell>
          <table:table-cell office:value-type="float" office:value="1130.446655">
            <text:p>1130.446655</text:p>
          </table:table-cell>
          <table:table-cell office:value-type="float" office:value="1140.561646">
            <text:p>1140.561646</text:p>
          </table:table-cell>
          <table:table-cell/>
        </table:table-row>
        <table:table-row table:style-name="ro1">
          <table:table-cell office:value-type="float" office:value="1144.394165">
            <text:p>1144.394165</text:p>
          </table:table-cell>
          <table:table-cell office:value-type="float" office:value="1141.699219">
            <text:p>1141.699219</text:p>
          </table:table-cell>
          <table:table-cell office:value-type="float" office:value="3.709997">
            <text:p>3.709997</text:p>
          </table:table-cell>
          <table:table-cell/>
        </table:table-row>
        <table:table-row table:style-name="ro1">
          <table:table-cell office:value-type="float" office:value="1143.431641">
            <text:p>1143.431641</text:p>
          </table:table-cell>
          <table:table-cell office:value-type="float" office:value="1142.88916">
            <text:p>1142.88916</text:p>
          </table:table-cell>
          <table:table-cell office:value-type="float" office:value="1.627499">
            <text:p>1.627499</text:p>
          </table:table-cell>
          <table:table-cell/>
        </table:table-row>
        <table:table-row table:style-name="ro1">
          <table:table-cell office:value-type="float" office:value="1143.291626">
            <text:p>1143.291626</text:p>
          </table:table-cell>
          <table:table-cell office:value-type="float" office:value="1143.186646">
            <text:p>1143.186646</text:p>
          </table:table-cell>
          <table:table-cell office:value-type="float" office:value="2.379998">
            <text:p>2.379998</text:p>
          </table:table-cell>
          <table:table-cell/>
        </table:table-row>
        <table:table-row table:style-name="ro1">
          <table:table-cell office:value-type="float" office:value="1143.921631">
            <text:p>1143.921631</text:p>
          </table:table-cell>
          <table:table-cell office:value-type="float" office:value="1144.63916">
            <text:p>1144.63916</text:p>
          </table:table-cell>
          <table:table-cell office:value-type="float" office:value="2.257498">
            <text:p>2.257498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44.14917">
            <text:p>1144.14917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44.53418">
            <text:p>1144.53418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411621">
            <text:p>1144.411621</text:p>
          </table:table-cell>
          <table:table-cell office:value-type="float" office:value="1.942499">
            <text:p>1.942499</text:p>
          </table:table-cell>
          <table:table-cell/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271729">
            <text:p>1144.271729</text:p>
          </table:table-cell>
          <table:table-cell office:value-type="float" office:value="1.959999">
            <text:p>1.9599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306641">
            <text:p>1144.306641</text:p>
          </table:table-cell>
          <table:table-cell office:value-type="float" office:value="2.169998">
            <text:p>2.169998</text:p>
          </table:table-cell>
          <table:table-cell/>
        </table:table-row>
        <table:table-row table:style-name="ro1">
          <table:table-cell office:value-type="float" office:value="1143.694214">
            <text:p>1143.694214</text:p>
          </table:table-cell>
          <table:table-cell office:value-type="float" office:value="1144.14917">
            <text:p>1144.14917</text:p>
          </table:table-cell>
          <table:table-cell office:value-type="float" office:value="1.959999">
            <text:p>1.959999</text:p>
          </table:table-cell>
          <table:table-cell/>
        </table:table-row>
        <table:table-row table:style-name="ro1">
          <table:table-cell office:value-type="float" office:value="1143.851685">
            <text:p>1143.851685</text:p>
          </table:table-cell>
          <table:table-cell office:value-type="float" office:value="1144.25415">
            <text:p>1144.25415</text:p>
          </table:table-cell>
          <table:table-cell office:value-type="float" office:value="2.012499">
            <text:p>2.012499</text:p>
          </table:table-cell>
          <table:table-cell/>
        </table:table-row>
        <table:table-row table:style-name="ro1">
          <table:table-cell office:value-type="float" office:value="1143.729126">
            <text:p>1143.729126</text:p>
          </table:table-cell>
          <table:table-cell office:value-type="float" office:value="1144.219116">
            <text:p>1144.219116</text:p>
          </table:table-cell>
          <table:table-cell office:value-type="float" office:value="2.117498">
            <text:p>2.117498</text:p>
          </table:table-cell>
          <table:table-cell/>
        </table:table-row>
        <table:table-row table:style-name="ro1">
          <table:table-cell office:value-type="float" office:value="1143.799194">
            <text:p>1143.799194</text:p>
          </table:table-cell>
          <table:table-cell office:value-type="float" office:value="1144.359131">
            <text:p>1144.359131</text:p>
          </table:table-cell>
          <table:table-cell office:value-type="float" office:value="2.047498">
            <text:p>2.047498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44.464111">
            <text:p>1144.464111</text:p>
          </table:table-cell>
          <table:table-cell office:value-type="float" office:value="2.012499">
            <text:p>2.012499</text:p>
          </table:table-cell>
          <table:table-cell/>
        </table:table-row>
        <table:table-row table:style-name="ro1">
          <table:table-cell office:value-type="float" office:value="1143.886719">
            <text:p>1143.886719</text:p>
          </table:table-cell>
          <table:table-cell office:value-type="float" office:value="1144.166626">
            <text:p>1144.166626</text:p>
          </table:table-cell>
          <table:table-cell office:value-type="float" office:value="1.977499">
            <text:p>1.977499</text:p>
          </table:table-cell>
          <table:table-cell/>
        </table:table-row>
        <table:table-row table:style-name="ro1">
          <table:table-cell office:value-type="float" office:value="1143.641724">
            <text:p>1143.641724</text:p>
          </table:table-cell>
          <table:table-cell office:value-type="float" office:value="1144.184204">
            <text:p>1144.184204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3.71167">
            <text:p>1143.71167</text:p>
          </table:table-cell>
          <table:table-cell office:value-type="float" office:value="1144.429199">
            <text:p>1144.429199</text:p>
          </table:table-cell>
          <table:table-cell office:value-type="float" office:value="2.257498">
            <text:p>2.257498</text:p>
          </table:table-cell>
          <table:table-cell/>
        </table:table-row>
        <table:table-row table:style-name="ro1">
          <table:table-cell office:value-type="float" office:value="1143.886719">
            <text:p>1143.886719</text:p>
          </table:table-cell>
          <table:table-cell office:value-type="float" office:value="1144.359131">
            <text:p>1144.359131</text:p>
          </table:table-cell>
          <table:table-cell office:value-type="float" office:value="2.064998">
            <text:p>2.0649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4.079224">
            <text:p>1144.079224</text:p>
          </table:table-cell>
          <table:table-cell office:value-type="float" office:value="1144.604126">
            <text:p>1144.604126</text:p>
          </table:table-cell>
          <table:table-cell office:value-type="float" office:value="1.959999">
            <text:p>1.959999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44.289185">
            <text:p>1144.289185</text:p>
          </table:table-cell>
          <table:table-cell office:value-type="float" office:value="1.977499">
            <text:p>1.977499</text:p>
          </table:table-cell>
          <table:table-cell/>
        </table:table-row>
        <table:table-row table:style-name="ro1">
          <table:table-cell office:value-type="float" office:value="1143.65918">
            <text:p>1143.65918</text:p>
          </table:table-cell>
          <table:table-cell office:value-type="float" office:value="1144.656616">
            <text:p>1144.656616</text:p>
          </table:table-cell>
          <table:table-cell office:value-type="float" office:value="1.802499">
            <text:p>1.802499</text:p>
          </table:table-cell>
          <table:table-cell/>
        </table:table-row>
        <table:table-row table:style-name="ro1">
          <table:table-cell office:value-type="float" office:value="1143.65918">
            <text:p>1143.65918</text:p>
          </table:table-cell>
          <table:table-cell office:value-type="float" office:value="1144.324219">
            <text:p>1144.324219</text:p>
          </table:table-cell>
          <table:table-cell office:value-type="float" office:value="2.204998">
            <text:p>2.204998</text:p>
          </table:table-cell>
          <table:table-cell/>
        </table:table-row>
        <table:table-row table:style-name="ro1">
          <table:table-cell office:value-type="float" office:value="1143.799194">
            <text:p>1143.799194</text:p>
          </table:table-cell>
          <table:table-cell office:value-type="float" office:value="1144.499146">
            <text:p>1144.499146</text:p>
          </table:table-cell>
          <table:table-cell office:value-type="float" office:value="2.134999">
            <text:p>2.134999</text:p>
          </table:table-cell>
          <table:table-cell/>
        </table:table-row>
        <table:table-row table:style-name="ro1">
          <table:table-cell office:value-type="float" office:value="1143.729126">
            <text:p>1143.729126</text:p>
          </table:table-cell>
          <table:table-cell office:value-type="float" office:value="1144.359131">
            <text:p>1144.359131</text:p>
          </table:table-cell>
          <table:table-cell office:value-type="float" office:value="2.169998">
            <text:p>2.169998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44.219116">
            <text:p>1144.219116</text:p>
          </table:table-cell>
          <table:table-cell office:value-type="float" office:value="2.187498">
            <text:p>2.187498</text:p>
          </table:table-cell>
          <table:table-cell/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184204">
            <text:p>1144.184204</text:p>
          </table:table-cell>
          <table:table-cell office:value-type="float" office:value="2.047498">
            <text:p>2.047498</text:p>
          </table:table-cell>
          <table:table-cell/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306641">
            <text:p>1144.306641</text:p>
          </table:table-cell>
          <table:table-cell office:value-type="float" office:value="1.959999">
            <text:p>1.959999</text:p>
          </table:table-cell>
          <table:table-cell/>
        </table:table-row>
        <table:table-row table:style-name="ro1">
          <table:table-cell office:value-type="float" office:value="1143.396729">
            <text:p>1143.396729</text:p>
          </table:table-cell>
          <table:table-cell office:value-type="float" office:value="1144.446655">
            <text:p>1144.446655</text:p>
          </table:table-cell>
          <table:table-cell office:value-type="float" office:value="2.099998">
            <text:p>2.0999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641724">
            <text:p>1143.641724</text:p>
          </table:table-cell>
          <table:table-cell office:value-type="float" office:value="1144.306641">
            <text:p>1144.306641</text:p>
          </table:table-cell>
          <table:table-cell office:value-type="float" office:value="1.679999">
            <text:p>1.679999</text:p>
          </table:table-cell>
          <table:table-cell/>
        </table:table-row>
        <table:table-row table:style-name="ro1">
          <table:table-cell office:value-type="float" office:value="1143.834229">
            <text:p>1143.834229</text:p>
          </table:table-cell>
          <table:table-cell office:value-type="float" office:value="1144.464111">
            <text:p>1144.464111</text:p>
          </table:table-cell>
          <table:table-cell office:value-type="float" office:value="2.117498">
            <text:p>2.117498</text:p>
          </table:table-cell>
          <table:table-cell/>
        </table:table-row>
        <table:table-row table:style-name="ro1">
          <table:table-cell office:value-type="float" office:value="1143.921631">
            <text:p>1143.921631</text:p>
          </table:table-cell>
          <table:table-cell office:value-type="float" office:value="1144.289185">
            <text:p>1144.289185</text:p>
          </table:table-cell>
          <table:table-cell office:value-type="float" office:value="1.942499">
            <text:p>1.942499</text:p>
          </table:table-cell>
          <table:table-cell/>
        </table:table-row>
        <table:table-row table:style-name="ro1">
          <table:table-cell office:value-type="float" office:value="1143.799194">
            <text:p>1143.799194</text:p>
          </table:table-cell>
          <table:table-cell office:value-type="float" office:value="1144.481689">
            <text:p>1144.481689</text:p>
          </table:table-cell>
          <table:table-cell office:value-type="float" office:value="2.012499">
            <text:p>2.012499</text:p>
          </table:table-cell>
          <table:table-cell/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184204">
            <text:p>1144.184204</text:p>
          </table:table-cell>
          <table:table-cell office:value-type="float" office:value="1.942499">
            <text:p>1.942499</text:p>
          </table:table-cell>
          <table:table-cell/>
        </table:table-row>
        <table:table-row table:style-name="ro1">
          <table:table-cell office:value-type="float" office:value="1143.869141">
            <text:p>1143.869141</text:p>
          </table:table-cell>
          <table:table-cell office:value-type="float" office:value="1144.446655">
            <text:p>1144.446655</text:p>
          </table:table-cell>
          <table:table-cell office:value-type="float" office:value="1.942499">
            <text:p>1.942499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499146">
            <text:p>1144.499146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676636">
            <text:p>1143.676636</text:p>
          </table:table-cell>
          <table:table-cell office:value-type="float" office:value="1144.446655">
            <text:p>1144.446655</text:p>
          </table:table-cell>
          <table:table-cell office:value-type="float" office:value="2.257498">
            <text:p>2.257498</text:p>
          </table:table-cell>
          <table:table-cell/>
        </table:table-row>
        <table:table-row table:style-name="ro1">
          <table:table-cell office:value-type="float" office:value="1143.606689">
            <text:p>1143.606689</text:p>
          </table:table-cell>
          <table:table-cell office:value-type="float" office:value="1144.184204">
            <text:p>1144.184204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956665">
            <text:p>1143.956665</text:p>
          </table:table-cell>
          <table:table-cell office:value-type="float" office:value="1144.499146">
            <text:p>1144.499146</text:p>
          </table:table-cell>
          <table:table-cell office:value-type="float" office:value="2.292498">
            <text:p>2.2924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536621">
            <text:p>1143.536621</text:p>
          </table:table-cell>
          <table:table-cell office:value-type="float" office:value="1144.394165">
            <text:p>1144.394165</text:p>
          </table:table-cell>
          <table:table-cell office:value-type="float" office:value="2.152498">
            <text:p>2.152498</text:p>
          </table:table-cell>
          <table:table-cell/>
        </table:table-row>
        <table:table-row table:style-name="ro1">
          <table:table-cell office:value-type="float" office:value="1143.624146">
            <text:p>1143.624146</text:p>
          </table:table-cell>
          <table:table-cell office:value-type="float" office:value="1144.341675">
            <text:p>1144.341675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3.729126">
            <text:p>1143.729126</text:p>
          </table:table-cell>
          <table:table-cell office:value-type="float" office:value="1144.376709">
            <text:p>1144.376709</text:p>
          </table:table-cell>
          <table:table-cell office:value-type="float" office:value="2.117498">
            <text:p>2.117498</text:p>
          </table:table-cell>
          <table:table-cell/>
        </table:table-row>
        <table:table-row table:style-name="ro1">
          <table:table-cell office:value-type="float" office:value="1143.729126">
            <text:p>1143.729126</text:p>
          </table:table-cell>
          <table:table-cell office:value-type="float" office:value="1144.394165">
            <text:p>1144.394165</text:p>
          </table:table-cell>
          <table:table-cell office:value-type="float" office:value="1.959999">
            <text:p>1.959999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44.25415">
            <text:p>1144.25415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4.114136">
            <text:p>1144.114136</text:p>
          </table:table-cell>
          <table:table-cell office:value-type="float" office:value="1146.546631">
            <text:p>1146.546631</text:p>
          </table:table-cell>
          <table:table-cell office:value-type="float" office:value="1.907499">
            <text:p>1.907499</text:p>
          </table:table-cell>
          <table:table-cell/>
        </table:table-row>
        <table:table-row table:style-name="ro1">
          <table:table-cell office:value-type="float" office:value="1144.114136">
            <text:p>1144.114136</text:p>
          </table:table-cell>
          <table:table-cell office:value-type="float" office:value="1145.601685">
            <text:p>1145.601685</text:p>
          </table:table-cell>
          <table:table-cell office:value-type="float" office:value="2.222498">
            <text:p>2.222498</text:p>
          </table:table-cell>
          <table:table-cell/>
        </table:table-row>
        <table:table-row table:style-name="ro1">
          <table:table-cell office:value-type="float" office:value="1143.886719">
            <text:p>1143.886719</text:p>
          </table:table-cell>
          <table:table-cell office:value-type="float" office:value="1144.324219">
            <text:p>1144.324219</text:p>
          </table:table-cell>
          <table:table-cell office:value-type="float" office:value="2.134999">
            <text:p>2.134999</text:p>
          </table:table-cell>
          <table:table-cell/>
        </table:table-row>
        <table:table-row table:style-name="ro1">
          <table:table-cell office:value-type="float" office:value="1143.729126">
            <text:p>1143.729126</text:p>
          </table:table-cell>
          <table:table-cell office:value-type="float" office:value="1144.359131">
            <text:p>1144.359131</text:p>
          </table:table-cell>
          <table:table-cell office:value-type="float" office:value="2.134999">
            <text:p>2.134999</text:p>
          </table:table-cell>
          <table:table-cell/>
        </table:table-row>
        <table:table-row table:style-name="ro1">
          <table:table-cell office:value-type="float" office:value="1143.799194">
            <text:p>1143.799194</text:p>
          </table:table-cell>
          <table:table-cell office:value-type="float" office:value="1144.376709">
            <text:p>1144.376709</text:p>
          </table:table-cell>
          <table:table-cell office:value-type="float" office:value="1.802499">
            <text:p>1.8024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921631">
            <text:p>1143.921631</text:p>
          </table:table-cell>
          <table:table-cell office:value-type="float" office:value="1144.166626">
            <text:p>1144.166626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694214">
            <text:p>1143.694214</text:p>
          </table:table-cell>
          <table:table-cell office:value-type="float" office:value="1144.359131">
            <text:p>1144.359131</text:p>
          </table:table-cell>
          <table:table-cell office:value-type="float" office:value="2.117498">
            <text:p>2.117498</text:p>
          </table:table-cell>
          <table:table-cell/>
        </table:table-row>
        <table:table-row table:style-name="ro1">
          <table:table-cell office:value-type="float" office:value="1143.904175">
            <text:p>1143.904175</text:p>
          </table:table-cell>
          <table:table-cell office:value-type="float" office:value="1144.411621">
            <text:p>1144.411621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76416">
            <text:p>1143.76416</text:p>
          </table:table-cell>
          <table:table-cell office:value-type="float" office:value="1144.394165">
            <text:p>1144.394165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58667">
            <text:p>1144.58667</text:p>
          </table:table-cell>
          <table:table-cell office:value-type="float" office:value="2.012499">
            <text:p>2.012499</text:p>
          </table:table-cell>
          <table:table-cell/>
        </table:table-row>
        <table:table-row table:style-name="ro1">
          <table:table-cell office:value-type="float" office:value="1143.589111">
            <text:p>1143.589111</text:p>
          </table:table-cell>
          <table:table-cell office:value-type="float" office:value="1144.499146">
            <text:p>1144.499146</text:p>
          </table:table-cell>
          <table:table-cell office:value-type="float" office:value="1.924999">
            <text:p>1.924999</text:p>
          </table:table-cell>
          <table:table-cell/>
        </table:table-row>
        <table:table-row table:style-name="ro1">
          <table:table-cell office:value-type="float" office:value="1143.799194">
            <text:p>1143.799194</text:p>
          </table:table-cell>
          <table:table-cell office:value-type="float" office:value="1143.921631">
            <text:p>1143.921631</text:p>
          </table:table-cell>
          <table:table-cell office:value-type="float" office:value="1.872499">
            <text:p>1.872499</text:p>
          </table:table-cell>
          <table:table-cell/>
        </table:table-row>
        <table:table-row table:style-name="ro1">
          <table:table-cell office:value-type="float" office:value="1143.694214">
            <text:p>1143.694214</text:p>
          </table:table-cell>
          <table:table-cell office:value-type="float" office:value="1144.114136">
            <text:p>1144.114136</text:p>
          </table:table-cell>
          <table:table-cell office:value-type="float" office:value="1.959999">
            <text:p>1.959999</text:p>
          </table:table-cell>
          <table:table-cell/>
        </table:table-row>
        <table:table-row table:style-name="ro1">
          <table:table-cell office:value-type="float" office:value="1143.65918">
            <text:p>1143.65918</text:p>
          </table:table-cell>
          <table:table-cell office:value-type="float" office:value="1144.411621">
            <text:p>1144.411621</text:p>
          </table:table-cell>
          <table:table-cell office:value-type="float" office:value="2.047498">
            <text:p>2.047498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341675">
            <text:p>1144.341675</text:p>
          </table:table-cell>
          <table:table-cell office:value-type="float" office:value="2.082499">
            <text:p>2.0824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694214">
            <text:p>1143.694214</text:p>
          </table:table-cell>
          <table:table-cell office:value-type="float" office:value="1144.359131">
            <text:p>1144.359131</text:p>
          </table:table-cell>
          <table:table-cell office:value-type="float" office:value="2.169998">
            <text:p>2.169998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219116">
            <text:p>1144.219116</text:p>
          </table:table-cell>
          <table:table-cell office:value-type="float" office:value="2.117498">
            <text:p>2.117498</text:p>
          </table:table-cell>
          <table:table-cell/>
        </table:table-row>
        <table:table-row table:style-name="ro1">
          <table:table-cell office:value-type="float" office:value="1143.76416">
            <text:p>1143.76416</text:p>
          </table:table-cell>
          <table:table-cell office:value-type="float" office:value="1144.271729">
            <text:p>1144.271729</text:p>
          </table:table-cell>
          <table:table-cell office:value-type="float" office:value="1.924999">
            <text:p>1.924999</text:p>
          </table:table-cell>
          <table:table-cell/>
        </table:table-row>
        <table:table-row table:style-name="ro1">
          <table:table-cell office:value-type="float" office:value="1143.834229">
            <text:p>1143.834229</text:p>
          </table:table-cell>
          <table:table-cell office:value-type="float" office:value="1144.271729">
            <text:p>1144.271729</text:p>
          </table:table-cell>
          <table:table-cell office:value-type="float" office:value="2.047498">
            <text:p>2.047498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376709">
            <text:p>1144.376709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729126">
            <text:p>1143.729126</text:p>
          </table:table-cell>
          <table:table-cell office:value-type="float" office:value="1144.236694">
            <text:p>1144.236694</text:p>
          </table:table-cell>
          <table:table-cell office:value-type="float" office:value="2.012499">
            <text:p>2.012499</text:p>
          </table:table-cell>
          <table:table-cell/>
        </table:table-row>
        <table:table-row table:style-name="ro1">
          <table:table-cell office:value-type="float" office:value="1143.939209">
            <text:p>1143.939209</text:p>
          </table:table-cell>
          <table:table-cell office:value-type="float" office:value="1144.341675">
            <text:p>1144.341675</text:p>
          </table:table-cell>
          <table:table-cell office:value-type="float" office:value="2.222498">
            <text:p>2.222498</text:p>
          </table:table-cell>
          <table:table-cell/>
        </table:table-row>
        <table:table-row table:style-name="ro1">
          <table:table-cell office:value-type="float" office:value="1143.76416">
            <text:p>1143.76416</text:p>
          </table:table-cell>
          <table:table-cell office:value-type="float" office:value="1144.236694">
            <text:p>1144.236694</text:p>
          </table:table-cell>
          <table:table-cell office:value-type="float" office:value="2.099998">
            <text:p>2.099998</text:p>
          </table:table-cell>
          <table:table-cell/>
        </table:table-row>
        <table:table-row table:style-name="ro1">
          <table:table-cell office:value-type="float" office:value="1143.799194">
            <text:p>1143.799194</text:p>
          </table:table-cell>
          <table:table-cell office:value-type="float" office:value="1144.289185">
            <text:p>1144.289185</text:p>
          </table:table-cell>
          <table:table-cell office:value-type="float" office:value="2.379998">
            <text:p>2.379998</text:p>
          </table:table-cell>
          <table:table-cell/>
        </table:table-row>
        <table:table-row table:style-name="ro1">
          <table:table-cell office:value-type="float" office:value="1143.694214">
            <text:p>1143.694214</text:p>
          </table:table-cell>
          <table:table-cell office:value-type="float" office:value="1144.551636">
            <text:p>1144.551636</text:p>
          </table:table-cell>
          <table:table-cell office:value-type="float" office:value="1.994999">
            <text:p>1.9949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25415">
            <text:p>1144.25415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65918">
            <text:p>1143.65918</text:p>
          </table:table-cell>
          <table:table-cell office:value-type="float" office:value="1144.359131">
            <text:p>1144.359131</text:p>
          </table:table-cell>
          <table:table-cell office:value-type="float" office:value="1.977499">
            <text:p>1.977499</text:p>
          </table:table-cell>
          <table:table-cell/>
        </table:table-row>
        <table:table-row table:style-name="ro1">
          <table:table-cell office:value-type="float" office:value="1143.641724">
            <text:p>1143.641724</text:p>
          </table:table-cell>
          <table:table-cell office:value-type="float" office:value="1144.429199">
            <text:p>1144.429199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3.501709">
            <text:p>1143.501709</text:p>
          </table:table-cell>
          <table:table-cell office:value-type="float" office:value="1144.446655">
            <text:p>1144.446655</text:p>
          </table:table-cell>
          <table:table-cell office:value-type="float" office:value="2.134999">
            <text:p>2.134999</text:p>
          </table:table-cell>
          <table:table-cell/>
        </table:table-row>
        <table:table-row table:style-name="ro1">
          <table:table-cell office:value-type="float" office:value="1143.624146">
            <text:p>1143.624146</text:p>
          </table:table-cell>
          <table:table-cell office:value-type="float" office:value="1144.359131">
            <text:p>1144.359131</text:p>
          </table:table-cell>
          <table:table-cell office:value-type="float" office:value="2.082499">
            <text:p>2.082499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009155">
            <text:p>1144.009155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674194">
            <text:p>1144.674194</text:p>
          </table:table-cell>
          <table:table-cell office:value-type="float" office:value="1.837499">
            <text:p>1.837499</text:p>
          </table:table-cell>
          <table:table-cell/>
        </table:table-row>
        <table:table-row table:style-name="ro1">
          <table:table-cell office:value-type="float" office:value="1143.851685">
            <text:p>1143.851685</text:p>
          </table:table-cell>
          <table:table-cell office:value-type="float" office:value="1144.131714">
            <text:p>1144.131714</text:p>
          </table:table-cell>
          <table:table-cell office:value-type="float" office:value="1.907499">
            <text:p>1.907499</text:p>
          </table:table-cell>
          <table:table-cell/>
        </table:table-row>
        <table:table-row table:style-name="ro1">
          <table:table-cell office:value-type="float" office:value="1143.676636">
            <text:p>1143.676636</text:p>
          </table:table-cell>
          <table:table-cell office:value-type="float" office:value="1144.376709">
            <text:p>1144.376709</text:p>
          </table:table-cell>
          <table:table-cell office:value-type="float" office:value="1.907499">
            <text:p>1.907499</text:p>
          </table:table-cell>
          <table:table-cell/>
        </table:table-row>
        <table:table-row table:style-name="ro1">
          <table:table-cell office:value-type="float" office:value="1143.886719">
            <text:p>1143.886719</text:p>
          </table:table-cell>
          <table:table-cell office:value-type="float" office:value="1144.429199">
            <text:p>1144.429199</text:p>
          </table:table-cell>
          <table:table-cell office:value-type="float" office:value="1.977499">
            <text:p>1.9774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956665">
            <text:p>1143.956665</text:p>
          </table:table-cell>
          <table:table-cell office:value-type="float" office:value="1144.429199">
            <text:p>1144.429199</text:p>
          </table:table-cell>
          <table:table-cell office:value-type="float" office:value="1.749999">
            <text:p>1.749999</text:p>
          </table:table-cell>
          <table:table-cell/>
        </table:table-row>
        <table:table-row table:style-name="ro1">
          <table:table-cell office:value-type="float" office:value="1143.76416">
            <text:p>1143.76416</text:p>
          </table:table-cell>
          <table:table-cell office:value-type="float" office:value="1144.341675">
            <text:p>1144.341675</text:p>
          </table:table-cell>
          <table:table-cell office:value-type="float" office:value="2.292498">
            <text:p>2.292498</text:p>
          </table:table-cell>
          <table:table-cell/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306641">
            <text:p>1144.306641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3.799194">
            <text:p>1143.799194</text:p>
          </table:table-cell>
          <table:table-cell office:value-type="float" office:value="1144.394165">
            <text:p>1144.394165</text:p>
          </table:table-cell>
          <table:table-cell office:value-type="float" office:value="2.204998">
            <text:p>2.204998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271729">
            <text:p>1144.271729</text:p>
          </table:table-cell>
          <table:table-cell office:value-type="float" office:value="1.907499">
            <text:p>1.907499</text:p>
          </table:table-cell>
          <table:table-cell/>
        </table:table-row>
        <table:table-row table:style-name="ro1">
          <table:table-cell office:value-type="float" office:value="1143.886719">
            <text:p>1143.886719</text:p>
          </table:table-cell>
          <table:table-cell office:value-type="float" office:value="1144.429199">
            <text:p>1144.429199</text:p>
          </table:table-cell>
          <table:table-cell office:value-type="float" office:value="1.959999">
            <text:p>1.959999</text:p>
          </table:table-cell>
          <table:table-cell/>
        </table:table-row>
        <table:table-row table:style-name="ro1">
          <table:table-cell office:value-type="float" office:value="1143.71167">
            <text:p>1143.71167</text:p>
          </table:table-cell>
          <table:table-cell office:value-type="float" office:value="1144.744141">
            <text:p>1144.744141</text:p>
          </table:table-cell>
          <table:table-cell office:value-type="float" office:value="2.204998">
            <text:p>2.204998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44.656616">
            <text:p>1144.656616</text:p>
          </table:table-cell>
          <table:table-cell office:value-type="float" office:value="1.854999">
            <text:p>1.854999</text:p>
          </table:table-cell>
          <table:table-cell/>
        </table:table-row>
        <table:table-row table:style-name="ro1">
          <table:table-cell office:value-type="float" office:value="1143.571655">
            <text:p>1143.571655</text:p>
          </table:table-cell>
          <table:table-cell office:value-type="float" office:value="1144.481689">
            <text:p>1144.481689</text:p>
          </table:table-cell>
          <table:table-cell office:value-type="float" office:value="2.099998">
            <text:p>2.099998</text:p>
          </table:table-cell>
          <table:table-cell/>
        </table:table-row>
        <table:table-row table:style-name="ro1">
          <table:table-cell office:value-type="float" office:value="1143.974121">
            <text:p>1143.974121</text:p>
          </table:table-cell>
          <table:table-cell office:value-type="float" office:value="1144.411621">
            <text:p>1144.411621</text:p>
          </table:table-cell>
          <table:table-cell office:value-type="float" office:value="2.047498">
            <text:p>2.0474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71167">
            <text:p>1143.71167</text:p>
          </table:table-cell>
          <table:table-cell office:value-type="float" office:value="1144.131714">
            <text:p>1144.131714</text:p>
          </table:table-cell>
          <table:table-cell office:value-type="float" office:value="1.959999">
            <text:p>1.959999</text:p>
          </table:table-cell>
          <table:table-cell/>
        </table:table-row>
        <table:table-row table:style-name="ro1">
          <table:table-cell office:value-type="float" office:value="1143.606689">
            <text:p>1143.606689</text:p>
          </table:table-cell>
          <table:table-cell office:value-type="float" office:value="1144.044189">
            <text:p>1144.044189</text:p>
          </table:table-cell>
          <table:table-cell office:value-type="float" office:value="1.889999">
            <text:p>1.889999</text:p>
          </table:table-cell>
          <table:table-cell/>
        </table:table-row>
        <table:table-row table:style-name="ro1">
          <table:table-cell office:value-type="float" office:value="1143.65918">
            <text:p>1143.65918</text:p>
          </table:table-cell>
          <table:table-cell office:value-type="float" office:value="1143.624146">
            <text:p>1143.624146</text:p>
          </table:table-cell>
          <table:table-cell office:value-type="float" office:value="1.889999">
            <text:p>1.889999</text:p>
          </table:table-cell>
          <table:table-cell/>
        </table:table-row>
        <table:table-row table:style-name="ro1">
          <table:table-cell office:value-type="float" office:value="1143.904175">
            <text:p>1143.904175</text:p>
          </table:table-cell>
          <table:table-cell office:value-type="float" office:value="1144.989136">
            <text:p>1144.989136</text:p>
          </table:table-cell>
          <table:table-cell office:value-type="float" office:value="2.134999">
            <text:p>2.134999</text:p>
          </table:table-cell>
          <table:table-cell/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709229">
            <text:p>1144.709229</text:p>
          </table:table-cell>
          <table:table-cell office:value-type="float" office:value="2.029999">
            <text:p>2.029999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53418">
            <text:p>1144.53418</text:p>
          </table:table-cell>
          <table:table-cell office:value-type="float" office:value="1.924999">
            <text:p>1.924999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44.359131">
            <text:p>1144.359131</text:p>
          </table:table-cell>
          <table:table-cell office:value-type="float" office:value="1.924999">
            <text:p>1.924999</text:p>
          </table:table-cell>
          <table:table-cell/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394165">
            <text:p>1144.394165</text:p>
          </table:table-cell>
          <table:table-cell office:value-type="float" office:value="2.047498">
            <text:p>2.047498</text:p>
          </table:table-cell>
          <table:table-cell/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219116">
            <text:p>1144.219116</text:p>
          </table:table-cell>
          <table:table-cell office:value-type="float" office:value="1.942499">
            <text:p>1.942499</text:p>
          </table:table-cell>
          <table:table-cell/>
        </table:table-row>
        <table:table-row table:style-name="ro1">
          <table:table-cell office:value-type="float" office:value="1143.869141">
            <text:p>1143.869141</text:p>
          </table:table-cell>
          <table:table-cell office:value-type="float" office:value="1144.446655">
            <text:p>1144.446655</text:p>
          </table:table-cell>
          <table:table-cell office:value-type="float" office:value="2.117498">
            <text:p>2.1174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394165">
            <text:p>1144.394165</text:p>
          </table:table-cell>
          <table:table-cell office:value-type="float" office:value="2.047498">
            <text:p>2.047498</text:p>
          </table:table-cell>
          <table:table-cell/>
        </table:table-row>
        <table:table-row table:style-name="ro1">
          <table:table-cell office:value-type="float" office:value="1143.694214">
            <text:p>1143.694214</text:p>
          </table:table-cell>
          <table:table-cell office:value-type="float" office:value="1144.446655">
            <text:p>1144.446655</text:p>
          </table:table-cell>
          <table:table-cell office:value-type="float" office:value="1.977499">
            <text:p>1.977499</text:p>
          </table:table-cell>
          <table:table-cell/>
        </table:table-row>
        <table:table-row table:style-name="ro1">
          <table:table-cell office:value-type="float" office:value="1143.904175">
            <text:p>1143.904175</text:p>
          </table:table-cell>
          <table:table-cell office:value-type="float" office:value="1144.131714">
            <text:p>1144.131714</text:p>
          </table:table-cell>
          <table:table-cell office:value-type="float" office:value="2.029999">
            <text:p>2.029999</text:p>
          </table:table-cell>
          <table:table-cell/>
        </table:table-row>
        <table:table-row table:style-name="ro1">
          <table:table-cell office:value-type="float" office:value="1143.834229">
            <text:p>1143.834229</text:p>
          </table:table-cell>
          <table:table-cell office:value-type="float" office:value="1144.359131">
            <text:p>1144.359131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65918">
            <text:p>1143.65918</text:p>
          </table:table-cell>
          <table:table-cell office:value-type="float" office:value="1144.446655">
            <text:p>1144.446655</text:p>
          </table:table-cell>
          <table:table-cell office:value-type="float" office:value="2.099998">
            <text:p>2.099998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45.041626">
            <text:p>1145.041626</text:p>
          </table:table-cell>
          <table:table-cell office:value-type="float" office:value="2.082499">
            <text:p>2.082499</text:p>
          </table:table-cell>
          <table:table-cell/>
        </table:table-row>
        <table:table-row table:style-name="ro1">
          <table:table-cell office:value-type="float" office:value="1143.641724">
            <text:p>1143.641724</text:p>
          </table:table-cell>
          <table:table-cell office:value-type="float" office:value="1144.044189">
            <text:p>1144.044189</text:p>
          </table:table-cell>
          <table:table-cell office:value-type="float" office:value="1.994999">
            <text:p>1.994999</text:p>
          </table:table-cell>
          <table:table-cell/>
        </table:table-row>
        <table:table-row table:style-name="ro1">
          <table:table-cell office:value-type="float" office:value="1143.729126">
            <text:p>1143.729126</text:p>
          </table:table-cell>
          <table:table-cell office:value-type="float" office:value="1144.376709">
            <text:p>1144.376709</text:p>
          </table:table-cell>
          <table:table-cell office:value-type="float" office:value="1.959999">
            <text:p>1.959999</text:p>
          </table:table-cell>
          <table:table-cell/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481689">
            <text:p>1144.481689</text:p>
          </table:table-cell>
          <table:table-cell office:value-type="float" office:value="2.047498">
            <text:p>2.047498</text:p>
          </table:table-cell>
          <table:table-cell/>
        </table:table-row>
        <table:table-row table:style-name="ro1">
          <table:table-cell office:value-type="float" office:value="1143.729126">
            <text:p>1143.729126</text:p>
          </table:table-cell>
          <table:table-cell office:value-type="float" office:value="1144.551636">
            <text:p>1144.551636</text:p>
          </table:table-cell>
          <table:table-cell office:value-type="float" office:value="2.169998">
            <text:p>2.1699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394165">
            <text:p>1144.394165</text:p>
          </table:table-cell>
          <table:table-cell office:value-type="float" office:value="2.257498">
            <text:p>2.257498</text:p>
          </table:table-cell>
          <table:table-cell/>
        </table:table-row>
        <table:table-row table:style-name="ro1">
          <table:table-cell office:value-type="float" office:value="1143.921631">
            <text:p>1143.921631</text:p>
          </table:table-cell>
          <table:table-cell office:value-type="float" office:value="1144.411621">
            <text:p>1144.411621</text:p>
          </table:table-cell>
          <table:table-cell office:value-type="float" office:value="1.872499">
            <text:p>1.872499</text:p>
          </table:table-cell>
          <table:table-cell/>
        </table:table-row>
        <table:table-row table:style-name="ro1">
          <table:table-cell office:value-type="float" office:value="1143.65918">
            <text:p>1143.65918</text:p>
          </table:table-cell>
          <table:table-cell office:value-type="float" office:value="1144.376709">
            <text:p>1144.376709</text:p>
          </table:table-cell>
          <table:table-cell office:value-type="float" office:value="1.819999">
            <text:p>1.819999</text:p>
          </table:table-cell>
          <table:table-cell/>
        </table:table-row>
        <table:table-row table:style-name="ro1">
          <table:table-cell office:value-type="float" office:value="1143.641724">
            <text:p>1143.641724</text:p>
          </table:table-cell>
          <table:table-cell office:value-type="float" office:value="1144.184204">
            <text:p>1144.184204</text:p>
          </table:table-cell>
          <table:table-cell office:value-type="float" office:value="2.152498">
            <text:p>2.152498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44.499146">
            <text:p>1144.499146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729126">
            <text:p>1143.729126</text:p>
          </table:table-cell>
          <table:table-cell office:value-type="float" office:value="1144.569214">
            <text:p>1144.569214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76416">
            <text:p>1143.76416</text:p>
          </table:table-cell>
          <table:table-cell office:value-type="float" office:value="1144.446655">
            <text:p>1144.446655</text:p>
          </table:table-cell>
          <table:table-cell office:value-type="float" office:value="2.257498">
            <text:p>2.257498</text:p>
          </table:table-cell>
          <table:table-cell/>
        </table:table-row>
        <table:table-row table:style-name="ro1">
          <table:table-cell office:value-type="float" office:value="1143.799194">
            <text:p>1143.799194</text:p>
          </table:table-cell>
          <table:table-cell office:value-type="float" office:value="1144.131714">
            <text:p>1144.131714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589111">
            <text:p>1143.589111</text:p>
          </table:table-cell>
          <table:table-cell office:value-type="float" office:value="1144.25415">
            <text:p>1144.25415</text:p>
          </table:table-cell>
          <table:table-cell office:value-type="float" office:value="1.959999">
            <text:p>1.959999</text:p>
          </table:table-cell>
          <table:table-cell/>
        </table:table-row>
        <table:table-row table:style-name="ro1">
          <table:table-cell office:value-type="float" office:value="1143.71167">
            <text:p>1143.71167</text:p>
          </table:table-cell>
          <table:table-cell office:value-type="float" office:value="1144.324219">
            <text:p>1144.324219</text:p>
          </table:table-cell>
          <table:table-cell office:value-type="float" office:value="1.767499">
            <text:p>1.7674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746704">
            <text:p>1143.746704</text:p>
          </table:table-cell>
          <table:table-cell office:value-type="float" office:value="1144.429199">
            <text:p>1144.429199</text:p>
          </table:table-cell>
          <table:table-cell office:value-type="float" office:value="1.907499">
            <text:p>1.907499</text:p>
          </table:table-cell>
          <table:table-cell/>
        </table:table-row>
        <table:table-row table:style-name="ro1">
          <table:table-cell office:value-type="float" office:value="1143.676636">
            <text:p>1143.676636</text:p>
          </table:table-cell>
          <table:table-cell office:value-type="float" office:value="1144.20166">
            <text:p>1144.20166</text:p>
          </table:table-cell>
          <table:table-cell office:value-type="float" office:value="2.169998">
            <text:p>2.169998</text:p>
          </table:table-cell>
          <table:table-cell/>
        </table:table-row>
        <table:table-row table:style-name="ro1">
          <table:table-cell office:value-type="float" office:value="1143.571655">
            <text:p>1143.571655</text:p>
          </table:table-cell>
          <table:table-cell office:value-type="float" office:value="1144.079224">
            <text:p>1144.079224</text:p>
          </table:table-cell>
          <table:table-cell office:value-type="float" office:value="1.977499">
            <text:p>1.977499</text:p>
          </table:table-cell>
          <table:table-cell/>
        </table:table-row>
        <table:table-row table:style-name="ro1">
          <table:table-cell office:value-type="float" office:value="1143.65918">
            <text:p>1143.65918</text:p>
          </table:table-cell>
          <table:table-cell office:value-type="float" office:value="1144.499146">
            <text:p>1144.499146</text:p>
          </table:table-cell>
          <table:table-cell office:value-type="float" office:value="2.012499">
            <text:p>2.012499</text:p>
          </table:table-cell>
          <table:table-cell/>
        </table:table-row>
        <table:table-row table:style-name="ro1">
          <table:table-cell office:value-type="float" office:value="1143.571655">
            <text:p>1143.571655</text:p>
          </table:table-cell>
          <table:table-cell office:value-type="float" office:value="1144.044189">
            <text:p>1144.044189</text:p>
          </table:table-cell>
          <table:table-cell office:value-type="float" office:value="2.257498">
            <text:p>2.257498</text:p>
          </table:table-cell>
          <table:table-cell/>
        </table:table-row>
        <table:table-row table:style-name="ro1">
          <table:table-cell office:value-type="float" office:value="1143.834229">
            <text:p>1143.834229</text:p>
          </table:table-cell>
          <table:table-cell office:value-type="float" office:value="1144.796631">
            <text:p>1144.796631</text:p>
          </table:table-cell>
          <table:table-cell office:value-type="float" office:value="1.889999">
            <text:p>1.889999</text:p>
          </table:table-cell>
          <table:table-cell/>
        </table:table-row>
        <table:table-row table:style-name="ro1">
          <table:table-cell office:value-type="float" office:value="1143.799194">
            <text:p>1143.799194</text:p>
          </table:table-cell>
          <table:table-cell office:value-type="float" office:value="1144.446655">
            <text:p>1144.446655</text:p>
          </table:table-cell>
          <table:table-cell office:value-type="float" office:value="2.169998">
            <text:p>2.169998</text:p>
          </table:table-cell>
          <table:table-cell/>
        </table:table-row>
        <table:table-row table:style-name="ro1">
          <table:table-cell office:value-type="float" office:value="1143.886719">
            <text:p>1143.886719</text:p>
          </table:table-cell>
          <table:table-cell office:value-type="float" office:value="1144.376709">
            <text:p>1144.376709</text:p>
          </table:table-cell>
          <table:table-cell office:value-type="float" office:value="2.239998">
            <text:p>2.239998</text:p>
          </table:table-cell>
          <table:table-cell/>
        </table:table-row>
        <table:table-row table:style-name="ro1">
          <table:table-cell office:value-type="float" office:value="1143.624146">
            <text:p>1143.624146</text:p>
          </table:table-cell>
          <table:table-cell office:value-type="float" office:value="1144.25415">
            <text:p>1144.25415</text:p>
          </table:table-cell>
          <table:table-cell office:value-type="float" office:value="1.942499">
            <text:p>1.942499</text:p>
          </table:table-cell>
          <table:table-cell/>
        </table:table-row>
        <table:table-row table:style-name="ro1">
          <table:table-cell office:value-type="float" office:value="1143.676636">
            <text:p>1143.676636</text:p>
          </table:table-cell>
          <table:table-cell office:value-type="float" office:value="1144.551636">
            <text:p>1144.551636</text:p>
          </table:table-cell>
          <table:table-cell office:value-type="float" office:value="1.889999">
            <text:p>1.889999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3.991699">
            <text:p>1143.991699</text:p>
          </table:table-cell>
          <table:table-cell office:value-type="float" office:value="2.012499">
            <text:p>2.012499</text:p>
          </table:table-cell>
          <table:table-cell/>
        </table:table-row>
        <table:table-row table:style-name="ro1">
          <table:table-cell office:value-type="float" office:value="1143.694214">
            <text:p>1143.694214</text:p>
          </table:table-cell>
          <table:table-cell office:value-type="float" office:value="1144.446655">
            <text:p>1144.446655</text:p>
          </table:table-cell>
          <table:table-cell office:value-type="float" office:value="2.187498">
            <text:p>2.187498</text:p>
          </table:table-cell>
          <table:table-cell/>
        </table:table-row>
        <table:table-row table:style-name="ro1">
          <table:table-cell office:value-type="float" office:value="1143.624146">
            <text:p>1143.624146</text:p>
          </table:table-cell>
          <table:table-cell office:value-type="float" office:value="1144.376709">
            <text:p>1144.376709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484131">
            <text:p>1143.484131</text:p>
          </table:table-cell>
          <table:table-cell office:value-type="float" office:value="1144.306641">
            <text:p>1144.306641</text:p>
          </table:table-cell>
          <table:table-cell office:value-type="float" office:value="1.907499">
            <text:p>1.907499</text:p>
          </table:table-cell>
          <table:table-cell/>
        </table:table-row>
        <table:table-row table:style-name="ro1">
          <table:table-cell office:value-type="float" office:value="1143.851685">
            <text:p>1143.851685</text:p>
          </table:table-cell>
          <table:table-cell office:value-type="float" office:value="1144.429199">
            <text:p>1144.429199</text:p>
          </table:table-cell>
          <table:table-cell office:value-type="float" office:value="1.942499">
            <text:p>1.942499</text:p>
          </table:table-cell>
          <table:table-cell/>
        </table:table-row>
        <table:table-row table:style-name="ro1">
          <table:table-cell office:value-type="float" office:value="1143.869141">
            <text:p>1143.869141</text:p>
          </table:table-cell>
          <table:table-cell office:value-type="float" office:value="1144.53418">
            <text:p>1144.53418</text:p>
          </table:table-cell>
          <table:table-cell office:value-type="float" office:value="2.029999">
            <text:p>2.029999</text:p>
          </table:table-cell>
          <table:table-cell/>
        </table:table-row>
        <table:table-row table:style-name="ro1">
          <table:table-cell office:value-type="float" office:value="1143.781616">
            <text:p>1143.781616</text:p>
          </table:table-cell>
          <table:table-cell office:value-type="float" office:value="1144.464111">
            <text:p>1144.464111</text:p>
          </table:table-cell>
          <table:table-cell office:value-type="float" office:value="1.924999">
            <text:p>1.924999</text:p>
          </table:table-cell>
          <table:table-cell/>
        </table:table-row>
        <table:table-row table:style-name="ro1">
          <table:table-cell office:value-type="float" office:value="1143.834229">
            <text:p>1143.834229</text:p>
          </table:table-cell>
          <table:table-cell office:value-type="float" office:value="1144.499146">
            <text:p>1144.499146</text:p>
          </table:table-cell>
          <table:table-cell office:value-type="float" office:value="2.134999">
            <text:p>2.134999</text:p>
          </table:table-cell>
          <table:table-cell/>
        </table:table-row>
        <table:table-row table:style-name="ro1">
          <table:table-cell office:value-type="float" office:value="1143.81665">
            <text:p>1143.81665</text:p>
          </table:table-cell>
          <table:table-cell office:value-type="float" office:value="1144.289185">
            <text:p>1144.289185</text:p>
          </table:table-cell>
          <table:table-cell office:value-type="float" office:value="2.064998">
            <text:p>2.064998</text:p>
          </table:table-cell>
          <table:table-cell/>
        </table:table-row>
        <table:table-row table:style-name="ro1">
          <table:table-cell office:value-type="float" office:value="1143.834229">
            <text:p>1143.834229</text:p>
          </table:table-cell>
          <table:table-cell office:value-type="float" office:value="1144.236694">
            <text:p>1144.236694</text:p>
          </table:table-cell>
          <table:table-cell office:value-type="float" office:value="2.274998">
            <text:p>2.274998</text:p>
          </table:table-cell>
          <table:table-cell office:value-type="float" office:value="976.141785">
            <text:p>976.141785</text:p>
          </table:table-cell>
        </table:table-row>
        <table:table-row table:style-name="ro1">
          <table:table-cell office:value-type="float" office:value="1143.729126">
            <text:p>1143.729126</text:p>
          </table:table-cell>
          <table:table-cell office:value-type="float" office:value="1144.359131">
            <text:p>1144.359131</text:p>
          </table:table-cell>
          <table:table-cell office:value-type="float" office:value="2.257498">
            <text:p>2.257498</text:p>
          </table:table-cell>
          <table:table-cell/>
        </table:table-row>
        <table:table-row table:style-name="ro1">
          <table:table-cell office:value-type="float" office:value="1143.869141">
            <text:p>1143.869141</text:p>
          </table:table-cell>
          <table:table-cell office:value-type="float" office:value="1144">
            <text:p>1144</text:p>
          </table:table-cell>
          <table:table-cell table:number-columns-repeated="2"/>
        </table:table-row>
      </table:table>
      <table:table table:name="Sheet1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SAD HIRLIKAR</meta:initial-creator>
    <meta:creation-date>2014-02-14T21:03:58</meta:creation-date>
    <dc:date>2014-02-14T21:06:01</dc:date>
    <dc:creator>PRASAD HIRLIKAR</dc:creator>
    <meta:editing-duration>P0D</meta:editing-duration>
    <meta:editing-cycles>1</meta:editing-cycles>
    <meta:document-statistic meta:table-count="2" meta:cell-count="3078" meta:object-count="0"/>
    <meta:generator>LibreOffice/4.0.4.2$Linux_x86 LibreOffice_project/400m0$Build-2</meta:generator>
  </office:meta>
</office:document-meta>
</file>